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italic" fo:font-weight="bold" officeooo:rsid="00237f0d" officeooo:paragraph-rsid="00c90ff1" style:font-style-asian="italic" style:font-weight-asian="bold" style:font-style-complex="italic" style:font-weight-complex="bold"/>
    </style:style>
    <style:style style:name="P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1"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ee387c" officeooo:paragraph-rsid="00fa3267"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7"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8"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 style:family="paragraph" style:parent-style-name="Standard">
      <style:paragraph-properties fo:margin-top="0in" fo:margin-bottom="0in" loext:contextual-spacing="false" fo:line-height="100%">
        <style:tab-stops/>
      </style:paragraph-properties>
      <style:text-properties style:font-name="Shafarik" fo:font-size="12pt" officeooo:rsid="00f9dbfe" officeooo:paragraph-rsid="00f9dbfe" style:font-name-asian="Shafarik" style:font-size-asian="12pt" style:font-name-complex="Shafarik" style:font-size-complex="12pt"/>
    </style:style>
    <style:style style:name="P20"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1"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2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2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38d14"/>
    </style:style>
    <style:style style:name="P3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paragraph-rsid="00c61385" fo:background-color="#ffff00" style:font-style-asian="italic" style:font-style-complex="italic"/>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0a4658" fo:background-color="#ffff00" style:font-style-asian="italic" style:font-style-complex="italic"/>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4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42"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4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Times New Roman" fo:font-size="12pt" fo:font-weight="normal" officeooo:rsid="00367b12" officeooo:paragraph-rsid="009e42cf" fo:background-color="transparent" style:font-name-asian="Droid Sans Fallback" style:font-size-asian="12pt" style:font-weight-asian="normal" style:font-name-complex="FreeSans" style:font-size-complex="12pt" style:font-weight-complex="normal"/>
    </style:style>
    <style:style style:name="P4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8"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9"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50"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5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5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54" style:family="paragraph" style:parent-style-name="Footnote">
      <style:paragraph-properties fo:margin-left="0in" fo:margin-right="0in" fo:text-indent="0in" style:auto-text-indent="false"/>
      <style:text-properties officeooo:rsid="010f625c" officeooo:paragraph-rsid="010f625c"/>
    </style:style>
    <style:style style:name="P55"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56"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7"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1" style:font-size-complex="12pt" style:font-weight-complex="normal"/>
    </style:style>
    <style:style style:name="P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b7ca60" fo:background-color="transparent" style:font-name-asian="Shafarik" style:font-size-asian="12pt" style:font-weight-asian="bold" style:font-name-complex="Shafarik" style:font-size-complex="12pt" style:font-weight-complex="bold"/>
    </style:style>
    <style:style style:name="P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72"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73"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7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7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7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7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7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8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8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8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8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8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8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8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8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9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9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9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9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9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06be626" style:font-size-asian="12pt" style:font-weight-asian="normal" style:font-size-complex="12pt" style:font-weight-complex="normal"/>
    </style:style>
    <style:style style:name="P10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1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11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1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1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1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11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11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11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11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120"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1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1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1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12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12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12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12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12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12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13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131" style:family="paragraph" style:parent-style-name="Standard">
      <style:paragraph-properties fo:margin-top="0in" fo:margin-bottom="0.0201in" loext:contextual-spacing="false" fo:line-height="115%" fo:text-align="justify" style:justify-single-word="false">
        <style:tab-stops/>
      </style:paragraph-properties>
      <style:text-properties style:font-name="Segoe UI Historic" fo:font-size="12pt" officeooo:paragraph-rsid="00b6842c" style:font-size-asian="12pt" style:font-name-complex="Segoe UI Historic1" style:font-size-complex="12pt"/>
    </style:style>
    <style:style style:name="P1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paragraph-rsid="00a7a210"/>
    </style:style>
    <style:style style:name="P1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dec9b" officeooo:paragraph-rsid="008216a9" fo:background-color="transparent" style:font-name-asian="Shafarik" style:font-size-asian="12pt" style:font-weight-asian="normal" style:font-name-complex="Shafarik" style:font-size-complex="12pt" style:font-weight-complex="normal"/>
    </style:style>
    <style:style style:name="P13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13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1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13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13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1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1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1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14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14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14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14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14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14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14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149"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5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15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15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02a8a4f" style:font-name-asian="Shafarik" style:font-size-asian="12pt" style:font-weight-asian="normal" style:font-name-complex="Shafarik" style:font-size-complex="12pt" style:font-weight-complex="normal"/>
    </style:style>
    <style:style style:name="P15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15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15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15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15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15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15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16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16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16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16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164"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16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166"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67"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16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69"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7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7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7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73"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74"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75"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76"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77"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78"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9" style:family="paragraph" style:parent-style-name="Table_20_Contents">
      <style:paragraph-properties fo:text-align="center" style:justify-single-word="false"/>
      <style:text-properties style:font-name="Shafarik1" officeooo:rsid="00332346" officeooo:paragraph-rsid="00c90ff1"/>
    </style:style>
    <style:style style:name="P180" style:family="paragraph" style:parent-style-name="Table_20_Contents">
      <style:paragraph-properties fo:text-align="center" style:justify-single-word="false"/>
      <style:text-properties style:font-name="Shafarik1" officeooo:rsid="00332346" officeooo:paragraph-rsid="00d86813"/>
    </style:style>
    <style:style style:name="P181" style:family="paragraph" style:parent-style-name="Table_20_Contents">
      <style:paragraph-properties fo:text-align="center" style:justify-single-word="false"/>
      <style:text-properties style:font-name="Shafarik1" officeooo:rsid="00332346" officeooo:paragraph-rsid="00dbb761"/>
    </style:style>
    <style:style style:name="P182" style:family="paragraph" style:parent-style-name="Table_20_Contents">
      <style:paragraph-properties fo:text-align="center" style:justify-single-word="false"/>
      <style:text-properties style:font-name="Shafarik1" officeooo:rsid="00332346" officeooo:paragraph-rsid="00dfc530"/>
    </style:style>
    <style:style style:name="P183" style:family="paragraph" style:parent-style-name="Table_20_Contents">
      <style:paragraph-properties fo:text-align="center" style:justify-single-word="false"/>
      <style:text-properties style:font-name="Shafarik1" officeooo:rsid="00371031" officeooo:paragraph-rsid="00c90ff1"/>
    </style:style>
    <style:style style:name="P184" style:family="paragraph" style:parent-style-name="Table_20_Contents">
      <style:paragraph-properties fo:text-align="center" style:justify-single-word="false"/>
      <style:text-properties style:font-name="Shafarik1" officeooo:rsid="00371031" officeooo:paragraph-rsid="00e9f483"/>
    </style:style>
    <style:style style:name="P185" style:family="paragraph" style:parent-style-name="Table_20_Contents">
      <style:paragraph-properties fo:text-align="center" style:justify-single-word="false"/>
      <style:text-properties style:font-name="Shafarik1" officeooo:rsid="00dbb761" officeooo:paragraph-rsid="00dbb761"/>
    </style:style>
    <style:style style:name="P186" style:family="paragraph" style:parent-style-name="Table_20_Contents">
      <style:paragraph-properties fo:text-align="justify" style:justify-single-word="false"/>
      <style:text-properties style:font-name="Shafarik1"/>
    </style:style>
    <style:style style:name="P187" style:family="paragraph" style:parent-style-name="Table_20_Contents">
      <style:paragraph-properties fo:text-align="justify" style:justify-single-word="false"/>
      <style:text-properties style:font-name="Shafarik1" officeooo:paragraph-rsid="00ee387c"/>
    </style:style>
    <style:style style:name="P188" style:family="paragraph" style:parent-style-name="Table_20_Contents">
      <style:paragraph-properties fo:text-align="justify" style:justify-single-word="false"/>
      <style:text-properties style:font-name="Shafarik1" officeooo:paragraph-rsid="00f01661"/>
    </style:style>
    <style:style style:name="P189" style:family="paragraph" style:parent-style-name="Table_20_Contents">
      <style:paragraph-properties fo:text-align="justify" style:justify-single-word="false"/>
      <style:text-properties style:font-name="Shafarik1" officeooo:rsid="011406ba" officeooo:paragraph-rsid="011406ba"/>
    </style:style>
    <style:style style:name="P190" style:family="paragraph" style:parent-style-name="Table_20_Contents">
      <style:paragraph-properties fo:text-align="justify" style:justify-single-word="false"/>
      <style:text-properties style:font-name="Shafarik1" officeooo:rsid="01148231" officeooo:paragraph-rsid="012abdd8"/>
    </style:style>
    <style:style style:name="P191" style:family="paragraph" style:parent-style-name="Table_20_Contents">
      <style:paragraph-properties fo:text-align="justify" style:justify-single-word="false"/>
      <style:text-properties style:font-name="Shafarik1" officeooo:rsid="01148231" officeooo:paragraph-rsid="01148231"/>
    </style:style>
    <style:style style:name="P192" style:family="paragraph" style:parent-style-name="Table_20_Contents">
      <style:paragraph-properties fo:text-align="justify" style:justify-single-word="false"/>
      <style:text-properties style:font-name="Shafarik1" officeooo:rsid="01148231" officeooo:paragraph-rsid="0114e9f0"/>
    </style:style>
    <style:style style:name="P193" style:family="paragraph" style:parent-style-name="Table_20_Contents">
      <style:paragraph-properties fo:text-align="justify" style:justify-single-word="false"/>
      <style:text-properties style:font-name="Shafarik1" officeooo:rsid="01148231" officeooo:paragraph-rsid="01338d14"/>
    </style:style>
    <style:style style:name="P194" style:family="paragraph" style:parent-style-name="Table_20_Contents">
      <style:paragraph-properties fo:text-align="justify" style:justify-single-word="false"/>
      <style:text-properties style:font-name="Shafarik1" officeooo:rsid="01148231" officeooo:paragraph-rsid="012cb4c9"/>
    </style:style>
    <style:style style:name="P195" style:family="paragraph" style:parent-style-name="Table_20_Contents">
      <style:paragraph-properties fo:text-align="justify" style:justify-single-word="false"/>
      <style:text-properties style:font-name="Shafarik1" officeooo:rsid="01148231" officeooo:paragraph-rsid="012f8f2b"/>
    </style:style>
    <style:style style:name="P196" style:family="paragraph" style:parent-style-name="Table_20_Contents">
      <style:paragraph-properties fo:text-align="justify" style:justify-single-word="false"/>
      <style:text-properties style:font-name="Shafarik1" officeooo:rsid="01148231" officeooo:paragraph-rsid="01301566"/>
    </style:style>
    <style:style style:name="P197" style:family="paragraph" style:parent-style-name="Table_20_Contents">
      <style:paragraph-properties fo:text-align="justify" style:justify-single-word="false"/>
      <style:text-properties style:font-name="Shafarik1" officeooo:rsid="01148231" officeooo:paragraph-rsid="01312084"/>
    </style:style>
    <style:style style:name="P198" style:family="paragraph" style:parent-style-name="Table_20_Contents">
      <style:paragraph-properties fo:text-align="justify" style:justify-single-word="false"/>
      <style:text-properties style:font-name="Shafarik1" officeooo:rsid="012abdd8" officeooo:paragraph-rsid="012abdd8"/>
    </style:style>
    <style:style style:name="P199" style:family="paragraph" style:parent-style-name="Table_20_Contents">
      <style:paragraph-properties fo:text-align="justify" style:justify-single-word="false"/>
      <style:text-properties style:font-name="Shafarik1" officeooo:rsid="0123c2c0" officeooo:paragraph-rsid="0123c2c0"/>
    </style:style>
    <style:style style:name="P200" style:family="paragraph" style:parent-style-name="Table_20_Contents">
      <style:paragraph-properties fo:text-align="justify" style:justify-single-word="false"/>
      <style:text-properties style:font-name="Shafarik1" officeooo:rsid="0125042e" officeooo:paragraph-rsid="0125042e"/>
    </style:style>
    <style:style style:name="P201" style:family="paragraph" style:parent-style-name="Table_20_Contents">
      <style:paragraph-properties fo:text-align="justify" style:justify-single-word="false"/>
      <style:text-properties style:font-name="Shafarik1" officeooo:rsid="0126618a" officeooo:paragraph-rsid="0126618a"/>
    </style:style>
    <style:style style:name="P202" style:family="paragraph" style:parent-style-name="Table_20_Contents">
      <style:paragraph-properties fo:text-align="justify" style:justify-single-word="false"/>
      <style:text-properties style:font-name="Shafarik1" officeooo:rsid="012c531a" officeooo:paragraph-rsid="012c531a"/>
    </style:style>
    <style:style style:name="P203" style:family="paragraph" style:parent-style-name="Table_20_Contents">
      <style:paragraph-properties fo:text-align="justify" style:justify-single-word="false"/>
      <style:text-properties style:font-name="Shafarik1" officeooo:rsid="012cb4c9" officeooo:paragraph-rsid="012cb4c9"/>
    </style:style>
    <style:style style:name="P204" style:family="paragraph" style:parent-style-name="Table_20_Contents">
      <style:paragraph-properties fo:text-align="justify" style:justify-single-word="false"/>
      <style:text-properties style:font-name="Shafarik1" officeooo:rsid="012f8f2b" officeooo:paragraph-rsid="012f8f2b"/>
    </style:style>
    <style:style style:name="P205"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206" style:family="paragraph" style:parent-style-name="Table_20_Contents">
      <style:paragraph-properties fo:text-align="justify" style:justify-single-word="false"/>
      <style:text-properties style:font-name="Shafarik1" officeooo:rsid="01301566" officeooo:paragraph-rsid="01301566"/>
    </style:style>
    <style:style style:name="P207" style:family="paragraph" style:parent-style-name="Table_20_Contents">
      <style:paragraph-properties fo:text-align="justify" style:justify-single-word="false"/>
      <style:text-properties style:font-name="Shafarik1" officeooo:rsid="01312084" officeooo:paragraph-rsid="01312084"/>
    </style:style>
    <style:style style:name="P208" style:family="paragraph" style:parent-style-name="Table_20_Contents">
      <style:paragraph-properties fo:text-align="center" style:justify-single-word="false"/>
      <style:text-properties style:font-name="Shafarik" officeooo:rsid="00332346" officeooo:paragraph-rsid="00c90ff1"/>
    </style:style>
    <style:style style:name="P209" style:family="paragraph" style:parent-style-name="Table_20_Contents">
      <style:paragraph-properties fo:text-align="center" style:justify-single-word="false"/>
      <style:text-properties style:font-name="Shafarik" officeooo:rsid="00342c3b" officeooo:paragraph-rsid="00c90ff1"/>
    </style:style>
    <style:style style:name="P210" style:family="paragraph" style:parent-style-name="Table_20_Contents">
      <style:paragraph-properties fo:text-align="center" style:justify-single-word="false"/>
      <style:text-properties style:font-name="Shafarik" officeooo:rsid="00371031" officeooo:paragraph-rsid="00c90ff1"/>
    </style:style>
    <style:style style:name="P211" style:family="paragraph" style:parent-style-name="Table_20_Contents">
      <style:paragraph-properties fo:text-align="center" style:justify-single-word="false"/>
      <style:text-properties style:font-name="Shafarik" officeooo:rsid="00371031" officeooo:paragraph-rsid="00d86813"/>
    </style:style>
    <style:style style:name="P212" style:family="paragraph" style:parent-style-name="Table_20_Contents">
      <style:paragraph-properties fo:text-align="center" style:justify-single-word="false"/>
      <style:text-properties style:font-name="Shafarik" officeooo:rsid="00371031" officeooo:paragraph-rsid="00dbb761"/>
    </style:style>
    <style:style style:name="P213" style:family="paragraph" style:parent-style-name="Table_20_Contents">
      <style:paragraph-properties fo:text-align="center" style:justify-single-word="false"/>
      <style:text-properties style:font-name="Shafarik" officeooo:rsid="00371031" officeooo:paragraph-rsid="00e6ed0b"/>
    </style:style>
    <style:style style:name="P214" style:family="paragraph" style:parent-style-name="Table_20_Contents">
      <style:paragraph-properties fo:text-align="center" style:justify-single-word="false"/>
      <style:text-properties style:font-name="Shafarik" officeooo:rsid="00d754f9" officeooo:paragraph-rsid="00d754f9"/>
    </style:style>
    <style:style style:name="P215" style:family="paragraph" style:parent-style-name="Table_20_Contents">
      <style:paragraph-properties fo:text-align="center" style:justify-single-word="false"/>
      <style:text-properties style:font-name="Shafarik" officeooo:rsid="0035b397" officeooo:paragraph-rsid="00dbb761"/>
    </style:style>
    <style:style style:name="P216" style:family="paragraph" style:parent-style-name="Table_20_Contents">
      <style:paragraph-properties fo:text-align="center" style:justify-single-word="false"/>
      <style:text-properties style:font-name="Shafarik" officeooo:rsid="00dbb761" officeooo:paragraph-rsid="00c90ff1"/>
    </style:style>
    <style:style style:name="P217" style:family="paragraph" style:parent-style-name="Table_20_Contents">
      <style:paragraph-properties fo:text-align="center" style:justify-single-word="false"/>
      <style:text-properties style:font-name="Shafarik" officeooo:rsid="00333b50" officeooo:paragraph-rsid="00e6ed0b"/>
    </style:style>
    <style:style style:name="P21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219"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220"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22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22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223"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224"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22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2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2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2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2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3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3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3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3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3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3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3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3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39"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4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41" style:family="paragraph" style:parent-style-name="Standard">
      <style:text-properties style:font-name="Shafarik1" officeooo:rsid="002e06e9" officeooo:paragraph-rsid="00e9f483" fo:background-color="transparent"/>
    </style:style>
    <style:style style:name="P242" style:family="paragraph" style:parent-style-name="Standard">
      <style:text-properties style:font-name="Shafarik1" officeooo:paragraph-rsid="00e9f483" fo:background-color="transparent"/>
    </style:style>
    <style:style style:name="P24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4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45" style:family="paragraph" style:parent-style-name="Standard">
      <style:text-properties style:font-name="Shafarik1" officeooo:paragraph-rsid="00e9f483" fo:background-color="#66ff66"/>
    </style:style>
    <style:style style:name="P246" style:family="paragraph" style:parent-style-name="Standard">
      <style:text-properties style:font-name="Shafarik1" officeooo:paragraph-rsid="00fa3267" fo:background-color="#66ff66"/>
    </style:style>
    <style:style style:name="P24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4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4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50"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51"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52"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53"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5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5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56" style:family="paragraph" style:parent-style-name="Standard">
      <style:paragraph-properties fo:text-align="center" style:justify-single-word="false"/>
      <style:text-properties style:font-name="Times New Roman" officeooo:rsid="0018854d" officeooo:paragraph-rsid="00c90ff1"/>
    </style:style>
    <style:style style:name="P257"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58" style:family="paragraph" style:parent-style-name="Standard">
      <style:text-properties style:font-name="Times New Roman" fo:font-style="italic" officeooo:rsid="00315b95" officeooo:paragraph-rsid="00e9f483" style:font-style-asian="italic" style:font-style-complex="italic"/>
    </style:style>
    <style:style style:name="P259" style:family="paragraph" style:parent-style-name="Standard">
      <style:text-properties style:font-name="Times New Roman" fo:font-style="italic" officeooo:paragraph-rsid="00e9f483" style:font-style-asian="italic" style:font-style-complex="italic"/>
    </style:style>
    <style:style style:name="P2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6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6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66" style:family="paragraph" style:parent-style-name="Standard">
      <style:text-properties style:font-name="Shafarik:ss04"/>
    </style:style>
    <style:style style:name="P2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6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27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27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2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273" style:family="paragraph" style:parent-style-name="Standard">
      <style:text-properties style:font-name="Shafarik" officeooo:rsid="00256bfe" officeooo:paragraph-rsid="00e9f483" fo:background-color="transparent" style:font-name-asian="Shafarik" style:font-name-complex="Shafarik"/>
    </style:style>
    <style:style style:name="P274" style:family="paragraph" style:parent-style-name="Standard">
      <style:text-properties style:font-name="Shafarik" officeooo:rsid="002e6a62" officeooo:paragraph-rsid="00e9f483" fo:background-color="transparent" style:font-name-asian="Shafarik" style:font-name-complex="Shafarik"/>
    </style:style>
    <style:style style:name="P275" style:family="paragraph" style:parent-style-name="Standard">
      <style:text-properties style:font-name="Shafarik" officeooo:rsid="00279d2d" officeooo:paragraph-rsid="00e9f483" fo:background-color="transparent" style:font-name-asian="Shafarik" style:font-name-complex="Shafarik"/>
    </style:style>
    <style:style style:name="P276" style:family="paragraph" style:parent-style-name="Standard">
      <style:text-properties style:font-name="Shafarik" officeooo:rsid="002e06e9" officeooo:paragraph-rsid="00e9f483" fo:background-color="#66ff66" style:font-name-asian="Shafarik" style:font-name-complex="Shafarik"/>
    </style:style>
    <style:style style:name="P277" style:family="paragraph" style:parent-style-name="Standard">
      <style:text-properties officeooo:paragraph-rsid="00e3f4c1"/>
    </style:style>
    <style:style style:name="P278" style:family="paragraph" style:parent-style-name="Standard">
      <style:text-properties style:font-name="Shafarik:ss05" officeooo:rsid="0038c901" officeooo:paragraph-rsid="00e9f483" fo:background-color="transparent"/>
    </style:style>
    <style:style style:name="P279" style:family="paragraph" style:parent-style-name="Standard">
      <style:text-properties style:font-name="Shafarik:ss05" officeooo:paragraph-rsid="00e9f483" fo:background-color="transparent"/>
    </style:style>
    <style:style style:name="P280" style:family="paragraph" style:parent-style-name="Standard">
      <style:text-properties style:font-name="Shafarik:ss05" officeooo:paragraph-rsid="00e9f483" fo:background-color="#66ff66"/>
    </style:style>
    <style:style style:name="P281" style:family="paragraph" style:parent-style-name="Standard">
      <style:text-properties style:font-name="Shafarik:ss05&amp;ss04" officeooo:paragraph-rsid="00e9f483" fo:background-color="#66ff66"/>
    </style:style>
    <style:style style:name="P282" style:family="paragraph" style:parent-style-name="Standard">
      <style:text-properties style:font-name="Shafarik:ss04&amp;ss05" officeooo:paragraph-rsid="00e9f483" fo:background-color="#66ff66"/>
    </style:style>
    <style:style style:name="P28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28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28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8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8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28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29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29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29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29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29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29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29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297"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29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299" style:family="paragraph" style:parent-style-name="Standard">
      <style:paragraph-properties style:writing-mode="lr-tb"/>
    </style:style>
    <style:style style:name="P300" style:family="paragraph" style:parent-style-name="Standard">
      <style:paragraph-properties style:writing-mode="lr-tb"/>
      <style:text-properties style:font-name="Times New Roman"/>
    </style:style>
    <style:style style:name="P301"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02"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03" style:family="paragraph" style:parent-style-name="Standard">
      <style:paragraph-properties fo:line-height="115%" fo:text-align="justify" style:justify-single-word="false" style:writing-mode="lr-tb"/>
      <style:text-properties style:font-name="Times New Roman" officeooo:paragraph-rsid="00d1b45a"/>
    </style:style>
    <style:style style:name="P304"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05"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06"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07"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08"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09"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10"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11"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12"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1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25in"/>
          <style:tab-stop style:position="3.25in"/>
          <style:tab-stop style:position="4in"/>
          <style:tab-stop style:position="4.7571in"/>
          <style:tab-stop style:position="5.3752in"/>
          <style:tab-stop style:position="5.8752in"/>
        </style:tab-stops>
      </style:paragraph-properties>
      <style:text-properties style:font-name="Shafarik:ss05" fo:font-weight="normal" officeooo:rsid="003ede64" officeooo:paragraph-rsid="00e9f483" fo:background-color="transparent" style:font-weight-asian="normal" style:font-weight-complex="normal"/>
    </style:style>
    <style:style style:name="P314"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25in"/>
          <style:tab-stop style:position="3.25in"/>
          <style:tab-stop style:position="4in"/>
          <style:tab-stop style:position="4.7571in"/>
          <style:tab-stop style:position="5.3752in"/>
          <style:tab-stop style:position="5.8752in"/>
        </style:tab-stops>
      </style:paragraph-properties>
      <style:text-properties style:font-name="Shafarik:ss05" fo:font-weight="normal" officeooo:rsid="003ede64" officeooo:paragraph-rsid="00fcc911" fo:background-color="transparent" style:font-weight-asian="normal" style:font-weight-complex="normal"/>
    </style:style>
    <style:style style:name="P31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25in"/>
          <style:tab-stop style:position="3.25in"/>
          <style:tab-stop style:position="4in"/>
          <style:tab-stop style:position="4.7571in"/>
          <style:tab-stop style:position="5.3752in"/>
          <style:tab-stop style:position="5.8752in"/>
        </style:tab-stops>
      </style:paragraph-properties>
      <style:text-properties style:font-name="Shafarik:ss05" fo:font-weight="normal" officeooo:rsid="003ede64" officeooo:paragraph-rsid="00e9f483" fo:background-color="transparent" style:font-weight-asian="normal" style:font-weight-complex="normal"/>
    </style:style>
    <style:style style:name="P31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25in"/>
          <style:tab-stop style:position="3.25in"/>
          <style:tab-stop style:position="4in"/>
          <style:tab-stop style:position="4.7571in"/>
          <style:tab-stop style:position="5.3752in"/>
          <style:tab-stop style:position="5.8752in"/>
        </style:tab-stops>
      </style:paragraph-properties>
      <style:text-properties style:font-name="Shafarik:ss05" fo:font-weight="normal" officeooo:rsid="003ede64" officeooo:paragraph-rsid="00fcc911" fo:background-color="transparent" style:font-weight-asian="normal" style:font-weight-complex="normal"/>
    </style:style>
    <style:style style:name="P317"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25in"/>
          <style:tab-stop style:position="3.25in"/>
          <style:tab-stop style:position="4in"/>
          <style:tab-stop style:position="4.7571in"/>
          <style:tab-stop style:position="5.3752in"/>
          <style:tab-stop style:position="5.8752in"/>
        </style:tab-stops>
      </style:paragraph-properties>
      <style:text-properties style:font-name="Shafarik:ss05" fo:font-weight="normal" officeooo:rsid="003ede64" officeooo:paragraph-rsid="00e9f483" fo:background-color="transparent" style:font-weight-asian="normal" style:font-weight-complex="normal"/>
    </style:style>
    <style:style style:name="P318"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1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2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21"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22" style:family="paragraph" style:parent-style-name="Table_20_Contents">
      <style:paragraph-properties fo:text-align="justify" style:justify-single-word="false"/>
      <style:text-properties style:font-name="Shafarik1" officeooo:rsid="01148231" officeooo:paragraph-rsid="012cb4c9"/>
    </style:style>
    <style:style style:name="P323" style:family="paragraph" style:parent-style-name="Table_20_Contents">
      <style:paragraph-properties fo:text-align="justify" style:justify-single-word="false"/>
      <style:text-properties style:font-name="Shafarik1" officeooo:rsid="01148231" officeooo:paragraph-rsid="012f8f2b"/>
    </style:style>
    <style:style style:name="P324" style:family="paragraph" style:parent-style-name="Table_20_Contents">
      <style:paragraph-properties fo:text-align="justify" style:justify-single-word="false"/>
      <style:text-properties style:font-name="Shafarik1" officeooo:rsid="01148231" officeooo:paragraph-rsid="01301566"/>
    </style:style>
    <style:style style:name="P325" style:family="paragraph" style:parent-style-name="Table_20_Contents">
      <style:paragraph-properties fo:text-align="justify" style:justify-single-word="false"/>
      <style:text-properties style:font-name="Shafarik1" officeooo:rsid="01148231" officeooo:paragraph-rsid="01312084"/>
    </style:style>
    <style:style style:name="P326" style:family="paragraph" style:parent-style-name="Table_20_Contents">
      <style:paragraph-properties fo:text-align="justify" style:justify-single-word="false"/>
      <style:text-properties style:font-name="Shafarik1" officeooo:rsid="01148231" officeooo:paragraph-rsid="01338d14"/>
    </style:style>
    <style:style style:name="P327" style:family="paragraph" style:parent-style-name="Table_20_Contents">
      <style:paragraph-properties fo:text-align="justify" style:justify-single-word="false"/>
      <style:text-properties style:font-name="Shafarik1" officeooo:rsid="012c531a" officeooo:paragraph-rsid="012c531a"/>
    </style:style>
    <style:style style:name="P328" style:family="paragraph" style:parent-style-name="Table_20_Contents">
      <style:paragraph-properties fo:text-align="justify" style:justify-single-word="false"/>
      <style:text-properties style:font-name="Shafarik1" officeooo:rsid="012cb4c9" officeooo:paragraph-rsid="012cb4c9"/>
    </style:style>
    <style:style style:name="P329" style:family="paragraph" style:parent-style-name="Table_20_Contents">
      <style:paragraph-properties fo:text-align="justify" style:justify-single-word="false"/>
      <style:text-properties style:font-name="Shafarik1" officeooo:rsid="012f8f2b" officeooo:paragraph-rsid="012f8f2b"/>
    </style:style>
    <style:style style:name="P330" style:family="paragraph" style:parent-style-name="Table_20_Contents">
      <style:paragraph-properties fo:text-align="justify" style:justify-single-word="false"/>
      <style:text-properties style:font-name="Shafarik1" officeooo:rsid="01301566" officeooo:paragraph-rsid="01301566"/>
    </style:style>
    <style:style style:name="P331" style:family="paragraph" style:parent-style-name="Table_20_Contents">
      <style:paragraph-properties fo:text-align="justify" style:justify-single-word="false"/>
      <style:text-properties style:font-name="Shafarik1" officeooo:rsid="01312084" officeooo:paragraph-rsid="01312084"/>
    </style:style>
    <style:style style:name="P33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3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T1" style:family="text">
      <style:text-properties style:font-name="Shafarik1"/>
    </style:style>
    <style:style style:name="T2" style:family="text">
      <style:text-properties style:font-name="Shafarik1" fo:font-size="12pt" style:font-size-asian="12pt" style:font-name-complex="Segoe UI Historic1" style:font-size-complex="12pt"/>
    </style:style>
    <style:style style:name="T3" style:family="text">
      <style:text-properties style:font-name="Shafarik1" fo:font-size="12pt" style:font-size-asian="12pt" style:font-size-complex="12pt"/>
    </style:style>
    <style:style style:name="T4" style:family="text">
      <style:text-properties style:font-name="Shafarik1" fo:font-size="12pt" officeooo:rsid="0114e9f0" style:font-size-asian="12pt" style:font-size-complex="12pt"/>
    </style:style>
    <style:style style:name="T5" style:family="text">
      <style:text-properties style:font-name="Shafarik1" fo:font-size="12pt" officeooo:rsid="012abdd8" style:font-size-asian="12pt" style:font-size-complex="12pt"/>
    </style:style>
    <style:style style:name="T6" style:family="text">
      <style:text-properties style:font-name="Shafarik1" fo:font-size="12pt" fo:font-weight="normal" officeooo:rsid="00eaac60" style:font-size-asian="10.5pt" style:font-weight-asian="normal" style:font-size-complex="12pt" style:font-weight-complex="normal"/>
    </style:style>
    <style:style style:name="T7" style:family="text">
      <style:text-properties style:font-name="Shafarik1" fo:font-size="12pt" fo:font-weight="normal" officeooo:rsid="011c742d" style:font-size-asian="10.5pt" style:font-weight-asian="normal" style:font-size-complex="12pt" style:font-weight-complex="normal"/>
    </style:style>
    <style:style style:name="T8" style:family="text">
      <style:text-properties style:font-name="Shafarik1" fo:font-size="12pt" fo:font-weight="normal" officeooo:rsid="00ec7073" style:font-size-asian="10.5pt" style:font-weight-asian="normal" style:font-size-complex="12pt" style:font-weight-complex="normal"/>
    </style:style>
    <style:style style:name="T9" style:family="text">
      <style:text-properties style:font-name="Shafarik1" fo:font-weight="bold" officeooo:rsid="0065b496" style:font-name-asian="Shafarik" style:font-weight-asian="bold" style:font-name-complex="Shafarik" style:font-weight-complex="bold"/>
    </style:style>
    <style:style style:name="T10" style:family="text">
      <style:text-properties style:font-name="Shafarik1" fo:font-weight="bold" officeooo:rsid="00367b12" style:font-name-asian="Shafarik" style:font-weight-asian="bold" style:font-name-complex="Shafarik" style:font-weight-complex="bold"/>
    </style:style>
    <style:style style:name="T11" style:family="text">
      <style:text-properties style:font-name="Shafarik1" fo:font-weight="bold" officeooo:rsid="00367b12" style:font-name-asian="Droid Sans Fallback" style:font-weight-asian="bold" style:font-name-complex="FreeSans" style:font-weight-complex="bold"/>
    </style:style>
    <style:style style:name="T1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4"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5"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6" style:family="text">
      <style:text-properties style:font-name="Shafarik1" officeooo:rsid="0062608a" style:font-name-asian="Droid Sans Fallback" style:font-name-complex="FreeSans"/>
    </style:style>
    <style:style style:name="T17" style:family="text">
      <style:text-properties style:font-name="Shafarik1" officeooo:rsid="006e6df6" style:font-name-asian="Droid Sans Fallback" style:font-name-complex="FreeSans"/>
    </style:style>
    <style:style style:name="T18" style:family="text">
      <style:text-properties style:font-name="Shafarik1" officeooo:rsid="00706450" style:font-name-asian="Droid Sans Fallback" style:font-name-complex="FreeSans"/>
    </style:style>
    <style:style style:name="T19" style:family="text">
      <style:text-properties style:font-name="Shafarik1" officeooo:rsid="008316e3" style:font-name-asian="Droid Sans Fallback" style:font-name-complex="FreeSans"/>
    </style:style>
    <style:style style:name="T20" style:family="text">
      <style:text-properties style:font-name="Shafarik1" officeooo:rsid="006e6df6"/>
    </style:style>
    <style:style style:name="T21" style:family="text">
      <style:text-properties style:font-name="Shafarik1" officeooo:rsid="006e6df6" style:font-name-asian="Times New Roman1" style:font-name-complex="Times New Roman1"/>
    </style:style>
    <style:style style:name="T22" style:family="text">
      <style:text-properties style:font-name="Shafarik1" officeooo:rsid="0094a795" fo:background-color="#ffffff" loext:char-shading-value="0"/>
    </style:style>
    <style:style style:name="T23" style:family="text">
      <style:text-properties style:font-name="Shafarik1" officeooo:rsid="009e42cf" fo:background-color="#ffffff" loext:char-shading-value="0"/>
    </style:style>
    <style:style style:name="T24" style:family="text">
      <style:text-properties style:font-name="Shafarik1" fo:font-size="18pt" fo:background-color="#ffffff" loext:char-shading-value="0" style:font-size-asian="18pt" style:font-size-complex="18pt"/>
    </style:style>
    <style:style style:name="T25" style:family="text">
      <style:text-properties style:font-name="Shafarik1" fo:font-size="18pt" officeooo:rsid="0062608a" fo:background-color="#ffffff" loext:char-shading-value="0" style:font-size-asian="18pt" style:font-size-complex="18pt"/>
    </style:style>
    <style:style style:name="T26" style:family="text">
      <style:text-properties style:font-name="Shafarik1" fo:font-size="18pt" officeooo:rsid="0094a795" fo:background-color="#ffffff" loext:char-shading-value="0" style:font-size-asian="18pt" style:font-size-complex="18pt"/>
    </style:style>
    <style:style style:name="T27" style:family="text">
      <style:text-properties style:font-name="Shafarik1" officeooo:rsid="0003f9c0"/>
    </style:style>
    <style:style style:name="T28" style:family="text">
      <style:text-properties style:font-name="Shafarik1" fo:font-style="normal" style:font-style-asian="normal" style:font-style-complex="normal"/>
    </style:style>
    <style:style style:name="T29" style:family="text">
      <style:text-properties style:font-name="Shafarik1" fo:font-style="normal" officeooo:rsid="010a4658" style:font-style-asian="normal" style:font-style-complex="normal"/>
    </style:style>
    <style:style style:name="T30" style:family="text">
      <style:text-properties style:font-name="Times New Roman"/>
    </style:style>
    <style:style style:name="T31"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32" style:family="text">
      <style:text-properties style:font-name="Times New Roman" fo:font-size="12pt" fo:font-weight="normal" officeooo:rsid="00eaac60" style:font-size-asian="10.5pt" style:font-weight-asian="normal" style:font-size-complex="12pt" style:font-weight-complex="normal"/>
    </style:style>
    <style:style style:name="T33" style:family="text">
      <style:text-properties style:font-name="Times New Roman" fo:font-size="12pt" fo:font-weight="normal" officeooo:rsid="00ed9d59" style:font-size-asian="10.5pt" style:font-weight-asian="normal" style:font-size-complex="12pt" style:font-weight-complex="normal"/>
    </style:style>
    <style:style style:name="T34" style:family="text">
      <style:text-properties style:font-name="Times New Roman" fo:font-size="12pt" fo:font-weight="normal" officeooo:rsid="00ec7073" style:font-size-asian="10.5pt" style:font-weight-asian="normal" style:font-size-complex="12pt" style:font-weight-complex="normal"/>
    </style:style>
    <style:style style:name="T35" style:family="text">
      <style:text-properties style:font-name="Times New Roman" fo:font-size="12pt" fo:font-weight="normal" officeooo:rsid="011c742d" style:font-size-asian="10.5pt" style:font-weight-asian="normal" style:font-size-complex="12pt" style:font-weight-complex="normal"/>
    </style:style>
    <style:style style:name="T36" style:family="text">
      <style:text-properties style:font-name="Times New Roman" fo:font-size="12pt" fo:font-weight="normal" officeooo:rsid="0120c097" style:font-size-asian="10.5pt" style:font-weight-asian="normal" style:font-size-complex="12pt" style:font-weight-complex="normal"/>
    </style:style>
    <style:style style:name="T37"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38"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39" style:family="text">
      <style:text-properties style:font-name="Times New Roman" fo:font-size="12pt" style:font-size-asian="12pt" style:font-name-complex="Times New Roman2" style:font-size-complex="12pt"/>
    </style:style>
    <style:style style:name="T40" style:family="text">
      <style:text-properties style:font-name="Times New Roman" fo:font-size="12pt" officeooo:rsid="00dfc530" style:font-size-asian="12pt" style:font-name-complex="Times New Roman2" style:font-size-complex="12pt"/>
    </style:style>
    <style:style style:name="T41" style:family="text">
      <style:text-properties style:font-name="Times New Roman" fo:font-size="12pt" fo:language="fi" fo:country="FI" style:font-size-asian="12pt" style:font-name-complex="Times New Roman2" style:font-size-complex="12pt"/>
    </style:style>
    <style:style style:name="T42"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43"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44"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45" style:family="text">
      <style:text-properties style:font-name="Times New Roman" fo:font-size="12pt" fo:font-style="italic" officeooo:rsid="01338d14" style:font-size-asian="12pt" style:font-style-asian="italic" style:font-size-complex="12pt" style:font-style-complex="italic"/>
    </style:style>
    <style:style style:name="T46" style:family="text">
      <style:text-properties style:font-name="Times New Roman" officeooo:rsid="011c742d"/>
    </style:style>
    <style:style style:name="T47" style:family="text">
      <style:text-properties style:font-name="Times New Roman" fo:font-style="normal" officeooo:rsid="0120c097" style:font-style-asian="normal" style:font-style-complex="normal"/>
    </style:style>
    <style:style style:name="T48" style:family="text">
      <style:text-properties style:font-name="Times New Roman" officeooo:rsid="0062608a"/>
    </style:style>
    <style:style style:name="T49" style:family="text">
      <style:text-properties style:font-name="Times New Roman" officeooo:rsid="005a2b15"/>
    </style:style>
    <style:style style:name="T50" style:family="text">
      <style:text-properties style:font-name="Times New Roman" officeooo:rsid="007bf6ff"/>
    </style:style>
    <style:style style:name="T51" style:family="text">
      <style:text-properties style:font-name="Times New Roman" officeooo:rsid="006a68c9"/>
    </style:style>
    <style:style style:name="T52" style:family="text">
      <style:text-properties style:font-name="Times New Roman" officeooo:rsid="00367b12" style:font-name-asian="Droid Sans Fallback" style:font-name-complex="FreeSans"/>
    </style:style>
    <style:style style:name="T53" style:family="text">
      <style:text-properties style:font-name="Times New Roman" officeooo:rsid="00670fac" style:font-name-asian="Droid Sans Fallback" style:font-name-complex="FreeSans"/>
    </style:style>
    <style:style style:name="T54" style:family="text">
      <style:text-properties style:font-name="Times New Roman" fo:font-size="10pt" fo:font-weight="normal" officeooo:rsid="0065b496" style:font-size-asian="10pt" style:font-weight-asian="normal" style:font-size-complex="10pt" style:font-weight-complex="normal"/>
    </style:style>
    <style:style style:name="T55" style:family="text">
      <style:text-properties style:font-name="Times New Roman" fo:font-size="10pt" fo:font-weight="normal" officeooo:rsid="00676a23" style:font-size-asian="10pt" style:font-weight-asian="normal" style:font-size-complex="10pt" style:font-weight-complex="normal"/>
    </style:style>
    <style:style style:name="T56"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57"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58"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59"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60"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61"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62"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63"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4"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5" style:family="text">
      <style:text-properties style:font-name="Times New Roman" officeooo:rsid="007691ab" fo:background-color="transparent" loext:char-shading-value="0" style:font-name-asian="Shafarik" style:font-name-complex="Shafarik"/>
    </style:style>
    <style:style style:name="T66" style:family="text">
      <style:text-properties style:font-name="Times New Roman" officeooo:rsid="003a9146" fo:background-color="transparent" loext:char-shading-value="0" style:font-name-asian="Shafarik" style:font-name-complex="Shafarik"/>
    </style:style>
    <style:style style:name="T67" style:family="text">
      <style:text-properties style:font-name="Times New Roman" officeooo:rsid="003bc8bc" fo:background-color="transparent" loext:char-shading-value="0" style:font-name-asian="Shafarik" style:font-name-complex="Shafarik"/>
    </style:style>
    <style:style style:name="T68" style:family="text">
      <style:text-properties style:font-name="Times New Roman" officeooo:rsid="006ce73a" fo:background-color="transparent" loext:char-shading-value="0" style:font-name-asian="Shafarik" style:font-name-complex="Shafarik"/>
    </style:style>
    <style:style style:name="T69" style:family="text">
      <style:text-properties style:font-name="Times New Roman" officeooo:rsid="003cba29" fo:background-color="transparent" loext:char-shading-value="0" style:font-name-asian="Shafarik" style:font-name-complex="Shafarik"/>
    </style:style>
    <style:style style:name="T70" style:family="text">
      <style:text-properties style:font-name="Times New Roman" officeooo:rsid="00580b48" fo:background-color="transparent" loext:char-shading-value="0" style:font-name-asian="Shafarik" style:font-name-complex="Shafarik"/>
    </style:style>
    <style:style style:name="T71" style:family="text">
      <style:text-properties style:font-name="Times New Roman" officeooo:rsid="006bd7ec"/>
    </style:style>
    <style:style style:name="T72" style:family="text">
      <style:text-properties style:font-name="Times New Roman" fo:font-style="italic" style:font-style-asian="italic" style:font-style-complex="italic"/>
    </style:style>
    <style:style style:name="T73" style:family="text">
      <style:text-properties style:font-name="Times New Roman" fo:font-style="italic" officeooo:rsid="006bd7ec" style:font-style-asian="italic" style:font-style-complex="italic"/>
    </style:style>
    <style:style style:name="T74" style:family="text">
      <style:text-properties style:font-name="Times New Roman" fo:font-style="italic" officeooo:rsid="0120c097" style:font-style-asian="italic" style:font-style-complex="italic"/>
    </style:style>
    <style:style style:name="T75" style:family="text">
      <style:text-properties style:font-name="Times New Roman" officeooo:rsid="00dd92d5"/>
    </style:style>
    <style:style style:name="T76" style:family="text">
      <style:text-properties style:font-name="Times New Roman" officeooo:rsid="00df8935"/>
    </style:style>
    <style:style style:name="T77" style:family="text">
      <style:text-properties style:font-name="Times New Roman" officeooo:rsid="0120c097"/>
    </style:style>
    <style:style style:name="T78" style:family="text">
      <style:text-properties style:font-name="Shafarik"/>
    </style:style>
    <style:style style:name="T79" style:family="text">
      <style:text-properties style:font-name="Shafarik" fo:font-size="12pt" fo:font-weight="normal" officeooo:rsid="00ec7073" style:font-size-asian="10.5pt" style:font-weight-asian="normal" style:font-size-complex="12pt" style:font-weight-complex="normal"/>
    </style:style>
    <style:style style:name="T80" style:family="text">
      <style:text-properties style:font-name="Shafarik" fo:font-size="12pt" style:font-size-asian="12pt" style:font-size-complex="12pt"/>
    </style:style>
    <style:style style:name="T81" style:family="text">
      <style:text-properties style:font-name="Shafarik" fo:font-size="12pt" officeooo:rsid="00272374" style:font-size-asian="12pt" style:font-size-complex="12pt"/>
    </style:style>
    <style:style style:name="T82" style:family="text">
      <style:text-properties style:font-name="Shafarik" fo:font-size="12pt" officeooo:rsid="00192d5a" style:font-size-asian="12pt" style:font-size-complex="12pt"/>
    </style:style>
    <style:style style:name="T83" style:family="text">
      <style:text-properties style:font-name="Shafarik" fo:font-size="12pt" officeooo:rsid="0073e5c0" style:font-size-asian="12pt" style:font-size-complex="12pt"/>
    </style:style>
    <style:style style:name="T84" style:family="text">
      <style:text-properties style:font-name="Shafarik" fo:font-size="12pt" officeooo:rsid="003ed932" style:font-size-asian="12pt" style:font-size-complex="12pt"/>
    </style:style>
    <style:style style:name="T85" style:family="text">
      <style:text-properties style:font-name="Shafarik" fo:font-size="12pt" officeooo:rsid="008216a9" style:font-size-asian="12pt" style:font-size-complex="12pt"/>
    </style:style>
    <style:style style:name="T86" style:family="text">
      <style:text-properties style:font-name="Shafarik" fo:font-size="12pt" officeooo:rsid="008774e6" style:font-size-asian="12pt" style:font-size-complex="12pt"/>
    </style:style>
    <style:style style:name="T87" style:family="text">
      <style:text-properties style:font-name="Shafarik" fo:font-size="12pt" officeooo:rsid="008a7407" style:font-size-asian="12pt" style:font-size-complex="12pt"/>
    </style:style>
    <style:style style:name="T88" style:family="text">
      <style:text-properties style:font-name="Shafarik" fo:font-size="12pt" officeooo:rsid="008bce00" style:font-size-asian="12pt" style:font-size-complex="12pt"/>
    </style:style>
    <style:style style:name="T89" style:family="text">
      <style:text-properties style:font-name="Shafarik" fo:font-size="12pt" officeooo:rsid="008d4cc9" style:font-size-asian="12pt" style:font-size-complex="12pt"/>
    </style:style>
    <style:style style:name="T90" style:family="text">
      <style:text-properties style:font-name="Shafarik" fo:font-size="12pt" officeooo:rsid="008da7a5" style:font-size-asian="12pt" style:font-size-complex="12pt"/>
    </style:style>
    <style:style style:name="T91" style:family="text">
      <style:text-properties style:font-name="Shafarik" fo:font-size="12pt" officeooo:rsid="00206123" style:font-name-asian="Shafarik" style:font-size-asian="12pt" style:font-name-complex="Shafarik" style:font-size-complex="12pt"/>
    </style:style>
    <style:style style:name="T92" style:family="text">
      <style:text-properties style:font-name="Shafarik" fo:font-size="12pt" officeooo:rsid="002a8a4f" style:font-name-asian="Shafarik" style:font-size-asian="12pt" style:font-name-complex="Shafarik" style:font-size-complex="12pt"/>
    </style:style>
    <style:style style:name="T93" style:family="text">
      <style:text-properties style:font-name="Shafarik" fo:font-size="12pt" officeooo:rsid="00dfc530" style:font-name-asian="Shafarik" style:font-size-asian="12pt" style:font-name-complex="Shafarik" style:font-size-complex="12pt"/>
    </style:style>
    <style:style style:name="T94" style:family="text">
      <style:text-properties style:font-name="Shafarik" style:font-name-asian="Shafarik" style:font-name-complex="Shafarik"/>
    </style:style>
    <style:style style:name="T95" style:family="text">
      <style:text-properties style:font-name="Shafarik" officeooo:rsid="00237f0d" style:font-name-asian="Shafarik" style:font-name-complex="Shafarik"/>
    </style:style>
    <style:style style:name="T96" style:family="text">
      <style:text-properties style:font-name="Shafarik" officeooo:rsid="001aedb4" style:font-name-asian="Shafarik" style:font-name-complex="Shafarik"/>
    </style:style>
    <style:style style:name="T97" style:family="text">
      <style:text-properties style:font-name="Shafarik" officeooo:rsid="00192d5a" style:font-name-asian="Shafarik" style:font-name-complex="Shafarik"/>
    </style:style>
    <style:style style:name="T98" style:family="text">
      <style:text-properties style:font-name="Shafarik" officeooo:rsid="004e1afd" style:font-name-asian="Shafarik" style:font-name-complex="Shafarik"/>
    </style:style>
    <style:style style:name="T99" style:family="text">
      <style:text-properties style:font-name="Shafarik" officeooo:rsid="004ebb19" style:font-name-asian="Shafarik" style:font-name-complex="Shafarik"/>
    </style:style>
    <style:style style:name="T100" style:family="text">
      <style:text-properties style:font-name="Shafarik" officeooo:rsid="005dec27" style:font-name-asian="Shafarik" style:font-name-complex="Shafarik"/>
    </style:style>
    <style:style style:name="T101" style:family="text">
      <style:text-properties style:font-name="Shafarik" officeooo:rsid="0062608a" style:font-name-asian="Shafarik" style:font-name-complex="Shafarik"/>
    </style:style>
    <style:style style:name="T102" style:family="text">
      <style:text-properties style:font-name="Shafarik" officeooo:rsid="008316e3" style:font-name-asian="Shafarik" style:font-name-complex="Shafarik"/>
    </style:style>
    <style:style style:name="T103" style:family="text">
      <style:text-properties style:font-name="Shafarik" officeooo:rsid="008380b3" style:font-name-asian="Shafarik" style:font-name-complex="Shafarik"/>
    </style:style>
    <style:style style:name="T104" style:family="text">
      <style:text-properties style:font-name="Shafarik" officeooo:rsid="0083a643" style:font-name-asian="Shafarik" style:font-name-complex="Shafarik"/>
    </style:style>
    <style:style style:name="T105" style:family="text">
      <style:text-properties style:font-name="Shafarik" officeooo:rsid="00a37ff3" style:font-name-asian="Shafarik" style:font-name-complex="Shafarik"/>
    </style:style>
    <style:style style:name="T106" style:family="text">
      <style:text-properties style:font-name="Shafarik" officeooo:rsid="00247d66" style:font-name-asian="Shafarik" style:font-name-complex="Shafarik"/>
    </style:style>
    <style:style style:name="T107" style:family="text">
      <style:text-properties style:font-name="Shafarik" officeooo:rsid="00dfc530" style:font-name-asian="Shafarik" style:font-name-complex="Shafarik"/>
    </style:style>
    <style:style style:name="T108" style:family="text">
      <style:text-properties style:font-name="Shafarik" officeooo:rsid="003bf1c1" style:font-name-asian="Shafarik" style:font-name-complex="Shafarik"/>
    </style:style>
    <style:style style:name="T109" style:family="text">
      <style:text-properties style:font-name="Shafarik" officeooo:rsid="003460b6" style:font-name-asian="Shafarik" style:font-name-complex="Shafarik"/>
    </style:style>
    <style:style style:name="T110" style:family="text">
      <style:text-properties style:font-name="Shafarik" officeooo:rsid="00e11120" style:font-name-asian="Shafarik" style:font-name-complex="Shafarik"/>
    </style:style>
    <style:style style:name="T111" style:family="text">
      <style:text-properties style:font-name="Shafarik" officeooo:rsid="00ed9d59" style:font-name-asian="Shafarik" style:font-name-complex="Shafarik"/>
    </style:style>
    <style:style style:name="T112" style:family="text">
      <style:text-properties style:font-name="Shafarik" officeooo:rsid="00f65861" style:font-name-asian="Shafarik" style:font-name-complex="Shafarik"/>
    </style:style>
    <style:style style:name="T113" style:family="text">
      <style:text-properties style:font-name="Shafarik" officeooo:rsid="00f77aca" style:font-name-asian="Shafarik" style:font-name-complex="Shafarik"/>
    </style:style>
    <style:style style:name="T114" style:family="text">
      <style:text-properties style:font-name="Shafarik" officeooo:rsid="00f82f74" style:font-name-asian="Shafarik" style:font-name-complex="Shafarik"/>
    </style:style>
    <style:style style:name="T115" style:family="text">
      <style:text-properties style:font-name="Shafarik" officeooo:rsid="00fa3267" style:font-name-asian="Shafarik" style:font-name-complex="Shafarik"/>
    </style:style>
    <style:style style:name="T116" style:family="text">
      <style:text-properties style:font-name="Shafarik" officeooo:rsid="0114e9f0" style:font-name-asian="Shafarik" style:font-name-complex="Shafarik"/>
    </style:style>
    <style:style style:name="T117" style:family="text">
      <style:text-properties style:font-name="Shafarik" officeooo:rsid="0115f74a" style:font-name-asian="Shafarik" style:font-name-complex="Shafarik"/>
    </style:style>
    <style:style style:name="T118" style:family="text">
      <style:text-properties style:font-name="Shafarik" officeooo:rsid="01173a66" style:font-name-asian="Shafarik" style:font-name-complex="Shafarik"/>
    </style:style>
    <style:style style:name="T119" style:family="text">
      <style:text-properties style:font-name="Shafarik" officeooo:rsid="011d3398" style:font-name-asian="Shafarik" style:font-name-complex="Shafarik"/>
    </style:style>
    <style:style style:name="T120" style:family="text">
      <style:text-properties style:font-name="Shafarik" officeooo:rsid="012cb4c9" style:font-name-asian="Shafarik" style:font-name-complex="Shafarik"/>
    </style:style>
    <style:style style:name="T121" style:family="text">
      <style:text-properties style:font-name="Shafarik" officeooo:rsid="012f8f2b" style:font-name-asian="Shafarik" style:font-name-complex="Shafarik"/>
    </style:style>
    <style:style style:name="T122" style:family="text">
      <style:text-properties style:font-name="Shafarik" officeooo:rsid="00f77aca"/>
    </style:style>
    <style:style style:name="T123" style:family="text">
      <style:text-properties style:font-name="Shafarik" officeooo:rsid="00182cc2"/>
    </style:style>
    <style:style style:name="T124" style:family="text">
      <style:text-properties style:font-name="Shafarik" officeooo:rsid="00192d5a"/>
    </style:style>
    <style:style style:name="T125" style:family="text">
      <style:text-properties style:font-name="Shafarik" style:font-name-asian="Droid Sans Fallback" style:font-name-complex="FreeSans"/>
    </style:style>
    <style:style style:name="T126" style:family="text">
      <style:text-properties style:font-name="Shafarik" officeooo:rsid="005dec27" style:font-name-asian="Droid Sans Fallback" style:font-name-complex="FreeSans"/>
    </style:style>
    <style:style style:name="T127" style:family="text">
      <style:text-properties style:font-name="Shafarik" officeooo:rsid="0062608a" style:font-name-asian="Droid Sans Fallback" style:font-name-complex="FreeSans"/>
    </style:style>
    <style:style style:name="T128" style:family="text">
      <style:text-properties style:font-name="Shafarik" officeooo:rsid="00706450" style:font-name-asian="Droid Sans Fallback" style:font-name-complex="FreeSans"/>
    </style:style>
    <style:style style:name="T129" style:family="text">
      <style:text-properties style:font-name="Shafarik" officeooo:rsid="0077d245" style:font-name-asian="Droid Sans Fallback" style:font-name-complex="FreeSans"/>
    </style:style>
    <style:style style:name="T130" style:family="text">
      <style:text-properties style:font-name="Shafarik" officeooo:rsid="008316e3" style:font-name-asian="Droid Sans Fallback" style:font-name-complex="FreeSans"/>
    </style:style>
    <style:style style:name="T131" style:family="text">
      <style:text-properties style:font-name="Shafarik" officeooo:rsid="008380b3" style:font-name-asian="Droid Sans Fallback" style:font-name-complex="FreeSans"/>
    </style:style>
    <style:style style:name="T132" style:family="text">
      <style:text-properties style:font-name="Shafarik" officeooo:rsid="0083a643" style:font-name-asian="Droid Sans Fallback" style:font-name-complex="FreeSans"/>
    </style:style>
    <style:style style:name="T133" style:family="text">
      <style:text-properties style:font-name="Shafarik" officeooo:rsid="004e1afd"/>
    </style:style>
    <style:style style:name="T134" style:family="text">
      <style:text-properties style:font-name="Shafarik" officeooo:rsid="004e1afd" fo:background-color="#ffffff" loext:char-shading-value="0"/>
    </style:style>
    <style:style style:name="T135" style:family="text">
      <style:text-properties style:font-name="Shafarik" officeooo:rsid="004e1afd" fo:background-color="#ffffff" loext:char-shading-value="0" style:font-name-asian="Shafarik" style:font-name-complex="Shafarik"/>
    </style:style>
    <style:style style:name="T136" style:family="text">
      <style:text-properties style:font-name="Shafarik" officeooo:rsid="005328e5" fo:background-color="#ffffff" loext:char-shading-value="0" style:font-name-asian="Shafarik" style:font-name-complex="Shafarik"/>
    </style:style>
    <style:style style:name="T137" style:family="text">
      <style:text-properties style:font-name="Shafarik" officeooo:rsid="00576f36" fo:background-color="#ffff00" loext:char-shading-value="0"/>
    </style:style>
    <style:style style:name="T138" style:family="text">
      <style:text-properties style:font-name="Shafarik" officeooo:rsid="0051f8c7"/>
    </style:style>
    <style:style style:name="T139" style:family="text">
      <style:text-properties style:font-name="Shafarik" officeooo:rsid="005dec27"/>
    </style:style>
    <style:style style:name="T140" style:family="text">
      <style:text-properties style:font-name="Shafarik" officeooo:rsid="0062608a"/>
    </style:style>
    <style:style style:name="T141" style:family="text">
      <style:text-properties style:font-name="Shafarik" officeooo:rsid="0077fcce"/>
    </style:style>
    <style:style style:name="T142" style:family="text">
      <style:text-properties style:font-name="Shafarik" officeooo:rsid="0078f962"/>
    </style:style>
    <style:style style:name="T143" style:family="text">
      <style:text-properties style:font-name="Shafarik" officeooo:rsid="00192d5a" fo:background-color="transparent" loext:char-shading-value="0" style:font-name-asian="Shafarik" style:font-name-complex="Shafarik"/>
    </style:style>
    <style:style style:name="T144" style:family="text">
      <style:text-properties style:font-name="Shafarik" officeooo:rsid="008d4cc9" fo:background-color="transparent" loext:char-shading-value="0" style:font-name-asian="Shafarik" style:font-name-complex="Shafarik"/>
    </style:style>
    <style:style style:name="T145" style:family="text">
      <style:text-properties style:font-name="Shafarik" fo:font-size="18pt" officeooo:rsid="009e42cf" fo:background-color="#ffffff" loext:char-shading-value="0" style:font-size-asian="18pt" style:font-size-complex="18pt"/>
    </style:style>
    <style:style style:name="T146"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47"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48" style:family="text">
      <style:text-properties style:font-name="Shafarik" fo:font-size="18pt" style:font-size-asian="18pt" style:font-size-complex="18pt"/>
    </style:style>
    <style:style style:name="T149" style:family="text">
      <style:text-properties style:font-name="Shafarik" officeooo:rsid="00a37ff3"/>
    </style:style>
    <style:style style:name="T150" style:family="text">
      <style:text-properties style:font-name="Shafarik" officeooo:rsid="00a53bae"/>
    </style:style>
    <style:style style:name="T151" style:family="text">
      <style:text-properties style:font-name="Shafarik" officeooo:rsid="00a3ed5c"/>
    </style:style>
    <style:style style:name="T152" style:family="text">
      <style:text-properties style:font-name="Shafarik" officeooo:rsid="00a6ad61"/>
    </style:style>
    <style:style style:name="T153" style:family="text">
      <style:text-properties style:font-name="Shafarik" officeooo:rsid="001aedb4"/>
    </style:style>
    <style:style style:name="T154" style:family="text">
      <style:text-properties style:font-name="Shafarik" officeooo:rsid="0029f7c9"/>
    </style:style>
    <style:style style:name="T155" style:family="text">
      <style:text-properties style:font-name="Shafarik" officeooo:rsid="00371031"/>
    </style:style>
    <style:style style:name="T156" style:family="text">
      <style:text-properties style:font-name="Shafarik" officeooo:rsid="00342c3b"/>
    </style:style>
    <style:style style:name="T157" style:family="text">
      <style:text-properties style:font-name="Shafarik" officeooo:rsid="0035b397"/>
    </style:style>
    <style:style style:name="T158" style:family="text">
      <style:text-properties style:font-name="Shafarik" officeooo:rsid="00dbb761"/>
    </style:style>
    <style:style style:name="T159" style:family="text">
      <style:text-properties style:font-name="Shafarik" officeooo:rsid="00dc698a"/>
    </style:style>
    <style:style style:name="T160" style:family="text">
      <style:text-properties style:font-name="Shafarik" officeooo:rsid="00dfc530"/>
    </style:style>
    <style:style style:name="T161" style:family="text">
      <style:text-properties style:font-name="Shafarik" officeooo:rsid="00e37e47"/>
    </style:style>
    <style:style style:name="T162" style:family="text">
      <style:text-properties style:font-name="Shafarik" officeooo:rsid="00279d2d"/>
    </style:style>
    <style:style style:name="T163" style:family="text">
      <style:text-properties style:font-name="Shafarik" officeooo:rsid="00292cfd"/>
    </style:style>
    <style:style style:name="T164" style:family="text">
      <style:text-properties style:font-name="Shafarik" officeooo:rsid="00ed9d59"/>
    </style:style>
    <style:style style:name="T165" style:family="text">
      <style:text-properties style:font-name="Shafarik" officeooo:rsid="00ee387c"/>
    </style:style>
    <style:style style:name="T166" style:family="text">
      <style:text-properties style:font-name="Shafarik" officeooo:rsid="00f145c8"/>
    </style:style>
    <style:style style:name="T167" style:family="text">
      <style:text-properties style:font-name="Shafarik" officeooo:rsid="00f9dbfe"/>
    </style:style>
    <style:style style:name="T168" style:family="text">
      <style:text-properties style:font-name="Shafarik" officeooo:rsid="00f65861"/>
    </style:style>
    <style:style style:name="T169" style:family="text">
      <style:text-properties style:font-name="Shafarik" officeooo:rsid="01024029"/>
    </style:style>
    <style:style style:name="T170" style:family="text">
      <style:text-properties style:font-name="Shafarik" officeooo:rsid="0114e9f0"/>
    </style:style>
    <style:style style:name="T171" style:family="text">
      <style:text-properties style:font-name="Shafarik" officeooo:rsid="0115f74a"/>
    </style:style>
    <style:style style:name="T172" style:family="text">
      <style:text-properties style:font-name="Shafarik" officeooo:rsid="01173a66"/>
    </style:style>
    <style:style style:name="T173" style:family="text">
      <style:text-properties style:font-name="Shafarik" officeooo:rsid="00e11120"/>
    </style:style>
    <style:style style:name="T174" style:family="text">
      <style:text-properties style:font-name="Shafarik" officeooo:rsid="011d3398"/>
    </style:style>
    <style:style style:name="T175" style:family="text">
      <style:text-properties style:font-name="Shafarik" officeooo:rsid="012292c0"/>
    </style:style>
    <style:style style:name="T176" style:family="text">
      <style:text-properties style:font-name="Shafarik" officeooo:rsid="01148231"/>
    </style:style>
    <style:style style:name="T177" style:family="text">
      <style:text-properties style:font-name="Shafarik" officeooo:rsid="012cb4c9"/>
    </style:style>
    <style:style style:name="T178" style:family="text">
      <style:text-properties style:font-name="Shafarik" officeooo:rsid="012f8f2b"/>
    </style:style>
    <style:style style:name="T179" style:family="text">
      <style:text-properties officeooo:rsid="011d3398"/>
    </style:style>
    <style:style style:name="T180" style:family="text">
      <style:text-properties officeooo:rsid="00e11120"/>
    </style:style>
    <style:style style:name="T181" style:family="text">
      <style:text-properties officeooo:rsid="00f65861"/>
    </style:style>
    <style:style style:name="T182" style:family="text">
      <style:text-properties fo:background-color="#ffff00" loext:char-shading-value="0"/>
    </style:style>
    <style:style style:name="T183" style:family="text">
      <style:text-properties officeooo:rsid="0038d2e0" fo:background-color="#ffff00" loext:char-shading-value="0"/>
    </style:style>
    <style:style style:name="T184" style:family="text">
      <style:text-properties officeooo:rsid="011d3398" fo:background-color="#ffff00" loext:char-shading-value="0"/>
    </style:style>
    <style:style style:name="T185" style:family="text">
      <style:text-properties officeooo:rsid="011ee264" fo:background-color="#ffff00" loext:char-shading-value="0"/>
    </style:style>
    <style:style style:name="T186" style:family="text">
      <style:text-properties officeooo:rsid="00f9dbfe"/>
    </style:style>
    <style:style style:name="T187" style:family="text">
      <style:text-properties style:font-name="Shafarik:ss03"/>
    </style:style>
    <style:style style:name="T188" style:family="text">
      <style:text-properties style:font-name="Shafarik:ss03" officeooo:rsid="00f77aca"/>
    </style:style>
    <style:style style:name="T189" style:family="text">
      <style:text-properties style:font-name="Shafarik:ss03" officeooo:rsid="00f77aca" style:font-name-asian="Shafarik" style:font-name-complex="Shafarik"/>
    </style:style>
    <style:style style:name="T190" style:family="text">
      <style:text-properties style:font-name="Shafarik:ss03" officeooo:rsid="00f82f74" style:font-name-asian="Shafarik" style:font-name-complex="Shafarik"/>
    </style:style>
    <style:style style:name="T191" style:family="text">
      <style:text-properties style:font-name="Shafarik:ss03" fo:font-style="normal" style:font-style-asian="normal" style:font-style-complex="normal"/>
    </style:style>
    <style:style style:name="T192" style:family="text">
      <style:text-properties style:font-name="Shafarik:ss03" fo:font-size="12pt" fo:font-weight="normal" officeooo:rsid="00eaac60" style:font-size-asian="12pt" style:font-weight-asian="normal" style:font-name-complex="Segoe UI Historic1" style:font-size-complex="12pt" style:font-weight-complex="normal"/>
    </style:style>
    <style:style style:name="T193"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94" style:family="text">
      <style:text-properties style:font-name="Shafarik:ss03" fo:font-size="12pt" fo:font-weight="normal" officeooo:rsid="00eaac60" style:font-name-asian="Shafarik" style:font-size-asian="12pt" style:font-weight-asian="normal" style:font-name-complex="Segoe UI Historic1" style:font-size-complex="12pt" style:font-weight-complex="normal"/>
    </style:style>
    <style:style style:name="T195" style:family="text">
      <style:text-properties style:font-name="Shafarik:ss03" officeooo:rsid="012292c0"/>
    </style:style>
    <style:style style:name="T196" style:family="text">
      <style:text-properties style:font-name="Shafarik:ss04"/>
    </style:style>
    <style:style style:name="T197" style:family="text">
      <style:text-properties style:font-name="Shafarik:ss04" officeooo:rsid="00f77aca"/>
    </style:style>
    <style:style style:name="T198" style:family="text">
      <style:text-properties style:font-name="Shafarik:ss04" fo:font-style="normal" style:font-style-asian="normal" style:font-style-complex="normal"/>
    </style:style>
    <style:style style:name="T199" style:family="text">
      <style:text-properties style:font-name="Shafarik:ss04" fo:font-style="normal" officeooo:rsid="010a4658" style:font-style-asian="normal" style:font-style-complex="normal"/>
    </style:style>
    <style:style style:name="T200" style:family="text">
      <style:text-properties style:font-name="Shafarik:ss04" officeooo:rsid="00f82f74"/>
    </style:style>
    <style:style style:name="T201" style:family="text">
      <style:text-properties style:font-name="Shafarik:ss04" officeooo:rsid="012292c0"/>
    </style:style>
    <style:style style:name="T202" style:family="text">
      <style:text-properties style:font-name="Shafarik:ss04" officeooo:rsid="00f82f74" fo:background-color="#fff200" loext:char-shading-value="0"/>
    </style:style>
    <style:style style:name="T203" style:family="text">
      <style:text-properties officeooo:rsid="001aedb4"/>
    </style:style>
    <style:style style:name="T204" style:family="text">
      <style:text-properties style:font-name-asian="Shafarik" style:font-name-complex="Shafarik"/>
    </style:style>
    <style:style style:name="T205" style:family="text">
      <style:text-properties officeooo:rsid="001aedb4" style:font-name-asian="Shafarik" style:font-name-complex="Shafarik"/>
    </style:style>
    <style:style style:name="T206" style:family="text">
      <style:text-properties officeooo:rsid="007691ab" style:font-name-asian="Shafarik" style:font-name-complex="Shafarik"/>
    </style:style>
    <style:style style:name="T207" style:family="text">
      <style:text-properties officeooo:rsid="003ed932" style:font-name-asian="Shafarik" style:font-name-complex="Shafarik"/>
    </style:style>
    <style:style style:name="T208" style:family="text">
      <style:text-properties officeooo:rsid="009b0118" style:font-name-asian="Shafarik" style:font-name-complex="Shafarik"/>
    </style:style>
    <style:style style:name="T209" style:family="text">
      <style:text-properties officeooo:rsid="00a1a10a" style:font-name-asian="Shafarik" style:font-name-complex="Shafarik"/>
    </style:style>
    <style:style style:name="T210" style:family="text">
      <style:text-properties officeooo:rsid="00c277fd" style:font-name-asian="Shafarik" style:font-name-complex="Shafarik"/>
    </style:style>
    <style:style style:name="T211" style:family="text">
      <style:text-properties officeooo:rsid="00247d66" style:font-name-asian="Shafarik" style:font-name-complex="Shafarik"/>
    </style:style>
    <style:style style:name="T212" style:family="text">
      <style:text-properties officeooo:rsid="0026681f" style:font-name-asian="Shafarik" style:font-name-complex="Shafarik"/>
    </style:style>
    <style:style style:name="T213" style:family="text">
      <style:text-properties officeooo:rsid="0026fc50" style:font-name-asian="Shafarik" style:font-name-complex="Shafarik"/>
    </style:style>
    <style:style style:name="T214" style:family="text">
      <style:text-properties officeooo:rsid="002902f2" style:font-name-asian="Shafarik" style:font-name-complex="Shafarik"/>
    </style:style>
    <style:style style:name="T215" style:family="text">
      <style:text-properties officeooo:rsid="002bf1fa" style:font-name-asian="Shafarik" style:font-name-complex="Shafarik"/>
    </style:style>
    <style:style style:name="T216" style:family="text">
      <style:text-properties officeooo:rsid="00dfc530" style:font-name-asian="Shafarik" style:font-name-complex="Shafarik"/>
    </style:style>
    <style:style style:name="T217" style:family="text">
      <style:text-properties officeooo:rsid="003460b6" style:font-name-asian="Shafarik" style:font-name-complex="Shafarik"/>
    </style:style>
    <style:style style:name="T218" style:family="text">
      <style:text-properties officeooo:rsid="0128c305"/>
    </style:style>
    <style:style style:name="T219" style:family="text">
      <style:text-properties officeooo:rsid="0018854d"/>
    </style:style>
    <style:style style:name="T220" style:family="text">
      <style:text-properties officeooo:rsid="005c6040"/>
    </style:style>
    <style:style style:name="T221" style:family="text">
      <style:text-properties officeooo:rsid="0055ca48"/>
    </style:style>
    <style:style style:name="T222" style:family="text">
      <style:text-properties officeooo:rsid="00192d5a"/>
    </style:style>
    <style:style style:name="T223" style:family="text">
      <style:text-properties officeooo:rsid="003c234f"/>
    </style:style>
    <style:style style:name="T224" style:family="text">
      <style:text-properties fo:color="#ff0000" officeooo:rsid="005fe010" fo:background-color="#ffff00" loext:char-shading-value="0"/>
    </style:style>
    <style:style style:name="T225" style:family="text">
      <style:text-properties fo:color="#ff0000" officeooo:rsid="00580b48" fo:background-color="#ffff00" loext:char-shading-value="0"/>
    </style:style>
    <style:style style:name="T226" style:family="text">
      <style:text-properties fo:color="#ff0000" officeooo:rsid="00606047" fo:background-color="#ffff00" loext:char-shading-value="0"/>
    </style:style>
    <style:style style:name="T227" style:family="text">
      <style:text-properties fo:color="#ff0000" officeooo:rsid="008a9d34" fo:background-color="#ffff00" loext:char-shading-value="0"/>
    </style:style>
    <style:style style:name="T228" style:family="text">
      <style:text-properties officeooo:rsid="0065b496"/>
    </style:style>
    <style:style style:name="T229" style:family="text">
      <style:text-properties officeooo:rsid="006399b5"/>
    </style:style>
    <style:style style:name="T230" style:family="text">
      <style:text-properties officeooo:rsid="003a9146"/>
    </style:style>
    <style:style style:name="T231" style:family="text">
      <style:text-properties officeooo:rsid="005dec27"/>
    </style:style>
    <style:style style:name="T232" style:family="text">
      <style:text-properties style:font-name-asian="Droid Sans Fallback" style:font-name-complex="FreeSans"/>
    </style:style>
    <style:style style:name="T233" style:family="text">
      <style:text-properties officeooo:rsid="00449f8e" style:font-name-asian="Droid Sans Fallback" style:font-name-complex="FreeSans"/>
    </style:style>
    <style:style style:name="T234" style:family="text">
      <style:text-properties officeooo:rsid="005dec27" style:font-name-asian="Droid Sans Fallback" style:font-name-complex="FreeSans"/>
    </style:style>
    <style:style style:name="T235" style:family="text">
      <style:text-properties officeooo:rsid="00590ad2" style:font-name-asian="Droid Sans Fallback" style:font-name-complex="FreeSans"/>
    </style:style>
    <style:style style:name="T236" style:family="text">
      <style:text-properties officeooo:rsid="00670fac" style:font-name-asian="Droid Sans Fallback" style:font-name-complex="FreeSans"/>
    </style:style>
    <style:style style:name="T237" style:family="text">
      <style:text-properties officeooo:rsid="0065b496" style:font-name-asian="Droid Sans Fallback" style:font-name-complex="FreeSans"/>
    </style:style>
    <style:style style:name="T238" style:family="text">
      <style:text-properties officeooo:rsid="009286c7" style:font-name-asian="Droid Sans Fallback" style:font-name-complex="FreeSans"/>
    </style:style>
    <style:style style:name="T239" style:family="text">
      <style:text-properties officeooo:rsid="003cba29" style:font-name-asian="Droid Sans Fallback" style:font-name-complex="FreeSans"/>
    </style:style>
    <style:style style:name="T240" style:family="text">
      <style:text-properties officeooo:rsid="0062608a" style:font-name-asian="Droid Sans Fallback" style:font-name-complex="FreeSans"/>
    </style:style>
    <style:style style:name="T241" style:family="text">
      <style:text-properties officeooo:rsid="003bc8bc" style:font-name-asian="Droid Sans Fallback" style:font-name-complex="FreeSans"/>
    </style:style>
    <style:style style:name="T242" style:family="text">
      <style:text-properties officeooo:rsid="00192d5a" style:font-name-asian="Droid Sans Fallback" style:font-name-complex="FreeSans"/>
    </style:style>
    <style:style style:name="T243" style:family="text">
      <style:text-properties fo:font-style="italic" style:font-style-asian="italic" style:font-style-complex="italic"/>
    </style:style>
    <style:style style:name="T244" style:family="text">
      <style:text-properties fo:font-style="italic" officeooo:rsid="006be626" style:font-style-asian="italic" style:font-style-complex="italic"/>
    </style:style>
    <style:style style:name="T245" style:family="text">
      <style:text-properties fo:font-style="italic" officeooo:rsid="007bf6ff" style:font-style-asian="italic" style:font-style-complex="italic"/>
    </style:style>
    <style:style style:name="T246" style:family="text">
      <style:text-properties fo:font-style="italic" officeooo:rsid="00e11120" style:font-style-asian="italic" style:font-style-complex="italic"/>
    </style:style>
    <style:style style:name="T247" style:family="text">
      <style:text-properties fo:font-style="italic" officeooo:rsid="00245ac3" style:font-style-asian="italic" style:font-style-complex="italic"/>
    </style:style>
    <style:style style:name="T248" style:family="text">
      <style:text-properties fo:font-style="italic" officeooo:rsid="0038d2e0" style:font-style-asian="italic" style:font-style-complex="italic"/>
    </style:style>
    <style:style style:name="T249" style:family="text">
      <style:text-properties fo:font-style="italic" officeooo:rsid="00dd92d5" style:font-style-asian="italic" style:font-style-complex="italic"/>
    </style:style>
    <style:style style:name="T250" style:family="text">
      <style:text-properties fo:font-style="italic" officeooo:rsid="00df8935" style:font-style-asian="italic" style:font-style-complex="italic"/>
    </style:style>
    <style:style style:name="T251" style:family="text">
      <style:text-properties fo:font-style="italic" officeooo:rsid="011d3398" style:font-style-asian="italic" style:font-style-complex="italic"/>
    </style:style>
    <style:style style:name="T252" style:family="text">
      <style:text-properties fo:font-style="italic" style:text-underline-style="none" officeooo:rsid="003ed932" style:font-style-asian="italic" style:font-style-complex="italic"/>
    </style:style>
    <style:style style:name="T253" style:family="text">
      <style:text-properties fo:font-style="italic" officeooo:rsid="0065b496" style:font-name-asian="Droid Sans Fallback" style:font-style-asian="italic" style:font-name-complex="FreeSans" style:font-style-complex="italic"/>
    </style:style>
    <style:style style:name="T254" style:family="text">
      <style:text-properties fo:font-style="italic" officeooo:rsid="006bd7ec" style:font-name-asian="Droid Sans Fallback" style:font-style-asian="italic" style:font-name-complex="FreeSans" style:font-style-complex="italic"/>
    </style:style>
    <style:style style:name="T255" style:family="text">
      <style:text-properties fo:font-style="italic" officeooo:rsid="007691ab" style:font-name-asian="Droid Sans Fallback" style:font-style-asian="italic" style:font-name-complex="FreeSans" style:font-style-complex="italic"/>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normal" officeooo:rsid="01024029" style:font-style-asian="italic" style:font-weight-asian="normal" style:font-style-complex="italic" style:font-weight-complex="normal"/>
    </style:style>
    <style:style style:name="T258" style:family="text">
      <style:text-properties officeooo:rsid="00580b48"/>
    </style:style>
    <style:style style:name="T259" style:family="text">
      <style:text-properties fo:font-weight="bold" style:font-weight-asian="bold" style:font-weight-complex="bold"/>
    </style:style>
    <style:style style:name="T260" style:family="text">
      <style:text-properties fo:font-weight="bold" officeooo:rsid="0065b496" style:font-weight-asian="bold" style:font-weight-complex="bold"/>
    </style:style>
    <style:style style:name="T261" style:family="text">
      <style:text-properties fo:font-weight="bold" officeooo:rsid="00367b12" style:font-weight-asian="bold" style:font-weight-complex="bold"/>
    </style:style>
    <style:style style:name="T262" style:family="text">
      <style:text-properties fo:font-weight="bold" officeooo:rsid="003ed932" style:font-weight-asian="bold" style:font-weight-complex="bold"/>
    </style:style>
    <style:style style:name="T263" style:family="text">
      <style:text-properties fo:font-weight="bold" officeooo:rsid="00192d5a" style:font-weight-asian="bold" style:font-weight-complex="bold"/>
    </style:style>
    <style:style style:name="T264" style:family="text">
      <style:text-properties fo:font-weight="bold" officeooo:rsid="0055ca48" style:font-weight-asian="bold" style:font-weight-complex="bold"/>
    </style:style>
    <style:style style:name="T265" style:family="text">
      <style:text-properties fo:font-weight="bold" officeooo:rsid="005c6040" style:font-weight-asian="bold" style:font-weight-complex="bold"/>
    </style:style>
    <style:style style:name="T266" style:family="text">
      <style:text-properties fo:font-weight="bold" officeooo:rsid="006be626" style:font-weight-asian="bold" style:font-weight-complex="bold"/>
    </style:style>
    <style:style style:name="T267" style:family="text">
      <style:text-properties fo:font-weight="bold" officeooo:rsid="006560d0" style:font-weight-asian="bold" style:font-weight-complex="bold"/>
    </style:style>
    <style:style style:name="T268" style:family="text">
      <style:text-properties fo:font-weight="bold" officeooo:rsid="008d4cc9" style:font-weight-asian="bold" style:font-weight-complex="bold"/>
    </style:style>
    <style:style style:name="T269" style:family="text">
      <style:text-properties fo:font-weight="bold" officeooo:rsid="008da7a5" style:font-weight-asian="bold" style:font-weight-complex="bold"/>
    </style:style>
    <style:style style:name="T270" style:family="text">
      <style:text-properties fo:font-weight="bold" officeooo:rsid="0046e747" style:font-weight-asian="bold" style:font-weight-complex="bold"/>
    </style:style>
    <style:style style:name="T271" style:family="text">
      <style:text-properties fo:font-weight="bold" officeooo:rsid="003a42b8" style:font-weight-asian="bold" style:font-weight-complex="bold"/>
    </style:style>
    <style:style style:name="T272" style:family="text">
      <style:text-properties fo:font-weight="bold" officeooo:rsid="0038d2e0" style:font-weight-asian="bold" style:font-weight-complex="bold"/>
    </style:style>
    <style:style style:name="T273" style:family="text">
      <style:text-properties fo:font-weight="bold" officeooo:rsid="00237f0d" style:font-weight-asian="bold" style:font-weight-complex="bold"/>
    </style:style>
    <style:style style:name="T274" style:family="text">
      <style:text-properties fo:font-weight="bold" officeooo:rsid="001a8dbe" style:font-weight-asian="bold" style:font-weight-complex="bold"/>
    </style:style>
    <style:style style:name="T275" style:family="text">
      <style:text-properties fo:font-weight="bold" officeooo:rsid="00f9dbfe" style:font-weight-asian="bold" style:font-weight-complex="bold"/>
    </style:style>
    <style:style style:name="T276" style:family="text">
      <style:text-properties fo:font-weight="bold" officeooo:rsid="00580b48" style:font-name-asian="Shafarik" style:font-weight-asian="bold" style:font-name-complex="Shafarik" style:font-weight-complex="bold"/>
    </style:style>
    <style:style style:name="T277" style:family="text">
      <style:text-properties fo:font-weight="bold" officeooo:rsid="0065b496" style:font-name-asian="Shafarik" style:font-weight-asian="bold" style:font-name-complex="Shafarik" style:font-weight-complex="bold"/>
    </style:style>
    <style:style style:name="T278" style:family="text">
      <style:text-properties fo:font-weight="bold" officeooo:rsid="009b0118" fo:background-color="transparent" loext:char-shading-value="0" style:font-name-asian="Shafarik" style:font-weight-asian="bold" style:font-name-complex="Shafarik" style:font-weight-complex="bold"/>
    </style:style>
    <style:style style:name="T279" style:family="text">
      <style:text-properties fo:font-weight="bold" officeooo:rsid="009c58ec" fo:background-color="transparent" loext:char-shading-value="0" style:font-name-asian="Shafarik" style:font-weight-asian="bold" style:font-name-complex="Shafarik" style:font-weight-complex="bold"/>
    </style:style>
    <style:style style:name="T280" style:family="text">
      <style:text-properties fo:font-weight="bold" officeooo:rsid="00a1a10a" fo:background-color="transparent" loext:char-shading-value="0" style:font-name-asian="Shafarik" style:font-weight-asian="bold" style:font-name-complex="Shafarik" style:font-weight-complex="bold"/>
    </style:style>
    <style:style style:name="T281" style:family="text">
      <style:text-properties style:font-name="Shafarik:salt"/>
    </style:style>
    <style:style style:name="T282" style:family="text">
      <style:text-properties style:font-name="Shafarik:salt" style:font-name-asian="Droid Sans Fallback" style:font-name-complex="FreeSans"/>
    </style:style>
    <style:style style:name="T283"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284" style:family="text">
      <style:text-properties style:font-name="Shafarik:salt" officeooo:rsid="001aedb4"/>
    </style:style>
    <style:style style:name="T285" style:family="text">
      <style:text-properties style:text-line-through-style="none" style:text-line-through-type="none"/>
    </style:style>
    <style:style style:name="T286" style:family="text">
      <style:text-properties style:text-line-through-style="none" style:text-line-through-type="none" style:font-name="Shafarik:ss01"/>
    </style:style>
    <style:style style:name="T287" style:family="text">
      <style:text-properties style:text-line-through-style="none" style:text-line-through-type="none" style:font-name="Shafarik:ss02" officeooo:rsid="0047e894"/>
    </style:style>
    <style:style style:name="T288" style:family="text">
      <style:text-properties style:text-line-through-style="none" style:text-line-through-type="none" officeooo:rsid="00485738"/>
    </style:style>
    <style:style style:name="T289" style:family="text">
      <style:text-properties style:text-line-through-style="none" style:text-line-through-type="none" officeooo:rsid="004a7458"/>
    </style:style>
    <style:style style:name="T290" style:family="text">
      <style:text-properties style:text-line-through-style="none" style:text-line-through-type="none" fo:font-weight="bold" style:font-weight-asian="bold" style:font-weight-complex="bold"/>
    </style:style>
    <style:style style:name="T291" style:family="text">
      <style:text-properties style:text-line-through-style="none" style:text-line-through-type="none" fo:font-weight="bold" officeooo:rsid="008da7a5" style:font-weight-asian="bold" style:font-weight-complex="bold"/>
    </style:style>
    <style:style style:name="T292" style:family="text">
      <style:text-properties style:text-line-through-style="none" style:text-line-through-type="none" fo:font-weight="bold" officeooo:rsid="0047e894" style:font-weight-asian="bold" style:font-weight-complex="bold"/>
    </style:style>
    <style:style style:name="T293" style:family="text">
      <style:text-properties style:text-line-through-style="none" style:text-line-through-type="none" fo:font-weight="bold" officeooo:rsid="00a37ff3" style:font-weight-asian="bold" style:font-weight-complex="bold"/>
    </style:style>
    <style:style style:name="T294" style:family="text">
      <style:text-properties style:text-line-through-style="none" style:text-line-through-type="none" style:font-name="Shafarik" officeooo:rsid="00a3ed5c"/>
    </style:style>
    <style:style style:name="T295" style:family="text">
      <style:text-properties style:text-line-through-style="none" style:text-line-through-type="none" style:font-name="Shafarik1" officeooo:rsid="0003f9c0"/>
    </style:style>
    <style:style style:name="T296" style:family="text">
      <style:text-properties style:text-line-through-style="none" style:text-line-through-type="none" officeooo:rsid="00a3ed5c"/>
    </style:style>
    <style:style style:name="T297" style:family="text">
      <style:text-properties fo:font-weight="normal" style:font-weight-asian="normal" style:font-weight-complex="normal"/>
    </style:style>
    <style:style style:name="T298" style:family="text">
      <style:text-properties fo:font-weight="normal" officeooo:rsid="0038d2e0" style:font-weight-asian="normal" style:font-weight-complex="normal"/>
    </style:style>
    <style:style style:name="T299" style:family="text">
      <style:text-properties fo:font-weight="normal" officeooo:rsid="00329367" style:font-weight-asian="normal" style:font-weight-complex="normal"/>
    </style:style>
    <style:style style:name="T300" style:family="text">
      <style:text-properties fo:font-weight="normal" officeooo:rsid="009e42cf" style:font-weight-asian="normal" style:font-weight-complex="normal"/>
    </style:style>
    <style:style style:name="T301" style:family="text">
      <style:text-properties fo:font-weight="normal" officeooo:rsid="008da7a5" style:font-weight-asian="normal" style:font-weight-complex="normal"/>
    </style:style>
    <style:style style:name="T302" style:family="text">
      <style:text-properties fo:font-weight="normal" officeooo:rsid="00a37ff3" style:font-weight-asian="normal" style:font-weight-complex="normal"/>
    </style:style>
    <style:style style:name="T303" style:family="text">
      <style:text-properties fo:font-weight="normal" officeooo:rsid="00a53bae" style:font-weight-asian="normal" style:font-weight-complex="normal"/>
    </style:style>
    <style:style style:name="T304" style:family="text">
      <style:text-properties fo:font-weight="normal" officeooo:rsid="00a6ad61" style:font-weight-asian="normal" style:font-weight-complex="normal"/>
    </style:style>
    <style:style style:name="T305" style:family="text">
      <style:text-properties fo:font-weight="normal" officeooo:rsid="00c429d9" style:font-weight-asian="normal" style:font-weight-complex="normal"/>
    </style:style>
    <style:style style:name="T306" style:family="text">
      <style:text-properties fo:font-weight="normal" officeooo:rsid="00386199" style:font-weight-asian="normal" style:font-weight-complex="normal"/>
    </style:style>
    <style:style style:name="T307" style:family="text">
      <style:text-properties fo:font-weight="normal" officeooo:rsid="003ede64" style:font-weight-asian="normal" style:font-weight-complex="normal"/>
    </style:style>
    <style:style style:name="T308" style:family="text">
      <style:text-properties fo:font-weight="normal" officeooo:rsid="00405ee0" style:font-weight-asian="normal" style:font-weight-complex="normal"/>
    </style:style>
    <style:style style:name="T309" style:family="text">
      <style:text-properties fo:font-weight="normal" officeooo:rsid="003f48b0" style:font-weight-asian="normal" style:font-weight-complex="normal"/>
    </style:style>
    <style:style style:name="T310" style:family="text">
      <style:text-properties fo:font-weight="normal" officeooo:rsid="00f21109" style:font-weight-asian="normal" style:font-weight-complex="normal"/>
    </style:style>
    <style:style style:name="T311" style:family="text">
      <style:text-properties fo:font-weight="normal" officeooo:rsid="00fcc911" style:font-weight-asian="normal" style:font-weight-complex="normal"/>
    </style:style>
    <style:style style:name="T312" style:family="text">
      <style:text-properties fo:font-weight="normal" officeooo:rsid="00b7ca60" fo:background-color="#ffffff" loext:char-shading-value="0" style:font-weight-asian="normal" style:font-weight-complex="normal"/>
    </style:style>
    <style:style style:name="T313" style:family="text">
      <style:text-properties fo:font-weight="normal" officeooo:rsid="00b7ca60" fo:background-color="#ffff00" loext:char-shading-value="0" style:font-weight-asian="normal" style:font-weight-complex="normal"/>
    </style:style>
    <style:style style:name="T314" style:family="text">
      <style:text-properties fo:font-weight="normal" officeooo:rsid="00c90ff1" fo:background-color="#ffff00" loext:char-shading-value="0" style:font-weight-asian="normal" style:font-weight-complex="normal"/>
    </style:style>
    <style:style style:name="T315" style:family="text">
      <style:text-properties fo:font-weight="normal" officeooo:rsid="003ede64" fo:background-color="#66ff66" loext:char-shading-value="0" style:font-weight-asian="normal" style:font-weight-complex="normal"/>
    </style:style>
    <style:style style:name="T316" style:family="text">
      <style:text-properties fo:font-weight="normal" officeooo:rsid="003f48b0" fo:background-color="transparent" loext:char-shading-value="0" style:font-weight-asian="normal" style:font-weight-complex="normal"/>
    </style:style>
    <style:style style:name="T317" style:family="text">
      <style:text-properties fo:font-weight="normal" officeooo:rsid="00405ee0" fo:background-color="transparent" loext:char-shading-value="0" style:font-weight-asian="normal" style:font-weight-complex="normal"/>
    </style:style>
    <style:style style:name="T318" style:family="text">
      <style:text-properties fo:font-weight="normal" officeooo:rsid="00fcc911" fo:background-color="transparent" loext:char-shading-value="0" style:font-weight-asian="normal" style:font-weight-complex="normal"/>
    </style:style>
    <style:style style:name="T319" style:family="text">
      <style:text-properties officeooo:rsid="00e5e675"/>
    </style:style>
    <style:style style:name="T320" style:family="text">
      <style:text-properties officeooo:rsid="01024029"/>
    </style:style>
    <style:style style:name="T32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32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32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32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32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32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32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32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32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330" style:family="text">
      <style:text-properties style:use-window-font-color="true" style:text-line-through-style="none" style:text-line-through-type="none" fo:font-weight="bold" officeooo:rsid="00437e3b" fo:background-color="transparent" loext:char-shading-value="0" style:font-name-asian="Shafarik" style:font-weight-asian="bold" style:font-weight-complex="bold"/>
    </style:style>
    <style:style style:name="T331"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332"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333"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334"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335"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336"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337"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338"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33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34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341" style:family="text">
      <style:text-properties style:use-window-font-color="true" fo:font-style="normal" officeooo:rsid="00c429d9" fo:background-color="transparent" loext:char-shading-value="0" style:font-name-asian="Droid Sans Fallback" style:font-style-asian="normal" style:font-name-complex="FreeSans" style:font-style-complex="normal"/>
    </style:style>
    <style:style style:name="T342"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343" style:family="text">
      <style:text-properties style:use-window-font-color="true" fo:font-style="normal" officeooo:rsid="009e42cf" fo:background-color="#ffff00" loext:char-shading-value="0" style:font-name-asian="Droid Sans Fallback" style:font-style-asian="normal" style:font-name-complex="FreeSans" style:font-style-complex="normal"/>
    </style:style>
    <style:style style:name="T344" style:family="text">
      <style:text-properties style:use-window-font-color="true" style:font-name="Shafarik" fo:background-color="transparent" loext:char-shading-value="0" style:font-name-asian="Droid Sans Fallback" style:font-name-complex="FreeSans"/>
    </style:style>
    <style:style style:name="T345" style:family="text">
      <style:text-properties style:use-window-font-color="true" style:font-name="Shafarik" officeooo:rsid="0062608a" fo:background-color="transparent" loext:char-shading-value="0" style:font-name-asian="Droid Sans Fallback" style:font-name-complex="FreeSans"/>
    </style:style>
    <style:style style:name="T346"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347" style:family="text">
      <style:text-properties style:use-window-font-color="true" style:font-name="Shafarik:salt" fo:background-color="transparent" loext:char-shading-value="0" style:font-name-asian="Droid Sans Fallback" style:font-name-complex="FreeSans"/>
    </style:style>
    <style:style style:name="T348"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349"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350"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351"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352"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353"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354" style:family="text">
      <style:text-properties style:use-window-font-color="true" fo:font-size="12pt" fo:font-weight="normal" officeooo:rsid="01338d14" fo:background-color="#ffff00" loext:char-shading-value="0" style:font-name-asian="Shafarik" style:font-size-asian="12pt" style:font-weight-asian="normal" style:font-name-complex="Shafarik" style:font-size-complex="12pt" style:font-weight-complex="normal"/>
    </style:style>
    <style:style style:name="T355" style:family="text">
      <style:text-properties style:use-window-font-color="true" fo:font-size="12pt" fo:font-weight="normal" officeooo:rsid="0046e747" fo:background-color="#ffff00" loext:char-shading-value="0" style:font-name-asian="Shafarik" style:font-size-asian="12pt" style:font-weight-asian="normal" style:font-name-complex="Shafarik" style:font-size-complex="12pt" style:font-weight-complex="normal"/>
    </style:style>
    <style:style style:name="T356" style:family="text">
      <style:text-properties style:use-window-font-color="true" fo:font-size="12pt" fo:font-style="italic" fo:font-weight="normal" officeooo:rsid="01338d14" fo:background-color="#ffff00" loext:char-shading-value="0" style:font-name-asian="Shafarik" style:font-size-asian="12pt" style:font-style-asian="italic" style:font-weight-asian="normal" style:font-name-complex="Shafarik" style:font-size-complex="12pt" style:font-style-complex="italic" style:font-weight-complex="normal"/>
    </style:style>
    <style:style style:name="T357" style:family="text">
      <style:text-properties style:use-window-font-color="true" fo:font-size="12pt" fo:font-style="italic" fo:font-weight="normal" officeooo:rsid="0046e747" fo:background-color="#ffff00" loext:char-shading-value="0" style:font-name-asian="Shafarik" style:font-size-asian="12pt" style:font-style-asian="italic" style:font-weight-asian="normal" style:font-name-complex="Shafarik" style:font-size-complex="12pt" style:font-style-complex="italic" style:font-weight-complex="normal"/>
    </style:style>
    <style:style style:name="T358" style:family="text">
      <style:text-properties style:use-window-font-color="true" officeooo:rsid="0083a643"/>
    </style:style>
    <style:style style:name="T359" style:family="text">
      <style:text-properties style:use-window-font-color="true" officeooo:rsid="0083a643" fo:background-color="#ffffff" loext:char-shading-value="0"/>
    </style:style>
    <style:style style:name="T360" style:family="text">
      <style:text-properties style:use-window-font-color="true" officeooo:rsid="00a1a4c7" fo:background-color="#ffffff" loext:char-shading-value="0"/>
    </style:style>
    <style:style style:name="T361" style:family="text">
      <style:text-properties style:use-window-font-color="true" style:font-name="Shafarik:ss01" officeooo:rsid="00580b48" fo:background-color="#ffffff" loext:char-shading-value="0"/>
    </style:style>
    <style:style style:name="T362" style:family="text">
      <style:text-properties style:use-window-font-color="true" style:font-name="Times New Roman" officeooo:rsid="00580b48" fo:background-color="#ffffff" loext:char-shading-value="0"/>
    </style:style>
    <style:style style:name="T363" style:family="text">
      <style:text-properties style:use-window-font-color="true" style:font-name="Times New Roman" officeooo:rsid="00852c03" fo:background-color="#ffffff" loext:char-shading-value="0"/>
    </style:style>
    <style:style style:name="T364" style:family="text">
      <style:text-properties style:use-window-font-color="true" style:font-name="Times New Roman" officeooo:rsid="0085ca3d" fo:background-color="#ffffff" loext:char-shading-value="0"/>
    </style:style>
    <style:style style:name="T365"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366"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367" style:family="text">
      <style:text-properties style:use-window-font-color="true" officeooo:rsid="005ec1bb" style:font-name-asian="Droid Sans Fallback" style:font-name-complex="FreeSans"/>
    </style:style>
    <style:style style:name="T368" style:family="text">
      <style:text-properties style:use-window-font-color="true" style:font-name="Shafarik1" officeooo:rsid="00580b48" style:font-name-asian="Droid Sans Fallback" style:font-name-complex="FreeSans"/>
    </style:style>
    <style:style style:name="T369" style:family="text">
      <style:text-properties style:use-window-font-color="true" style:font-name="Shafarik1" officeooo:rsid="005ec1bb" style:font-name-asian="Droid Sans Fallback" style:font-name-complex="FreeSans"/>
    </style:style>
    <style:style style:name="T370"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371"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372"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3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37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376" style:family="text">
      <style:text-properties officeooo:rsid="00df8935"/>
    </style:style>
    <style:style style:name="T377" style:family="text">
      <style:text-properties officeooo:rsid="00ed9d59"/>
    </style:style>
    <style:style style:name="T378" style:family="text">
      <style:text-properties officeooo:rsid="00eaac60"/>
    </style:style>
    <style:style style:name="T379" style:family="text">
      <style:text-properties officeooo:rsid="0038d2e0"/>
    </style:style>
    <style:style style:name="T380" style:family="text">
      <style:text-properties officeooo:rsid="00c5f648"/>
    </style:style>
    <style:style style:name="T381" style:family="text">
      <style:text-properties officeooo:rsid="00616b4e"/>
    </style:style>
    <style:style style:name="T382" style:family="text">
      <style:text-properties fo:font-style="normal" style:font-style-asian="normal" style:font-style-complex="normal"/>
    </style:style>
    <style:style style:name="T383" style:family="text">
      <style:text-properties fo:font-style="normal" officeooo:rsid="007bf6ff" style:font-style-asian="normal" style:font-style-complex="normal"/>
    </style:style>
    <style:style style:name="T384" style:family="text">
      <style:text-properties fo:font-style="normal" officeooo:rsid="007ed0ef" style:font-style-asian="normal" style:font-style-complex="normal"/>
    </style:style>
    <style:style style:name="T385" style:family="text">
      <style:text-properties style:font-name="Shafarik:ss02" style:font-name-asian="Shafarik" style:font-name-complex="Shafarik"/>
    </style:style>
    <style:style style:name="T386" style:family="text">
      <style:text-properties style:font-name="Shafarik:ss02" officeooo:rsid="00182cc2" style:font-name-asian="Shafarik" style:font-name-complex="Shafarik"/>
    </style:style>
    <style:style style:name="T387" style:family="text">
      <style:text-properties style:font-name="Shafarik:ss02" officeooo:rsid="0077fcce" style:font-name-asian="Shafarik" style:font-name-complex="Shafarik"/>
    </style:style>
    <style:style style:name="T388" style:family="text">
      <style:text-properties style:font-name="Shafarik:ss02" officeooo:rsid="0078f962" style:font-name-asian="Shafarik" style:font-name-complex="Shafarik"/>
    </style:style>
    <style:style style:name="T389" style:family="text">
      <style:text-properties style:font-name="Shafarik:ss02" officeooo:rsid="00706450" style:font-name-asian="Droid Sans Fallback" style:font-name-complex="FreeSans"/>
    </style:style>
    <style:style style:name="T390" style:family="text">
      <style:text-properties style:font-name="Shafarik:ss02" fo:font-weight="normal" officeooo:rsid="00192d5a" style:font-name-asian="Shafarik" style:font-weight-asian="normal" style:font-name-complex="Shafarik" style:font-weight-complex="normal"/>
    </style:style>
    <style:style style:name="T391" style:family="text">
      <style:text-properties style:font-name="Shafarik:ss02" officeooo:rsid="00192d5a"/>
    </style:style>
    <style:style style:name="T392" style:family="text">
      <style:text-properties style:font-name="Shafarik:ss02" officeooo:rsid="008d4cc9"/>
    </style:style>
    <style:style style:name="T393" style:family="text">
      <style:text-properties style:font-name="Shafarik:ss01"/>
    </style:style>
    <style:style style:name="T394" style:family="text">
      <style:text-properties style:font-name="Shafarik:ss01" fo:font-weight="normal" officeooo:rsid="00182cc2" style:font-weight-asian="normal" style:font-weight-complex="normal"/>
    </style:style>
    <style:style style:name="T395" style:family="text">
      <style:text-properties style:font-name="Shafarik:ss01" fo:font-weight="normal" officeooo:rsid="00192d5a" style:font-name-asian="Shafarik" style:font-weight-asian="normal" style:font-name-complex="Shafarik" style:font-weight-complex="normal"/>
    </style:style>
    <style:style style:name="T396" style:family="text">
      <style:text-properties style:font-name="Shafarik:ss01" fo:font-weight="normal" officeooo:rsid="00329367" style:font-name-asian="Shafarik" style:font-weight-asian="normal" style:font-name-complex="Shafarik" style:font-weight-complex="normal"/>
    </style:style>
    <style:style style:name="T397" style:family="text">
      <style:text-properties style:font-name="Shafarik:ss01" fo:font-weight="normal" officeooo:rsid="008a7407" style:font-name-asian="Shafarik" style:font-weight-asian="normal" style:font-name-complex="Shafarik" style:font-weight-complex="normal"/>
    </style:style>
    <style:style style:name="T398"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399"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00" style:family="text">
      <style:text-properties style:font-name="Shafarik:ss01" officeooo:rsid="00706450" style:font-name-asian="Droid Sans Fallback" style:font-name-complex="FreeSans"/>
    </style:style>
    <style:style style:name="T401" style:family="text">
      <style:text-properties style:font-name="Shafarik:ss01" officeooo:rsid="00182cc2"/>
    </style:style>
    <style:style style:name="T402" style:family="text">
      <style:text-properties style:font-name="Shafarik:ss01" officeooo:rsid="0077fcce"/>
    </style:style>
    <style:style style:name="T403" style:family="text">
      <style:text-properties style:font-name="Shafarik:ss01" officeooo:rsid="0078f962"/>
    </style:style>
    <style:style style:name="T404" style:family="text">
      <style:text-properties style:font-name="Shafarik:ss01" officeooo:rsid="00192d5a"/>
    </style:style>
    <style:style style:name="T405" style:family="text">
      <style:text-properties style:font-name="Shafarik:ss01" officeooo:rsid="008a7407"/>
    </style:style>
    <style:style style:name="T406" style:family="text">
      <style:text-properties style:font-name="Shafarik:ss01" officeooo:rsid="00329367"/>
    </style:style>
    <style:style style:name="T407" style:family="text">
      <style:text-properties style:font-name="Shafarik:ss01" fo:background-color="#ffffff" loext:char-shading-value="0"/>
    </style:style>
    <style:style style:name="T408" style:family="text">
      <style:text-properties style:text-underline-style="solid" style:text-underline-width="auto" style:text-underline-color="font-color"/>
    </style:style>
    <style:style style:name="T409" style:family="text">
      <style:text-properties style:text-underline-style="solid" style:text-underline-width="auto" style:text-underline-color="font-color" officeooo:rsid="002c66e4"/>
    </style:style>
    <style:style style:name="T410" style:family="text">
      <style:text-properties style:text-underline-style="solid" style:text-underline-width="auto" style:text-underline-color="font-color" officeooo:rsid="008216a9"/>
    </style:style>
    <style:style style:name="T411" style:family="text">
      <style:text-properties style:text-underline-style="solid" style:text-underline-width="auto" style:text-underline-color="font-color" officeooo:rsid="008774e6"/>
    </style:style>
    <style:style style:name="T412" style:family="text">
      <style:text-properties style:text-underline-style="solid" style:text-underline-width="auto" style:text-underline-color="font-color" officeooo:rsid="008a7407"/>
    </style:style>
    <style:style style:name="T413" style:family="text">
      <style:text-properties style:text-underline-style="solid" style:text-underline-width="auto" style:text-underline-color="font-color" officeooo:rsid="008bce00"/>
    </style:style>
    <style:style style:name="T414" style:family="text">
      <style:text-properties style:text-underline-style="solid" style:text-underline-width="auto" style:text-underline-color="font-color" officeooo:rsid="008d4cc9"/>
    </style:style>
    <style:style style:name="T415" style:family="text">
      <style:text-properties style:text-underline-style="solid" style:text-underline-width="auto" style:text-underline-color="font-color" officeooo:rsid="00264ebc"/>
    </style:style>
    <style:style style:name="T416" style:family="text">
      <style:text-properties officeooo:rsid="003a9146" fo:background-color="transparent" loext:char-shading-value="0" style:font-name-asian="Shafarik" style:font-name-complex="Shafarik"/>
    </style:style>
    <style:style style:name="T417" style:family="text">
      <style:text-properties officeooo:rsid="003bc8bc" fo:background-color="transparent" loext:char-shading-value="0" style:font-name-asian="Shafarik" style:font-name-complex="Shafarik"/>
    </style:style>
    <style:style style:name="T418" style:family="text">
      <style:text-properties officeooo:rsid="007691ab" fo:background-color="transparent" loext:char-shading-value="0" style:font-name-asian="Shafarik" style:font-name-complex="Shafarik"/>
    </style:style>
    <style:style style:name="T419" style:family="text">
      <style:text-properties officeooo:rsid="0062608a" fo:background-color="transparent" loext:char-shading-value="0" style:font-name-asian="Shafarik" style:font-name-complex="Shafarik"/>
    </style:style>
    <style:style style:name="T420" style:family="text">
      <style:text-properties officeooo:rsid="009b0118" fo:background-color="transparent" loext:char-shading-value="0" style:font-name-asian="Shafarik" style:font-name-complex="Shafarik"/>
    </style:style>
    <style:style style:name="T421" style:family="text">
      <style:text-properties officeooo:rsid="009c58ec" fo:background-color="transparent" loext:char-shading-value="0" style:font-name-asian="Shafarik" style:font-name-complex="Shafarik"/>
    </style:style>
    <style:style style:name="T422" style:family="text">
      <style:text-properties officeooo:rsid="009a7254" fo:background-color="transparent" loext:char-shading-value="0" style:font-name-asian="Shafarik" style:font-name-complex="Shafarik"/>
    </style:style>
    <style:style style:name="T423" style:family="text">
      <style:text-properties officeooo:rsid="009e42cf" fo:background-color="transparent" loext:char-shading-value="0" style:font-name-asian="Shafarik" style:font-name-complex="Shafarik"/>
    </style:style>
    <style:style style:name="T424" style:family="text">
      <style:text-properties officeooo:rsid="0038d2e0" fo:background-color="transparent" loext:char-shading-value="0"/>
    </style:style>
    <style:style style:name="T425" style:family="text">
      <style:text-properties officeooo:rsid="0046e747"/>
    </style:style>
    <style:style style:name="T426" style:family="text">
      <style:text-properties officeooo:rsid="0047e894"/>
    </style:style>
    <style:style style:name="T427" style:family="text">
      <style:text-properties fo:background-color="#ffffff" loext:char-shading-value="0"/>
    </style:style>
    <style:style style:name="T428" style:family="text">
      <style:text-properties officeooo:rsid="0047e894" fo:background-color="#ffffff" loext:char-shading-value="0"/>
    </style:style>
    <style:style style:name="T429" style:family="text">
      <style:text-properties officeooo:rsid="00a3ed5c" fo:background-color="#ffffff" loext:char-shading-value="0"/>
    </style:style>
    <style:style style:name="T430" style:family="text">
      <style:text-properties officeooo:rsid="00485738"/>
    </style:style>
    <style:style style:name="T431" style:family="text">
      <style:text-properties officeooo:rsid="0041bc68"/>
    </style:style>
    <style:style style:name="T432" style:family="text">
      <style:text-properties officeooo:rsid="006560d0"/>
    </style:style>
    <style:style style:name="T433" style:family="text">
      <style:text-properties fo:font-size="12pt" style:font-size-asian="12pt" style:font-size-complex="12pt"/>
    </style:style>
    <style:style style:name="T434" style:family="text">
      <style:text-properties fo:font-size="12pt" officeooo:rsid="00329367" style:font-size-asian="12pt" style:font-size-complex="12pt"/>
    </style:style>
    <style:style style:name="T435" style:family="text">
      <style:text-properties fo:font-size="12pt" fo:font-weight="normal" officeooo:rsid="00329367" style:font-size-asian="12pt" style:font-weight-asian="normal" style:font-size-complex="12pt" style:font-weight-complex="normal"/>
    </style:style>
    <style:style style:name="T436" style:family="text">
      <style:text-properties fo:font-size="12pt" style:text-underline-style="solid" style:text-underline-width="auto" style:text-underline-color="font-color" style:font-size-asian="12pt" style:font-size-complex="12pt"/>
    </style:style>
    <style:style style:name="T437" style:family="text">
      <style:text-properties fo:font-size="12pt" style:text-underline-style="solid" style:text-underline-width="auto" style:text-underline-color="font-color" officeooo:rsid="002c66e4" style:font-size-asian="12pt" style:font-size-complex="12pt"/>
    </style:style>
    <style:style style:name="T438" style:family="text">
      <style:text-properties style:font-name="Times New Roman1" officeooo:rsid="0065b496"/>
    </style:style>
    <style:style style:name="T439" style:family="text">
      <style:text-properties style:font-name="Times New Roman1" officeooo:rsid="0055ca48"/>
    </style:style>
    <style:style style:name="T440" style:family="text">
      <style:text-properties officeooo:rsid="006b4dd1"/>
    </style:style>
    <style:style style:name="T441" style:family="text">
      <style:text-properties officeooo:rsid="006bd7ec"/>
    </style:style>
    <style:style style:name="T442" style:family="text">
      <style:text-properties officeooo:rsid="006be626"/>
    </style:style>
    <style:style style:name="T443" style:family="text">
      <style:text-properties officeooo:rsid="003ed932"/>
    </style:style>
    <style:style style:name="T444" style:family="text">
      <style:text-properties officeooo:rsid="006e6df6"/>
    </style:style>
    <style:style style:name="T445" style:family="text">
      <style:text-properties officeooo:rsid="00706450"/>
    </style:style>
    <style:style style:name="T446" style:family="text">
      <style:text-properties officeooo:rsid="007691ab"/>
    </style:style>
    <style:style style:name="T447" style:family="text">
      <style:text-properties officeooo:rsid="008316e3"/>
    </style:style>
    <style:style style:name="T448" style:family="text">
      <style:text-properties officeooo:rsid="0083a643"/>
    </style:style>
    <style:style style:name="T449" style:family="text">
      <style:text-properties officeooo:rsid="008da7a5"/>
    </style:style>
    <style:style style:name="T450" style:family="text">
      <style:text-properties fo:font-size="18pt" fo:font-weight="normal" style:font-size-asian="18pt" style:font-weight-asian="normal" style:font-size-complex="18pt" style:font-weight-complex="normal"/>
    </style:style>
    <style:style style:name="T451" style:family="text">
      <style:text-properties fo:font-size="18pt" fo:font-weight="normal" officeooo:rsid="0062608a" style:font-size-asian="18pt" style:font-weight-asian="normal" style:font-size-complex="18pt" style:font-weight-complex="normal"/>
    </style:style>
    <style:style style:name="T452" style:family="text">
      <style:text-properties fo:font-size="18pt" fo:font-weight="normal" officeooo:rsid="00367b12" style:font-size-asian="18pt" style:font-weight-asian="normal" style:font-size-complex="18pt" style:font-weight-complex="normal"/>
    </style:style>
    <style:style style:name="T453" style:family="text">
      <style:text-properties fo:font-size="18pt" fo:font-weight="bold" style:font-size-asian="18pt" style:font-weight-asian="bold" style:font-size-complex="18pt" style:font-weight-complex="bold"/>
    </style:style>
    <style:style style:name="T454" style:family="text">
      <style:text-properties fo:font-size="18pt" fo:font-weight="bold" officeooo:rsid="00245ac3" style:font-size-asian="18pt" style:font-weight-asian="bold" style:font-size-complex="18pt" style:font-weight-complex="bold"/>
    </style:style>
    <style:style style:name="T455" style:family="text">
      <style:text-properties fo:font-size="18pt" fo:font-weight="bold" officeooo:rsid="00247d66" style:font-size-asian="18pt" style:font-weight-asian="bold" style:font-size-complex="18pt" style:font-weight-complex="bold"/>
    </style:style>
    <style:style style:name="T456" style:family="text">
      <style:text-properties fo:font-size="18pt" fo:font-weight="bold" officeooo:rsid="00c90ff1" style:font-size-asian="18pt" style:font-weight-asian="bold" style:font-size-complex="18pt" style:font-weight-complex="bold"/>
    </style:style>
    <style:style style:name="T457" style:family="text">
      <style:text-properties fo:font-size="18pt" style:font-size-asian="18pt" style:font-size-complex="18pt"/>
    </style:style>
    <style:style style:name="T458" style:family="text">
      <style:text-properties officeooo:rsid="00a53bae"/>
    </style:style>
    <style:style style:name="T459" style:family="text">
      <style:text-properties officeooo:rsid="00a37ff3"/>
    </style:style>
    <style:style style:name="T460" style:family="text">
      <style:text-properties officeooo:rsid="00a6ad61"/>
    </style:style>
    <style:style style:name="T461" style:family="text">
      <style:text-properties officeooo:rsid="00a7a210"/>
    </style:style>
    <style:style style:name="T462" style:family="text">
      <style:text-properties officeooo:rsid="00a3ed5c"/>
    </style:style>
    <style:style style:name="T463" style:family="text">
      <style:text-properties officeooo:rsid="00b2b44c"/>
    </style:style>
    <style:style style:name="T464" style:family="text">
      <style:text-properties officeooo:rsid="00c0c9d2"/>
    </style:style>
    <style:style style:name="T465" style:family="text">
      <style:text-properties officeooo:rsid="00c1459c"/>
    </style:style>
    <style:style style:name="T466" style:family="text">
      <style:text-properties officeooo:rsid="00c429d9"/>
    </style:style>
    <style:style style:name="T467" style:family="text">
      <style:text-properties fo:font-size="14pt" fo:font-weight="bold" officeooo:rsid="0038d2e0" style:font-size-asian="14pt" style:font-weight-asian="bold" style:font-size-complex="14pt" style:font-weight-complex="bold"/>
    </style:style>
    <style:style style:name="T468" style:family="text">
      <style:text-properties fo:font-size="14pt" fo:font-weight="bold" officeooo:rsid="00c429d9" style:font-size-asian="14pt" style:font-weight-asian="bold" style:font-size-complex="14pt" style:font-weight-complex="bold"/>
    </style:style>
    <style:style style:name="T469" style:family="text">
      <style:text-properties fo:font-size="14pt" fo:font-weight="bold" officeooo:rsid="003b736c" style:font-size-asian="14pt" style:font-weight-asian="bold" style:font-size-complex="14pt" style:font-weight-complex="bold"/>
    </style:style>
    <style:style style:name="T470" style:family="text">
      <style:text-properties fo:font-size="14pt" fo:font-weight="bold" officeooo:rsid="00f9dbfe" style:font-size-asian="14pt" style:font-weight-asian="bold" style:font-size-complex="14pt" style:font-weight-complex="bold"/>
    </style:style>
    <style:style style:name="T471" style:family="text">
      <style:text-properties officeooo:rsid="0016732a"/>
    </style:style>
    <style:style style:name="T472" style:family="text">
      <style:text-properties officeooo:rsid="00245ac3"/>
    </style:style>
    <style:style style:name="T473" style:family="text">
      <style:text-properties officeooo:rsid="001744d3"/>
    </style:style>
    <style:style style:name="T474" style:family="text">
      <style:text-properties fo:font-size="10pt" fo:font-style="italic" style:text-underline-style="none" officeooo:rsid="00264ebc" style:font-size-asian="10pt" style:font-style-asian="italic" style:font-size-complex="10pt" style:font-style-complex="italic"/>
    </style:style>
    <style:style style:name="T475" style:family="text">
      <style:text-properties fo:font-size="10pt" fo:font-style="italic" style:text-underline-style="none" officeooo:rsid="002e3fb7" style:font-size-asian="10pt" style:font-style-asian="italic" style:font-size-complex="10pt" style:font-style-complex="italic"/>
    </style:style>
    <style:style style:name="T476" style:family="text">
      <style:text-properties fo:font-size="10pt" fo:font-style="italic" style:text-underline-style="none" officeooo:rsid="002ce220" style:font-size-asian="10pt" style:font-style-asian="italic" style:font-size-complex="10pt" style:font-style-complex="italic"/>
    </style:style>
    <style:style style:name="T477" style:family="text">
      <style:text-properties officeooo:rsid="00333b50"/>
    </style:style>
    <style:style style:name="T478" style:family="text">
      <style:text-properties officeooo:rsid="00371031"/>
    </style:style>
    <style:style style:name="T479" style:family="text">
      <style:text-properties officeooo:rsid="00d754f9"/>
    </style:style>
    <style:style style:name="T480" style:family="text">
      <style:text-properties officeooo:rsid="00dbb761"/>
    </style:style>
    <style:style style:name="T481" style:family="text">
      <style:text-properties officeooo:rsid="00dc698a"/>
    </style:style>
    <style:style style:name="T482" style:family="text">
      <style:text-properties style:text-underline-style="none"/>
    </style:style>
    <style:style style:name="T483" style:family="text">
      <style:text-properties style:text-underline-style="none" officeooo:rsid="00264ebc"/>
    </style:style>
    <style:style style:name="T484" style:family="text">
      <style:text-properties style:text-underline-style="none" officeooo:rsid="0104b930"/>
    </style:style>
    <style:style style:name="T485" style:family="text">
      <style:text-properties officeooo:rsid="00437e3b"/>
    </style:style>
    <style:style style:name="T486" style:family="text">
      <style:text-properties officeooo:rsid="00dfc530"/>
    </style:style>
    <style:style style:name="T487" style:family="text">
      <style:text-properties officeooo:rsid="00245c0f"/>
    </style:style>
    <style:style style:name="T488" style:family="text">
      <style:text-properties officeooo:rsid="00256bfe"/>
    </style:style>
    <style:style style:name="T489" style:family="text">
      <style:text-properties officeooo:rsid="00279d2d"/>
    </style:style>
    <style:style style:name="T490" style:family="text">
      <style:text-properties officeooo:rsid="00e44232"/>
    </style:style>
    <style:style style:name="T491" style:family="text">
      <style:text-properties officeooo:rsid="00e6147c"/>
    </style:style>
    <style:style style:name="T492" style:family="text">
      <style:text-properties officeooo:rsid="00e6ed0b"/>
    </style:style>
    <style:style style:name="T493" style:family="text">
      <style:text-properties officeooo:rsid="00e37e47"/>
    </style:style>
    <style:style style:name="T494" style:family="text">
      <style:text-properties officeooo:rsid="00e9f483"/>
    </style:style>
    <style:style style:name="T495" style:family="text">
      <style:text-properties officeooo:rsid="00315b95"/>
    </style:style>
    <style:style style:name="T496" style:family="text">
      <style:text-properties officeooo:rsid="0031772d"/>
    </style:style>
    <style:style style:name="T497" style:family="text">
      <style:text-properties officeooo:rsid="00292cfd"/>
    </style:style>
    <style:style style:name="T498" style:family="text">
      <style:text-properties officeooo:rsid="003f48b0"/>
    </style:style>
    <style:style style:name="T499" style:family="text">
      <style:text-properties style:font-name="Shafarik:ss05&amp;ss04"/>
    </style:style>
    <style:style style:name="T500" style:family="text">
      <style:text-properties officeooo:rsid="00ec7073"/>
    </style:style>
    <style:style style:name="T501" style:family="text">
      <style:text-properties officeooo:rsid="00ee387c"/>
    </style:style>
    <style:style style:name="T502" style:family="text">
      <style:text-properties officeooo:rsid="00f77010"/>
    </style:style>
    <style:style style:name="T503" style:family="text">
      <style:text-properties officeooo:rsid="00fa3267"/>
    </style:style>
    <style:style style:name="T504" style:family="text">
      <style:text-properties officeooo:rsid="00fcc911"/>
    </style:style>
    <style:style style:name="T505" style:family="text">
      <style:text-properties officeooo:rsid="0102a91e"/>
    </style:style>
    <style:style style:name="T506" style:family="text">
      <style:text-properties officeooo:rsid="0107c285"/>
    </style:style>
    <style:style style:name="T507" style:family="text">
      <style:text-properties officeooo:rsid="010e825f"/>
    </style:style>
    <style:style style:name="T508" style:family="text">
      <style:text-properties officeooo:rsid="010f625c"/>
    </style:style>
    <style:style style:name="T509" style:family="text">
      <style:text-properties officeooo:rsid="0110ff86"/>
    </style:style>
    <style:style style:name="T510" style:family="text">
      <style:text-properties officeooo:rsid="01113dce"/>
    </style:style>
    <style:style style:name="T511" style:family="text">
      <style:text-properties officeooo:rsid="01148231"/>
    </style:style>
    <style:style style:name="T512" style:family="text">
      <style:text-properties officeooo:rsid="0114e9f0"/>
    </style:style>
    <style:style style:name="T513" style:family="text">
      <style:text-properties officeooo:rsid="0115f74a"/>
    </style:style>
    <style:style style:name="T514" style:family="text">
      <style:text-properties officeooo:rsid="01173a66"/>
    </style:style>
    <style:style style:name="T515" style:family="text">
      <style:text-properties officeooo:rsid="0120c097"/>
    </style:style>
    <style:style style:name="T516" style:family="text">
      <style:text-properties officeooo:rsid="0123c2c0"/>
    </style:style>
    <style:style style:name="T517" style:family="text">
      <style:text-properties officeooo:rsid="0125042e"/>
    </style:style>
    <style:style style:name="T518" style:family="text">
      <style:text-properties officeooo:rsid="0126618a"/>
    </style:style>
    <style:style style:name="T519" style:family="text">
      <style:text-properties officeooo:rsid="012762c0"/>
    </style:style>
    <style:style style:name="T520" style:family="text">
      <style:text-properties style:font-name="Shafarik:salt=2"/>
    </style:style>
    <style:style style:name="T521" style:family="text">
      <style:text-properties style:font-name="Shafarik:salt=2" officeooo:rsid="001aedb4"/>
    </style:style>
    <style:style style:name="T522" style:family="text">
      <style:text-properties style:font-name="Shafarik:salt=2" officeooo:rsid="00245ac3" style:font-name-asian="Shafarik" style:font-name-complex="Shafarik"/>
    </style:style>
    <style:style style:name="T523" style:family="text">
      <style:text-properties style:font-name="Shafarik:salt=2" officeooo:rsid="012f8f2b"/>
    </style:style>
    <style:style style:name="T524" style:family="text">
      <style:text-properties style:font-name="Shafarik:salt=2" officeooo:rsid="01301566"/>
    </style:style>
    <style:style style:name="T525" style:family="text">
      <style:text-properties style:font-name="Shafarik:salt=3"/>
    </style:style>
    <style:style style:name="T526" style:family="text">
      <style:text-properties style:font-name="Shafarik:salt=3" officeooo:rsid="001aedb4"/>
    </style:style>
    <style:style style:name="T527" style:family="text">
      <style:text-properties style:font-name="Shafarik:salt=3" officeooo:rsid="0128c305"/>
    </style:style>
    <style:style style:name="T528" style:family="text">
      <style:text-properties style:font-name="Shafarik:salt=4" officeooo:rsid="001aedb4"/>
    </style:style>
    <style:style style:name="T529" style:family="text">
      <style:text-properties style:font-name="Shafarik:salt=5" officeooo:rsid="001aedb4"/>
    </style:style>
    <style:style style:name="T530" style:family="text">
      <style:text-properties style:font-name="Shafarik:salt=6" officeooo:rsid="001aedb4"/>
    </style:style>
    <style:style style:name="T531" style:family="text">
      <style:text-properties style:font-name="Shafarik:salt=7&amp;ss03" fo:font-size="12pt" style:font-name-asian="Shafarik" style:font-size-asian="12pt" style:font-name-complex="Shafarik" style:font-size-complex="12pt"/>
    </style:style>
    <style:style style:name="T532" style:family="text">
      <style:text-properties style:font-name="Shafarik:salt=7&amp;ss03" fo:font-size="12pt" officeooo:rsid="012bca0a" style:font-name-asian="Shafarik" style:font-size-asian="12pt" style:font-name-complex="Shafarik" style:font-size-complex="12pt"/>
    </style:style>
    <style:style style:name="T533" style:family="text">
      <style:text-properties officeooo:rsid="0132ac18"/>
    </style:style>
    <style:style style:name="T534" style:family="text">
      <style:text-properties officeooo:rsid="0117b9db"/>
    </style:style>
    <style:style style:name="T535" style:family="text">
      <style:text-properties officeooo:rsid="012f8f2b"/>
    </style:style>
    <style:style style:name="T536" style:family="text">
      <style:text-properties officeooo:rsid="01301566"/>
    </style:style>
    <style:style style:name="T537" style:family="text">
      <style:text-properties officeooo:rsid="01312084"/>
    </style:style>
  </office:automatic-styles>
  <office:body>
    <office:text text:use-soft-page-breaks="true">
      <office:forms form:automatic-focus="false" form:apply-design-mode="false"/>
      <text:tracked-changes>
        <text:changed-region xml:id="ct185656416" text:id="ct185656416">
          <text:deletion>
            <office:change-info>
              <dc:creator>Nikita </dc:creator>
              <dc:date>2019-12-23T12:01:28</dc:date>
            </office:change-info>
            <text:p text:style-name="P172"><text:span text:style-name="T200"/></text:p>
            <text:p text:style-name="P320"><text:span text:style-name="T200">T</text:span><text:span text:style-name="T196">ODO: Add lookups to precomposed versions of these pairs.</text:span></text:p>
          </text:deletion>
        </text:changed-region>
        <text:changed-region xml:id="ct186347744" text:id="ct186347744">
          <text:insertion>
            <office:change-info>
              <dc:creator>Nikita </dc:creator>
              <dc:date>2019-12-23T12:20:26</dc:date>
            </office:change-info>
          </text:insertion>
        </text:changed-region>
        <text:changed-region xml:id="ct186014656" text:id="ct186014656">
          <text:insertion>
            <office:change-info>
              <dc:creator>Nikita </dc:creator>
              <dc:date>2019-12-23T12:10:32</dc:date>
            </office:change-info>
          </text:insertion>
        </text:changed-region>
        <text:changed-region xml:id="ct186409728" text:id="ct186409728">
          <text:insertion>
            <office:change-info>
              <dc:creator>Nikita </dc:creator>
              <dc:date>2019-12-23T12:10:39</dc:date>
            </office:change-info>
          </text:insertion>
        </text:changed-region>
        <text:changed-region xml:id="ct186411136" text:id="ct186411136">
          <text:deletion>
            <office:change-info>
              <dc:creator>Nikita </dc:creator>
              <dc:date>2019-12-23T12:13:12</dc:date>
            </office:change-info>
            <text:p text:style-name="P193"><text:span text:style-name="T532"><text:note text:id="ftn13" text:note-class="footnote"><text:note-citation>9</text:note-citation><text:note-body><text:p text:style-name="P321"><text:span text:style-name="T374">) </text:span><text:span text:style-name="T373">We have to make this salt=7 because salt=2...6 is taken up by the Baromić ligatures.</text:span></text:p></text:note-body></text:note></text:span></text:p>
          </text:deletion>
        </text:changed-region>
        <text:changed-region xml:id="ct186421040" text:id="ct186421040">
          <text:format-change>
            <office:change-info>
              <dc:creator>Nikita </dc:creator>
              <dc:date>2019-12-23T12:13:43</dc:date>
            </office:change-info>
          </text:format-change>
        </text:changed-region>
        <text:changed-region xml:id="ct186423856" text:id="ct186423856">
          <text:insertion>
            <office:change-info>
              <dc:creator>Nikita </dc:creator>
              <dc:date>2019-12-23T12:13:18</dc:date>
            </office:change-info>
          </text:insertion>
        </text:changed-region>
        <text:changed-region xml:id="ct186424816" text:id="ct186424816">
          <text:insertion>
            <office:change-info>
              <dc:creator>Nikita </dc:creator>
              <dc:date>2019-12-23T12:15:19</dc:date>
            </office:change-info>
          </text:insertion>
        </text:changed-region>
        <text:changed-region xml:id="ct186425712" text:id="ct186425712">
          <text:insertion>
            <office:change-info>
              <dc:creator>Nikita </dc:creator>
              <dc:date>2019-12-23T12:14:13</dc:date>
            </office:change-info>
          </text:insertion>
        </text:changed-region>
        <text:changed-region xml:id="ct186412512" text:id="ct186412512">
          <text:insertion>
            <office:change-info>
              <dc:creator>Nikita </dc:creator>
              <dc:date>2019-12-23T12:08:17</dc:date>
            </office:change-info>
          </text:insertion>
        </text:changed-region>
        <text:changed-region xml:id="ct186413328" text:id="ct186413328">
          <text:deletion>
            <office:change-info>
              <dc:creator>Nikita </dc:creator>
              <dc:date>2019-12-23T12:08:17</dc:date>
            </office:change-info>
            <text:p text:style-name="P202"><text:span text:style-name="T511">U+EC77</text:span></text:p>
          </text:deletion>
        </text:changed-region>
        <text:changed-region xml:id="ct186414144" text:id="ct186414144">
          <text:insertion>
            <office:change-info>
              <dc:creator>Nikita </dc:creator>
              <dc:date>2019-12-23T12:08:17</dc:date>
            </office:change-info>
          </text:insertion>
        </text:changed-region>
        <text:changed-region xml:id="ct186414944" text:id="ct186414944">
          <text:deletion>
            <office:change-info>
              <dc:creator>Nikita </dc:creator>
              <dc:date>2019-12-23T12:08:17</dc:date>
            </office:change-info>
            <text:p text:style-name="P224"><text:span text:style-name="T148"></text:span></text:p>
          </text:deletion>
        </text:changed-region>
        <text:changed-region xml:id="ct186415536" text:id="ct186415536">
          <text:insertion>
            <office:change-info>
              <dc:creator>Nikita </dc:creator>
              <dc:date>2019-12-23T12:08:17</dc:date>
            </office:change-info>
          </text:insertion>
        </text:changed-region>
        <text:changed-region xml:id="ct186416368" text:id="ct186416368">
          <text:deletion>
            <office:change-info>
              <dc:creator>Nikita </dc:creator>
              <dc:date>2019-12-23T12:08:17</dc:date>
            </office:change-info>
            <text:p text:style-name="P202"><text:span text:style-name="T511">Alt Angular Capital </text:span><text:span text:style-name="T116">󰈂</text:span><text:span text:style-name="T176"> (</text:span><text:span text:style-name="T170">connected ‘V’</text:span><text:span text:style-name="T176">)</text:span></text:p>
          </text:deletion>
        </text:changed-region>
        <text:changed-region xml:id="ct186417296" text:id="ct186417296">
          <text:insertion>
            <office:change-info>
              <dc:creator>Nikita </dc:creator>
              <dc:date>2019-12-23T12:08:17</dc:date>
            </office:change-info>
          </text:insertion>
        </text:changed-region>
        <text:changed-region xml:id="ct186418144" text:id="ct186418144">
          <text:deletion>
            <office:change-info>
              <dc:creator>Nikita </dc:creator>
              <dc:date>2019-12-23T12:08:17</dc:date>
            </office:change-info>
            <text:p text:style-name="P202"><text:span text:style-name="T534">U+2C02</text:span></text:p>
          </text:deletion>
        </text:changed-region>
        <text:changed-region xml:id="ct186419072" text:id="ct186419072">
          <text:insertion>
            <office:change-info>
              <dc:creator>Nikita </dc:creator>
              <dc:date>2019-12-23T12:08:17</dc:date>
            </office:change-info>
          </text:insertion>
        </text:changed-region>
        <text:changed-region xml:id="ct186420448" text:id="ct186420448">
          <text:deletion>
            <office:change-info>
              <dc:creator>Nikita </dc:creator>
              <dc:date>2019-12-23T12:08:17</dc:date>
            </office:change-info>
            <text:p text:style-name="P203"><text:span text:style-name="T511">U+EC78</text:span></text:p>
          </text:deletion>
        </text:changed-region>
        <text:changed-region xml:id="ct186425024" text:id="ct186425024">
          <text:insertion>
            <office:change-info>
              <dc:creator>Nikita </dc:creator>
              <dc:date>2019-12-23T12:08:17</dc:date>
            </office:change-info>
          </text:insertion>
        </text:changed-region>
        <text:changed-region xml:id="ct186405408" text:id="ct186405408">
          <text:deletion>
            <office:change-info>
              <dc:creator>Nikita </dc:creator>
              <dc:date>2019-12-23T12:08:17</dc:date>
            </office:change-info>
            <text:p text:style-name="P221"><text:span text:style-name="T457"></text:span></text:p>
          </text:deletion>
        </text:changed-region>
        <text:changed-region xml:id="ct186423584" text:id="ct186423584">
          <text:insertion>
            <office:change-info>
              <dc:creator>Nikita </dc:creator>
              <dc:date>2019-12-23T12:08:17</dc:date>
            </office:change-info>
          </text:insertion>
        </text:changed-region>
        <text:changed-region xml:id="ct186421920" text:id="ct186421920">
          <text:deletion>
            <office:change-info>
              <dc:creator>Nikita </dc:creator>
              <dc:date>2019-12-23T12:08:17</dc:date>
            </office:change-info>
            <text:p text:style-name="P194">Alt <text:span text:style-name="T512">Angular</text:span> <text:span text:style-name="T512">Capital</text:span> <text:span text:style-name="T116">󰈅</text:span><text:span text:style-name="T78"> (</text:span><text:span text:style-name="T170">uncrossed ‘E’</text:span><text:span text:style-name="T78">)</text:span></text:p>
          </text:deletion>
        </text:changed-region>
        <text:changed-region xml:id="ct186418416" text:id="ct186418416">
          <text:insertion>
            <office:change-info>
              <dc:creator>Nikita </dc:creator>
              <dc:date>2019-12-23T12:08:17</dc:date>
            </office:change-info>
          </text:insertion>
        </text:changed-region>
        <text:changed-region xml:id="ct186423376" text:id="ct186423376">
          <text:deletion>
            <office:change-info>
              <dc:creator>Nikita </dc:creator>
              <dc:date>2019-12-23T12:08:17</dc:date>
            </office:change-info>
            <text:p text:style-name="P203"><text:span text:style-name="T534">U+2C05</text:span></text:p>
          </text:deletion>
        </text:changed-region>
        <text:changed-region xml:id="ct185129472" text:id="ct185129472">
          <text:insertion>
            <office:change-info>
              <dc:creator>Nikita </dc:creator>
              <dc:date>2019-12-23T12:08:17</dc:date>
            </office:change-info>
          </text:insertion>
        </text:changed-region>
        <text:changed-region xml:id="ct186417712" text:id="ct186417712">
          <text:deletion>
            <office:change-info>
              <dc:creator>Nikita </dc:creator>
              <dc:date>2019-12-23T12:08:17</dc:date>
            </office:change-info>
            <text:p text:style-name="P204"><text:span text:style-name="T511">U+EC79</text:span></text:p>
          </text:deletion>
        </text:changed-region>
        <text:changed-region xml:id="ct186411520" text:id="ct186411520">
          <text:insertion>
            <office:change-info>
              <dc:creator>Nikita </dc:creator>
              <dc:date>2019-12-23T12:08:17</dc:date>
            </office:change-info>
          </text:insertion>
        </text:changed-region>
        <text:changed-region xml:id="ct186421488" text:id="ct186421488">
          <text:deletion>
            <office:change-info>
              <dc:creator>Nikita </dc:creator>
              <dc:date>2019-12-23T12:08:17</dc:date>
            </office:change-info>
            <text:p text:style-name="P221"><text:span text:style-name="T457"></text:span></text:p>
          </text:deletion>
        </text:changed-region>
        <text:changed-region xml:id="ct186419280" text:id="ct186419280">
          <text:insertion>
            <office:change-info>
              <dc:creator>Nikita </dc:creator>
              <dc:date>2019-12-23T12:08:17</dc:date>
            </office:change-info>
          </text:insertion>
        </text:changed-region>
        <text:changed-region xml:id="ct186419408" text:id="ct186419408">
          <text:deletion>
            <office:change-info>
              <dc:creator>Nikita </dc:creator>
              <dc:date>2019-12-23T12:08:17</dc:date>
            </office:change-info>
            <text:p text:style-name="P195">Alt <text:span text:style-name="T512">Angular</text:span> <text:span text:style-name="T512">Small</text:span> <text:span text:style-name="T116">󰈵</text:span><text:span text:style-name="T78"> (</text:span><text:span text:style-name="T170">uncrossed ‘e’</text:span><text:span text:style-name="T78">)</text:span></text:p>
          </text:deletion>
        </text:changed-region>
        <text:changed-region xml:id="ct186416576" text:id="ct186416576">
          <text:insertion>
            <office:change-info>
              <dc:creator>Nikita </dc:creator>
              <dc:date>2019-12-23T12:08:17</dc:date>
            </office:change-info>
          </text:insertion>
        </text:changed-region>
        <text:changed-region xml:id="ct186418752" text:id="ct186418752">
          <text:deletion>
            <office:change-info>
              <dc:creator>Nikita </dc:creator>
              <dc:date>2019-12-23T12:08:17</dc:date>
            </office:change-info>
            <text:p text:style-name="P204"><text:span text:style-name="T534">U+2C35</text:span></text:p>
          </text:deletion>
        </text:changed-region>
        <text:changed-region xml:id="ct186416880" text:id="ct186416880">
          <text:insertion>
            <office:change-info>
              <dc:creator>Nikita </dc:creator>
              <dc:date>2019-12-23T12:08:17</dc:date>
            </office:change-info>
          </text:insertion>
        </text:changed-region>
        <text:changed-region xml:id="ct186415072" text:id="ct186415072">
          <text:deletion>
            <office:change-info>
              <dc:creator>Nikita </dc:creator>
              <dc:date>2019-12-23T12:08:17</dc:date>
            </office:change-info>
            <text:p text:style-name="P204"><text:span text:style-name="T511">U+EC7A</text:span></text:p>
          </text:deletion>
        </text:changed-region>
        <text:changed-region xml:id="ct186415376" text:id="ct186415376">
          <text:insertion>
            <office:change-info>
              <dc:creator>Nikita </dc:creator>
              <dc:date>2019-12-23T12:08:17</dc:date>
            </office:change-info>
          </text:insertion>
        </text:changed-region>
        <text:changed-region xml:id="ct186412000" text:id="ct186412000">
          <text:deletion>
            <office:change-info>
              <dc:creator>Nikita </dc:creator>
              <dc:date>2019-12-23T12:08:17</dc:date>
            </office:change-info>
            <text:p text:style-name="P221"><text:span text:style-name="T457"></text:span></text:p>
          </text:deletion>
        </text:changed-region>
        <text:changed-region xml:id="ct185136752" text:id="ct185136752">
          <text:insertion>
            <office:change-info>
              <dc:creator>Nikita </dc:creator>
              <dc:date>2019-12-23T12:08:17</dc:date>
            </office:change-info>
          </text:insertion>
        </text:changed-region>
        <text:changed-region xml:id="ct186412304" text:id="ct186412304">
          <text:deletion>
            <office:change-info>
              <dc:creator>Nikita </dc:creator>
              <dc:date>2019-12-23T12:08:17</dc:date>
            </office:change-info>
            <text:p text:style-name="P195">Alt <text:span text:style-name="T512">Angular</text:span> Capital <text:span text:style-name="T117">󰈇</text:span><text:span text:style-name="T78"> (</text:span><text:span text:style-name="T171">DZ</text:span><text:span text:style-name="T78">)</text:span></text:p>
          </text:deletion>
        </text:changed-region>
        <text:changed-region xml:id="ct186414448" text:id="ct186414448">
          <text:insertion>
            <office:change-info>
              <dc:creator>Nikita </dc:creator>
              <dc:date>2019-12-23T12:08:17</dc:date>
            </office:change-info>
          </text:insertion>
        </text:changed-region>
        <text:changed-region xml:id="ct186414576" text:id="ct186414576">
          <text:deletion>
            <office:change-info>
              <dc:creator>Nikita </dc:creator>
              <dc:date>2019-12-23T12:08:17</dc:date>
            </office:change-info>
            <text:p text:style-name="P204"><text:span text:style-name="T534">U+2C08</text:span></text:p>
          </text:deletion>
        </text:changed-region>
        <text:changed-region xml:id="ct186413456" text:id="ct186413456">
          <text:insertion>
            <office:change-info>
              <dc:creator>Nikita </dc:creator>
              <dc:date>2019-12-23T12:08:17</dc:date>
            </office:change-info>
          </text:insertion>
        </text:changed-region>
        <text:changed-region xml:id="ct186413584" text:id="ct186413584">
          <text:deletion>
            <office:change-info>
              <dc:creator>Nikita </dc:creator>
              <dc:date>2019-12-23T12:08:17</dc:date>
            </office:change-info>
            <text:p text:style-name="P204"><text:span text:style-name="T511">U+EC7B</text:span></text:p>
          </text:deletion>
        </text:changed-region>
        <text:changed-region xml:id="ct186414000" text:id="ct186414000">
          <text:insertion>
            <office:change-info>
              <dc:creator>Nikita </dc:creator>
              <dc:date>2019-12-23T12:08:17</dc:date>
            </office:change-info>
          </text:insertion>
        </text:changed-region>
        <text:changed-region xml:id="ct186412640" text:id="ct186412640">
          <text:deletion>
            <office:change-info>
              <dc:creator>Nikita </dc:creator>
              <dc:date>2019-12-23T12:08:17</dc:date>
            </office:change-info>
            <text:p text:style-name="P221"><text:span text:style-name="T457"></text:span></text:p>
          </text:deletion>
        </text:changed-region>
        <text:changed-region xml:id="ct185143568" text:id="ct185143568">
          <text:insertion>
            <office:change-info>
              <dc:creator>Nikita </dc:creator>
              <dc:date>2019-12-23T12:08:17</dc:date>
            </office:change-info>
          </text:insertion>
        </text:changed-region>
        <text:changed-region xml:id="ct186412944" text:id="ct186412944">
          <text:deletion>
            <office:change-info>
              <dc:creator>Nikita </dc:creator>
              <dc:date>2019-12-23T12:08:17</dc:date>
            </office:change-info>
            <text:p text:style-name="P195">Alt <text:span text:style-name="T512">Angular</text:span> <text:span text:style-name="T513">Small</text:span> <text:span text:style-name="T117">󰈷</text:span><text:span text:style-name="T78"> (</text:span><text:span text:style-name="T171">dz</text:span><text:span text:style-name="T78">)</text:span></text:p>
          </text:deletion>
        </text:changed-region>
        <text:changed-region xml:id="ct186415664" text:id="ct186415664">
          <text:insertion>
            <office:change-info>
              <dc:creator>Nikita </dc:creator>
              <dc:date>2019-12-23T12:08:17</dc:date>
            </office:change-info>
          </text:insertion>
        </text:changed-region>
        <text:changed-region xml:id="ct186415792" text:id="ct186415792">
          <text:deletion>
            <office:change-info>
              <dc:creator>Nikita </dc:creator>
              <dc:date>2019-12-23T12:08:17</dc:date>
            </office:change-info>
            <text:p text:style-name="P204"><text:span text:style-name="T534">U+2C38</text:span></text:p>
          </text:deletion>
        </text:changed-region>
        <text:changed-region xml:id="ct186416096" text:id="ct186416096">
          <text:insertion>
            <office:change-info>
              <dc:creator>Nikita </dc:creator>
              <dc:date>2019-12-23T12:09:47</dc:date>
            </office:change-info>
          </text:insertion>
        </text:changed-region>
        <text:changed-region xml:id="ct186416224" text:id="ct186416224">
          <text:deletion>
            <office:change-info>
              <dc:creator>Nikita </dc:creator>
              <dc:date>2019-12-23T12:09:47</dc:date>
            </office:change-info>
            <text:p text:style-name="P204"><text:span text:style-name="T511">U+EC7C</text:span></text:p>
          </text:deletion>
        </text:changed-region>
        <text:changed-region xml:id="ct186428560" text:id="ct186428560">
          <text:insertion>
            <office:change-info>
              <dc:creator>Nikita </dc:creator>
              <dc:date>2019-12-23T12:09:47</dc:date>
            </office:change-info>
          </text:insertion>
        </text:changed-region>
        <text:changed-region xml:id="ct186428688" text:id="ct186428688">
          <text:deletion>
            <office:change-info>
              <dc:creator>Nikita </dc:creator>
              <dc:date>2019-12-23T12:09:47</dc:date>
            </office:change-info>
            <text:p text:style-name="P221"><text:span text:style-name="T457"></text:span></text:p>
          </text:deletion>
        </text:changed-region>
        <text:changed-region xml:id="ct186428992" text:id="ct186428992">
          <text:insertion>
            <office:change-info>
              <dc:creator>Nikita </dc:creator>
              <dc:date>2019-12-23T12:09:47</dc:date>
            </office:change-info>
          </text:insertion>
        </text:changed-region>
        <text:changed-region xml:id="ct186429120" text:id="ct186429120">
          <text:deletion>
            <office:change-info>
              <dc:creator>Nikita </dc:creator>
              <dc:date>2019-12-23T12:09:47</dc:date>
            </office:change-info>
            <text:p text:style-name="P195">Alt <text:span text:style-name="T512">Angular</text:span> Capital <text:span text:style-name="T117">󰈌</text:span><text:span text:style-name="T78"> (</text:span><text:span text:style-name="T171">DZh/Gh</text:span><text:span text:style-name="T78">)</text:span></text:p>
          </text:deletion>
        </text:changed-region>
        <text:changed-region xml:id="ct186429424" text:id="ct186429424">
          <text:insertion>
            <office:change-info>
              <dc:creator>Nikita </dc:creator>
              <dc:date>2019-12-23T12:09:47</dc:date>
            </office:change-info>
          </text:insertion>
        </text:changed-region>
        <text:changed-region xml:id="ct186429552" text:id="ct186429552">
          <text:deletion>
            <office:change-info>
              <dc:creator>Nikita </dc:creator>
              <dc:date>2019-12-23T12:09:47</dc:date>
            </office:change-info>
            <text:p text:style-name="P204"><text:span text:style-name="T534">U+2C0C</text:span></text:p>
          </text:deletion>
        </text:changed-region>
        <text:changed-region xml:id="ct186429856" text:id="ct186429856">
          <text:insertion>
            <office:change-info>
              <dc:creator>Nikita </dc:creator>
              <dc:date>2019-12-23T12:09:47</dc:date>
            </office:change-info>
          </text:insertion>
        </text:changed-region>
        <text:changed-region xml:id="ct186429984" text:id="ct186429984">
          <text:deletion>
            <office:change-info>
              <dc:creator>Nikita </dc:creator>
              <dc:date>2019-12-23T12:09:47</dc:date>
            </office:change-info>
            <text:p text:style-name="P204"><text:span text:style-name="T511">U+EC7D</text:span></text:p>
          </text:deletion>
        </text:changed-region>
        <text:changed-region xml:id="ct186430288" text:id="ct186430288">
          <text:insertion>
            <office:change-info>
              <dc:creator>Nikita </dc:creator>
              <dc:date>2019-12-23T12:09:47</dc:date>
            </office:change-info>
          </text:insertion>
        </text:changed-region>
        <text:changed-region xml:id="ct186430416" text:id="ct186430416">
          <text:deletion>
            <office:change-info>
              <dc:creator>Nikita </dc:creator>
              <dc:date>2019-12-23T12:09:47</dc:date>
            </office:change-info>
            <text:p text:style-name="P221"><text:span text:style-name="T457"></text:span></text:p>
          </text:deletion>
        </text:changed-region>
        <text:changed-region xml:id="ct186430720" text:id="ct186430720">
          <text:insertion>
            <office:change-info>
              <dc:creator>Nikita </dc:creator>
              <dc:date>2019-12-23T12:09:47</dc:date>
            </office:change-info>
          </text:insertion>
        </text:changed-region>
        <text:changed-region xml:id="ct186430848" text:id="ct186430848">
          <text:deletion>
            <office:change-info>
              <dc:creator>Nikita </dc:creator>
              <dc:date>2019-12-23T12:09:47</dc:date>
            </office:change-info>
            <text:p text:style-name="P195">Alt <text:span text:style-name="T512">Angular</text:span> <text:span text:style-name="T513">Small</text:span> <text:span text:style-name="T117">󰈼</text:span><text:span text:style-name="T78"> (</text:span><text:span text:style-name="T171">dzh/gh</text:span><text:span text:style-name="T78">)</text:span></text:p>
          </text:deletion>
        </text:changed-region>
        <text:changed-region xml:id="ct186431152" text:id="ct186431152">
          <text:insertion>
            <office:change-info>
              <dc:creator>Nikita </dc:creator>
              <dc:date>2019-12-23T12:09:47</dc:date>
            </office:change-info>
          </text:insertion>
        </text:changed-region>
        <text:changed-region xml:id="ct186431280" text:id="ct186431280">
          <text:deletion>
            <office:change-info>
              <dc:creator>Nikita </dc:creator>
              <dc:date>2019-12-23T12:09:47</dc:date>
            </office:change-info>
            <text:p text:style-name="P195"><text:span text:style-name="T534">U+2C3C</text:span></text:p>
          </text:deletion>
        </text:changed-region>
        <text:changed-region xml:id="ct186431584" text:id="ct186431584">
          <text:insertion>
            <office:change-info>
              <dc:creator>Nikita </dc:creator>
              <dc:date>2019-12-23T12:11:47</dc:date>
            </office:change-info>
          </text:insertion>
        </text:changed-region>
        <text:changed-region xml:id="ct186431712" text:id="ct186431712">
          <text:deletion>
            <office:change-info>
              <dc:creator>Nikita </dc:creator>
              <dc:date>2019-12-23T12:11:47</dc:date>
            </office:change-info>
            <text:p text:style-name="P204"><text:span text:style-name="T511">U+EC7E</text:span></text:p>
          </text:deletion>
        </text:changed-region>
        <text:changed-region xml:id="ct186422992" text:id="ct186422992">
          <text:insertion>
            <office:change-info>
              <dc:creator>Nikita </dc:creator>
              <dc:date>2019-12-23T12:11:47</dc:date>
            </office:change-info>
          </text:insertion>
        </text:changed-region>
        <text:changed-region xml:id="ct185121632" text:id="ct185121632">
          <text:deletion>
            <office:change-info>
              <dc:creator>Nikita </dc:creator>
              <dc:date>2019-12-23T12:11:47</dc:date>
            </office:change-info>
            <text:p text:style-name="P221"><text:span text:style-name="T457"></text:span></text:p>
          </text:deletion>
        </text:changed-region>
        <text:changed-region xml:id="ct186391840" text:id="ct186391840">
          <text:insertion>
            <office:change-info>
              <dc:creator>Nikita </dc:creator>
              <dc:date>2019-12-23T12:11:47</dc:date>
            </office:change-info>
          </text:insertion>
        </text:changed-region>
        <text:changed-region xml:id="ct186424368" text:id="ct186424368">
          <text:deletion>
            <office:change-info>
              <dc:creator>Nikita </dc:creator>
              <dc:date>2019-12-23T12:11:47</dc:date>
            </office:change-info>
            <text:p text:style-name="P195">Alt-<text:span text:style-name="T513">1</text:span> <text:span text:style-name="T512">Angular</text:span> Capital <text:span text:style-name="T117">󰈏</text:span><text:span text:style-name="T78"> (</text:span><text:span text:style-name="T171">M</text:span><text:span text:style-name="T78">)</text:span></text:p>
          </text:deletion>
        </text:changed-region>
        <text:changed-region xml:id="ct186432192" text:id="ct186432192">
          <text:insertion>
            <office:change-info>
              <dc:creator>Nikita </dc:creator>
              <dc:date>2019-12-23T12:11:47</dc:date>
            </office:change-info>
          </text:insertion>
        </text:changed-region>
        <text:changed-region xml:id="ct186432320" text:id="ct186432320">
          <text:deletion>
            <office:change-info>
              <dc:creator>Nikita </dc:creator>
              <dc:date>2019-12-23T12:11:47</dc:date>
            </office:change-info>
            <text:p text:style-name="P204"><text:span text:style-name="T534">U+2C0F</text:span></text:p>
          </text:deletion>
        </text:changed-region>
        <text:changed-region xml:id="ct186432624" text:id="ct186432624">
          <text:insertion>
            <office:change-info>
              <dc:creator>Nikita </dc:creator>
              <dc:date>2019-12-23T12:11:47</dc:date>
            </office:change-info>
          </text:insertion>
        </text:changed-region>
        <text:changed-region xml:id="ct186432752" text:id="ct186432752">
          <text:deletion>
            <office:change-info>
              <dc:creator>Nikita </dc:creator>
              <dc:date>2019-12-23T12:11:47</dc:date>
            </office:change-info>
            <text:p text:style-name="P204"><text:span text:style-name="T511">U+EC7F</text:span></text:p>
          </text:deletion>
        </text:changed-region>
        <text:changed-region xml:id="ct186433056" text:id="ct186433056">
          <text:insertion>
            <office:change-info>
              <dc:creator>Nikita </dc:creator>
              <dc:date>2019-12-23T12:11:47</dc:date>
            </office:change-info>
          </text:insertion>
        </text:changed-region>
        <text:changed-region xml:id="ct186433184" text:id="ct186433184">
          <text:deletion>
            <office:change-info>
              <dc:creator>Nikita </dc:creator>
              <dc:date>2019-12-23T12:11:47</dc:date>
            </office:change-info>
            <text:p text:style-name="P221"><text:span text:style-name="T457"></text:span></text:p>
          </text:deletion>
        </text:changed-region>
        <text:changed-region xml:id="ct186433488" text:id="ct186433488">
          <text:insertion>
            <office:change-info>
              <dc:creator>Nikita </dc:creator>
              <dc:date>2019-12-23T12:11:47</dc:date>
            </office:change-info>
          </text:insertion>
        </text:changed-region>
        <text:changed-region xml:id="ct186433616" text:id="ct186433616">
          <text:deletion>
            <office:change-info>
              <dc:creator>Nikita </dc:creator>
              <dc:date>2019-12-23T12:11:47</dc:date>
            </office:change-info>
            <text:p text:style-name="P204"><text:span text:style-name="T511">Alt-2 Angular Capital </text:span><text:span text:style-name="T117">󰈏</text:span><text:span text:style-name="T176"> (</text:span><text:span text:style-name="T171">M</text:span><text:span text:style-name="T176">)</text:span></text:p>
          </text:deletion>
        </text:changed-region>
        <text:changed-region xml:id="ct186433920" text:id="ct186433920">
          <text:insertion>
            <office:change-info>
              <dc:creator>Nikita </dc:creator>
              <dc:date>2019-12-23T12:11:47</dc:date>
            </office:change-info>
          </text:insertion>
        </text:changed-region>
        <text:changed-region xml:id="ct186434048" text:id="ct186434048">
          <text:deletion>
            <office:change-info>
              <dc:creator>Nikita </dc:creator>
              <dc:date>2019-12-23T12:11:47</dc:date>
            </office:change-info>
            <text:p text:style-name="P195"><text:span text:style-name="T534">U+2C0F</text:span></text:p>
          </text:deletion>
        </text:changed-region>
        <text:changed-region xml:id="ct186434352" text:id="ct186434352">
          <text:insertion>
            <office:change-info>
              <dc:creator>Nikita </dc:creator>
              <dc:date>2019-12-23T12:11:47</dc:date>
            </office:change-info>
          </text:insertion>
        </text:changed-region>
        <text:changed-region xml:id="ct186434480" text:id="ct186434480">
          <text:deletion>
            <office:change-info>
              <dc:creator>Nikita </dc:creator>
              <dc:date>2019-12-23T12:11:47</dc:date>
            </office:change-info>
            <text:p text:style-name="P204"><text:span text:style-name="T511">U+EC80</text:span></text:p>
          </text:deletion>
        </text:changed-region>
        <text:changed-region xml:id="ct186434784" text:id="ct186434784">
          <text:insertion>
            <office:change-info>
              <dc:creator>Nikita </dc:creator>
              <dc:date>2019-12-23T12:11:47</dc:date>
            </office:change-info>
          </text:insertion>
        </text:changed-region>
        <text:changed-region xml:id="ct186434912" text:id="ct186434912">
          <text:deletion>
            <office:change-info>
              <dc:creator>Nikita </dc:creator>
              <dc:date>2019-12-23T12:11:47</dc:date>
            </office:change-info>
            <text:p text:style-name="P221"><text:span text:style-name="T457"></text:span></text:p>
          </text:deletion>
        </text:changed-region>
        <text:changed-region xml:id="ct186435216" text:id="ct186435216">
          <text:insertion>
            <office:change-info>
              <dc:creator>Nikita </dc:creator>
              <dc:date>2019-12-23T12:11:47</dc:date>
            </office:change-info>
          </text:insertion>
        </text:changed-region>
        <text:changed-region xml:id="ct186435344" text:id="ct186435344">
          <text:deletion>
            <office:change-info>
              <dc:creator>Nikita </dc:creator>
              <dc:date>2019-12-23T12:11:47</dc:date>
            </office:change-info>
            <text:p text:style-name="P195">Alt <text:span text:style-name="T512">Angular</text:span> Capital <text:span text:style-name="T117">󰈑</text:span><text:span text:style-name="T78"> (</text:span><text:span text:style-name="T171">O</text:span><text:span text:style-name="T78">)</text:span></text:p>
          </text:deletion>
        </text:changed-region>
        <text:changed-region xml:id="ct186435648" text:id="ct186435648">
          <text:insertion>
            <office:change-info>
              <dc:creator>Nikita </dc:creator>
              <dc:date>2019-12-23T12:11:47</dc:date>
            </office:change-info>
          </text:insertion>
        </text:changed-region>
        <text:changed-region xml:id="ct186435776" text:id="ct186435776">
          <text:deletion>
            <office:change-info>
              <dc:creator>Nikita </dc:creator>
              <dc:date>2019-12-23T12:11:47</dc:date>
            </office:change-info>
            <text:p text:style-name="P204"><text:span text:style-name="T534">U+2C11</text:span></text:p>
          </text:deletion>
        </text:changed-region>
        <text:changed-region xml:id="ct186436080" text:id="ct186436080">
          <text:insertion>
            <office:change-info>
              <dc:creator>Nikita </dc:creator>
              <dc:date>2019-12-23T12:11:47</dc:date>
            </office:change-info>
          </text:insertion>
        </text:changed-region>
        <text:changed-region xml:id="ct186436208" text:id="ct186436208">
          <text:deletion>
            <office:change-info>
              <dc:creator>Nikita </dc:creator>
              <dc:date>2019-12-23T12:11:47</dc:date>
            </office:change-info>
            <text:p text:style-name="P204"><text:span text:style-name="T511">U+EC81</text:span></text:p>
          </text:deletion>
        </text:changed-region>
        <text:changed-region xml:id="ct186436512" text:id="ct186436512">
          <text:insertion>
            <office:change-info>
              <dc:creator>Nikita </dc:creator>
              <dc:date>2019-12-23T12:11:47</dc:date>
            </office:change-info>
          </text:insertion>
        </text:changed-region>
        <text:changed-region xml:id="ct186436640" text:id="ct186436640">
          <text:deletion>
            <office:change-info>
              <dc:creator>Nikita </dc:creator>
              <dc:date>2019-12-23T12:11:47</dc:date>
            </office:change-info>
            <text:p text:style-name="P221"><text:span text:style-name="T457"></text:span></text:p>
          </text:deletion>
        </text:changed-region>
        <text:changed-region xml:id="ct186436944" text:id="ct186436944">
          <text:insertion>
            <office:change-info>
              <dc:creator>Nikita </dc:creator>
              <dc:date>2019-12-23T12:11:47</dc:date>
            </office:change-info>
          </text:insertion>
        </text:changed-region>
        <text:changed-region xml:id="ct186437072" text:id="ct186437072">
          <text:deletion>
            <office:change-info>
              <dc:creator>Nikita </dc:creator>
              <dc:date>2019-12-23T12:11:47</dc:date>
            </office:change-info>
            <text:p text:style-name="P195">Alt <text:span text:style-name="T512">Angular</text:span> Capital <text:span text:style-name="T117">󰈖</text:span><text:span text:style-name="T78"> (</text:span><text:span text:style-name="T171">U, OU</text:span><text:span text:style-name="T78">)</text:span></text:p>
          </text:deletion>
        </text:changed-region>
        <text:changed-region xml:id="ct186437376" text:id="ct186437376">
          <text:insertion>
            <office:change-info>
              <dc:creator>Nikita </dc:creator>
              <dc:date>2019-12-23T12:11:47</dc:date>
            </office:change-info>
          </text:insertion>
        </text:changed-region>
        <text:changed-region xml:id="ct186437504" text:id="ct186437504">
          <text:deletion>
            <office:change-info>
              <dc:creator>Nikita </dc:creator>
              <dc:date>2019-12-23T12:11:47</dc:date>
            </office:change-info>
            <text:p text:style-name="P195"><text:span text:style-name="T534">U+2C16</text:span></text:p>
          </text:deletion>
        </text:changed-region>
        <text:changed-region xml:id="ct186437808" text:id="ct186437808">
          <text:insertion>
            <office:change-info>
              <dc:creator>Nikita </dc:creator>
              <dc:date>2019-12-23T12:11:47</dc:date>
            </office:change-info>
          </text:insertion>
        </text:changed-region>
        <text:changed-region xml:id="ct186437936" text:id="ct186437936">
          <text:deletion>
            <office:change-info>
              <dc:creator>Nikita </dc:creator>
              <dc:date>2019-12-23T12:11:47</dc:date>
            </office:change-info>
            <text:p text:style-name="P206"><text:span text:style-name="T511">U+EC82</text:span></text:p>
          </text:deletion>
        </text:changed-region>
        <text:changed-region xml:id="ct186438240" text:id="ct186438240">
          <text:insertion>
            <office:change-info>
              <dc:creator>Nikita </dc:creator>
              <dc:date>2019-12-23T12:11:47</dc:date>
            </office:change-info>
          </text:insertion>
        </text:changed-region>
        <text:changed-region xml:id="ct186438368" text:id="ct186438368">
          <text:deletion>
            <office:change-info>
              <dc:creator>Nikita </dc:creator>
              <dc:date>2019-12-23T12:11:47</dc:date>
            </office:change-info>
            <text:p text:style-name="P221"><text:span text:style-name="T457"></text:span></text:p>
          </text:deletion>
        </text:changed-region>
        <text:changed-region xml:id="ct186438672" text:id="ct186438672">
          <text:insertion>
            <office:change-info>
              <dc:creator>Nikita </dc:creator>
              <dc:date>2019-12-23T12:11:47</dc:date>
            </office:change-info>
          </text:insertion>
        </text:changed-region>
        <text:changed-region xml:id="ct186438800" text:id="ct186438800">
          <text:deletion>
            <office:change-info>
              <dc:creator>Nikita </dc:creator>
              <dc:date>2019-12-23T12:11:47</dc:date>
            </office:change-info>
            <text:p text:style-name="P196">Alt <text:span text:style-name="T512">Angular</text:span> <text:span text:style-name="T513">Smal</text:span>l <text:span text:style-name="T117">󰉆</text:span><text:span text:style-name="T78"> (</text:span><text:span text:style-name="T171">u, ou</text:span><text:span text:style-name="T78">)</text:span></text:p>
          </text:deletion>
        </text:changed-region>
        <text:changed-region xml:id="ct186439104" text:id="ct186439104">
          <text:insertion>
            <office:change-info>
              <dc:creator>Nikita </dc:creator>
              <dc:date>2019-12-23T12:11:47</dc:date>
            </office:change-info>
          </text:insertion>
        </text:changed-region>
        <text:changed-region xml:id="ct186439232" text:id="ct186439232">
          <text:deletion>
            <office:change-info>
              <dc:creator>Nikita </dc:creator>
              <dc:date>2019-12-23T12:11:47</dc:date>
            </office:change-info>
            <text:p text:style-name="P196"><text:span text:style-name="T534">U+2C46</text:span></text:p>
          </text:deletion>
        </text:changed-region>
        <text:changed-region xml:id="ct186439536" text:id="ct186439536">
          <text:insertion>
            <office:change-info>
              <dc:creator>Nikita </dc:creator>
              <dc:date>2019-12-23T12:11:47</dc:date>
            </office:change-info>
          </text:insertion>
        </text:changed-region>
        <text:changed-region xml:id="ct186439664" text:id="ct186439664">
          <text:deletion>
            <office:change-info>
              <dc:creator>Nikita </dc:creator>
              <dc:date>2019-12-23T12:11:47</dc:date>
            </office:change-info>
            <text:p text:style-name="P206"><text:span text:style-name="T511">U+EC83</text:span></text:p>
          </text:deletion>
        </text:changed-region>
        <text:changed-region xml:id="ct186439968" text:id="ct186439968">
          <text:insertion>
            <office:change-info>
              <dc:creator>Nikita </dc:creator>
              <dc:date>2019-12-23T12:11:47</dc:date>
            </office:change-info>
          </text:insertion>
        </text:changed-region>
        <text:changed-region xml:id="ct186440096" text:id="ct186440096">
          <text:deletion>
            <office:change-info>
              <dc:creator>Nikita </dc:creator>
              <dc:date>2019-12-23T12:11:47</dc:date>
            </office:change-info>
            <text:p text:style-name="P221"><text:span text:style-name="T457"></text:span></text:p>
          </text:deletion>
        </text:changed-region>
        <text:changed-region xml:id="ct186440608" text:id="ct186440608">
          <text:insertion>
            <office:change-info>
              <dc:creator>Nikita </dc:creator>
              <dc:date>2019-12-23T12:11:47</dc:date>
            </office:change-info>
          </text:insertion>
        </text:changed-region>
        <text:changed-region xml:id="ct186440736" text:id="ct186440736">
          <text:deletion>
            <office:change-info>
              <dc:creator>Nikita </dc:creator>
              <dc:date>2019-12-23T12:11:47</dc:date>
            </office:change-info>
            <text:p text:style-name="P196">Alt-<text:span text:style-name="T514">1</text:span> <text:span text:style-name="T512">Angular</text:span> Capital <text:span text:style-name="T118">󰈠</text:span><text:span text:style-name="T78"> (</text:span><text:span text:style-name="T172">Soft sign</text:span><text:span text:style-name="T78">)</text:span></text:p>
          </text:deletion>
        </text:changed-region>
        <text:changed-region xml:id="ct186441040" text:id="ct186441040">
          <text:insertion>
            <office:change-info>
              <dc:creator>Nikita </dc:creator>
              <dc:date>2019-12-23T12:11:47</dc:date>
            </office:change-info>
          </text:insertion>
        </text:changed-region>
        <text:changed-region xml:id="ct186441168" text:id="ct186441168">
          <text:deletion>
            <office:change-info>
              <dc:creator>Nikita </dc:creator>
              <dc:date>2019-12-23T12:11:47</dc:date>
            </office:change-info>
            <text:p text:style-name="P206"><text:span text:style-name="T534">U+2C20</text:span></text:p>
          </text:deletion>
        </text:changed-region>
        <text:changed-region xml:id="ct186441472" text:id="ct186441472">
          <text:insertion>
            <office:change-info>
              <dc:creator>Nikita </dc:creator>
              <dc:date>2019-12-23T12:11:47</dc:date>
            </office:change-info>
          </text:insertion>
        </text:changed-region>
        <text:changed-region xml:id="ct186441600" text:id="ct186441600">
          <text:deletion>
            <office:change-info>
              <dc:creator>Nikita </dc:creator>
              <dc:date>2019-12-23T12:11:47</dc:date>
            </office:change-info>
            <text:p text:style-name="P206"><text:span text:style-name="T511">U+EC84</text:span></text:p>
          </text:deletion>
        </text:changed-region>
        <text:changed-region xml:id="ct186442080" text:id="ct186442080">
          <text:insertion>
            <office:change-info>
              <dc:creator>Nikita </dc:creator>
              <dc:date>2019-12-23T12:11:47</dc:date>
            </office:change-info>
          </text:insertion>
        </text:changed-region>
        <text:changed-region xml:id="ct186442208" text:id="ct186442208">
          <text:deletion>
            <office:change-info>
              <dc:creator>Nikita </dc:creator>
              <dc:date>2019-12-23T12:11:47</dc:date>
            </office:change-info>
            <text:p text:style-name="P221"><text:span text:style-name="T457"></text:span></text:p>
          </text:deletion>
        </text:changed-region>
        <text:changed-region xml:id="ct186442336" text:id="ct186442336">
          <text:insertion>
            <office:change-info>
              <dc:creator>Nikita </dc:creator>
              <dc:date>2019-12-23T12:11:47</dc:date>
            </office:change-info>
          </text:insertion>
        </text:changed-region>
        <text:changed-region xml:id="ct186442464" text:id="ct186442464">
          <text:deletion>
            <office:change-info>
              <dc:creator>Nikita </dc:creator>
              <dc:date>2019-12-23T12:11:47</dc:date>
            </office:change-info>
            <text:p text:style-name="P206"><text:span text:style-name="T511">Alt-1 Angular Small </text:span><text:span text:style-name="T118">󰉐</text:span><text:span text:style-name="T176"> (</text:span><text:span text:style-name="T172">Soft sign</text:span><text:span text:style-name="T176">)</text:span></text:p>
          </text:deletion>
        </text:changed-region>
        <text:changed-region xml:id="ct186442592" text:id="ct186442592">
          <text:insertion>
            <office:change-info>
              <dc:creator>Nikita </dc:creator>
              <dc:date>2019-12-23T12:11:47</dc:date>
            </office:change-info>
          </text:insertion>
        </text:changed-region>
        <text:changed-region xml:id="ct186442720" text:id="ct186442720">
          <text:deletion>
            <office:change-info>
              <dc:creator>Nikita </dc:creator>
              <dc:date>2019-12-23T12:11:47</dc:date>
            </office:change-info>
            <text:p text:style-name="P206"><text:span text:style-name="T534">U+2C50</text:span></text:p>
          </text:deletion>
        </text:changed-region>
        <text:changed-region xml:id="ct186443024" text:id="ct186443024">
          <text:insertion>
            <office:change-info>
              <dc:creator>Nikita </dc:creator>
              <dc:date>2019-12-23T12:11:47</dc:date>
            </office:change-info>
          </text:insertion>
        </text:changed-region>
        <text:changed-region xml:id="ct186443152" text:id="ct186443152">
          <text:deletion>
            <office:change-info>
              <dc:creator>Nikita </dc:creator>
              <dc:date>2019-12-23T12:11:47</dc:date>
            </office:change-info>
            <text:p text:style-name="P206"><text:span text:style-name="T511">U+EC85</text:span></text:p>
          </text:deletion>
        </text:changed-region>
        <text:changed-region xml:id="ct186443456" text:id="ct186443456">
          <text:insertion>
            <office:change-info>
              <dc:creator>Nikita </dc:creator>
              <dc:date>2019-12-23T12:11:47</dc:date>
            </office:change-info>
          </text:insertion>
        </text:changed-region>
        <text:changed-region xml:id="ct186443584" text:id="ct186443584">
          <text:deletion>
            <office:change-info>
              <dc:creator>Nikita </dc:creator>
              <dc:date>2019-12-23T12:11:47</dc:date>
            </office:change-info>
            <text:p text:style-name="P221"><text:span text:style-name="T457"></text:span></text:p>
          </text:deletion>
        </text:changed-region>
        <text:changed-region xml:id="ct186443888" text:id="ct186443888">
          <text:insertion>
            <office:change-info>
              <dc:creator>Nikita </dc:creator>
              <dc:date>2019-12-23T12:11:47</dc:date>
            </office:change-info>
          </text:insertion>
        </text:changed-region>
        <text:changed-region xml:id="ct186444016" text:id="ct186444016">
          <text:deletion>
            <office:change-info>
              <dc:creator>Nikita </dc:creator>
              <dc:date>2019-12-23T12:11:47</dc:date>
            </office:change-info>
            <text:p text:style-name="P206"><text:span text:style-name="T511">Alt-2 Angular Capital </text:span><text:span text:style-name="T118">󰈠</text:span><text:span text:style-name="T176"> (</text:span><text:span text:style-name="T172">Soft sign</text:span><text:span text:style-name="T176">)</text:span></text:p>
          </text:deletion>
        </text:changed-region>
        <text:changed-region xml:id="ct186444416" text:id="ct186444416">
          <text:insertion>
            <office:change-info>
              <dc:creator>Nikita </dc:creator>
              <dc:date>2019-12-23T12:11:47</dc:date>
            </office:change-info>
          </text:insertion>
        </text:changed-region>
        <text:changed-region xml:id="ct186444544" text:id="ct186444544">
          <text:deletion>
            <office:change-info>
              <dc:creator>Nikita </dc:creator>
              <dc:date>2019-12-23T12:11:47</dc:date>
            </office:change-info>
            <text:p text:style-name="P206"><text:span text:style-name="T534">U+2C20</text:span></text:p>
          </text:deletion>
        </text:changed-region>
        <text:changed-region xml:id="ct186445888" text:id="ct186445888">
          <text:insertion>
            <office:change-info>
              <dc:creator>Nikita </dc:creator>
              <dc:date>2019-12-23T12:11:47</dc:date>
            </office:change-info>
          </text:insertion>
        </text:changed-region>
        <text:changed-region xml:id="ct186446016" text:id="ct186446016">
          <text:deletion>
            <office:change-info>
              <dc:creator>Nikita </dc:creator>
              <dc:date>2019-12-23T12:11:47</dc:date>
            </office:change-info>
            <text:p text:style-name="P206"><text:span text:style-name="T511">U+EC86</text:span></text:p>
          </text:deletion>
        </text:changed-region>
        <text:changed-region xml:id="ct186446320" text:id="ct186446320">
          <text:insertion>
            <office:change-info>
              <dc:creator>Nikita </dc:creator>
              <dc:date>2019-12-23T12:11:47</dc:date>
            </office:change-info>
          </text:insertion>
        </text:changed-region>
        <text:changed-region xml:id="ct186446448" text:id="ct186446448">
          <text:deletion>
            <office:change-info>
              <dc:creator>Nikita </dc:creator>
              <dc:date>2019-12-23T12:11:47</dc:date>
            </office:change-info>
            <text:p text:style-name="P221"><text:span text:style-name="T457"></text:span></text:p>
          </text:deletion>
        </text:changed-region>
        <text:changed-region xml:id="ct186446752" text:id="ct186446752">
          <text:insertion>
            <office:change-info>
              <dc:creator>Nikita </dc:creator>
              <dc:date>2019-12-23T12:11:47</dc:date>
            </office:change-info>
          </text:insertion>
        </text:changed-region>
        <text:changed-region xml:id="ct186446880" text:id="ct186446880">
          <text:deletion>
            <office:change-info>
              <dc:creator>Nikita </dc:creator>
              <dc:date>2019-12-23T12:11:47</dc:date>
            </office:change-info>
            <text:p text:style-name="P206"><text:span text:style-name="T511">Alt-2 Angular Small </text:span><text:span text:style-name="T118">󰉐</text:span><text:span text:style-name="T176"> (</text:span><text:span text:style-name="T172">Soft sign</text:span><text:span text:style-name="T176">)</text:span></text:p>
          </text:deletion>
        </text:changed-region>
        <text:changed-region xml:id="ct186447280" text:id="ct186447280">
          <text:insertion>
            <office:change-info>
              <dc:creator>Nikita </dc:creator>
              <dc:date>2019-12-23T12:11:47</dc:date>
            </office:change-info>
          </text:insertion>
        </text:changed-region>
        <text:changed-region xml:id="ct186447408" text:id="ct186447408">
          <text:deletion>
            <office:change-info>
              <dc:creator>Nikita </dc:creator>
              <dc:date>2019-12-23T12:11:47</dc:date>
            </office:change-info>
            <text:p text:style-name="P206"><text:span text:style-name="T534">U+2C50</text:span></text:p>
          </text:deletion>
        </text:changed-region>
        <text:changed-region xml:id="ct186447712" text:id="ct186447712">
          <text:insertion>
            <office:change-info>
              <dc:creator>Nikita </dc:creator>
              <dc:date>2019-12-23T12:12:20</dc:date>
            </office:change-info>
          </text:insertion>
        </text:changed-region>
        <text:changed-region xml:id="ct186447840" text:id="ct186447840">
          <text:deletion>
            <office:change-info>
              <dc:creator>Nikita </dc:creator>
              <dc:date>2019-12-23T12:12:20</dc:date>
            </office:change-info>
            <text:p text:style-name="P206"><text:span text:style-name="T511">U+EC87</text:span></text:p>
          </text:deletion>
        </text:changed-region>
        <text:changed-region xml:id="ct186448144" text:id="ct186448144">
          <text:insertion>
            <office:change-info>
              <dc:creator>Nikita </dc:creator>
              <dc:date>2019-12-23T12:12:20</dc:date>
            </office:change-info>
          </text:insertion>
        </text:changed-region>
        <text:changed-region xml:id="ct186448272" text:id="ct186448272">
          <text:deletion>
            <office:change-info>
              <dc:creator>Nikita </dc:creator>
              <dc:date>2019-12-23T12:12:20</dc:date>
            </office:change-info>
            <text:p text:style-name="P221"><text:span text:style-name="T457"></text:span></text:p>
          </text:deletion>
        </text:changed-region>
        <text:changed-region xml:id="ct186448576" text:id="ct186448576">
          <text:insertion>
            <office:change-info>
              <dc:creator>Nikita </dc:creator>
              <dc:date>2019-12-23T12:12:20</dc:date>
            </office:change-info>
          </text:insertion>
        </text:changed-region>
        <text:changed-region xml:id="ct186448704" text:id="ct186448704">
          <text:deletion>
            <office:change-info>
              <dc:creator>Nikita </dc:creator>
              <dc:date>2019-12-23T12:12:20</dc:date>
            </office:change-info>
            <text:p text:style-name="P196">Alt <text:span text:style-name="T512">Angular</text:span> Capital <text:span text:style-name="T118">󰈠</text:span><text:span text:style-name="T78"> (</text:span><text:span text:style-name="T172">Ye, Ya [Yat]</text:span><text:span text:style-name="T78">)</text:span></text:p>
          </text:deletion>
        </text:changed-region>
        <text:changed-region xml:id="ct186449008" text:id="ct186449008">
          <text:insertion>
            <office:change-info>
              <dc:creator>Nikita </dc:creator>
              <dc:date>2019-12-23T12:12:20</dc:date>
            </office:change-info>
          </text:insertion>
        </text:changed-region>
        <text:changed-region xml:id="ct186449136" text:id="ct186449136">
          <text:deletion>
            <office:change-info>
              <dc:creator>Nikita </dc:creator>
              <dc:date>2019-12-23T12:12:20</dc:date>
            </office:change-info>
            <text:p text:style-name="P206"><text:span text:style-name="T534">U+2C21</text:span></text:p>
          </text:deletion>
        </text:changed-region>
        <text:changed-region xml:id="ct186449440" text:id="ct186449440">
          <text:insertion>
            <office:change-info>
              <dc:creator>Nikita </dc:creator>
              <dc:date>2019-12-23T12:12:20</dc:date>
            </office:change-info>
          </text:insertion>
        </text:changed-region>
        <text:changed-region xml:id="ct186449568" text:id="ct186449568">
          <text:deletion>
            <office:change-info>
              <dc:creator>Nikita </dc:creator>
              <dc:date>2019-12-23T12:12:20</dc:date>
            </office:change-info>
            <text:p text:style-name="P206"><text:span text:style-name="T511">U+EC88</text:span></text:p>
          </text:deletion>
        </text:changed-region>
        <text:changed-region xml:id="ct186449872" text:id="ct186449872">
          <text:insertion>
            <office:change-info>
              <dc:creator>Nikita </dc:creator>
              <dc:date>2019-12-23T12:12:20</dc:date>
            </office:change-info>
          </text:insertion>
        </text:changed-region>
        <text:changed-region xml:id="ct186450000" text:id="ct186450000">
          <text:deletion>
            <office:change-info>
              <dc:creator>Nikita </dc:creator>
              <dc:date>2019-12-23T12:12:20</dc:date>
            </office:change-info>
            <text:p text:style-name="P221"><text:span text:style-name="T457"></text:span></text:p>
          </text:deletion>
        </text:changed-region>
        <text:changed-region xml:id="ct186450304" text:id="ct186450304">
          <text:insertion>
            <office:change-info>
              <dc:creator>Nikita </dc:creator>
              <dc:date>2019-12-23T12:12:20</dc:date>
            </office:change-info>
          </text:insertion>
        </text:changed-region>
        <text:changed-region xml:id="ct186450432" text:id="ct186450432">
          <text:deletion>
            <office:change-info>
              <dc:creator>Nikita </dc:creator>
              <dc:date>2019-12-23T12:12:20</dc:date>
            </office:change-info>
            <text:p text:style-name="P196">Alt <text:span text:style-name="T512">Angular</text:span> <text:span text:style-name="T514">Small</text:span> <text:span text:style-name="T118">󰉐</text:span><text:span text:style-name="T78"> (</text:span><text:span text:style-name="T172">ye, ya [yat]</text:span><text:span text:style-name="T78">)</text:span></text:p>
          </text:deletion>
        </text:changed-region>
        <text:changed-region xml:id="ct186450736" text:id="ct186450736">
          <text:insertion>
            <office:change-info>
              <dc:creator>Nikita </dc:creator>
              <dc:date>2019-12-23T12:12:20</dc:date>
            </office:change-info>
          </text:insertion>
        </text:changed-region>
        <text:changed-region xml:id="ct186450864" text:id="ct186450864">
          <text:deletion>
            <office:change-info>
              <dc:creator>Nikita </dc:creator>
              <dc:date>2019-12-23T12:12:20</dc:date>
            </office:change-info>
            <text:p text:style-name="P206"><text:span text:style-name="T534">U+2C51</text:span></text:p>
          </text:deletion>
        </text:changed-region>
        <text:changed-region xml:id="ct186451168" text:id="ct186451168">
          <text:insertion>
            <office:change-info>
              <dc:creator>Nikita </dc:creator>
              <dc:date>2019-12-23T12:12:20</dc:date>
            </office:change-info>
          </text:insertion>
        </text:changed-region>
        <text:changed-region xml:id="ct186451296" text:id="ct186451296">
          <text:deletion>
            <office:change-info>
              <dc:creator>Nikita </dc:creator>
              <dc:date>2019-12-23T12:12:20</dc:date>
            </office:change-info>
            <text:p text:style-name="P206"><text:span text:style-name="T511">U+EC89</text:span></text:p>
          </text:deletion>
        </text:changed-region>
        <text:changed-region xml:id="ct186451600" text:id="ct186451600">
          <text:insertion>
            <office:change-info>
              <dc:creator>Nikita </dc:creator>
              <dc:date>2019-12-23T12:12:20</dc:date>
            </office:change-info>
          </text:insertion>
        </text:changed-region>
        <text:changed-region xml:id="ct186451728" text:id="ct186451728">
          <text:deletion>
            <office:change-info>
              <dc:creator>Nikita </dc:creator>
              <dc:date>2019-12-23T12:12:20</dc:date>
            </office:change-info>
            <text:p text:style-name="P221"><text:span text:style-name="T457"></text:span></text:p>
          </text:deletion>
        </text:changed-region>
        <text:changed-region xml:id="ct186452032" text:id="ct186452032">
          <text:insertion>
            <office:change-info>
              <dc:creator>Nikita </dc:creator>
              <dc:date>2019-12-23T12:12:20</dc:date>
            </office:change-info>
          </text:insertion>
        </text:changed-region>
        <text:changed-region xml:id="ct186452160" text:id="ct186452160">
          <text:deletion>
            <office:change-info>
              <dc:creator>Nikita </dc:creator>
              <dc:date>2019-12-23T12:12:20</dc:date>
            </office:change-info>
            <text:p text:style-name="P196">Alt <text:span text:style-name="T512">Angular</text:span> Capital <text:span text:style-name="T118">󰈢</text:span><text:span text:style-name="T78"> (Spidery KH)</text:span></text:p>
          </text:deletion>
        </text:changed-region>
        <text:changed-region xml:id="ct186452560" text:id="ct186452560">
          <text:insertion>
            <office:change-info>
              <dc:creator>Nikita </dc:creator>
              <dc:date>2019-12-23T12:12:20</dc:date>
            </office:change-info>
          </text:insertion>
        </text:changed-region>
        <text:changed-region xml:id="ct186452688" text:id="ct186452688">
          <text:deletion>
            <office:change-info>
              <dc:creator>Nikita </dc:creator>
              <dc:date>2019-12-23T12:12:20</dc:date>
            </office:change-info>
            <text:p text:style-name="P206"><text:span text:style-name="T534">U+2C22</text:span></text:p>
          </text:deletion>
        </text:changed-region>
        <text:changed-region xml:id="ct186452992" text:id="ct186452992">
          <text:insertion>
            <office:change-info>
              <dc:creator>Nikita </dc:creator>
              <dc:date>2019-12-23T12:12:20</dc:date>
            </office:change-info>
          </text:insertion>
        </text:changed-region>
        <text:changed-region xml:id="ct186453120" text:id="ct186453120">
          <text:deletion>
            <office:change-info>
              <dc:creator>Nikita </dc:creator>
              <dc:date>2019-12-23T12:12:20</dc:date>
            </office:change-info>
            <text:p text:style-name="P206"><text:span text:style-name="T511">U+EC8A</text:span></text:p>
          </text:deletion>
        </text:changed-region>
        <text:changed-region xml:id="ct186453600" text:id="ct186453600">
          <text:insertion>
            <office:change-info>
              <dc:creator>Nikita </dc:creator>
              <dc:date>2019-12-23T12:12:20</dc:date>
            </office:change-info>
          </text:insertion>
        </text:changed-region>
        <text:changed-region xml:id="ct186473936" text:id="ct186473936">
          <text:deletion>
            <office:change-info>
              <dc:creator>Nikita </dc:creator>
              <dc:date>2019-12-23T12:12:20</dc:date>
            </office:change-info>
            <text:p text:style-name="P221"><text:span text:style-name="T457"></text:span></text:p>
          </text:deletion>
        </text:changed-region>
        <text:changed-region xml:id="ct186474064" text:id="ct186474064">
          <text:insertion>
            <office:change-info>
              <dc:creator>Nikita </dc:creator>
              <dc:date>2019-12-23T12:12:20</dc:date>
            </office:change-info>
          </text:insertion>
        </text:changed-region>
        <text:changed-region xml:id="ct186474192" text:id="ct186474192">
          <text:deletion>
            <office:change-info>
              <dc:creator>Nikita </dc:creator>
              <dc:date>2019-12-23T12:12:20</dc:date>
            </office:change-info>
            <text:p text:style-name="P206"><text:span text:style-name="T511">Alt Angular Small </text:span><text:span text:style-name="T118">󰉒</text:span><text:span text:style-name="T176"> (Spidery kh)</text:span></text:p>
          </text:deletion>
        </text:changed-region>
        <text:changed-region xml:id="ct186474320" text:id="ct186474320">
          <text:insertion>
            <office:change-info>
              <dc:creator>Nikita </dc:creator>
              <dc:date>2019-12-23T12:12:20</dc:date>
            </office:change-info>
          </text:insertion>
        </text:changed-region>
        <text:changed-region xml:id="ct186474448" text:id="ct186474448">
          <text:deletion>
            <office:change-info>
              <dc:creator>Nikita </dc:creator>
              <dc:date>2019-12-23T12:12:20</dc:date>
            </office:change-info>
            <text:p text:style-name="P206"><text:span text:style-name="T534">U+2C52</text:span></text:p>
          </text:deletion>
        </text:changed-region>
        <text:changed-region xml:id="ct186474752" text:id="ct186474752">
          <text:insertion>
            <office:change-info>
              <dc:creator>Nikita </dc:creator>
              <dc:date>2019-12-23T12:12:20</dc:date>
            </office:change-info>
          </text:insertion>
        </text:changed-region>
        <text:changed-region xml:id="ct186474880" text:id="ct186474880">
          <text:deletion>
            <office:change-info>
              <dc:creator>Nikita </dc:creator>
              <dc:date>2019-12-23T12:12:20</dc:date>
            </office:change-info>
            <text:p text:style-name="P206"><text:span text:style-name="T511">U+EC8B</text:span></text:p>
          </text:deletion>
        </text:changed-region>
        <text:changed-region xml:id="ct186475184" text:id="ct186475184">
          <text:insertion>
            <office:change-info>
              <dc:creator>Nikita </dc:creator>
              <dc:date>2019-12-23T12:12:20</dc:date>
            </office:change-info>
          </text:insertion>
        </text:changed-region>
        <text:changed-region xml:id="ct186475312" text:id="ct186475312">
          <text:deletion>
            <office:change-info>
              <dc:creator>Nikita </dc:creator>
              <dc:date>2019-12-23T12:12:20</dc:date>
            </office:change-info>
            <text:p text:style-name="P221"><text:span text:style-name="T457"></text:span></text:p>
          </text:deletion>
        </text:changed-region>
        <text:changed-region xml:id="ct186475616" text:id="ct186475616">
          <text:insertion>
            <office:change-info>
              <dc:creator>Nikita </dc:creator>
              <dc:date>2019-12-23T12:12:20</dc:date>
            </office:change-info>
          </text:insertion>
        </text:changed-region>
        <text:changed-region xml:id="ct186475744" text:id="ct186475744">
          <text:deletion>
            <office:change-info>
              <dc:creator>Nikita </dc:creator>
              <dc:date>2019-12-23T12:12:20</dc:date>
            </office:change-info>
            <text:p text:style-name="P196">Alt <text:span text:style-name="T512">Angular</text:span> Capital <text:span text:style-name="T118">󰈬</text:span><text:span text:style-name="T78"> (</text:span><text:span text:style-name="T172">Poluglas</text:span><text:span text:style-name="T78">)</text:span></text:p>
          </text:deletion>
        </text:changed-region>
        <text:changed-region xml:id="ct186476048" text:id="ct186476048">
          <text:insertion>
            <office:change-info>
              <dc:creator>Nikita </dc:creator>
              <dc:date>2019-12-23T12:12:20</dc:date>
            </office:change-info>
          </text:insertion>
        </text:changed-region>
        <text:changed-region xml:id="ct186476176" text:id="ct186476176">
          <text:deletion>
            <office:change-info>
              <dc:creator>Nikita </dc:creator>
              <dc:date>2019-12-23T12:12:20</dc:date>
            </office:change-info>
            <text:p text:style-name="P206"><text:span text:style-name="T534">U+2C2C</text:span></text:p>
          </text:deletion>
        </text:changed-region>
        <text:changed-region xml:id="ct186476480" text:id="ct186476480">
          <text:insertion>
            <office:change-info>
              <dc:creator>Nikita </dc:creator>
              <dc:date>2019-12-23T12:12:20</dc:date>
            </office:change-info>
          </text:insertion>
        </text:changed-region>
        <text:changed-region xml:id="ct186476608" text:id="ct186476608">
          <text:deletion>
            <office:change-info>
              <dc:creator>Nikita </dc:creator>
              <dc:date>2019-12-23T12:12:20</dc:date>
            </office:change-info>
            <text:p text:style-name="P207"><text:span text:style-name="T511">U+EC8C</text:span></text:p>
          </text:deletion>
        </text:changed-region>
        <text:changed-region xml:id="ct186476912" text:id="ct186476912">
          <text:insertion>
            <office:change-info>
              <dc:creator>Nikita </dc:creator>
              <dc:date>2019-12-23T12:12:20</dc:date>
            </office:change-info>
          </text:insertion>
        </text:changed-region>
        <text:changed-region xml:id="ct186477040" text:id="ct186477040">
          <text:deletion>
            <office:change-info>
              <dc:creator>Nikita </dc:creator>
              <dc:date>2019-12-23T12:12:20</dc:date>
            </office:change-info>
            <text:p text:style-name="P221"><text:span text:style-name="T457"></text:span></text:p>
          </text:deletion>
        </text:changed-region>
        <text:changed-region xml:id="ct186477344" text:id="ct186477344">
          <text:insertion>
            <office:change-info>
              <dc:creator>Nikita </dc:creator>
              <dc:date>2019-12-23T12:12:20</dc:date>
            </office:change-info>
          </text:insertion>
        </text:changed-region>
        <text:changed-region xml:id="ct186477472" text:id="ct186477472">
          <text:deletion>
            <office:change-info>
              <dc:creator>Nikita </dc:creator>
              <dc:date>2019-12-23T12:12:20</dc:date>
            </office:change-info>
            <text:p text:style-name="P197">Alt <text:span text:style-name="T512">Angular</text:span> <text:span text:style-name="T514">Small</text:span>l <text:span text:style-name="T118">󰉜</text:span><text:span text:style-name="T78"> (</text:span><text:span text:style-name="T172">Poluglas</text:span><text:span text:style-name="T78">)</text:span></text:p>
          </text:deletion>
        </text:changed-region>
        <text:changed-region xml:id="ct186477776" text:id="ct186477776">
          <text:insertion>
            <office:change-info>
              <dc:creator>Nikita </dc:creator>
              <dc:date>2019-12-23T12:12:20</dc:date>
            </office:change-info>
          </text:insertion>
        </text:changed-region>
        <text:changed-region xml:id="ct186477904" text:id="ct186477904">
          <text:deletion>
            <office:change-info>
              <dc:creator>Nikita </dc:creator>
              <dc:date>2019-12-23T12:12:20</dc:date>
            </office:change-info>
            <text:p text:style-name="P207"><text:span text:style-name="T534">U+2C5C</text:span></text:p>
          </text:deletion>
        </text:changed-region>
        <text:changed-region xml:id="ct186478208" text:id="ct186478208">
          <text:insertion>
            <office:change-info>
              <dc:creator>Nikita </dc:creator>
              <dc:date>2019-12-23T12:12:20</dc:date>
            </office:change-info>
          </text:insertion>
        </text:changed-region>
        <text:changed-region xml:id="ct186478336" text:id="ct186478336">
          <text:deletion>
            <office:change-info>
              <dc:creator>Nikita </dc:creator>
              <dc:date>2019-12-23T12:12:20</dc:date>
            </office:change-info>
            <text:p text:style-name="P207"><text:span text:style-name="T511">U+EC8D</text:span></text:p>
          </text:deletion>
        </text:changed-region>
        <text:changed-region xml:id="ct186478640" text:id="ct186478640">
          <text:insertion>
            <office:change-info>
              <dc:creator>Nikita </dc:creator>
              <dc:date>2019-12-23T12:12:20</dc:date>
            </office:change-info>
          </text:insertion>
        </text:changed-region>
        <text:changed-region xml:id="ct186478768" text:id="ct186478768">
          <text:deletion>
            <office:change-info>
              <dc:creator>Nikita </dc:creator>
              <dc:date>2019-12-23T12:12:20</dc:date>
            </office:change-info>
            <text:p text:style-name="P221"><text:span text:style-name="T457"></text:span></text:p>
          </text:deletion>
        </text:changed-region>
        <text:changed-region xml:id="ct186479072" text:id="ct186479072">
          <text:insertion>
            <office:change-info>
              <dc:creator>Nikita </dc:creator>
              <dc:date>2019-12-23T12:12:20</dc:date>
            </office:change-info>
          </text:insertion>
        </text:changed-region>
        <text:changed-region xml:id="ct186479200" text:id="ct186479200">
          <text:deletion>
            <office:change-info>
              <dc:creator>Nikita </dc:creator>
              <dc:date>2019-12-23T12:12:20</dc:date>
            </office:change-info>
            <text:p text:style-name="P197">Alt <text:span text:style-name="T512">Angular</text:span> Capital <text:span text:style-name="T118">󰊞</text:span><text:span text:style-name="T78"> (</text:span><text:span text:style-name="T171">M</text:span><text:span text:style-name="T172">yslite</text:span><text:span text:style-name="T78">)</text:span></text:p>
          </text:deletion>
        </text:changed-region>
        <text:changed-region xml:id="ct186479600" text:id="ct186479600">
          <text:insertion>
            <office:change-info>
              <dc:creator>Nikita </dc:creator>
              <dc:date>2019-12-23T12:12:20</dc:date>
            </office:change-info>
          </text:insertion>
        </text:changed-region>
        <text:changed-region xml:id="ct186479728" text:id="ct186479728">
          <text:deletion>
            <office:change-info>
              <dc:creator>Nikita </dc:creator>
              <dc:date>2019-12-23T12:12:20</dc:date>
            </office:change-info>
            <text:p text:style-name="P207"><text:span text:style-name="T534">U+2C2E</text:span></text:p>
          </text:deletion>
        </text:changed-region>
        <text:changed-region xml:id="ct186484784" text:id="ct186484784">
          <text:insertion>
            <office:change-info>
              <dc:creator>Nikita </dc:creator>
              <dc:date>2019-12-23T12:18:13</dc:date>
            </office:change-info>
          </text:insertion>
        </text:changed-region>
        <text:changed-region xml:id="ct186905760" text:id="ct186905760">
          <text:insertion>
            <office:change-info>
              <dc:creator>Nikita </dc:creator>
              <dc:date>2019-12-23T12:19:01</dc:date>
            </office:change-info>
          </text:insertion>
        </text:changed-region>
        <text:changed-region xml:id="ct186906592" text:id="ct186906592">
          <text:insertion>
            <office:change-info>
              <dc:creator>Nikita </dc:creator>
              <dc:date>2019-12-23T12:18: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he Ponomar Project:</text:p>
      <text:p text:style-name="P95">Shafarik Unicode Font Documentation</text:p>
      <text:p text:style-name="P112">Compiled by Nikita Simmons and Aleksandr Andreev. Draft version <text:span text:style-name="T510">3.5. Dec. 23, 2019.</text:span></text:p>
      <text:p text:style-name="P98"><text:span text:style-name="T221"><text:tab/>The Sh</text:span><text:span text:style-name="T439">á</text:span><text:span text:style-name="T221">farik Unicode font</text:span> <text:span text:style-name="T464">(accent on the first syllable) </text:span>is not a typical modern Church Slavonic font, but a specialized font <text:span text:style-name="T381">which is intended</text:span> for <text:span text:style-name="T381">an</text:span> academic presentation of <text:span text:style-name="T264">Old Church Slavic (</text:span><text:span text:style-name="T259">OCS</text:span><text:span text:style-name="T264">)</text:span> texts, <text:span text:style-name="T464">encompassing both Cyrillic and Glagolitic alphabets</text:span>. <text:span text:style-name="T220">Since OCS texts have a number of minor differences in presentation from the methodology used for later </text:span><text:span text:style-name="T265">Church Slavonic (CS)</text:span><text:span text:style-name="T220"> texts, the user should become familiar</text:span> <text:span text:style-name="T381">with these</text:span> <text:span text:style-name="T221">particular </text:span>details <text:span text:style-name="T220">of font usage</text:span>.</text:p>
      <text:p text:style-name="P107"><text:tab/><text:span text:style-name="T44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41">, without sacrificing the ability to alphabetically sort the text or search for a word using base letter values. This is accomplished by </text:span>typesetting <text:span text:style-name="T442">a letter (or </text:span>number<text:span text:style-name="T442">) or even a whole word or paragraph</text:span>, and then applying <text:span text:style-name="T442">a</text:span> <text:span text:style-name="T259">Stylistic Set</text:span> <text:span text:style-name="T442">(ss01, ss02, etc.) or a </text:span><text:span text:style-name="T266">Stylistic Alternate</text:span><text:span text:style-name="T442"> (salt).</text:span> (In LibreOffice, in the small window at the top which displays the active font “Shafarik”, one can apply the Stylistic Sets <text:span text:style-name="T442">or Stylistic Alternate </text:span>by adding <text:span text:style-name="T442">a suffix</text:span>, so that the font name is changed to <text:span text:style-name="T243">“Shafarik:ss01”, “Shafarik:ss02”</text:span> <text:span text:style-name="T442">or </text:span><text:span text:style-name="T244">“Shafarik:salt”</text:span>, etc.)</text:p>
      <text:p text:style-name="P107"><text:tab/><text:span text:style-name="T464">Since the Cyrillic and Glagolitic alphabet scripts each have their own specific characteristics, this documentation will be divided into two parts.</text:span></text:p>
      <text:p text:style-name="P97"/>
      <text:p text:style-name="P93">PART 1: CYRILLIC</text:p>
      <text:p text:style-name="P113"><text:span text:style-name="T229">1</text:span>. <text:span text:style-name="T229">Numbers</text:span></text:p>
      <text:p text:style-name="P96"><text:tab/><text:span text:style-name="T38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110"/>
      <text:p text:style-name="P113"><text:span text:style-name="T229">1.i. The </text:span>Lower Numerals <text:span text:style-name="T223">(1-999, except the “Teens”)</text:span></text:p>
      <text:p text:style-name="P99"><text:tab/>Lower numerals in OCS <text:span text:style-name="T465">Cyrillic texts</text:span> <text:span text:style-name="T432">can be</text:span> typeset <text:span text:style-name="T432">in two different ways, using either the </text:span><text:span text:style-name="T267">Titlo</text:span><text:span text:style-name="T432"> or </text:span><text:span text:style-name="T267">Vzmet</text:span><text:span text:style-name="T432"> symbol.</text:span><text:span text:style-name="T432"><text:note text:id="ftn1" text:note-class="footnote"><text:note-citation>1</text:note-citation><text:note-body><text:p text:style-name="P50"><text:span text:style-name="T55">) </text:span><text:span text:style-name="T54">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12">◌</text:span><text:span text:style-name="T14">҃ </text:span><text:span text:style-name="T15">versus </text:span><text:span text:style-name="T13">◌꙯</text:span><text:span text:style-name="T56"> </text:span><text:span text:style-name="T57">]. </text:span><text:span text:style-name="T58">Of course, such dichotomy seems archaic, meaningless and unnecessary to most readers, but striving to be faithful to the original historical source is one of the primary goals in using the Shafarik font. </text:span><text:span text:style-name="T59">[</text:span><text:span text:style-name="T57">It is important to know, however, that while the Titlo </text:span><text:span text:style-name="T59">(</text:span><text:span text:style-name="T12">◌</text:span><text:span text:style-name="T14">҃ </text:span><text:span text:style-name="T59">) </text:span><text:span text:style-name="T57">is used in both OCS and CS typography, the Vzmet </text:span><text:span text:style-name="T59">(</text:span><text:span text:style-name="T13">◌꙯</text:span><text:span text:style-name="T56"> </text:span><text:span text:style-name="T59">) </text:span><text:span text:style-name="T57">is only found in OCS scripts.</text:span><text:span text:style-name="T59">]</text:span></text:p></text:note-body></text:note></text:span><text:span text:style-name="T236"> It is strongly advised that the user should closely examine the original manuscript or text source to determine which symbol is authentically used. While the use of one symbol over another </text:span><text:soft-page-break/><text:span text:style-name="T236">may not be semantically different, we should always strive to avoid introducing an anachronistic feature into a period text.</text:span></text:p>
      <text:p text:style-name="P101"><text:span text:style-name="T236"><text:tab/></text:span><text:span text:style-name="T238">In the majority of OCS</text:span><text:span text:style-name="T237"> period manuscripts, the </text:span><text:span text:style-name="T238">Titlo or </text:span><text:span text:style-name="T237">Vzmet </text:span><text:span text:style-name="T238">symbol</text:span><text:span text:style-name="T237"> </text:span><text:span text:style-name="T238">is stretched </text:span><text:span text:style-name="T237">all the way across three or four letters in the formation of larger numbers. </text:span><text:span text:style-name="T253">(This feature </text:span><text:span text:style-name="T254">will be presented below.</text:span><text:span text:style-name="T255">)</text:span></text:p>
      <text:p text:style-name="P106"><text:span text:style-name="T259"><text:tab/>a) Using the </text:span><text:span text:style-name="T261">Combining Cyrillic Titlo: U+0483 </text:span><text:span text:style-name="T10">◌</text:span><text:span text:style-name="T11">҃ .</text:span><text:span text:style-name="T52"> </text:span><text:span text:style-name="T53">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102"><text:span text:style-name="T259"><text:tab/>b) </text:span><text:span text:style-name="T260">Using the Combining Cyrillic Vzmet: </text:span><text:span text:style-name="T276">U+A66F </text:span><text:span text:style-name="T9">◌꙯</text:span><text:span text:style-name="T277"> </text:span><text:span text:style-name="T260">.</text:span><text:span text:style-name="T228"> In general, OCS numbers are more commonly formed by using the Vzmet symbol. (The Vzmet, whose ends both point downward, is a distinctive feature which is only used in OCS texts.)</text:span></text:p>
      <text:p text:style-name="P103"><text:span text:style-name="T228"><text:tab/>OCS numerals between 1 and 9,999 are traditionally bounded or enclosed by the Middle Dot (U+00B7 </text:span><text:span text:style-name="T438">·</text:span><text:span text:style-name="T228">). The use of the Middle Dot as a number marker is not attested with numbers above 9,999.</text:span></text:p>
      <text:p text:style-name="P122"><text:span text:style-name="T49"><text:tab/>The following l</text:span><text:span text:style-name="T30">ower case letters </text:span><text:span text:style-name="T49">are</text:span><text:span text:style-name="T30"> used as numer</text:span><text:span text:style-name="T49">al</text:span><text:span text:style-name="T30">s </text:span><text:span text:style-name="T48">when</text:span><text:span text:style-name="T30"> </text:span><text:span text:style-name="T48">they are presented together with the Vzmet </text:span><text:span text:style-name="T51">and</text:span><text:span text:style-name="T48"> enclosed by the Middle Dot</text:span><text:span text:style-name="T30">.</text:span><text:span text:style-name="T48"> Note the historical variant forms for some letters.</text:span></text:p>
      <table:table table:name="Table12" table:style-name="Table12">
        <table:table-column table:style-name="Table12.A" table:number-columns-repeated="3"/>
        <table:table-row>
          <table:table-cell table:style-name="Table12.A1" office:value-type="string">
            <text:p text:style-name="P125"><text:span text:style-name="T78"><text:tab/></text:span><text:span text:style-name="T139">1<text:tab/></text:span><text:span text:style-name="T140">·</text:span><text:span text:style-name="T78">а꙯</text:span><text:span text:style-name="T140">·</text:span></text:p>
            <text:p text:style-name="P125"><text:span text:style-name="T78"><text:tab/></text:span><text:span text:style-name="T139">2<text:tab/></text:span><text:span text:style-name="T140">·</text:span><text:span text:style-name="T78">в꙯</text:span><text:span text:style-name="T140">·</text:span></text:p>
            <text:p text:style-name="P125"><text:span text:style-name="T94"><text:tab/></text:span><text:span text:style-name="T100">3</text:span><text:span text:style-name="T94"><text:tab/></text:span><text:span text:style-name="T101">·</text:span><text:span text:style-name="T78">г꙯</text:span><text:span text:style-name="T140">·</text:span></text:p>
            <text:p text:style-name="P125"><text:span text:style-name="T78"><text:tab/></text:span><text:span text:style-name="T139">4<text:tab/></text:span><text:span text:style-name="T140">·</text:span><text:span text:style-name="T78">д꙯</text:span><text:span text:style-name="T140">·</text:span></text:p>
            <text:p text:style-name="P125"><text:span text:style-name="T78"><text:tab/></text:span><text:span text:style-name="T139">5</text:span><text:span text:style-name="T139"><text:note text:id="ftn2" text:note-class="footnote"><text:note-citation>2</text:note-citation><text:note-body><text:p text:style-name="P307"><text:span text:style-name="T65">) </text:span><text:span text:style-name="T66">OCS uses </text:span><text:span text:style-name="T67">the standard </text:span><text:span text:style-name="T66">“</text:span><text:span text:style-name="T416">е</text:span><text:span text:style-name="T66">” for the number</text:span><text:span text:style-name="T67">s</text:span><text:span text:style-name="T66"> 5, </text:span><text:span text:style-name="T67">15, etc.</text:span><text:span text:style-name="T66">, </text:span><text:span text:style-name="T67">NOT</text:span><text:span text:style-name="T66"> </text:span><text:span text:style-name="T67">the wide </text:span><text:span text:style-name="T66">“</text:span><text:span text:style-name="T417">є</text:span><text:span text:style-name="T66">” </text:span><text:span text:style-name="T67">(</text:span><text:span text:style-name="T68">U</text:span><text:span text:style-name="T67">+0454) </text:span><text:span text:style-name="T69">which is used in CS texts</text:span><text:span text:style-name="T67">; using the wide form </text:span><text:span text:style-name="T70">is anachronistic</text:span><text:span text:style-name="T66">.</text:span></text:p></text:note-body></text:note></text:span><text:span text:style-name="T139"><text:tab/></text:span><text:span text:style-name="T140">·</text:span><text:span text:style-name="T78">е꙯</text:span><text:span text:style-name="T140">·</text:span></text:p>
            <text:p text:style-name="P125"><text:span text:style-name="T78"><text:tab/></text:span><text:span text:style-name="T139">6<text:tab/></text:span><text:span text:style-name="T140">·</text:span><text:span text:style-name="T78">ѕ꙯</text:span><text:span text:style-name="T140">·</text:span><text:span text:style-name="T78"> </text:span><text:span text:style-name="T140">·</text:span><text:span text:style-name="T78">ꙅ꙯</text:span><text:span text:style-name="T140">·</text:span></text:p>
            <text:p text:style-name="P125"><text:span text:style-name="T78"><text:tab/></text:span><text:span text:style-name="T139">7<text:tab/></text:span><text:span text:style-name="T140">·</text:span><text:span text:style-name="T78">ꙁ꙯</text:span><text:span text:style-name="T140">·</text:span><text:span text:style-name="T78"> </text:span><text:span text:style-name="T140">·</text:span><text:span text:style-name="T78">з꙯</text:span><text:span text:style-name="T140">·</text:span></text:p>
            <text:p text:style-name="P125"><text:span text:style-name="T78"><text:tab/></text:span><text:span text:style-name="T139">8<text:tab/></text:span><text:span text:style-name="T140">·</text:span><text:span text:style-name="T78">и꙯</text:span><text:span text:style-name="T140">·</text:span></text:p>
            <text:p text:style-name="P125"><text:span text:style-name="T78"><text:tab/></text:span><text:span text:style-name="T139">9<text:tab/></text:span><text:span text:style-name="T140">·</text:span><text:span text:style-name="T78">ѳ꙯</text:span><text:span text:style-name="T140">·</text:span></text:p>
          </table:table-cell>
          <table:table-cell table:style-name="Table12.A1" office:value-type="string">
            <text:p text:style-name="P125"><text:span text:style-name="T78"><text:tab/></text:span><text:span text:style-name="T139">10<text:tab/></text:span><text:span text:style-name="T140">·</text:span><text:span text:style-name="T78">і꙯</text:span><text:span text:style-name="T140">·</text:span><text:span text:style-name="T78"> </text:span><text:span text:style-name="T140">·</text:span><text:span text:style-name="T78">ї꙯</text:span><text:span text:style-name="T140">·</text:span></text:p>
            <text:p text:style-name="P125"><text:span text:style-name="T78"><text:tab/></text:span><text:span text:style-name="T139">20<text:tab/></text:span><text:span text:style-name="T140">·</text:span><text:span text:style-name="T78">к꙯</text:span><text:span text:style-name="T140">·</text:span></text:p>
            <text:p text:style-name="P125"><text:span text:style-name="T78"><text:tab/></text:span><text:span text:style-name="T139">30<text:tab/></text:span><text:span text:style-name="T140">·</text:span><text:span text:style-name="T78">л꙯</text:span><text:span text:style-name="T140">·</text:span></text:p>
            <text:p text:style-name="P125"><text:span text:style-name="T78"><text:tab/></text:span><text:span text:style-name="T139">40<text:tab/></text:span><text:span text:style-name="T140">·</text:span><text:span text:style-name="T78">м꙯</text:span><text:span text:style-name="T140">·</text:span></text:p>
            <text:p text:style-name="P125"><text:span text:style-name="T78"><text:tab/></text:span><text:span text:style-name="T139">50<text:tab/></text:span><text:span text:style-name="T140">·</text:span><text:span text:style-name="T78">н꙯</text:span><text:span text:style-name="T140">·</text:span></text:p>
            <text:p text:style-name="P125"><text:span text:style-name="T78"><text:tab/></text:span><text:span text:style-name="T139">60<text:tab/></text:span><text:span text:style-name="T140">·</text:span><text:span text:style-name="T78">ѯ꙯</text:span><text:span text:style-name="T140">·</text:span></text:p>
            <text:p text:style-name="P125"><text:span text:style-name="T78"><text:tab/></text:span><text:span text:style-name="T139">70<text:tab/></text:span><text:span text:style-name="T140">·</text:span><text:span text:style-name="T78">о꙯</text:span><text:span text:style-name="T140">·</text:span></text:p>
            <text:p text:style-name="P125"><text:span text:style-name="T78"><text:tab/></text:span><text:span text:style-name="T139">80<text:tab/></text:span><text:span text:style-name="T140">·</text:span><text:span text:style-name="T78">п꙯</text:span><text:span text:style-name="T140">·</text:span></text:p>
            <text:p text:style-name="P125"><text:span text:style-name="T78"><text:tab/></text:span><text:span text:style-name="T139">90<text:tab/></text:span><text:span text:style-name="T140">·</text:span><text:span text:style-name="T78">ч꙯</text:span><text:span text:style-name="T140">·</text:span><text:span text:style-name="T78"> </text:span><text:span text:style-name="T140">·</text:span><text:span text:style-name="T281">ч꙯</text:span><text:span text:style-name="T140">·</text:span><text:span text:style-name="T281"> </text:span><text:span text:style-name="T140">·</text:span><text:span text:style-name="T125">ҁ꙯</text:span><text:span text:style-name="T127">·</text:span></text:p>
          </table:table-cell>
          <table:table-cell table:style-name="Table12.C1" office:value-type="string">
            <text:p text:style-name="P127"><text:span text:style-name="T125"><text:tab/></text:span><text:span text:style-name="T126">100<text:tab/></text:span><text:span text:style-name="T127">·</text:span><text:span text:style-name="T125">р꙯</text:span><text:span text:style-name="T127">·</text:span></text:p>
            <text:p text:style-name="P127"><text:span text:style-name="T125"><text:tab/></text:span><text:span text:style-name="T126">200<text:tab/></text:span><text:span text:style-name="T127">·</text:span><text:span text:style-name="T125">с꙯</text:span><text:span text:style-name="T127">·</text:span></text:p>
            <text:p text:style-name="P127"><text:span text:style-name="T125"><text:tab/></text:span><text:span text:style-name="T126">300<text:tab/></text:span><text:span text:style-name="T127">·</text:span><text:span text:style-name="T125">т꙯</text:span><text:span text:style-name="T127">·</text:span></text:p>
            <text:p text:style-name="P126"><text:span text:style-name="T125"><text:tab/></text:span><text:span text:style-name="T126">400<text:tab/></text:span><text:span text:style-name="T127">·</text:span><text:span text:style-name="T125">у꙯</text:span><text:span text:style-name="T127">· ·</text:span><text:span text:style-name="T129">ѵ꙯</text:span><text:span text:style-name="T127">·</text:span></text:p>
            <text:p text:style-name="P125"><text:span text:style-name="T125"><text:tab/></text:span><text:span text:style-name="T126">500<text:tab/></text:span><text:span text:style-name="T127">·</text:span><text:span text:style-name="T125">ф꙯</text:span><text:span text:style-name="T127">·</text:span></text:p>
            <text:p text:style-name="P125"><text:span text:style-name="T125"><text:tab/></text:span><text:span text:style-name="T126">600<text:tab/></text:span><text:span text:style-name="T127">·</text:span><text:span text:style-name="T125">х꙯</text:span><text:span text:style-name="T127">·</text:span></text:p>
            <text:p text:style-name="P125"><text:span text:style-name="T125"><text:tab/></text:span><text:span text:style-name="T126">700<text:tab/></text:span><text:span text:style-name="T127">·</text:span><text:span text:style-name="T125">ѱ꙯</text:span><text:span text:style-name="T127">·</text:span></text:p>
            <text:p text:style-name="P125"><text:span text:style-name="T232"><text:tab/></text:span><text:span text:style-name="T234">800<text:tab/></text:span><text:span text:style-name="T127">·</text:span><text:span text:style-name="T126">ѿ</text:span><text:span text:style-name="T127">·</text:span><text:span text:style-name="T234"> </text:span><text:span text:style-name="T127">·</text:span><text:span text:style-name="T125">ѡ꙯</text:span><text:span text:style-name="T127">·</text:span></text:p>
            <text:p text:style-name="P125"><text:span text:style-name="T125"><text:tab/></text:span><text:span text:style-name="T126">900</text:span><text:span text:style-name="T126"><text:note text:id="ftn3" text:note-class="footnote"><text:note-citation>3</text:note-citation><text:note-body><text:p text:style-name="P45"><text:span text:style-name="T446">) The alternate letter used for the number 900 represents the influence of the Glagolitic script.</text:span><text:span text:style-name="T232"> “</text:span><text:span text:style-name="T282">ꙙ</text:span><text:span text:style-name="T232">” </text:span><text:span text:style-name="T235">is a Stylistic Alternate (SALT) of the letter “</text:span><text:span text:style-name="T16">ꙙ</text:span><text:span text:style-name="T232">”.</text:span></text:p></text:note-body></text:note></text:span><text:span text:style-name="T126"><text:tab/></text:span><text:span text:style-name="T127">·</text:span><text:span text:style-name="T125">ц꙯</text:span><text:span text:style-name="T127">· ·</text:span><text:span text:style-name="T344">ѧ꙯</text:span><text:span text:style-name="T345">·</text:span><text:span text:style-name="T344"> </text:span><text:span text:style-name="T345">·</text:span><text:span text:style-name="T344">ꙙ꙯</text:span><text:span text:style-name="T345">·</text:span><text:span text:style-name="T344"> </text:span><text:span text:style-name="T345">·</text:span><text:span text:style-name="T347">ꙙ꙯</text:span><text:span text:style-name="T345">·</text:span></text:p>
          </table:table-cell>
        </table:table-row>
      </table:table>
      <text:p text:style-name="P289"/>
      <text:p text:style-name="P284"><text:span text:style-name="T204"><text:tab/></text:span><text:span text:style-name="T206">In the case of</text:span><text:span text:style-name="T419"> manuscripts </text:span><text:span text:style-name="T418">which form its numbers by</text:span><text:span text:style-name="T419"> stretch</text:span><text:span text:style-name="T418">ing</text:span><text:span text:style-name="T419"> the Titlo or Vzmet all the way across three or four letters, </text:span><text:span text:style-name="T420">we offer three solutions.</text:span></text:p>
      <text:p text:style-name="P285"><text:span text:style-name="T420"><text:tab/></text:span><text:span text:style-name="T278">a) </text:span><text:span text:style-name="T279">The Segmented Solution.</text:span><text:span text:style-name="T421"> </text:span><text:span text:style-name="T420">According to the usage recommended by Unicode, the most correct method would be to place the </text:span><text:span text:style-name="T421">Cyrillic </text:span><text:span text:style-name="T420">Titlo Left Half </text:span><text:span text:style-name="T421">symbol (U+FE2E </text:span><text:span text:style-name="T422">◌︮ </text:span><text:span text:style-name="T421">) over the first letter, the Combining Conjoining Macron (U+FE26 </text:span><text:span text:style-name="T422">◌︦ </text:span><text:span text:style-name="T421">) over any middle characters, and </text:span><text:span text:style-name="T420">the </text:span><text:span text:style-name="T421">Cyrillic </text:span><text:span text:style-name="T420">Titlo </text:span><text:span text:style-name="T421">Right</text:span><text:span text:style-name="T420"> Half </text:span><text:span text:style-name="T421">symbol (U+FE2F </text:span><text:span text:style-name="T422">◌︯ </text:span><text:span text:style-name="T421">) over the last letter. To demonstrate:</text:span></text:p>
      <text:p text:style-name="P291">а + ◌︮ (titlo left half) + в + ◌︦ (conjoining macron) + г + ◌︯ (titlo right half) → а︮в︦г︯</text:p>
      <text:p text:style-name="P287"><text:soft-page-break/><text:span text:style-name="T208"><text:tab/>H</text:span><text:span text:style-name="T204">owever, we can see that this method </text:span><text:span text:style-name="T210">often</text:span><text:span text:style-name="T204"> looks “chopped up”, even in most professional fonts where the designers have made their very best efforts to avoid this visually defective look. By segmenting the Titlo and inserting characters between the segments, the font rendering engine </text:span><text:span text:style-name="T209">often</text:span><text:span text:style-name="T204"> fails to display the “conjoined” Titlo seamlessly.</text:span></text:p>
      <text:p text:style-name="P288"/>
      <text:p text:style-name="P308"><text:span text:style-name="T420"><text:tab/></text:span><text:span text:style-name="T278">b) </text:span><text:span text:style-name="T279">The Wide Character Solution.</text:span><text:span text:style-name="T421"> With </text:span><text:span text:style-name="T423">2-, </text:span><text:span text:style-name="T421">3- and 4-letter numeric formations, one can use wider version</text:span><text:span text:style-name="T423">s</text:span><text:span text:style-name="T421"> of the Titlo or Vzmet </text:span><text:span text:style-name="T423">to ensure a more visually pleasing representation of the number.</text:span></text:p>
      <text:p text:style-name="P308"><text:span text:style-name="T342"><text:tab/></text:span><text:span text:style-name="T335">With </text:span><text:span text:style-name="T337">2</text:span><text:span text:style-name="T335">-letter formations, </text:span><text:span text:style-name="T337">use the “</text:span><text:span text:style-name="T340">Combining Double Tilde” (U+0360)</text:span><text:span text:style-name="T337"> </text:span><text:span text:style-name="T340">or the “Combining Double Inverted Breve” (U+0361)</text:span><text:span text:style-name="T337">, placed between the two letters.</text:span></text:p>
      <text:p text:style-name="P308"><text:span text:style-name="T342"><text:tab/></text:span><text:span text:style-name="T335">With 3-letter formations, </text:span><text:span text:style-name="T337">use the “</text:span><text:span text:style-name="T343">add</text:span><text:span text:style-name="T337">”, place</text:span><text:span text:style-name="T341">d </text:span><text:span text:style-name="T335">over the middle letter.</text:span></text:p>
      <text:p text:style-name="P308"><text:span text:style-name="T342"><text:tab/></text:span><text:span text:style-name="T335">With </text:span><text:span text:style-name="T337">4</text:span><text:span text:style-name="T335">-letter formations, </text:span><text:span text:style-name="T337">use the “</text:span><text:span text:style-name="T343">add</text:span><text:span text:style-name="T337">”, placed</text:span><text:span text:style-name="T335"> over the </text:span><text:span text:style-name="T337">last</text:span><text:span text:style-name="T335"> letter.</text:span></text:p>
      <table:table table:name="Table7" table:style-name="Table7">
        <table:table-column table:style-name="Table7.A"/>
        <table:table-column table:style-name="Table7.B"/>
        <table:table-row>
          <table:table-cell table:style-name="Table7.A1" office:value-type="string">
            <text:p text:style-name="P47">Titlo:<text:span text:style-name="T297"><text:tab/></text:span><text:span text:style-name="T300">2-letter</text:span><text:span text:style-name="T297"><text:tab/></text:span><text:span text:style-name="T451">·</text:span><text:span text:style-name="T452">т</text:span><text:span text:style-name="T146">͠</text:span><text:span text:style-name="T450">м</text:span><text:span text:style-name="T451">·</text:span></text:p>
            <text:p text:style-name="P46"><text:span text:style-name="T22"><text:tab/></text:span><text:span text:style-name="T23">3-letter</text:span><text:span text:style-name="T22"><text:tab/></text:span><text:span text:style-name="T25">·</text:span><text:span text:style-name="T24">т</text:span><text:span text:style-name="T26">ме</text:span><text:span text:style-name="T25">·</text:span></text:p>
            <text:p text:style-name="P46"><text:span text:style-name="T22"><text:tab/></text:span><text:span text:style-name="T23">4-letter</text:span><text:span text:style-name="T22"><text:tab/></text:span><text:span text:style-name="T25">·</text:span><text:span text:style-name="T24">т</text:span><text:span text:style-name="T26">ме</text:span><text:span text:style-name="T145">і</text:span><text:span text:style-name="T25">·</text:span></text:p>
          </table:table-cell>
          <table:table-cell table:style-name="Table7.B1" office:value-type="string">
            <text:p text:style-name="P47">Vzmet:<text:span text:style-name="T297"><text:tab/></text:span><text:span text:style-name="T300">2-letter</text:span><text:span text:style-name="T297"><text:tab/></text:span><text:span text:style-name="T451">·</text:span><text:span text:style-name="T452">т</text:span><text:span text:style-name="T147">͡</text:span><text:span text:style-name="T450">м</text:span><text:span text:style-name="T451">·</text:span></text:p>
            <text:p text:style-name="P46"><text:span text:style-name="T22"><text:tab/></text:span><text:span text:style-name="T23">3-letter</text:span><text:span text:style-name="T22"><text:tab/></text:span><text:span text:style-name="T25">·</text:span><text:span text:style-name="T24">т</text:span><text:span text:style-name="T26">ме</text:span><text:span text:style-name="T25">·</text:span></text:p>
            <text:p text:style-name="P46"><text:span text:style-name="T22"><text:tab/></text:span><text:span text:style-name="T23">4-letter</text:span><text:span text:style-name="T22"><text:tab/></text:span><text:span text:style-name="T25">·т</text:span><text:span text:style-name="T26">ме</text:span><text:span text:style-name="T145">і</text:span><text:span text:style-name="T25">·</text:span></text:p>
          </table:table-cell>
        </table:table-row>
      </table:table>
      <text:p text:style-name="P42"/>
      <text:p text:style-name="P285"><text:span text:style-name="T278"><text:tab/>c) </text:span><text:span text:style-name="T279">The “</text:span><text:span text:style-name="T280">Fall-back</text:span><text:span text:style-name="T279">” Solution.</text:span><text:span text:style-name="T421"> </text:span><text:span text:style-name="T333">However, if the user finds that such usage is too challenging to implement, </text:span><text:span text:style-name="T336">and/</text:span><text:span text:style-name="T338">or</text:span><text:span text:style-name="T336"> doesn’t really care about meticulously reproducing a period manuscript text, </text:span><text:span text:style-name="T333">there is nothing wrong with using the </text:span><text:span text:style-name="T339">standard default </text:span><text:span text:style-name="T333">Titlo or </text:span><text:span text:style-name="T334">Vzmet </text:span><text:span text:style-name="T333">symbol placed over only </text:span><text:span text:style-name="T371">one</text:span><text:span text:style-name="T333"> of the letters </text:span><text:span text:style-name="T336">(as in later CS usage), or over </text:span><text:span text:style-name="T372">each</text:span><text:span text:style-name="T336"> of the letters (although this solution tends to look “amateurish”)</text:span><text:span text:style-name="T333">. </text:span><text:span text:style-name="T336">For example:</text:span></text:p>
      <text:p text:style-name="P286"><text:span text:style-name="T346">҂а҃смв</text:span><text:span text:style-name="T370">· <text:s/></text:span><text:span text:style-name="T346">҂а꙯смв</text:span><text:span text:style-name="T370"> <text:s/></text:span><text:span text:style-name="T346">҂а҃с҃м҃в҃</text:span><text:span text:style-name="T370">· <text:s/></text:span><text:span text:style-name="T346">҂а꙯с꙯м꙯в꙯</text:span></text:p>
      <text:p text:style-name="P290"/>
      <text:p text:style-name="P41"><text:span text:style-name="T229">1.ii</text:span>. <text:span text:style-name="T229">The “Teen</text:span>s” <text:span text:style-name="T229">(11-19)</text:span></text:p>
      <text:p text:style-name="P100"><text:span text:style-name="T230"><text:tab/>The</text:span> num<text:span text:style-name="T230">ber</text:span>s <text:span text:style-name="T230">11-19 </text:span>in OCS <text:span text:style-name="T442">texts </text:span>are typeset <text:span text:style-name="T231">in the same manner as</text:span> CS, <text:span text:style-name="T440">with the number 10 following the lower numbers</text:span>.</text:p>
      <text:p text:style-name="P100"><text:span text:style-name="T231"><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367">(</text:span><text:span text:style-name="T368">а </text:span><text:span text:style-name="T369">+</text:span><text:span text:style-name="T368"> ◌꙯ </text:span><text:span text:style-name="T369">+</text:span><text:span text:style-name="T368"> і → а꙯і</text:span><text:span text:style-name="T367">)</text:span><text:span text:style-name="T231">. (The Cyrillic “teens” are the only set of double letters in the Shafarik font which are provided with precomposed forms which include the Vzmet.)</text:span></text:p>
      <table:table table:name="Table9" table:style-name="Table9">
        <table:table-column table:style-name="Table9.A" table:number-columns-repeated="3"/>
        <table:table-row>
          <table:table-cell table:style-name="Table9.A1" office:value-type="string">
            <text:p text:style-name="P123"><text:span text:style-name="T232"><text:tab/></text:span><text:span text:style-name="T239">11 <text:s/></text:span><text:span text:style-name="T240">·</text:span><text:span text:style-name="T232">а꙯</text:span><text:span text:style-name="T233">і</text:span><text:span text:style-name="T240">·</text:span></text:p>
            <text:p text:style-name="P123"><text:span text:style-name="T239"><text:tab/>12 <text:s/></text:span><text:span text:style-name="T240">·</text:span><text:span text:style-name="T232">в꙯і</text:span><text:span text:style-name="T240">·</text:span></text:p>
            <text:p text:style-name="P123"><text:span text:style-name="T239"><text:tab/>13 <text:s/></text:span><text:span text:style-name="T240">·</text:span><text:span text:style-name="T232">г꙯і</text:span><text:span text:style-name="T240">·</text:span></text:p>
          </table:table-cell>
          <table:table-cell table:style-name="Table9.A1" office:value-type="string">
            <text:p text:style-name="P123"><text:span text:style-name="T239"><text:tab/>14 <text:s/></text:span><text:span text:style-name="T240">·</text:span><text:span text:style-name="T232">д꙯і</text:span><text:span text:style-name="T240">·</text:span></text:p>
            <text:p text:style-name="P123"><text:span text:style-name="T239"><text:tab/>15 <text:s/></text:span><text:span text:style-name="T240">·</text:span><text:span text:style-name="T232">е꙯і</text:span><text:span text:style-name="T240">·</text:span></text:p>
            <text:p text:style-name="P123"><text:span text:style-name="T239"><text:tab/>16 <text:s/></text:span><text:span text:style-name="T240">·</text:span><text:span text:style-name="T241">ѕ꙯</text:span><text:span text:style-name="T232">і</text:span><text:span text:style-name="T240">·</text:span><text:span text:style-name="T242"> </text:span><text:span text:style-name="T240">·</text:span><text:span text:style-name="T241">ꙅ꙯і</text:span><text:span text:style-name="T240">·</text:span></text:p>
          </table:table-cell>
          <table:table-cell table:style-name="Table9.C1" office:value-type="string">
            <text:p text:style-name="P123"><text:span text:style-name="T242"><text:tab/></text:span><text:span text:style-name="T239">17 <text:s/></text:span><text:span text:style-name="T240">·</text:span><text:span text:style-name="T242">ꙁ꙯</text:span><text:span text:style-name="T232">і</text:span><text:span text:style-name="T240">·</text:span><text:span text:style-name="T242"> </text:span><text:span text:style-name="T240">·</text:span><text:span text:style-name="T241">з꙯і</text:span><text:span text:style-name="T240">·</text:span></text:p>
            <text:p text:style-name="P123"><text:span text:style-name="T242"><text:tab/></text:span><text:span text:style-name="T239">18 <text:s/></text:span><text:span text:style-name="T240">·</text:span><text:span text:style-name="T241">и꙯і</text:span><text:span text:style-name="T240">·</text:span><text:span text:style-name="T242"><text:line-break/><text:tab/></text:span><text:span text:style-name="T239">19 <text:s/></text:span><text:span text:style-name="T240">·</text:span><text:span text:style-name="T241">ѳ꙯і</text:span><text:span text:style-name="T240">·</text:span></text:p>
          </table:table-cell>
        </table:table-row>
      </table:table>
      <text:p text:style-name="P43"/>
      <text:p text:style-name="P43"/>
      <text:p text:style-name="P43"><text:soft-page-break/></text:p>
      <text:p text:style-name="P114"><text:span text:style-name="T229">1</text:span>.<text:span text:style-name="T441">iii</text:span>. <text:span text:style-name="T229">The </text:span>Higher Numerals <text:span text:style-name="T442">(1,000 and above)</text:span></text:p>
      <text:p text:style-name="P108"><text:span text:style-name="T71"><text:tab/>Most of the higher numbers have variant historical forms, since there was a lack of concensus and uniformity in the presentation of these infrequently-used (and often theoretical) numerals. By typesetting the numbers and applying a Stylistic Set (</text:span><text:span text:style-name="T73">ss01</text:span><text:span text:style-name="T71"> or </text:span><text:span text:style-name="T73">ss02</text:span><text:span text:style-name="T71">), the w</text:span><text:span text:style-name="T441">ord processing program has the ability to render most of the numbers in an alternate format.</text:span></text:p>
      <text:p text:style-name="P104"><text:tab/>The higher numbers are as follows:</text:p>
      <text:p text:style-name="P111"/>
      <text:p text:style-name="P105"><text:span text:style-name="T259">A) The Thousands Sign</text:span> <text:span text:style-name="T444">(</text:span><text:span text:style-name="T20">ты</text:span><text:span text:style-name="T21">́</text:span><text:span text:style-name="T17">с</text:span><text:span text:style-name="T18">ѧща</text:span><text:span text:style-name="T444">)</text:span> can be rendered in two different ways: as a separate character (as it is always done in CS texts: <text:span text:style-name="T128">҂а</text:span>), or attached/ligated to the following letter (number) which it “modifies”. Stylistic Set 1 changes the number from separate characters to attached characters <text:span text:style-name="T445">(</text:span><text:span text:style-name="T400">҂а</text:span><text:span text:style-name="T445">)</text:span>, while Stylistic Set 2 displays an alternate form of attached characters <text:span text:style-name="T445">(</text:span><text:span text:style-name="T389">҂а</text:span><text:span text:style-name="T445">). </text:span><text:span text:style-name="T245">(See the table below.)</text:span></text:p>
      <text:p text:style-name="P105"><text:span text:style-name="T383"><text:tab/>As discussed </text:span><text:span text:style-name="T245">above</text:span><text:span text:style-name="T383">, most period manuscripts stretch the Titlo or Vzmet all the way across three or four letters in the formation of larger numbers, but there is no </text:span><text:span text:style-name="T384">official </text:span><text:span text:style-name="T383">rule in this matter.</text:span></text:p>
      <text:p text:style-name="P121"><text:span text:style-name="T30"><text:tab/></text:span><text:span text:style-name="T48">The Middle Dot </text:span><text:span text:style-name="T50">can be</text:span><text:span text:style-name="T48"> used with the numbers 1,000-9,999</text:span><text:span text:style-name="T50">, but the original source should always be one’s guide for usage. When an authentic model is lacking, we offer the following generic guideline: It makes more sense to use the Middle Dot only at the end of the letter sequence (for example: </text:span><text:span text:style-name="T140">҂а҃слд· </text:span><text:span text:style-name="T50">), since it it appears to be visually redundant as an initial number marker (</text:span><text:span text:style-name="T48"> </text:span><text:span text:style-name="T140">·҂а҃слд· </text:span><text:span text:style-name="T50">); the Thousands Sign and the Titlo or Vzmet already indicate that this this is a number.</text:span></text:p>
      <table:table table:name="Table13" table:style-name="Table13">
        <table:table-column table:style-name="Table13.A"/>
        <table:table-row>
          <table:table-cell table:style-name="Table13.A1" office:value-type="string">
            <text:p text:style-name="P129"><text:span text:style-name="T436">Thousand</text:span><text:span text:style-name="T437">s</text:span><text:span text:style-name="T436"> Sign: U+0482</text:span><text:span text:style-name="T433"><text:tab/></text:span><text:span text:style-name="T123">҂</text:span></text:p>
            <text:p text:style-name="P159"><text:span text:style-name="T433">ss01: </text:span><text:span text:style-name="T434">(</text:span><text:span text:style-name="T433">just apply the ss01 to get ligated </text:span><text:span text:style-name="T434">forms)</text:span><text:span text:style-name="T435"><text:tab/></text:span><text:span text:style-name="T394">҂</text:span></text:p>
            <text:p text:style-name="P156"><text:span text:style-name="T349">ss</text:span><text:span text:style-name="T350">02</text:span><text:span text:style-name="T349">: </text:span><text:span text:style-name="T351">(alternate ligated forms)</text:span><text:span text:style-name="T349"><text:tab/></text:span><text:span text:style-name="T348">҂</text:span></text:p>
          </table:table-cell>
        </table:table-row>
        <table:table-row>
          <table:table-cell table:style-name="Table13.A2" office:value-type="string">
            <text:p text:style-name="P157"><text:span text:style-name="T81"><text:tab/></text:span><text:span text:style-name="T83">Value</text:span><text:span text:style-name="T81">:<text:tab/></text:span><text:span text:style-name="T83">1,000</text:span><text:span text:style-name="T84"><text:tab/></text:span><text:span text:style-name="T83">2,000<text:tab/>3,000<text:tab/>4,000<text:tab/>5,000<text:tab/>6,000<text:tab/>alt.<text:tab/>7,000<text:tab/>alt.<text:tab/>8,000<text:tab/>9,000</text:span></text:p>
            <text:p text:style-name="P128"><text:span text:style-name="T81">a</text:span><text:span text:style-name="T80">) With the Titlo:</text:span></text:p>
            <text:p text:style-name="P124"><text:span text:style-name="T81"><text:tab/>default:<text:tab/></text:span><text:span text:style-name="T123">҂</text:span><text:span text:style-name="T141">а҃</text:span><text:span text:style-name="T142">·</text:span><text:span text:style-name="T78"><text:tab/></text:span><text:span text:style-name="T123">҂</text:span><text:span text:style-name="T141">в҃</text:span><text:span text:style-name="T142">·</text:span><text:span text:style-name="T78"><text:tab/></text:span><text:span text:style-name="T123">҂</text:span><text:span text:style-name="T141">г҃</text:span><text:span text:style-name="T142">·</text:span><text:span text:style-name="T78"><text:tab/></text:span><text:span text:style-name="T123">҂</text:span><text:span text:style-name="T141">д҃</text:span><text:span text:style-name="T142">·</text:span><text:span text:style-name="T78"><text:tab/></text:span><text:span text:style-name="T123">҂</text:span><text:span text:style-name="T141">е҃</text:span><text:span text:style-name="T142">·</text:span><text:span text:style-name="T78"><text:tab/></text:span><text:span text:style-name="T123">҂</text:span><text:span text:style-name="T141">ѕ҃</text:span><text:span text:style-name="T142">·</text:span><text:span text:style-name="T78"><text:tab/></text:span><text:span text:style-name="T123">҂</text:span><text:span text:style-name="T141">ꙅ҃</text:span><text:span text:style-name="T142">·</text:span><text:span text:style-name="T78"><text:tab/></text:span><text:span text:style-name="T123">҂</text:span><text:span text:style-name="T141">ꙁ҃</text:span><text:span text:style-name="T142">·</text:span><text:span text:style-name="T78"><text:tab/></text:span><text:span text:style-name="T123">҂</text:span><text:span text:style-name="T141">з҃</text:span><text:span text:style-name="T142">·</text:span><text:span text:style-name="T78"><text:tab/></text:span><text:span text:style-name="T123">҂</text:span><text:span text:style-name="T141">и҃</text:span><text:span text:style-name="T142">·</text:span><text:span text:style-name="T78"><text:tab/></text:span><text:span text:style-name="T123">҂</text:span><text:span text:style-name="T141">ѳ҃</text:span><text:span text:style-name="T142">·</text:span></text:p>
            <text:p text:style-name="P158"><text:span text:style-name="T81"><text:tab/>sso1:</text:span><text:span text:style-name="T82"><text:tab/></text:span><text:span text:style-name="T401">҂</text:span><text:span text:style-name="T402">а҃</text:span><text:span text:style-name="T403">·</text:span><text:span text:style-name="T404"><text:tab/></text:span><text:span text:style-name="T401">҂</text:span><text:span text:style-name="T402">в҃</text:span><text:span text:style-name="T403">·</text:span><text:span text:style-name="T404"><text:tab/></text:span><text:span text:style-name="T401">҂</text:span><text:span text:style-name="T402">г҃</text:span><text:span text:style-name="T403">·</text:span><text:span text:style-name="T404"><text:tab/></text:span><text:span text:style-name="T401">҂</text:span><text:span text:style-name="T402">д҃</text:span><text:span text:style-name="T403">·</text:span><text:span text:style-name="T404"><text:tab/></text:span><text:span text:style-name="T401">҂</text:span><text:span text:style-name="T402">е҃</text:span><text:span text:style-name="T403">·</text:span><text:span text:style-name="T404"><text:tab/></text:span><text:span text:style-name="T401">҂</text:span><text:span text:style-name="T402">ѕ҃</text:span><text:span text:style-name="T403">·</text:span><text:span text:style-name="T404"><text:tab/></text:span><text:span text:style-name="T401">҂</text:span><text:span text:style-name="T402">ꙅ҃</text:span><text:span text:style-name="T403">·</text:span><text:span text:style-name="T404"><text:tab/></text:span><text:span text:style-name="T401">҂</text:span><text:span text:style-name="T402">ꙁ҃</text:span><text:span text:style-name="T403">·</text:span><text:span text:style-name="T404"><text:tab/></text:span><text:span text:style-name="T401">҂</text:span><text:span text:style-name="T402">з҃</text:span><text:span text:style-name="T403">·</text:span><text:span text:style-name="T404"><text:tab/></text:span><text:span text:style-name="T401">҂</text:span><text:span text:style-name="T402">и҃</text:span><text:span text:style-name="T403">·</text:span><text:span text:style-name="T404"><text:tab/></text:span><text:span text:style-name="T401">҂</text:span><text:span text:style-name="T402">ѳ҃</text:span><text:span text:style-name="T403">·</text:span></text:p>
            <text:p text:style-name="P143"><text:span text:style-name="T91"><text:tab/>ss</text:span><text:span text:style-name="T92">0</text:span><text:span text:style-name="T91">2:<text:tab/></text:span><text:span text:style-name="T386">҂</text:span><text:span text:style-name="T387">а҃</text:span><text:span text:style-name="T388">·</text:span><text:span text:style-name="T385"><text:tab/></text:span><text:span text:style-name="T386">҂</text:span><text:span text:style-name="T387">в҃</text:span><text:span text:style-name="T388">·</text:span><text:span text:style-name="T385"><text:tab/></text:span><text:span text:style-name="T386">҂</text:span><text:span text:style-name="T387">г҃</text:span><text:span text:style-name="T388">·</text:span><text:span text:style-name="T385"><text:tab/></text:span><text:span text:style-name="T386">҂</text:span><text:span text:style-name="T387">д҃</text:span><text:span text:style-name="T388">·</text:span><text:span text:style-name="T385"><text:tab/></text:span><text:span text:style-name="T386">҂</text:span><text:span text:style-name="T387">е҃</text:span><text:span text:style-name="T388">·</text:span><text:span text:style-name="T385"><text:tab/></text:span><text:span text:style-name="T386">҂</text:span><text:span text:style-name="T387">ѕ҃</text:span><text:span text:style-name="T388">·</text:span><text:span text:style-name="T385"><text:tab/></text:span><text:span text:style-name="T386">҂</text:span><text:span text:style-name="T387">ꙅ҃</text:span><text:span text:style-name="T388">·</text:span><text:span text:style-name="T385"><text:tab/></text:span><text:span text:style-name="T386">҂</text:span><text:span text:style-name="T387">ꙁ҃</text:span><text:span text:style-name="T388">·</text:span><text:span text:style-name="T385"><text:tab/></text:span><text:span text:style-name="T386">҂</text:span><text:span text:style-name="T387">з҃</text:span><text:span text:style-name="T388">·</text:span><text:span text:style-name="T385"><text:tab/></text:span><text:span text:style-name="T386">҂</text:span><text:span text:style-name="T387">и҃</text:span><text:span text:style-name="T388">·</text:span><text:span text:style-name="T385"><text:tab/></text:span><text:span text:style-name="T386">҂</text:span><text:span text:style-name="T387">ѳ҃</text:span><text:span text:style-name="T388">·</text:span></text:p>
            <text:p text:style-name="P130">b) With the Vzmet:</text:p>
            <text:p text:style-name="P124"><text:span text:style-name="T81"><text:tab/>default:<text:tab/></text:span><text:span text:style-name="T123">҂</text:span><text:span text:style-name="T142">а꙯·</text:span><text:span text:style-name="T78"><text:tab/></text:span><text:span text:style-name="T123">҂</text:span><text:span text:style-name="T142">в꙯·</text:span><text:span text:style-name="T78"><text:tab/></text:span><text:span text:style-name="T123">҂</text:span><text:span text:style-name="T142">г꙯·</text:span><text:span text:style-name="T78"><text:tab/></text:span><text:span text:style-name="T123">҂</text:span><text:span text:style-name="T142">д꙯·</text:span><text:span text:style-name="T78"><text:tab/></text:span><text:span text:style-name="T123">҂</text:span><text:span text:style-name="T142">е꙯·</text:span><text:span text:style-name="T78"><text:tab/></text:span><text:span text:style-name="T123">҂</text:span><text:span text:style-name="T142">ѕ꙯·</text:span><text:span text:style-name="T78"><text:tab/></text:span><text:span text:style-name="T123">҂</text:span><text:span text:style-name="T142">ꙅ꙯·</text:span><text:span text:style-name="T78"><text:tab/></text:span><text:span text:style-name="T123">҂</text:span><text:span text:style-name="T142">ꙁ꙯·</text:span><text:span text:style-name="T78"><text:tab/></text:span><text:span text:style-name="T123">҂</text:span><text:span text:style-name="T142">з꙯·</text:span><text:span text:style-name="T78"><text:tab/></text:span><text:span text:style-name="T123">҂</text:span><text:span text:style-name="T142">и꙯·</text:span><text:span text:style-name="T78"><text:tab/></text:span><text:span text:style-name="T123">҂</text:span><text:span text:style-name="T142">ѳ꙯·</text:span></text:p>
            <text:p text:style-name="P158"><text:span text:style-name="T81"><text:tab/>sso1:</text:span><text:span text:style-name="T82"><text:tab/></text:span><text:span text:style-name="T401">҂</text:span><text:span text:style-name="T403">а꙯·</text:span><text:span text:style-name="T404"><text:tab/></text:span><text:span text:style-name="T401">҂</text:span><text:span text:style-name="T403">в꙯·</text:span><text:span text:style-name="T404"><text:tab/></text:span><text:span text:style-name="T401">҂</text:span><text:span text:style-name="T403">г꙯·</text:span><text:span text:style-name="T404"><text:tab/></text:span><text:span text:style-name="T401">҂</text:span><text:span text:style-name="T403">д꙯·</text:span><text:span text:style-name="T404"><text:tab/></text:span><text:span text:style-name="T401">҂</text:span><text:span text:style-name="T403">е꙯·</text:span><text:span text:style-name="T404"><text:tab/></text:span><text:span text:style-name="T401">҂</text:span><text:span text:style-name="T403">ѕ꙯·</text:span><text:span text:style-name="T404"><text:tab/></text:span><text:span text:style-name="T401">҂</text:span><text:span text:style-name="T403">ꙅ꙯·</text:span><text:span text:style-name="T404"><text:tab/></text:span><text:span text:style-name="T401">҂</text:span><text:span text:style-name="T403">ꙁ꙯·</text:span><text:span text:style-name="T404"><text:tab/></text:span><text:span text:style-name="T401">҂</text:span><text:span text:style-name="T403">з꙯·</text:span><text:span text:style-name="T404"><text:tab/></text:span><text:span text:style-name="T401">҂</text:span><text:span text:style-name="T403">и꙯·</text:span><text:span text:style-name="T404"><text:tab/></text:span><text:span text:style-name="T401">҂</text:span><text:span text:style-name="T403">ѳ꙯·</text:span></text:p>
            <text:p text:style-name="P144"><text:span text:style-name="T91"><text:tab/>ss</text:span><text:span text:style-name="T92">0</text:span><text:span text:style-name="T91">2:<text:tab/></text:span><text:span text:style-name="T386">҂</text:span><text:span text:style-name="T388">а꙯·</text:span><text:span text:style-name="T385"><text:tab/></text:span><text:span text:style-name="T386">҂</text:span><text:span text:style-name="T388">в꙯·</text:span><text:span text:style-name="T385"><text:tab/></text:span><text:span text:style-name="T386">҂</text:span><text:span text:style-name="T388">г꙯·</text:span><text:span text:style-name="T385"><text:tab/></text:span><text:span text:style-name="T386">҂</text:span><text:span text:style-name="T388">д꙯·</text:span><text:span text:style-name="T385"><text:tab/></text:span><text:span text:style-name="T386">҂</text:span><text:span text:style-name="T388">е꙯·</text:span><text:span text:style-name="T385"><text:tab/></text:span><text:span text:style-name="T386">҂</text:span><text:span text:style-name="T388">ѕ꙯·</text:span><text:span text:style-name="T385"><text:tab/></text:span><text:span text:style-name="T386">҂</text:span><text:span text:style-name="T388">ꙅ꙯·</text:span><text:span text:style-name="T385"><text:tab/></text:span><text:span text:style-name="T386">҂</text:span><text:span text:style-name="T388">ꙁ꙯·</text:span><text:span text:style-name="T385"><text:tab/></text:span><text:span text:style-name="T386">҂</text:span><text:span text:style-name="T388">з꙯·</text:span><text:span text:style-name="T385"><text:tab/></text:span><text:span text:style-name="T386">҂</text:span><text:span text:style-name="T388">и꙯·</text:span><text:span text:style-name="T385"><text:tab/></text:span><text:span text:style-name="T386">҂</text:span><text:span text:style-name="T388">ѳ꙯·</text:span></text:p>
          </table:table-cell>
        </table:table-row>
      </table:table>
      <text:p text:style-name="P135"/>
      <text:p text:style-name="P134"/>
      <text:p text:style-name="P145"><text:span text:style-name="T262">B) </text:span><text:span text:style-name="T263">T</text:span><text:span text:style-name="T259">he Ten Thousands Sign</text:span> <text:span text:style-name="T444">(</text:span><text:span text:style-name="T130">тма</text:span><text:span text:style-name="T102">̀</text:span><text:span text:style-name="T19">, </text:span><text:span text:style-name="T130">тьма</text:span><text:span text:style-name="T102">̀</text:span><text:span text:style-name="T444">)</text:span>, <text:span text:style-name="T447">as well as</text:span> all of the following symbols, <text:span text:style-name="T447">will </text:span>by default combine with the letters <text:span text:style-name="T443">using </text:span><text:span text:style-name="T252">anchor points</text:span> <text:span text:style-name="T447">to ensure a correct placement of the enclosing symbols.</text:span></text:p>
      <text:p text:style-name="P151"><text:span text:style-name="T207"><text:tab/>However, u</text:span><text:span text:style-name="T204">sing the ss01, </text:span><text:span text:style-name="T207">a slightly more compact or “tighter” version is rendered, using a specific set of programmed </text:span><text:span text:style-name="T204">contextual substitution</text:span><text:span text:style-name="T207">s; these optimized forms are of benefit to publishers who find </text:span><text:soft-page-break/><text:span text:style-name="T207">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116"><text:span text:style-name="T410">Ten </text:span><text:span text:style-name="T408">Thousand</text:span><text:span text:style-name="T409">s</text:span><text:span text:style-name="T408"> Sign: U+</text:span><text:span text:style-name="T410">20DD</text:span><text:tab/><text:span text:style-name="T97">⃝</text:span></text:p>
            <text:p text:style-name="P160">ss01:<text:span text:style-name="T299"><text:tab/></text:span><text:span text:style-name="T395">⃝</text:span></text:p>
          </table:table-cell>
        </table:table-row>
        <table:table-row>
          <table:table-cell table:style-name="Table14.A2" office:value-type="string">
            <text:p text:style-name="P137"><text:span text:style-name="T81"><text:tab/>default:<text:tab/></text:span><text:span text:style-name="T222">а⃝<text:tab/>в⃝<text:tab/>г⃝<text:tab/>д⃝<text:tab/>е⃝<text:tab/>ѕ⃝<text:tab/>ꙅ⃝<text:tab/>ꙁ⃝<text:tab/>з⃝<text:tab/>и⃝<text:tab/>ѳ⃝</text:span></text:p>
            <text:p text:style-name="P137"><text:span text:style-name="T81"><text:tab/></text:span><text:span text:style-name="T85">sso1</text:span><text:span text:style-name="T81">:<text:tab/></text:span><text:span text:style-name="T404">а⃝<text:tab/>в⃝<text:tab/>г⃝<text:tab/>д⃝<text:tab/>е⃝<text:tab/>ѕ⃝<text:tab/>ꙅ⃝<text:tab/>ꙁ⃝<text:tab/>з⃝<text:tab/>и⃝<text:tab/>ѳ⃝</text:span></text:p>
          </table:table-cell>
        </table:table-row>
      </table:table>
      <text:p text:style-name="P133"><text:span text:style-name="T224">AA: </text:span><text:span text:style-name="T225">I think we have a problem with intercharacter spacing, no? </text:span><text:span text:style-name="T224">NS: Ye</text:span><text:span text:style-name="T226">s</text:span><text:span text:style-name="T224">, this is something that needs to be looked into, </text:span><text:span text:style-name="T227">for this and the remaining symbols</text:span><text:span text:style-name="T224">. The default forms take their width</text:span><text:span text:style-name="T226">s</text:span><text:span text:style-name="T224"> from the lower case letter</text:span><text:span text:style-name="T226">s</text:span><text:span text:style-name="T224">, while the ss01/2 forms ta</text:span><text:span text:style-name="T226">ke their widths from the precomposed characters.</text:span></text:p>
      <text:p text:style-name="P152"/>
      <text:p text:style-name="P146"><text:span text:style-name="T259">C) </text:span><text:span text:style-name="T263">T</text:span><text:span text:style-name="T259">he Hundred Thousands Sign</text:span> <text:span text:style-name="T444">(</text:span><text:span text:style-name="T131">легеѡ</text:span><text:span text:style-name="T103">́</text:span><text:span text:style-name="T131">нъ or несвѣ</text:span><text:span text:style-name="T103">́</text:span><text:span text:style-name="T131">дь</text:span><text:span text:style-name="T444">)</text:span> functions the same as the previous character.</text:p>
      <table:table table:name="Table2" table:style-name="Table2">
        <table:table-column table:style-name="Table2.A"/>
        <table:table-row>
          <table:table-cell table:style-name="Table2.A1" office:value-type="string">
            <text:p text:style-name="P117"><text:span text:style-name="T411">Hundred</text:span><text:span text:style-name="T410"> </text:span><text:span text:style-name="T408">Thousand</text:span><text:span text:style-name="T409">s</text:span><text:span text:style-name="T408"> Sign: U+</text:span><text:span text:style-name="T411">0488</text:span><text:tab/><text:span text:style-name="T97">҈</text:span></text:p>
            <text:p text:style-name="P161">ss01:<text:span text:style-name="T299"><text:tab/></text:span><text:span text:style-name="T395">҈</text:span></text:p>
          </table:table-cell>
        </table:table-row>
        <table:table-row>
          <table:table-cell table:style-name="Table2.A2" office:value-type="string">
            <text:p text:style-name="P138"><text:span text:style-name="T81"><text:tab/>default:<text:tab/></text:span><text:span text:style-name="T124">а҈<text:tab/>в҈<text:tab/>г҈<text:tab/>д҈<text:tab/>е҈<text:tab/>ѕ҈<text:tab/>ꙅ҈<text:tab/>ꙁ҈<text:tab/>з҈<text:tab/>и҈<text:tab/>ѳ҈</text:span></text:p>
            <text:p text:style-name="P138"><text:span text:style-name="T81"><text:tab/></text:span><text:span text:style-name="T86">ss01</text:span><text:span text:style-name="T81">:<text:tab/></text:span><text:span text:style-name="T404">а҈<text:tab/>в҈<text:tab/>г҈<text:tab/>д҈<text:tab/>е҈<text:tab/>ѕ҈<text:tab/>ꙅ҈<text:tab/>ꙁ҈<text:tab/>з҈<text:tab/>и҈<text:tab/>ѳ҈</text:span></text:p>
          </table:table-cell>
        </table:table-row>
      </table:table>
      <text:p text:style-name="P153"/>
      <text:p text:style-name="P148"><text:span text:style-name="T259">D) The Millions Sign</text:span> <text:span text:style-name="T444">(</text:span><text:span text:style-name="T131">леѡ</text:span><text:span text:style-name="T103">́</text:span><text:span text:style-name="T131">дръ</text:span><text:span text:style-name="T444">)</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118"><text:span text:style-name="T412">Millions</text:span><text:span text:style-name="T410"> </text:span><text:span text:style-name="T408">Sign: U+</text:span><text:span text:style-name="T411">048</text:span><text:span text:style-name="T412">0</text:span><text:tab/><text:span text:style-name="T97">҉</text:span></text:p>
            <text:p text:style-name="P162">ss01:<text:span text:style-name="T299"><text:tab/></text:span><text:span text:style-name="T395">҉</text:span></text:p>
            <text:p text:style-name="P162"><text:span text:style-name="T395">ss0</text:span><text:span text:style-name="T397">2</text:span><text:span text:style-name="T395">:</text:span><text:span text:style-name="T396"><text:tab/></text:span><text:span text:style-name="T390">҉</text:span></text:p>
          </table:table-cell>
        </table:table-row>
        <table:table-row>
          <table:table-cell table:style-name="Table3.A2" office:value-type="string">
            <text:p text:style-name="P139"><text:span text:style-name="T81"><text:tab/>default:<text:tab/></text:span><text:span text:style-name="T124">а҉<text:tab/>в҉<text:tab/>г҉<text:tab/>д҉<text:tab/>е҉<text:tab/>ѕ҉<text:tab/>ꙅ҉<text:tab/>ꙁ҉<text:tab/>з҉<text:tab/>и҉<text:tab/>ѳ҉</text:span></text:p>
            <text:p text:style-name="P139"><text:span text:style-name="T81"><text:tab/></text:span><text:span text:style-name="T87">ss01</text:span><text:span text:style-name="T81">:<text:tab/></text:span><text:span text:style-name="T404">а҉<text:tab/>в҉<text:tab/>г҉<text:tab/>д҉<text:tab/>е҉<text:tab/>ѕ҉<text:tab/>ꙅ҉<text:tab/>ꙁ҉<text:tab/>з҉<text:tab/>и҉<text:tab/>ѳ҉</text:span></text:p>
            <text:p text:style-name="P139"><text:span text:style-name="T81"><text:tab/></text:span><text:span text:style-name="T87">ss02</text:span><text:span text:style-name="T81">:<text:tab/></text:span><text:span text:style-name="T391">а҉<text:tab/>в҉<text:tab/>г҉<text:tab/>д҉<text:tab/>е҉<text:tab/>ѕ҉<text:tab/>ꙅ҉<text:tab/>ꙁ҉<text:tab/>з҉<text:tab/>и҉<text:tab/>ѳ҉</text:span></text:p>
          </table:table-cell>
        </table:table-row>
      </table:table>
      <text:p text:style-name="P154"/>
      <text:p text:style-name="P109"><text:span text:style-name="T259">E) The Ten Millions Sign</text:span> <text:span text:style-name="T444">(</text:span><text:span text:style-name="T131">вра</text:span><text:span text:style-name="T103">́</text:span><text:span text:style-name="T131">нъ </text:span><text:span text:style-name="T132">or </text:span><text:span text:style-name="T131">в</text:span><text:span text:style-name="T132">о</text:span><text:span text:style-name="T104">́</text:span><text:span text:style-name="T132">ронъ</text:span><text:span text:style-name="T444">)</text:span> likewise has two alternate forms (Stylistic Sets 1 and 2).</text:p>
      <table:table table:name="Table4" table:style-name="Table4">
        <table:table-column table:style-name="Table4.A"/>
        <table:table-row>
          <table:table-cell table:style-name="Table4.A1" office:value-type="string">
            <text:p text:style-name="P119"><text:span text:style-name="T413">Ten </text:span><text:span text:style-name="T412">Millions</text:span><text:span text:style-name="T408"> Sign: U+</text:span><text:span text:style-name="T411">048</text:span><text:span text:style-name="T412">0</text:span><text:tab/><text:span text:style-name="T97">꙰</text:span></text:p>
            <text:p text:style-name="P163">ss01:<text:span text:style-name="T299"><text:tab/></text:span><text:span text:style-name="T395">꙰</text:span></text:p>
            <text:p text:style-name="P163"><text:span text:style-name="T395">ss0</text:span><text:span text:style-name="T397">2</text:span><text:span text:style-name="T395">:</text:span><text:span text:style-name="T396"><text:tab/></text:span><text:span text:style-name="T390">꙰</text:span></text:p>
          </table:table-cell>
        </table:table-row>
        <table:table-row>
          <table:table-cell table:style-name="Table4.A2" office:value-type="string">
            <text:p text:style-name="P140"><text:span text:style-name="T81"><text:tab/>default:<text:tab/></text:span><text:span text:style-name="T124">а꙰<text:tab/>в꙰<text:tab/>г꙰<text:tab/>д꙰<text:tab/>е꙰<text:tab/>ѕ꙰<text:tab/>ꙅ꙰<text:tab/>ꙁ꙰<text:tab/>з꙰<text:tab/>и꙰<text:tab/>ѳ꙰</text:span></text:p>
            <text:p text:style-name="P140"><text:span text:style-name="T81"><text:tab/></text:span><text:span text:style-name="T88">ss01</text:span><text:span text:style-name="T81">:<text:tab/></text:span><text:span text:style-name="T404">а꙰<text:tab/>в꙰<text:tab/>г꙰<text:tab/>д꙰<text:tab/>е꙰<text:tab/>ѕ꙰<text:tab/>ꙅ꙰<text:tab/>ꙁ꙰<text:tab/>з꙰<text:tab/>и꙰<text:tab/>ѳ꙰</text:span></text:p>
            <text:p text:style-name="P140"><text:span text:style-name="T81"><text:tab/></text:span><text:span text:style-name="T88">ss02</text:span><text:span text:style-name="T81">:<text:tab/></text:span><text:span text:style-name="T391">а꙰<text:tab/>в꙰<text:tab/>г꙰<text:tab/>д꙰<text:tab/>е꙰<text:tab/>ѕ꙰<text:tab/>ꙅ꙰<text:tab/>ꙁ꙰<text:tab/>з꙰<text:tab/>и꙰<text:tab/>ѳ꙰</text:span></text:p>
          </table:table-cell>
        </table:table-row>
      </table:table>
      <text:p text:style-name="P150"/>
      <text:p text:style-name="P150"/>
      <text:p text:style-name="P149"><text:soft-page-break/><text:span text:style-name="T259">F) The Hundred Millions Sign</text:span> <text:span text:style-name="T444">(</text:span><text:span text:style-name="T132">коло</text:span><text:span text:style-name="T104">́</text:span><text:span text:style-name="T132">да</text:span><text:span text:style-name="T444">)</text:span> also has two alternate forms (Stylistic Sets 1 and 2).</text:p>
      <table:table table:name="Table5" table:style-name="Table5">
        <table:table-column table:style-name="Table5.A"/>
        <table:table-row>
          <table:table-cell table:style-name="Table5.A1" office:value-type="string">
            <text:p text:style-name="P119"><text:span text:style-name="T413">Hundred </text:span><text:span text:style-name="T412">Millions</text:span><text:span text:style-name="T408"> Sign: U+</text:span><text:span text:style-name="T413">A671</text:span><text:tab/><text:span text:style-name="T97">꙱</text:span></text:p>
            <text:p text:style-name="P163">ss01:<text:span text:style-name="T299"><text:tab/></text:span><text:span text:style-name="T395">꙱</text:span></text:p>
            <text:p text:style-name="P163"><text:span text:style-name="T395">ss0</text:span><text:span text:style-name="T397">2</text:span><text:span text:style-name="T395">:</text:span><text:span text:style-name="T396"><text:tab/></text:span><text:span text:style-name="T390">꙱</text:span></text:p>
          </table:table-cell>
        </table:table-row>
        <table:table-row>
          <table:table-cell table:style-name="Table5.A2" office:value-type="string">
            <text:p text:style-name="P141"><text:span text:style-name="T81"><text:tab/>default:<text:tab/></text:span><text:span text:style-name="T124">а꙱<text:tab/>в꙱<text:tab/>г꙱<text:tab/>д꙱<text:tab/>е꙱<text:tab/>ѕ꙱<text:tab/>ꙅ꙱<text:tab/>ꙁ꙱<text:tab/>з꙱<text:tab/>и꙱<text:tab/>ѳ꙱</text:span></text:p>
            <text:p text:style-name="P141"><text:span text:style-name="T81"><text:tab/></text:span><text:span text:style-name="T89">ss01</text:span><text:span text:style-name="T81">:<text:tab/></text:span><text:span text:style-name="T404">а꙱<text:tab/>в꙱<text:tab/>г꙱<text:tab/>д꙱<text:tab/>е꙱<text:tab/>ѕ꙱<text:tab/>ꙅ꙱<text:tab/>ꙁ꙱<text:tab/>з꙱<text:tab/>и꙱<text:tab/>ѳ꙱</text:span></text:p>
            <text:p text:style-name="P141"><text:span text:style-name="T81"><text:tab/></text:span><text:span text:style-name="T89">ss02</text:span><text:span text:style-name="T81">:<text:tab/></text:span><text:span text:style-name="T391">а꙱<text:tab/>в꙱<text:tab/>г꙱<text:tab/>д꙱<text:tab/>е꙱<text:tab/>ѕ꙱<text:tab/>ꙅ꙱<text:tab/>ꙁ꙱<text:tab/>з꙱<text:tab/>и꙱<text:tab/>ѳ꙱</text:span></text:p>
          </table:table-cell>
        </table:table-row>
      </table:table>
      <text:p text:style-name="P155"/>
      <text:p text:style-name="P147"><text:span text:style-name="T259">G) The </text:span><text:span text:style-name="T268">Thousan</text:span><text:span text:style-name="T259">d Millions Sign</text:span> <text:span text:style-name="T444">(</text:span><text:span text:style-name="T132">тма</text:span><text:span text:style-name="T104">̀ </text:span><text:span text:style-name="T132">те</text:span><text:span text:style-name="T104">́</text:span><text:span text:style-name="T132">мъ, тьма</text:span><text:span text:style-name="T104">̀ </text:span><text:span text:style-name="T132">те</text:span><text:span text:style-name="T104">́</text:span><text:span text:style-name="T132">мъ</text:span><text:span text:style-name="T444">)</text:span> also has two alternate forms (Stylistic Sets 1 and 2). <text:span text:style-name="T448">While these numbers can be found in a few grammar books, there is disagreement regarding their usage. (As far as scholars are aware, the only original textual evidence of its use is in a list of numbers, which oddly presents a single ex</text:span><text:span text:style-name="T358">ample</text:span><text:span text:style-name="T359"> as <text:s/></text:span><text:span text:style-name="T361">ы꙲</text:span><text:span text:style-name="T362"> </text:span><text:span text:style-name="T363">. This ideomatic example suggests that numbers in the </text:span><text:span text:style-name="T360">thousand</text:span><text:span text:style-name="T363"> millions </text:span><text:span text:style-name="T364">we</text:span><text:span text:style-name="T363">re purely </text:span><text:span text:style-name="T448">theoretical in OCS literature.)</text:span></text:p>
      <table:table table:name="Table6" table:style-name="Table6">
        <table:table-column table:style-name="Table6.A"/>
        <table:table-row>
          <table:table-cell table:style-name="Table6.A1" office:value-type="string">
            <text:p text:style-name="P120"><text:span text:style-name="T414">Thousand</text:span><text:span text:style-name="T413"> </text:span><text:span text:style-name="T412">Millions</text:span><text:span text:style-name="T408"> Sign: U+</text:span><text:span text:style-name="T413">A67</text:span><text:span text:style-name="T414">2</text:span><text:tab/><text:span text:style-name="T143">꙲<text:tab/></text:span><text:span text:style-name="T144">ы꙲</text:span></text:p>
            <text:p text:style-name="P164">ss01:<text:span text:style-name="T299"><text:tab/></text:span><text:span text:style-name="T398">꙲<text:tab/></text:span><text:span text:style-name="T399">ы꙲</text:span></text:p>
            <text:p text:style-name="P165"><text:span text:style-name="T404">ss0</text:span><text:span text:style-name="T405">2</text:span><text:span text:style-name="T404">:</text:span><text:span text:style-name="T406"><text:tab/></text:span><text:span text:style-name="T391">꙲<text:tab/></text:span><text:span text:style-name="T392">ы꙲</text:span></text:p>
          </table:table-cell>
        </table:table-row>
        <table:table-row>
          <table:table-cell table:style-name="Table6.A2" office:value-type="string">
            <text:p text:style-name="P142"><text:span text:style-name="T81"><text:tab/>default:<text:tab/></text:span><text:span text:style-name="T124">а꙲<text:tab/>в꙲<text:tab/>г꙲<text:tab/>д꙲<text:tab/>е꙲<text:tab/>ѕ꙲<text:tab/>ꙅ꙲<text:tab/>ꙁ꙲<text:tab/>з꙲<text:tab/>и꙲<text:tab/>ѳ꙲</text:span></text:p>
            <text:p text:style-name="P142"><text:span text:style-name="T81"><text:tab/></text:span><text:span text:style-name="T90">ss01</text:span><text:span text:style-name="T81">:<text:tab/></text:span><text:span text:style-name="T404">а꙲<text:tab/>в꙲<text:tab/>г꙲<text:tab/>д꙲<text:tab/>е꙲<text:tab/>ѕ꙲<text:tab/>ꙅ꙲<text:tab/>ꙁ꙲<text:tab/>з꙲<text:tab/>и꙲<text:tab/>ѳ꙲</text:span></text:p>
            <text:p text:style-name="P142"><text:span text:style-name="T81"><text:tab/></text:span><text:span text:style-name="T90">ss02</text:span><text:span text:style-name="T81">:<text:tab/></text:span><text:span text:style-name="T391">а꙲<text:tab/>в꙲<text:tab/>г꙲<text:tab/>д꙲<text:tab/>е꙲<text:tab/>ѕ꙲<text:tab/>ꙅ꙲<text:tab/>ꙁ꙲<text:tab/>з꙲<text:tab/>и꙲<text:tab/>ѳ꙲</text:span></text:p>
          </table:table-cell>
        </table:table-row>
      </table:table>
      <text:p text:style-name="P136"/>
      <text:p text:style-name="P88"/>
      <text:p text:style-name="P92"><text:span text:style-name="T449">2. </text:span>Additional lookups used in the Shafarik OCS font:</text:p>
      <text:p text:style-name="P89"><text:span text:style-name="T449">2.1. </text:span>Default set of substitutions:</text:p>
      <text:p text:style-name="P76"><text:tab/>і + <text:span text:style-name="T431">◌҃ <text:s/>&gt; і҃</text:span></text:p>
      <text:p text:style-name="P86"/>
      <text:p text:style-name="P83"><text:span text:style-name="T269">2.2. </text:span><text:span text:style-name="T259">Additional substitutions: </text:span><text:span text:style-name="T270">SALT</text:span><text:span text:style-name="T425"> (in LibreOffice, change the font name to “Shafarik:salt”)</text:span></text:p>
      <text:p text:style-name="P75"><text:tab/>Нн Чч Ꙑꙑ Ѥѥ Ꙙꙙ &gt; <text:s/><text:span text:style-name="T281">Нн Чч Ꙑꙑ Ѥѥ Ꙙꙙ</text:span></text:p>
      <text:p text:style-name="P84"/>
      <text:p text:style-name="P90"><text:span text:style-name="T449">2.3. </text:span>Additional <text:span text:style-name="T258">ligatures</text:span> formed by inserting the Zero Width Joiner (<text:span text:style-name="T426">U+200D):</text:span><text:span text:style-name="T426"><text:note text:id="ftn4" text:note-class="footnote"><text:note-citation>4</text:note-citation><text:note-body><text:p text:style-name="P55"><text:span text:style-name="T461">) When typesetting texts in LibreOffice, i</text:span>t seems that adding <text:span text:style-name="T461">the Zero Width Joiner</text:span> from the character picker does not work (clearly a bug in LibreOffice). <text:span text:style-name="T461">One</text:span> can enter it by codepoint by typing Ctrl+Shift+U, then 200D, enter, or from <text:span text:style-name="T461">the Ponomar Project</text:span> Russian Extended Keyboard layout by typing Alt+Shift 1.</text:p></text:note-body></text:note></text:span></text:p>
      <text:p text:style-name="P78"><text:tab/><text:span text:style-name="T393">Н‍Г, н‍г<text:tab/></text:span><text:span text:style-name="T427">Н </text:span><text:span text:style-name="T428">+ ZWJ + </text:span><text:span text:style-name="T427">Г</text:span><text:span text:style-name="T407"> ; </text:span><text:span text:style-name="T427">н </text:span><text:span text:style-name="T428">+ ZWJ + </text:span><text:span text:style-name="T427">г<text:tab/></text:span><text:span text:style-name="T429">ан‍г҃лъ</text:span></text:p>
      <text:p text:style-name="P80"><text:span text:style-name="T94"><text:tab/></text:span><text:span text:style-name="T393">а‍у<text:tab/></text:span><text:span text:style-name="T78">а </text:span><text:span text:style-name="T430">+ ZWJ + </text:span><text:span text:style-name="T78">у<text:tab/></text:span><text:span text:style-name="T462">р</text:span><text:span text:style-name="T27">а‍у</text:span><text:span text:style-name="T152">ⷣ</text:span><text:span text:style-name="T151">исѧ</text:span></text:p>
      <text:p text:style-name="P82"><text:span text:style-name="T287"><text:tab/></text:span><text:span text:style-name="T286">л‍у<text:tab/></text:span><text:span text:style-name="T285">л </text:span><text:span text:style-name="T288">+ </text:span><text:span text:style-name="T289">ZWJ</text:span><text:span text:style-name="T288"> + </text:span><text:span text:style-name="T285">у<text:tab/></text:span><text:span text:style-name="T296">алли</text:span><text:span text:style-name="T295">л‍у</text:span><text:span text:style-name="T294">їꙗ</text:span></text:p>
      <text:p text:style-name="P82"><text:span text:style-name="T286"><text:tab/>т‍в<text:tab/></text:span><text:span text:style-name="T285">т </text:span><text:span text:style-name="T288">+ </text:span><text:span text:style-name="T289">ZWJ</text:span><text:span text:style-name="T288"> + </text:span><text:span text:style-name="T285">в<text:tab/></text:span><text:span text:style-name="T296">со</text:span><text:span text:style-name="T295">т‍в</text:span><text:span text:style-name="T296">ори</text:span></text:p>
      <text:p text:style-name="P85"><text:soft-page-break/></text:p>
      <text:p text:style-name="P91"><text:span text:style-name="T449">2.4. Double-titla </text:span><text:span text:style-name="T301">(two idiomatic uages </text:span><text:span text:style-name="T302">for specific words, </text:span><text:span text:style-name="T303">and one generic usage</text:span><text:span text:style-name="T301">):</text:span></text:p>
      <text:p text:style-name="P77"><text:tab/><text:span text:style-name="T105">◌</text:span><text:span text:style-name="T149">ⷣꙵ</text:span><text:span text:style-name="T393"><text:tab/></text:span><text:span text:style-name="T105">◌</text:span><text:span text:style-name="T149">ⷣ</text:span><text:span text:style-name="T426"> + </text:span><text:span text:style-name="T105">◌ꙵ<text:tab/>раⷣꙵ</text:span></text:p>
      <text:p text:style-name="P77"><text:tab/><text:span text:style-name="T459">◌ⷪⷪ҇</text:span><text:span text:style-name="T393"><text:tab/></text:span><text:span text:style-name="T459">◌ⷪ + ◌ⷪ + ◌҇<text:tab/>прⷪⷪ҇ркъ</text:span></text:p>
      <text:p text:style-name="P79"><text:span text:style-name="T459"><text:tab/>◌</text:span><text:span text:style-name="T149">ⷪ</text:span><text:span text:style-name="T150">ꙷ҇</text:span><text:span text:style-name="T458"><text:tab/>◌ⷪ + ◌</text:span><text:span text:style-name="T150">ꙷ</text:span><text:span text:style-name="T458"> + ◌҇<text:tab/></text:span><text:span text:style-name="T150">тⷪꙷ҇</text:span></text:p>
      <text:p text:style-name="P74"/>
      <text:p text:style-name="P81"><text:span text:style-name="T291">2.</text:span><text:span text:style-name="T293">5</text:span><text:span text:style-name="T291">. </text:span><text:span text:style-name="T292">S</text:span><text:span text:style-name="T290">ubstitutions of the pre-composed (optimised) letter titlos with the Combining Cyrillic Pokrytie (U+0487):</text:span><text:span text:style-name="T285"><text:note text:id="ftn5" text:note-class="footnote"><text:note-citation>5</text:note-citation><text:note-body><text:p text:style-name="P305">)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304"><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73"><text:tab/><text:span text:style-name="T133">б<text:tab/></text:span><text:span text:style-name="T135">◌</text:span><text:span text:style-name="T136">ⷠ҇</text:span></text:p>
            <text:p text:style-name="P73"><text:span text:style-name="T133"><text:tab/>в<text:tab/></text:span><text:span text:style-name="T135">◌</text:span><text:span text:style-name="T136">ⷡ҇</text:span></text:p>
            <text:p text:style-name="P73"><text:span text:style-name="T133"><text:tab/>г<text:tab/></text:span><text:span text:style-name="T135">◌</text:span><text:span text:style-name="T136">ⷢ҇</text:span></text:p>
            <text:p text:style-name="P73"><text:span text:style-name="T133"><text:tab/>д<text:tab/></text:span><text:span text:style-name="T135">◌</text:span><text:span text:style-name="T136">ⷣ҇</text:span></text:p>
            <text:p text:style-name="P73"><text:span text:style-name="T133"><text:tab/>ж<text:tab/></text:span><text:span text:style-name="T135">◌</text:span><text:span text:style-name="T136">ⷤ҇</text:span></text:p>
            <text:p text:style-name="P73"><text:span text:style-name="T133"><text:tab/>з<text:tab/></text:span><text:span text:style-name="T135">◌</text:span><text:span text:style-name="T136">ⷥ҇</text:span></text:p>
            <text:p text:style-name="P73"><text:span text:style-name="T133"><text:tab/>к<text:tab/></text:span><text:span text:style-name="T135">◌</text:span><text:span text:style-name="T136">ⷦ҇</text:span></text:p>
            <text:p text:style-name="P73"><text:span text:style-name="T133"><text:tab/>л<text:tab/></text:span><text:span text:style-name="T135">◌</text:span><text:span text:style-name="T136">ⷧ҇</text:span></text:p>
          </table:table-cell>
          <table:table-cell table:style-name="Table11.A1" office:value-type="string">
            <text:p text:style-name="P73"><text:span text:style-name="T133"><text:tab/>м<text:tab/></text:span><text:span text:style-name="T135">◌</text:span><text:span text:style-name="T136">ⷨ҇</text:span></text:p>
            <text:p text:style-name="P73"><text:span text:style-name="T133"><text:tab/>н<text:tab/></text:span><text:span text:style-name="T135">◌</text:span><text:span text:style-name="T136">ⷩ҇</text:span></text:p>
            <text:p text:style-name="P73"><text:span text:style-name="T133"><text:tab/>о<text:tab/></text:span><text:span text:style-name="T135">◌</text:span><text:span text:style-name="T136">ⷪ҇</text:span></text:p>
            <text:p text:style-name="P73"><text:span text:style-name="T133"><text:tab/>п<text:tab/></text:span><text:span text:style-name="T135">◌</text:span><text:span text:style-name="T136">ⷫ҇</text:span></text:p>
            <text:p text:style-name="P73"><text:span text:style-name="T133"><text:tab/></text:span><text:span text:style-name="T138">р</text:span><text:span text:style-name="T133"><text:tab/></text:span><text:span text:style-name="T135">◌</text:span><text:span text:style-name="T136">ⷬ҇</text:span></text:p>
            <text:p text:style-name="P73"><text:span text:style-name="T133"><text:tab/></text:span><text:span text:style-name="T138">с</text:span><text:span text:style-name="T133"><text:tab/></text:span><text:span text:style-name="T135">◌</text:span><text:span text:style-name="T136">ⷭ҇</text:span></text:p>
            <text:p text:style-name="P73"><text:span text:style-name="T133"><text:tab/>т<text:tab/></text:span><text:span text:style-name="T135">◌</text:span><text:span text:style-name="T136">ⷮ҇</text:span></text:p>
            <text:p text:style-name="P73"><text:span text:style-name="T133"><text:tab/>х<text:tab/></text:span><text:span text:style-name="T135">◌</text:span><text:span text:style-name="T136">ⷯ҇</text:span></text:p>
          </table:table-cell>
          <table:table-cell table:style-name="Table11.A1" office:value-type="string">
            <text:p text:style-name="P73"><text:span text:style-name="T133"><text:tab/>ц<text:tab/></text:span><text:span text:style-name="T135">◌</text:span><text:span text:style-name="T136">ⷰ҇</text:span></text:p>
            <text:p text:style-name="P73"><text:span text:style-name="T133"><text:tab/>ч<text:tab/></text:span><text:span text:style-name="T135">◌</text:span><text:span text:style-name="T136">ⷱ҇</text:span></text:p>
            <text:p text:style-name="P73"><text:span text:style-name="T133"><text:tab/>ш<text:tab/></text:span><text:span text:style-name="T135">◌</text:span><text:span text:style-name="T136">ⷲ҇</text:span></text:p>
            <text:p text:style-name="P73"><text:span text:style-name="T133"><text:tab/>щ<text:tab/></text:span><text:span text:style-name="T135">◌</text:span><text:span text:style-name="T136">ⷳ҇</text:span></text:p>
            <text:p text:style-name="P73"><text:span text:style-name="T133"><text:tab/>ѳ<text:tab/></text:span><text:span text:style-name="T135">◌</text:span><text:span text:style-name="T136">ⷴ҇</text:span></text:p>
            <text:p text:style-name="P73"><text:span text:style-name="T133"><text:tab/>ст<text:tab/></text:span><text:span text:style-name="T135">◌</text:span><text:span text:style-name="T136">ⷵ҇</text:span></text:p>
            <text:p text:style-name="P73"><text:span text:style-name="T133"><text:tab/>а<text:tab/></text:span><text:span text:style-name="T135">◌</text:span><text:span text:style-name="T136">ⷶ҇</text:span></text:p>
            <text:p text:style-name="P73"><text:span text:style-name="T133"><text:tab/>е<text:tab/></text:span><text:span text:style-name="T135">◌</text:span><text:span text:style-name="T136">ⷷ҇</text:span></text:p>
          </table:table-cell>
          <table:table-cell table:style-name="Table11.D1" office:value-type="string">
            <text:p text:style-name="P73"><text:span text:style-name="T133"><text:tab/>ꙉ<text:tab/></text:span><text:span text:style-name="T135">◌</text:span><text:span text:style-name="T136">ⷸ҇</text:span></text:p>
            <text:p text:style-name="P73"><text:span text:style-name="T133"><text:tab/>ꙋ<text:tab/></text:span><text:span text:style-name="T135">◌</text:span><text:span text:style-name="T136">ⷹ҇</text:span></text:p>
            <text:p text:style-name="P73"><text:span text:style-name="T133"><text:tab/>ѣ<text:tab/></text:span><text:span text:style-name="T135">◌</text:span><text:span text:style-name="T136">ⷺ҇</text:span></text:p>
            <text:p text:style-name="P73"><text:span text:style-name="T133"><text:tab/>ю<text:tab/></text:span><text:span text:style-name="T135">◌</text:span><text:span text:style-name="T136">ⷻ҇</text:span></text:p>
            <text:p text:style-name="P73"><text:span text:style-name="T133"><text:tab/>ꙗ<text:tab/></text:span><text:span text:style-name="T135">◌</text:span><text:span text:style-name="T136">ⷼ҇</text:span></text:p>
            <text:p text:style-name="P73"><text:span text:style-name="T133"><text:tab/>ѧ<text:tab/></text:span><text:span text:style-name="T135">◌</text:span><text:span text:style-name="T136">ⷽ҇</text:span></text:p>
            <text:p text:style-name="P73"><text:span text:style-name="T133"><text:tab/>ѫ<text:tab/></text:span><text:span text:style-name="T135">◌</text:span><text:span text:style-name="T136">ⷾ҇</text:span></text:p>
            <text:p text:style-name="P73"><text:span text:style-name="T133"><text:tab/>ѭ<text:tab/></text:span><text:span text:style-name="T135">◌</text:span><text:span text:style-name="T136">ⷿ҇</text:span></text:p>
          </table:table-cell>
        </table:table-row>
      </table:table>
      <text:p text:style-name="P306"><text:span text:style-name="T133"><text:tab/>i</text:span><text:span text:style-name="T78">i) </text:span>Cyrillic Extended-B:</text:p>
      <table:table table:name="Table8" table:style-name="Table8">
        <table:table-column table:style-name="Table8.A" table:number-columns-repeated="3"/>
        <table:table-row>
          <table:table-cell table:style-name="Table8.A1" office:value-type="string">
            <text:p text:style-name="P72"><text:span text:style-name="T133"><text:tab/>є<text:tab/></text:span><text:span text:style-name="T98">◌ꙴ҇</text:span></text:p>
            <text:p text:style-name="P72"><text:span text:style-name="T98"><text:tab/></text:span><text:span text:style-name="T133">и<text:tab/></text:span><text:span text:style-name="T98">◌ꙵ҇</text:span></text:p>
            <text:p text:style-name="P72"><text:span text:style-name="T98"><text:tab/></text:span><text:span text:style-name="T133">ї<text:tab/></text:span><text:span text:style-name="T98">◌ꙶ҇</text:span></text:p>
            <text:p text:style-name="P72"><text:span text:style-name="T98"><text:tab/></text:span><text:span text:style-name="T133">у<text:tab/></text:span><text:span text:style-name="T98">◌ꙷ҇</text:span></text:p>
          </table:table-cell>
          <table:table-cell table:style-name="Table8.A1" office:value-type="string">
            <text:p text:style-name="P72"><text:span text:style-name="T98"><text:tab/></text:span><text:span text:style-name="T133">ъ<text:tab/></text:span><text:span text:style-name="T98">◌ꙸ҇</text:span></text:p>
            <text:p text:style-name="P72"><text:span text:style-name="T98"><text:tab/></text:span><text:span text:style-name="T133">ы<text:tab/></text:span><text:span text:style-name="T98">◌ꙹ҇</text:span></text:p>
            <text:p text:style-name="P72"><text:span text:style-name="T98"><text:tab/></text:span><text:span text:style-name="T133">ѡ<text:tab/></text:span><text:span text:style-name="T98">◌ꙻ҇</text:span></text:p>
            <text:p text:style-name="P72"><text:span text:style-name="T98"><text:tab/></text:span><text:span text:style-name="T133">ф<text:tab/></text:span><text:span text:style-name="T134">◌</text:span><text:span text:style-name="T137">ꚞ҇</text:span></text:p>
          </table:table-cell>
          <table:table-cell table:style-name="Table8.C1" office:value-type="string">
            <text:p text:style-name="P72"><text:span text:style-name="T98"><text:tab/></text:span><text:span text:style-name="T133">ь<text:tab/></text:span><text:span text:style-name="T98">◌ꙺ҇</text:span></text:p>
            <text:p text:style-name="P72"><text:span text:style-name="T135"><text:tab/></text:span><text:span text:style-name="T133">ѥ<text:tab/></text:span><text:span text:style-name="T98">◌</text:span><text:span text:style-name="T99">ꚟ҇</text:span></text:p>
          </table:table-cell>
        </table:table-row>
      </table:table>
      <text:p text:style-name="P87"/>
      <text:p text:style-name="P87"/>
      <text:p text:style-name="P94"/>
      <text:p text:style-name="P166">PART <text:span text:style-name="T466">2</text:span>: <text:span text:style-name="T466">GLAGOLIT</text:span>IC</text:p>
      <text:p text:style-name="P68">1. Introduction</text:p>
      <text:p text:style-name="P63"><text:tab/><text:span text:style-name="T461">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60"><text:tab/>Wikipedia articles are primary value resources.</text:p>
      <text:p text:style-name="P64"><text:span text:style-name="T461"><text:tab/><text:tab/>Glagolitic Script: </text:span><text:a xlink:type="simple" xlink:href="https://en.wikipedia.org/wiki/Glagolitic_script" text:style-name="Internet_20_link" text:visited-style-name="Visited_20_Internet_20_Link"><text:span text:style-name="T461">https://en.wikipedia.org/wiki/Glagolitic_script</text:span></text:a></text:p>
      <text:p text:style-name="P61"><text:tab/><text:tab/>Glagolitic (Unicode Block): <text:a xlink:type="simple" xlink:href="https://en.wikipedia.org/wiki/Glagolitic_(Unicode_block" text:style-name="Internet_20_link" text:visited-style-name="Visited_20_Internet_20_Link">https://en.wikipedia.org/wiki/Glagolitic_(Unicode_block</text:a>)</text:p>
      <text:p text:style-name="P63"><text:tab/>Omniglot: Glagolitic alphabet and pronunciation: <text:a xlink:type="simple" xlink:href="https://www.omniglot.com/writing/glagolitic.htm" text:style-name="Internet_20_link" text:visited-style-name="Visited_20_Internet_20_Link">https://www.omniglot.com/writing/glagolitic.htm</text:a></text:p>
      <text:p text:style-name="P63"><text:tab/>Test for Unicode support in Web browsers: <text:a xlink:type="simple" xlink:href="http://www.alanwood.net/unicode/glagolitic.html" text:style-name="Internet_20_link" text:visited-style-name="Visited_20_Internet_20_Link">http://www.alanwood.net/unicode/glagolitic.html</text:a></text:p>
      <text:p text:style-name="P132"><text:span text:style-name="T322"><text:tab/></text:span><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132"><text:tab/><text:span text:style-name="T376">See also: </text:span><text:a xlink:type="simple" xlink:href="http://www.croatianhistory.net/etf/et03.html" text:style-name="Internet_20_link" text:visited-style-name="Visited_20_Internet_20_Link"><text:span text:style-name="T376">http://www.croatianhistory.net/etf/et03.html</text:span></text:a></text:p>
      <text:p text:style-name="P60"/>
      <text:p text:style-name="P56"><text:span text:style-name="T468">2.</text:span><text:span text:style-name="T467"> Glagolitic Script Styles</text:span></text:p>
      <text:p text:style-name="P294"><text:span text:style-name="T471">a</text:span>) The standard (<text:span text:style-name="T379">Unicode </text:span>default) Glagolitic character set is the <text:span text:style-name="T259">Round Glagolitic</text:span> script <text:span text:style-name="T249">(Okrugla glagoljica)</text:span>, <text:span text:style-name="T379">which is</text:span> <text:span text:style-name="T379">an idealized reproduction of an informal style of handwriting used in manuscripts. This is </text:span>encoded <text:span text:style-name="T472">at </text:span>U+2C00 through U+2C5F.</text:p>
      <text:p text:style-name="P292"><text:span text:style-name="T379">b</text:span>) A later, more formal manuscript form known at the <text:span text:style-name="T259">Angular (or Square) Glagolitic</text:span> script <text:span text:style-name="T250">(Uglata glagoljica)</text:span><text:span text:style-name="T376"> </text:span>has been <text:span text:style-name="T320">encoded in the Private Use Area</text:span> at U+F0200 through U+F025<text:span text:style-name="T319">F</text:span>. Th<text:span text:style-name="T320">ese glyphs may be</text:span> accessed by <text:span text:style-name="T320">turning on the font feature</text:span> <text:span text:style-name="T256">Stylistic Set 3 </text:span><text:span text:style-name="T257">(ss03)</text:span><text:span text:style-name="T297">.</text:span></text:p>
      <text:p text:style-name="P293"><text:span text:style-name="T379">c</text:span>) When the Angular Glagolitic Script was first brought to the printing press, a small number of Glagolitic incunabula editions used a slightly more decorative form of titling (capital) letters. This is known as <text:span text:style-name="T259">“Angular Glagolitic Missal </text:span><text:span text:style-name="T272">S</text:span><text:span text:style-name="T259">cript”</text:span> <text:span text:style-name="T379">or </text:span><text:span text:style-name="T272">“Missal Angular Glagolitic Script”</text:span><text:span text:style-name="T298">.</text:span> <text:span text:style-name="T320">These glyphs have been encoded in the Private Use Area at </text:span>U+F0270 through U+F02C<text:span text:style-name="T319">F,</text:span> and <text:span text:style-name="T320">may be</text:span> accessed by <text:span text:style-name="T320">turning on the font feature </text:span><text:span text:style-name="T256">Stylistic Set 4 </text:span><text:span text:style-name="T257">(ss04)</text:span><text:span text:style-name="T256">.</text:span></text:p>
      <text:p text:style-name="P295">For a comparison of the Round, Angular and Missal Angular scripts, see Table A below.</text:p>
      <text:p text:style-name="P296"><text:span text:style-name="T323">d) In addition, there </text:span><text:span text:style-name="T321">is a “Triangular Script” </text:span><text:span text:style-name="T327">(Trokutasta glagoljica)</text:span><text:span text:style-name="T321"> used for stone inscriptions and other decorative uses, based on a geometric combination of lines going through a circle to form triangular shaped letters. (For a methodical presentation, see:</text:span></text:p>
      <text:p text:style-name="P296"><text:a xlink:type="simple" xlink:href="https://repozitorij.ffos.hr/islandora/object/ffos%3A2944/datastream/PDF/view" text:style-name="Internet_20_link" text:visited-style-name="Visited_20_Internet_20_Link">https://repozitorij.ffos.hr/islandora/object/ffos%3A2944/datastream/PDF/view</text:a><text:span text:style-name="T324">). </text:span><text:span text:style-name="T325">Th</text:span><text:span text:style-name="T326">is</text:span><text:span text:style-name="T325"> </text:span><text:span text:style-name="T326">form</text:span><text:span text:style-name="T325"> of Glagolitic is not available in the Shafarik font.</text:span></text:p>
      <text:p text:style-name="P296"><text:span text:style-name="T321">e) In later periods of the use of Glagolitic,</text:span><text:span text:style-name="T323"> </text:span><text:span text:style-name="T321">two types of </text:span><text:span text:style-name="T323">Skoropis </text:span><text:span text:style-name="T321">evolved</text:span><text:span text:style-name="T323"> </text:span><text:span text:style-name="T327">(Knjiška kurzivna glagoljica</text:span><text:span text:style-name="T328">, </text:span><text:span text:style-name="T327">Kancelarijska kurzivna glagoljica)</text:span><text:span text:style-name="T323">, </text:span><text:span text:style-name="T321">both</text:span><text:span text:style-name="T323"> of which include the use of ligatures. See </text:span><text:a xlink:type="simple" xlink:href="https://glagoljica.stin.hr/" text:style-name="Internet_20_link" text:visited-style-name="Visited_20_Internet_20_Link"><text:span text:style-name="T30">https://glagoljica.stin.hr/</text:span></text:a><text:span text:style-name="T30"> </text:span><text:span text:style-name="T75">for a presentation of the lettering styles of Glagolitic: </text:span><text:span text:style-name="T72">Okrugla glagoljica, Uglata glagoljica, Trokutasta glagoljica, Knjiška kurzivna glagoljica,</text:span><text:span text:style-name="T30"> </text:span><text:span text:style-name="T75">and </text:span><text:span text:style-name="T72">Kancelarijska kurzivna glagoljica</text:span><text:span text:style-name="T30">. </text:span><text:span text:style-name="T76">See also:</text:span></text:p>
      <text:p text:style-name="P296"><text:a xlink:type="simple" xlink:href="http://www.zigh.at/fileadmin/user_upload/media/Platforma_za_mlade/FBA-novo__2_.pdf" text:style-name="Internet_20_link" text:visited-style-name="Visited_20_Internet_20_Link">www.zigh.at/fileadmin/user_upload/media/Platforma_za_mlade/FBA-novo__2_.pdf</text:a></text:p>
      <text:p text:style-name="P59"><text:soft-page-break/><text:tab/><text:span text:style-name="T37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376">http://www.croatianhistory.net/gif/razvod.jpg</text:span></text:a><text:span text:style-name="T376">). Skoropis and cursive forms are likewise not provided in the Shafarik font.</text:span></text:p>
      <text:p text:style-name="P60"/>
      <text:p text:style-name="P70"><text:span text:style-name="T466">3. Standard</text:span> set of <text:span text:style-name="T460">characters</text:span></text:p>
      <text:p text:style-name="P67"><text:span text:style-name="T304"><text:tab/></text:span><text:span text:style-name="T297">Glagolitic Range: 2C00–2C5F (Capital Letters and Small Letters, </text:span><text:span text:style-name="T305">Round Glagolitic Script</text:span><text:span text:style-name="T297">)</text:span></text:p>
      <table:table table:name="Table10" table:style-name="Table10">
        <table:table-column table:style-name="Table10.A"/>
        <table:table-column table:style-name="Table10.B"/>
        <table:table-row>
          <table:table-cell table:style-name="Table10.A1" office:value-type="string">
            <text:p text:style-name="P318">Glagolitic Capital Letters</text:p>
            <text:p text:style-name="P2"><text:span text:style-name="T39">U+2C00<text:tab/>AZU<text:tab/></text:span><text:span text:style-name="T2">Ⰰ</text:span></text:p>
            <text:p text:style-name="P2"><text:span text:style-name="T41">U+2C01<text:tab/>BUKY<text:tab/></text:span><text:span text:style-name="T2">Ⰱ</text:span></text:p>
            <text:p text:style-name="P2"><text:span text:style-name="T41">U+2C02<text:tab/>VEDE<text:tab/></text:span><text:span text:style-name="T2">Ⰲ</text:span></text:p>
            <text:p text:style-name="P2"><text:span text:style-name="T39">U+2C03<text:tab/>GLAGOLI<text:tab/></text:span><text:span text:style-name="T2">Ⰳ</text:span></text:p>
            <text:p text:style-name="P2"><text:span text:style-name="T39">U+2C04<text:tab/>DOBRO<text:tab/></text:span><text:span text:style-name="T2">Ⰴ</text:span></text:p>
            <text:p text:style-name="P2"><text:span text:style-name="T39">U+2C05<text:tab/>YESTU<text:tab/></text:span><text:span text:style-name="T2">Ⰵ</text:span></text:p>
            <text:p text:style-name="P2"><text:span text:style-name="T39">U+2C06<text:tab/>ZHIVETE<text:tab/></text:span><text:span text:style-name="T2">Ⰶ</text:span></text:p>
            <text:p text:style-name="P2"><text:span text:style-name="T39">U+2C07<text:tab/>DZELO<text:tab/></text:span><text:span text:style-name="T2">Ⰷ</text:span></text:p>
            <text:p text:style-name="P2"><text:span text:style-name="T39">U+2C08<text:tab/>ZEMLJA<text:tab/></text:span><text:span text:style-name="T2">Ⰸ</text:span></text:p>
            <text:p text:style-name="P2"><text:span text:style-name="T39">U+2C09<text:tab/>IZHE<text:tab/></text:span><text:span text:style-name="T2">Ⰹ</text:span></text:p>
            <text:p text:style-name="P2"><text:span text:style-name="T39">U+2C0A<text:tab/>INITIAL IZHE<text:tab/></text:span><text:span text:style-name="T2">Ⰺ</text:span></text:p>
            <text:p text:style-name="P2"><text:span text:style-name="T39">U+2C0B<text:tab/>I<text:tab/></text:span><text:span text:style-name="T2">Ⰻ</text:span></text:p>
            <text:p text:style-name="P2"><text:span text:style-name="T39">U+2C0C<text:tab/>DJERVI<text:tab/></text:span><text:span text:style-name="T2">Ⰼ</text:span></text:p>
            <text:p text:style-name="P2"><text:span text:style-name="T41">U+2C0D<text:tab/>KAKO<text:tab/></text:span><text:span text:style-name="T2">Ⰽ</text:span></text:p>
            <text:p text:style-name="P2"><text:span text:style-name="T41">U+2C0E<text:tab/>LJUDIJE<text:tab/></text:span><text:span text:style-name="T2">Ⰾ</text:span></text:p>
            <text:p text:style-name="P2"><text:span text:style-name="T39">U+2C0F<text:tab/>MYSLITE<text:tab/></text:span><text:span text:style-name="T2">Ⰿ</text:span></text:p>
            <text:p text:style-name="P2"><text:span text:style-name="T39">U+2C10<text:tab/>NASHI<text:tab/></text:span><text:span text:style-name="T2">Ⱀ</text:span></text:p>
            <text:p text:style-name="P2"><text:span text:style-name="T41">U+2C11<text:tab/>ONU<text:tab/></text:span><text:span text:style-name="T2">Ⱁ</text:span></text:p>
            <text:p text:style-name="P2"><text:span text:style-name="T41">U+2C12<text:tab/>POKOJI<text:tab/></text:span><text:span text:style-name="T2">Ⱂ</text:span></text:p>
            <text:p text:style-name="P2"><text:span text:style-name="T41">U+2C13<text:tab/>RITSI<text:tab/></text:span><text:span text:style-name="T2">Ⱃ</text:span></text:p>
            <text:p text:style-name="P2"><text:span text:style-name="T41">U+2C14<text:tab/>SLOVO<text:tab/></text:span><text:span text:style-name="T2">Ⱄ</text:span></text:p>
            <text:p text:style-name="P2"><text:span text:style-name="T41">U+2C15<text:tab/>TVRIDO<text:tab/></text:span><text:span text:style-name="T2">Ⱅ</text:span></text:p>
            <text:p text:style-name="P2"><text:span text:style-name="T41">U+2C16<text:tab/>UKU<text:tab/></text:span><text:span text:style-name="T2">Ⱆ</text:span></text:p>
            <text:p text:style-name="P2"><text:span text:style-name="T41">U+2C17<text:tab/>FRITU<text:tab/></text:span><text:span text:style-name="T2">Ⱇ</text:span></text:p>
            <text:p text:style-name="P2"><text:span text:style-name="T41">U+2C18<text:tab/>HERU<text:tab/></text:span><text:span text:style-name="T2">Ⱈ</text:span></text:p>
            <text:p text:style-name="P2"><text:span text:style-name="T39">U+2C19<text:tab/>OTU<text:tab/></text:span><text:span text:style-name="T2">Ⱉ</text:span></text:p>
            <text:p text:style-name="P2"><text:span text:style-name="T39">U+2C1A<text:tab/>PE<text:tab/></text:span><text:span text:style-name="T2">Ⱊ</text:span></text:p>
            <text:p text:style-name="P2"><text:span text:style-name="T39">U+2C1B<text:tab/>SHTA<text:tab/></text:span><text:span text:style-name="T2">Ⱋ</text:span></text:p>
            <text:p text:style-name="P2"><text:span text:style-name="T39">U+2C1C<text:tab/>TSI<text:tab/></text:span><text:span text:style-name="T2">Ⱌ</text:span></text:p>
            <text:p text:style-name="P2"><text:span text:style-name="T39">U+2C1D<text:tab/>CHRIVI<text:tab/></text:span><text:span text:style-name="T2">Ⱍ</text:span></text:p>
            <text:p text:style-name="P2"><text:span text:style-name="T39">U+2C1E<text:tab/>SHA<text:tab/></text:span><text:span text:style-name="T2">Ⱎ</text:span></text:p>
            <text:p text:style-name="P2"><text:span text:style-name="T39">U+2C1F<text:tab/>YERU<text:tab/></text:span><text:span text:style-name="T2">Ⱏ</text:span></text:p>
            <text:p text:style-name="P2"><text:span text:style-name="T39">U+2C20<text:tab/>YERI<text:tab/></text:span><text:span text:style-name="T2">Ⱐ</text:span></text:p>
            <text:p text:style-name="P2"><text:span text:style-name="T39">U+2C21<text:tab/>YATI<text:tab/></text:span><text:span text:style-name="T2">Ⱑ</text:span></text:p>
            <text:p text:style-name="P2"><text:span text:style-name="T39">U+2C22<text:tab/>SPIDERY HA<text:tab/></text:span><text:span text:style-name="T2">Ⱒ</text:span></text:p>
            <text:p text:style-name="P2"><text:soft-page-break/><text:span text:style-name="T39">U+2C23<text:tab/>YU<text:tab/></text:span><text:span text:style-name="T2">Ⱓ</text:span></text:p>
            <text:p text:style-name="P2"><text:span text:style-name="T39">U+2C24<text:tab/>SMALL YUS<text:tab/></text:span><text:span text:style-name="T2">Ⱔ</text:span></text:p>
            <text:p text:style-name="P2"><text:span text:style-name="T39">U+2C25<text:tab/>SMALL YUS WITH TAIL<text:tab/></text:span><text:span text:style-name="T2">Ⱕ</text:span></text:p>
            <text:p text:style-name="P2"><text:span text:style-name="T39">U+2C26<text:tab/>YO<text:tab/></text:span><text:span text:style-name="T2">Ⱖ</text:span></text:p>
            <text:p text:style-name="P2"><text:span text:style-name="T39">U+2C27<text:tab/>IOTATED SMALL YUS<text:tab/></text:span><text:span text:style-name="T2">Ⱗ</text:span></text:p>
            <text:p text:style-name="P2"><text:span text:style-name="T39">U+2C28<text:tab/>BIG YUS<text:tab/></text:span><text:span text:style-name="T2">Ⱘ</text:span></text:p>
            <text:p text:style-name="P2"><text:span text:style-name="T39">U+2C29<text:tab/>IOTATED BIG YUS<text:tab/></text:span><text:span text:style-name="T2">Ⱙ</text:span></text:p>
            <text:p text:style-name="P2"><text:span text:style-name="T39">U+2C2A<text:tab/>FITA<text:tab/></text:span><text:span text:style-name="T2">Ⱚ</text:span></text:p>
            <text:p text:style-name="P2"><text:span text:style-name="T39">U+2C2B<text:tab/>IZHITSA<text:tab/></text:span><text:span text:style-name="T2">Ⱛ</text:span></text:p>
            <text:p text:style-name="P2"><text:span text:style-name="T39">U+2C2C<text:tab/>SHTAPIC<text:tab/></text:span><text:span text:style-name="T2">Ⱜ</text:span></text:p>
            <text:p text:style-name="P2"><text:span text:style-name="T39">U+2C2D<text:tab/>TROKUTASTI A<text:tab/></text:span><text:span text:style-name="T2">Ⱝ</text:span></text:p>
            <text:p text:style-name="P2"><text:span text:style-name="T39">U+2C2E<text:tab/>LATINATE MYSLITE<text:tab/></text:span><text:span text:style-name="T2">Ⱞ</text:span></text:p>
            <text:p text:style-name="P1"><text:span text:style-name="T39">U+2C2</text:span><text:span text:style-name="T40">F</text:span><text:span text:style-name="T39"><text:tab/></text:span><text:span text:style-name="T40">CAUDATE CHRIVI</text:span><text:span text:style-name="T39"><text:tab/></text:span><text:span text:style-name="T93">Ⱟ</text:span></text:p>
          </table:table-cell>
          <table:table-cell table:style-name="Table10.B1" office:value-type="string">
            <text:p text:style-name="P7">Glagolitic Small Letters</text:p>
            <text:p text:style-name="P2"><text:span text:style-name="T39">U+2C30<text:tab/>AZU<text:tab/></text:span><text:span text:style-name="T2">ⰰ</text:span></text:p>
            <text:p text:style-name="P2"><text:span text:style-name="T39">U+2C31<text:tab/>BUKY<text:tab/></text:span><text:span text:style-name="T2">ⰱ</text:span></text:p>
            <text:p text:style-name="P2"><text:span text:style-name="T41">U+2C32<text:tab/>VEDE<text:tab/></text:span><text:span text:style-name="T2">ⰲ</text:span></text:p>
            <text:p text:style-name="P2"><text:span text:style-name="T41">U+2C33<text:tab/>GLAGOLI<text:tab/></text:span><text:span text:style-name="T2">ⰳ</text:span></text:p>
            <text:p text:style-name="P2"><text:span text:style-name="T39">U+2C34<text:tab/>DOBRO<text:tab/></text:span><text:span text:style-name="T2">ⰴ</text:span></text:p>
            <text:p text:style-name="P2"><text:span text:style-name="T39">U+2C35<text:tab/>YESTU<text:tab/></text:span><text:span text:style-name="T2">ⰵ</text:span></text:p>
            <text:p text:style-name="P2"><text:span text:style-name="T39">U+2C36<text:tab/>ZHIVETE<text:tab/></text:span><text:span text:style-name="T2">ⰶ</text:span></text:p>
            <text:p text:style-name="P2"><text:span text:style-name="T39">U+2C37<text:tab/>DZELO<text:tab/></text:span><text:span text:style-name="T2">ⰷ</text:span></text:p>
            <text:p text:style-name="P2"><text:span text:style-name="T39">U+2C38<text:tab/>ZEMLJA<text:tab/></text:span><text:span text:style-name="T2">ⰸ</text:span></text:p>
            <text:p text:style-name="P2"><text:span text:style-name="T39">U+2C39<text:tab/>IZHE<text:tab/></text:span><text:span text:style-name="T2">ⰹ</text:span></text:p>
            <text:p text:style-name="P2"><text:span text:style-name="T39">U+2C3A<text:tab/>INITIAL IZHE<text:tab/></text:span><text:span text:style-name="T2">ⰺ</text:span></text:p>
            <text:p text:style-name="P2"><text:span text:style-name="T39">U+2C3B<text:tab/>I<text:tab/></text:span><text:span text:style-name="T2">ⰻ</text:span></text:p>
            <text:p text:style-name="P2"><text:span text:style-name="T41">U+2C3C<text:tab/>DJERVI<text:tab/></text:span><text:span text:style-name="T2">ⰼ</text:span></text:p>
            <text:p text:style-name="P2"><text:span text:style-name="T41">U+2C3D<text:tab/>KAKO<text:tab/></text:span><text:span text:style-name="T2">ⰽ</text:span></text:p>
            <text:p text:style-name="P2"><text:span text:style-name="T41">U+2C3E<text:tab/>LJUDIJE<text:tab/></text:span><text:span text:style-name="T2">ⰾ</text:span></text:p>
            <text:p text:style-name="P2"><text:span text:style-name="T41">U+2C3F<text:tab/>MYSLITE<text:tab/></text:span><text:span text:style-name="T2">ⰿ</text:span></text:p>
            <text:p text:style-name="P2"><text:span text:style-name="T41">U+2C40<text:tab/>NASHI<text:tab/></text:span><text:span text:style-name="T2">ⱀ</text:span></text:p>
            <text:p text:style-name="P2"><text:span text:style-name="T41">U+2C41<text:tab/>ONU<text:tab/></text:span><text:span text:style-name="T2">ⱁ</text:span></text:p>
            <text:p text:style-name="P2"><text:span text:style-name="T41">U+2C42<text:tab/>POKOJI<text:tab/></text:span><text:span text:style-name="T2">ⱂ</text:span></text:p>
            <text:p text:style-name="P2"><text:span text:style-name="T41">U+2C43<text:tab/>RITSI<text:tab/></text:span><text:span text:style-name="T2">ⱃ</text:span></text:p>
            <text:p text:style-name="P2"><text:span text:style-name="T39">U+2C44<text:tab/>SLOVO<text:tab/></text:span><text:span text:style-name="T2">ⱄ</text:span></text:p>
            <text:p text:style-name="P2"><text:span text:style-name="T39">U+2C45<text:tab/>TVRIDO<text:tab/></text:span><text:span text:style-name="T2">ⱅ</text:span></text:p>
            <text:p text:style-name="P2"><text:span text:style-name="T39">U+2C46<text:tab/>UKU<text:tab/></text:span><text:span text:style-name="T2">ⱆ</text:span></text:p>
            <text:p text:style-name="P2"><text:span text:style-name="T39">U+2C47<text:tab/>FRITU<text:tab/></text:span><text:span text:style-name="T2">ⱇ</text:span></text:p>
            <text:p text:style-name="P2"><text:span text:style-name="T41">U+2C48<text:tab/>HERU<text:tab/></text:span><text:span text:style-name="T2">ⱈ</text:span></text:p>
            <text:p text:style-name="P2"><text:span text:style-name="T41">U+2C49<text:tab/>OTU<text:tab/></text:span><text:span text:style-name="T2">ⱉ</text:span></text:p>
            <text:p text:style-name="P2"><text:span text:style-name="T39">U+2C4A<text:tab/>PE<text:tab/></text:span><text:span text:style-name="T2">ⱊ</text:span></text:p>
            <text:p text:style-name="P2"><text:span text:style-name="T39">U+2C4B<text:tab/>SHTA<text:tab/></text:span><text:span text:style-name="T2">ⱋ</text:span></text:p>
            <text:p text:style-name="P2"><text:span text:style-name="T39">U+2C4C<text:tab/>TSI<text:tab/></text:span><text:span text:style-name="T2">ⱌ</text:span></text:p>
            <text:p text:style-name="P2"><text:span text:style-name="T39">U+2C4D<text:tab/>CHRIVI<text:tab/></text:span><text:span text:style-name="T2">ⱍ</text:span></text:p>
            <text:p text:style-name="P2"><text:span text:style-name="T39">U+2C4E<text:tab/>SHA<text:tab/></text:span><text:span text:style-name="T2">ⱎ</text:span></text:p>
            <text:p text:style-name="P2"><text:soft-page-break/><text:span text:style-name="T39">U+2C4F<text:tab/>YERU<text:tab/></text:span><text:span text:style-name="T2">ⱏ</text:span></text:p>
            <text:p text:style-name="P3"><text:span text:style-name="T39">U+2C50<text:tab/>YERI<text:tab/></text:span><text:span text:style-name="T2">ⱐ</text:span></text:p>
            <text:p text:style-name="P3"><text:span text:style-name="T39">U+2C51<text:tab/>YATI<text:tab/></text:span><text:span text:style-name="T2">ⱑ</text:span></text:p>
            <text:p text:style-name="P2"><text:span text:style-name="T39">U+2C52<text:tab/>SPIDERY HA<text:tab/></text:span><text:span text:style-name="T2">ⱒ</text:span></text:p>
            <text:p text:style-name="P2"><text:span text:style-name="T39">U+2C53<text:tab/>YU<text:tab/></text:span><text:span text:style-name="T2">ⱓ</text:span></text:p>
            <text:p text:style-name="P2"><text:span text:style-name="T39">U+2C54<text:tab/>SMALL YUS<text:tab/></text:span><text:span text:style-name="T2">ⱔ</text:span></text:p>
            <text:p text:style-name="P2"><text:span text:style-name="T39">U+2C55<text:tab/>SMALL YUS WITH TAIL<text:tab/></text:span><text:span text:style-name="T2">ⱕ</text:span></text:p>
            <text:p text:style-name="P2"><text:span text:style-name="T39">U+2C56<text:tab/>YO<text:tab/></text:span><text:span text:style-name="T2">ⱖ</text:span></text:p>
            <text:p text:style-name="P2"><text:span text:style-name="T39">U+2C57<text:tab/>IOTATED SMALL YUS<text:tab/></text:span><text:span text:style-name="T2">ⱗ</text:span></text:p>
            <text:p text:style-name="P2"><text:span text:style-name="T39">U+2C58<text:tab/>BIG YUS<text:tab/></text:span><text:span text:style-name="T2">ⱘ</text:span></text:p>
            <text:p text:style-name="P2"><text:span text:style-name="T39">U+2C59<text:tab/>IOTATED BIG YUS<text:tab/></text:span><text:span text:style-name="T2">ⱙ</text:span></text:p>
            <text:p text:style-name="P2"><text:span text:style-name="T39">U+2C5A<text:tab/>FITA<text:tab/></text:span><text:span text:style-name="T2">ⱚ</text:span></text:p>
            <text:p text:style-name="P2"><text:span text:style-name="T39">U+2C5B<text:tab/>IZHITSA<text:tab/></text:span><text:span text:style-name="T2">ⱛ</text:span></text:p>
            <text:p text:style-name="P2"><text:span text:style-name="T39">U+2C5C<text:tab/>SHTAPIC<text:tab/></text:span><text:span text:style-name="T2">ⱜ</text:span></text:p>
            <text:p text:style-name="P2"><text:span text:style-name="T39">U+2C5D<text:tab/>TROKUTASTI A<text:tab/></text:span><text:span text:style-name="T2">ⱝ</text:span></text:p>
            <text:p text:style-name="P1"><text:span text:style-name="T39">U+2C5E<text:tab/>LATINATE MYSLITE<text:tab/></text:span><text:span text:style-name="T2">ⱞ</text:span></text:p>
            <text:p text:style-name="P1"><text:span text:style-name="T40">U+2C5F<text:tab/>CAUDATE CHRIVI<text:tab/></text:span><text:span text:style-name="T93">ⱟ</text:span></text:p>
          </table:table-cell>
        </table:table-row>
      </table:table>
      <text:p text:style-name="P57"/>
      <text:p text:style-name="P39"/>
      <text:p text:style-name="P34"><text:span text:style-name="T186">4. </text:span>Remarks on <text:span text:style-name="T186">Problematic</text:span> <text:span text:style-name="T186">C</text:span>haracters <text:span text:style-name="T377">in</text:span> the Unicode Glagolitic Block</text:p>
      <text:p text:style-name="P22"><text:span text:style-name="T33"><text:tab/>1) The letter “Fert” in </text:span><text:span text:style-name="T35">the later</text:span><text:span text:style-name="T33"> </text:span><text:span text:style-name="T42">Angular</text:span><text:span text:style-name="T33"> Glagolitic is patterned directly after the Cyrillic form and has a vertical middle line [Cyrillic: </text:span><text:span text:style-name="T6">Ф ф </text:span><text:span text:style-name="T32">, Glagolitic: </text:span><text:span text:style-name="T192">Ⱇ</text:span><text:span text:style-name="T193"> </text:span><text:span text:style-name="T194">ⱇ</text:span><text:span text:style-name="T37">]; </text:span><text:span text:style-name="T38">this is the form accessible via </text:span><text:span text:style-name="T44">ss03</text:span><text:span text:style-name="T31"> and </text:span><text:span text:style-name="T44">ss04</text:span><text:span text:style-name="T31">.</text:span><text:span text:style-name="T32"> </text:span><text:span text:style-name="T35">On the other hand</text:span><text:span text:style-name="T32">, the older </text:span><text:span text:style-name="T43">Round</text:span><text:span text:style-name="T32"> Glagolitic script (the default character set in the Shafarik font) </text:span><text:span text:style-name="T35">usually did not</text:span><text:span text:style-name="T32"> </text:span><text:span text:style-name="T35">exhibit</text:span><text:span text:style-name="T32"> a significant differen</text:span><text:span text:style-name="T35">ce</text:span><text:span text:style-name="T32"> between the shape of the letter “Fert” and “Fita”; in general usage, the shape of “Fert” was a more squared-off version of “Fita”, and the center line was horizontal for BOTH letters (Fert: </text:span><text:span text:style-name="T79">Ⱇ ⱇ </text:span><text:span text:style-name="T34">, Fita: </text:span><text:span text:style-name="T79">Ⱚ ⱚ</text:span><text:span text:style-name="T34">); </text:span><text:span text:style-name="T36">this is the form provided by default</text:span><text:span text:style-name="T8">. </text:span><text:span text:style-name="T7">However</text:span><text:span text:style-name="T35">,</text:span><text:span text:style-name="T34"> </text:span><text:span text:style-name="T30">some Glagolitic documents (such as the Assemani Gospel) use</text:span><text:span text:style-name="T46">d</text:span><text:span text:style-name="T30"> the Greek-derived sign </text:span><text:span text:style-name="T72">Phi</text:span><text:span text:style-name="T30"> </text:span><text:span text:style-name="T46">( </text:span><text:span text:style-name="T283">Ⱇ ⱇ</text:span><text:span text:style-name="T46">) </text:span><text:span text:style-name="T30">instead </text:span><text:span text:style-name="T46">of the ‘</text:span><text:span text:style-name="T79">Ⱇⱇ</text:span><text:span text:style-name="T46">’ form; </text:span><text:span text:style-name="T77">this form is available via the Stylistic Alternates (</text:span><text:span text:style-name="T74">salt</text:span><text:span text:style-name="T47">) feature or via codepoint at U+EC66/U+EC77.</text:span></text:p>
      <text:p text:style-name="P23"><text:span text:style-name="T180"><text:tab/>2) </text:span>The <text:span text:style-name="T243">Shtapic</text:span> <text:span text:style-name="T377">( </text:span><text:span text:style-name="T164">Ⱜ ⱜ </text:span><text:span text:style-name="T377">) </text:span>is an alternate form of the “yers” (the semi-vowels or “poluglas<text:span text:style-name="T515">n</text:span>y”), and can signify either a hard or soft sign. <text:span text:style-name="T186">I</text:span>t can be <text:span text:style-name="T377">transliterated</text:span> <text:span text:style-name="T186">into OCS Cyrillic as U+A64E Cyrillic Capital Letter Neutral Yer, U+A64F Cyrillic Small Letter Neutral Yer</text:span> <text:span text:style-name="T320">(</text:span><text:span text:style-name="T167">Ꙏ ꙏ</text:span><text:span text:style-name="T169">)</text:span><text:span text:style-name="T167">, or into modern Cyrillic or Latin text </text:span>as <text:span text:style-name="T320">U+02B9 Modifier Letter Prime, U+02BA Modifier Letter Double Prime</text:span> to indicate an indefinite mutation of the <text:span text:style-name="T515">preceding</text:span> consonant<text:note text:id="ftn6" text:note-class="footnote"><text:note-citation>6</text:note-citation><text:note-body><text:p text:style-name="P51"><text:span text:style-name="T508">) </text:span>The characters U+0027 Apostrophe, U+0022 Quotation Mark should not be used to transliterate the Soft Sign and Hard Sign (“yers”). <text:span text:style-name="T182">Put a link here to the appropriate section of the Unicode documentation.</text:span></text:p></text:note-body></text:note>. <text:span text:style-name="T180">It is essentially a Glagolitic </text:span><text:span text:style-name="T246">Yerok/Payerok</text:span><text:span text:style-name="T180">.</text:span></text:p>
      <text:p text:style-name="P24"><text:span text:style-name="T180"><text:tab/>3) </text:span>The <text:span text:style-name="T243">Trokutasti A</text:span> <text:span text:style-name="T377">( </text:span><text:span text:style-name="T164">Ⱝ ⱝ </text:span><text:span text:style-name="T377">) </text:span>is an unfortunate addition of an alternate letter form <text:span text:style-name="T179">(a Stylistic Alternative) </text:span>which is found in the <text:span text:style-name="T246">Trokutast</text:span><text:span text:style-name="T251">i</text:span><text:span text:style-name="T180"> (Triangular) style of lettering; it is somewhat analogous to encoding an italic form of the letter “</text:span><text:span text:style-name="T246">a</text:span><text:span text:style-name="T180">”.</text:span></text:p>
      <text:p text:style-name="P26"><text:span text:style-name="T180"><text:tab/>4) The </text:span><text:span text:style-name="T246">Latinate Myslite</text:span><text:span text:style-name="T180"> ( </text:span><text:span text:style-name="T164">Ⱞ ⱞ </text:span><text:span text:style-name="T377">) is another unfortunate addition of </text:span>an alternate letter form. <text:span text:style-name="T180">To declare that it is “Latinate” rather than “Cyrillic” seems rather arbitrary, especially since no convincing </text:span><text:soft-page-break/><text:span text:style-name="T180">documentation has been presented to support one source over the other. Observing that the regular character form of the </text:span><text:span text:style-name="T246">Myslite</text:span><text:span text:style-name="T180"> (Round: </text:span><text:span text:style-name="T173">Ⰿ</text:span><text:span text:style-name="T174">ⰿ, Angular: </text:span><text:span text:style-name="T119">󰉿󰊯, Alt-1: , Alt-2: </text:span><text:span text:style-name="T179">)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24"><text:span text:style-name="T180"><text:tab/>5) The </text:span><text:span text:style-name="T246">Caudate Chrivi</text:span><text:span text:style-name="T180"> (“Tailed Cherv”, </text:span><text:span text:style-name="T110">Ⱟ </text:span><text:span text:style-name="T111">ⱟ</text:span><text:span text:style-name="T164"> </text:span><text:span text:style-name="T180">) has been recently accepted for inclusion in Unicode. (See L2/19-288R). When used with U+0303 Combining Tilde or U+0483 Combining Cyrillic Titlo, it indicates an abbreviation for “et cetera”.</text:span><text:span text:style-name="T180"><text:note text:id="ftn7" text:note-class="footnote"><text:note-citation>7</text:note-citation><text:note-body><text:p text:style-name="P52"><text:span text:style-name="T508">) </text:span>Despite the name U+0483 Combining Cyrillic Titlo, the character should be used for the titlo in both Cyrillic and Glagolitic. It has a script property Common / Inherited. <text:span text:style-name="T182">Link to relevant part of the documentation.</text:span></text:p></text:note-body></text:note></text:span><text:span text:style-name="T180"> It appears in a few manuscripts and early printed books.</text:span></text:p>
      <text:p text:style-name="P25"><text:tab/><text:span text:style-name="T378">Three other characters are likewise controversial or worthy of comment, and the student of Glagolitic can benefit from reading the following documents:</text:span></text:p>
      <text:p text:style-name="P25"><text:span text:style-name="T500"><text:tab/>6) </text:span><text:a xlink:type="simple" xlink:href="http://kodeks.uni-bamberg.de/slavling/downloads/SK_Glagolitic_Pe_Fact_or_Fiction.pdf" text:style-name="Internet_20_link" text:visited-style-name="Visited_20_Internet_20_Link"><text:span text:style-name="T243">Unicode 2C1A – Glagolitic “Pe”: Fact or Fiction?</text:span></text:a> <text:span text:style-name="T491">by Sebastian Kempgen</text:span></text:p>
      <text:p text:style-name="P25"><text:span text:style-name="T500"><text:tab/>7) </text:span><text:a xlink:type="simple" xlink:href="http://kodeks.uni-bamberg.de/slavling/downloads/SK_Why_OT.pdf" text:style-name="Internet_20_link" text:visited-style-name="Visited_20_Internet_20_Link"><text:span text:style-name="T243">Why OT? Why nOT? A Note on the Development of a Cyrillic Letter</text:span></text:a> <text:span text:style-name="T491">by Sebastian Kempgen. (See also Section 6 below: Glagolitic Superscript Characters.)</text:span></text:p>
      <text:p text:style-name="P25"><text:span text:style-name="T377"><text:tab/>8) </text:span><text:a xlink:type="simple" xlink:href="http://kodeks.uni-bamberg.de/slavling/downloads/SK_Glagolitic_Spidery_kh.pdf" text:style-name="Internet_20_link" text:visited-style-name="Visited_20_Internet_20_Link"><text:span text:style-name="T243">The Glagolitic ‘spidery kh’ &lt;</text:span></text:a><text:a xlink:type="simple" xlink:href="http://kodeks.uni-bamberg.de/slavling/downloads/SK_Glagolitic_Spidery_kh.pdf" text:style-name="Internet_20_link" text:visited-style-name="Visited_20_Internet_20_Link"><text:span text:style-name="T382">Ⱒ</text:span></text:a><text:a xlink:type="simple" xlink:href="http://kodeks.uni-bamberg.de/slavling/downloads/SK_Glagolitic_Spidery_kh.pdf" text:style-name="Internet_20_link" text:visited-style-name="Visited_20_Internet_20_Link"><text:span text:style-name="T243">&gt;, its origin and relatives</text:span></text:a> by Sebastian Kempgen</text:p>
      <text:p text:style-name="P25"><text:tab/><text:span text:style-name="T179">9) </text:span><text:span text:style-name="T184">Discuss the YERs and their alts; mention that they are not directly analogous to the Cyrillic character set. </text:span><text:span text:style-name="T185">Reference the Shtapic above.</text:span></text:p>
      <text:p text:style-name="P33"/>
      <text:p text:style-name="P32"><text:span text:style-name="T275">5</text:span><text:span text:style-name="T271">.</text:span><text:span text:style-name="T272"> Glagolitic Casing</text:span></text:p>
      <text:p text:style-name="P297">Glagolitic <text:span text:style-name="T505">used in manuscripts</text:span> <text:span text:style-name="T505">was generally not a bicameral script; in other words, it did </text:span>not have a modern upper case. <text:span text:style-name="T379">T</text:span>he <text:span text:style-name="T505">upper</text:span> case <text:span text:style-name="T505">forms </text:span>included within the font <text:span text:style-name="T505">are intended to be used</text:span> for decorative drop-caps and for titling.</text:p>
      <text:p text:style-name="P298">Glagolitic scripts, unlike modern Cyrillic scripts, do not <text:span text:style-name="T500">traditionally </text:span>align the bottom of their upper and lower case characters on top of the “base line”, but instead they hang from a shared “top line”. <text:span text:style-name="T500">However, since this font is intended for academic use and must have a harmonious pairing of both Cyrillic and Glagolitic scripts, we have unfortunately had to compromise on this principle.</text:span></text:p>
      <text:p text:style-name="P15"/>
      <text:p text:style-name="P69"><text:span text:style-name="T186">6. Glagolitic Superscript</text:span> <text:span text:style-name="T380">Characters</text:span></text:p>
      <text:p text:style-name="P62"><text:tab/><text:span text:style-name="T505">Combining </text:span>Glagolitic <text:span text:style-name="T505">letters</text:span> <text:span text:style-name="T380">have been encoded in Unicode in the </text:span>Glagolitic Supplement Range: <text:span text:style-name="T505">U+</text:span>1E000–<text:span text:style-name="T505">U+</text:span>1E02F. These are used in the default Round Script, <text:span text:style-name="T473">but</text:span> seem not to be used <text:span text:style-name="T186">much </text:span>in the Angular Script tradition. <text:span text:style-name="T379">(Even within the Round Script tradition, it seems that superscript characters were used far less frequently than with Cyrillic texts.)</text:span></text:p>
      <text:p text:style-name="P170"><text:tab/>Here, each of the combining superscript letters are placed above their corresponding base character:</text:p>
      <text:p text:style-name="P174"><text:span text:style-name="T94">ⰰ</text:span><text:span text:style-name="T108">𞀀</text:span><text:span text:style-name="T94"> </text:span><text:span text:style-name="T108">ⰱ𞀁 ⰲ𞀂 ⰳ𞀃 ⰴ𞀄 ⰵ𞀅 ⰶ𞀆 </text:span><text:span text:style-name="T112">[</text:span><text:span text:style-name="T108">ⰷ𞀇</text:span><text:span text:style-name="T112">]</text:span><text:span text:style-name="T108"> ⰸ𞀈 ⰹ𞀉 ⰺ𞀊 ⰻ𞀋 ⰼ𞀌 ⰽ𞀍 ⰾ𞀎 ⰿ𞀏 ⱀ𞀐 ⱁ𞀑 ⱂ𞀒 ⱃ𞀓 ⱄ𞀔 ⱅ𞀕 ⱆ𞀖 ⱇ𞀗</text:span></text:p>
      <text:p text:style-name="P167">ⱈ𞀘 <text:span text:style-name="T181">[</text:span>ⱉ𞀙<text:span text:style-name="T181">]</text:span> <text:span text:style-name="T181">[</text:span>ⱊ𞀚<text:span text:style-name="T181">]</text:span> ⱋ𞀛 ⱌ𞀜 ⱍ𞀝 ⱎ𞀞 ⱏ𞀟 ⱐ𞀠 ⱑ𞀡 <text:span text:style-name="T181">[</text:span>ⱒ𞀢<text:span text:style-name="T181">]</text:span> ⱓ𞀣 ⱔ𞀤 <text:span text:style-name="T181">[</text:span>ⱕ𞀥<text:span text:style-name="T181">]</text:span> ⱖ𞀦 ⱗ𞀧 ⱘ𞀨 ⱙ𞀩 ⱚ𞀪</text:p>
      <text:p text:style-name="P58"><text:tab/><text:span text:style-name="T181">Note that five of the characters above are [bracketed] because they are not attested; these have not been encoded in Unicode and should not be used.</text:span></text:p>
      <text:p text:style-name="P168"><text:soft-page-break/><text:tab/><text:span text:style-name="T181">One particular pairing that is frequently seen is the preposition and prefix “ot” (which can be formed with either the “omicron” or “omega” forms of the letter “o”). Unlike the Cyrillic Unicode block, which includes the definitive digraph </text:span><text:span text:style-name="T168">Ѿ</text:span><text:span text:style-name="T167">ѿ</text:span><text:span text:style-name="T186">,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171"><text:tab/><text:tab/><text:span text:style-name="T502">Round Script (default):<text:tab/></text:span><text:span text:style-name="T122">Ⱁ𞀕</text:span><text:span text:style-name="T113"><text:tab/>ⱁ𞀕<text:tab/>or </text:span><text:span text:style-name="T175">with omega</text:span><text:span text:style-name="T113">:<text:tab/>Ⱉ𞀕<text:tab/>ⱉ𞀕<text:tab/></text:span><text:span text:style-name="T114">[ </text:span><text:span text:style-name="T113">◌𞀕 </text:span><text:span text:style-name="T114">]</text:span></text:p>
      <text:p text:style-name="P172"><text:tab/><text:tab/><text:span text:style-name="T502">Angular Script (ss03):<text:tab/></text:span><text:span text:style-name="T188">Ⱁ𞀕<text:tab/>ⱁ𞀕</text:span><text:span text:style-name="T189"><text:tab/>or </text:span><text:span text:style-name="T195">with omega</text:span><text:span text:style-name="T189">:<text:tab/></text:span><text:span text:style-name="T188">Ⱉ𞀕</text:span><text:span text:style-name="T189"><text:tab/></text:span><text:span text:style-name="T188">ⱉ𞀕</text:span><text:span text:style-name="T189"><text:tab/></text:span><text:span text:style-name="T190">[ </text:span><text:span text:style-name="T189">◌𞀕 </text:span><text:span text:style-name="T190">]</text:span></text:p>
      <text:p text:style-name="P172"><text:tab/><text:tab/><text:span text:style-name="T502">Angular Missal Script (ss04):<text:tab/></text:span><text:span text:style-name="T197">Ⱁ𞀕<text:tab/>ⱁ𞀕<text:tab/>or </text:span><text:span text:style-name="T201">with omega</text:span><text:span text:style-name="T197">:<text:tab/>Ⱉ𞀕</text:span><text:note text:id="ftn8" text:note-class="footnote"><text:note-citation>8</text:note-citation><text:note-body><text:p text:style-name="P54">) Note that the upper case form of the Angular Missal Script has an anomalous Round Script form.</text:p></text:note-body></text:note><text:span text:style-name="T197"><text:tab/>ⱉ𞀕 <text:tab/></text:span><text:span text:style-name="T200">[ </text:span><text:span text:style-name="T197">◌𞀕 </text:span><text:span text:style-name="T200">]</text:span><text:change text:change-id="ct185656416"/></text:p>
      <text:p text:style-name="P169"><text:tab/>The following document, “Proposal to Encode Combining Glagolitic Letters in Unicode”, is useful for information about the Glagolitic superscript letters; this prop<text:span text:style-name="T463">os</text:span>al was accepted and incorporated into the Unicode Standard: <text:a xlink:type="simple" xlink:href="http://std.dkuug.dk/JTC1/SC2/WG2/docs/n4608.pdf" text:style-name="Internet_20_link" text:visited-style-name="Visited_20_Internet_20_Link"><text:span text:style-name="T485">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6">Combining Glagolitic Letters</text:p>
            <text:p text:style-name="P4">U+1E000<text:tab/>AZU<text:tab/>◌𞀀</text:p>
            <text:p text:style-name="P5">U+1E001<text:tab/>BUKY<text:tab/>◌𞀁</text:p>
            <text:p text:style-name="P5">U+1E002<text:tab/>VEDE<text:tab/><text:span text:style-name="T482">◌𞀂</text:span></text:p>
            <text:p text:style-name="P5">U+1E003<text:tab/>GLAGOLI<text:tab/>◌𞀃</text:p>
            <text:p text:style-name="P5">U+1E004<text:tab/>DOBRO<text:tab/>◌𞀄</text:p>
            <text:p text:style-name="P4">U+1E005<text:tab/>YESTU<text:tab/>◌𞀅</text:p>
            <text:p text:style-name="P4">U+1E006<text:tab/>ZHIVETE<text:tab/>◌𞀆</text:p>
            <text:p text:style-name="P4">U+1E008<text:tab/>ZEMLJA<text:tab/><text:span text:style-name="T484">◌𞀈</text:span></text:p>
            <text:p text:style-name="P4">U+1E009<text:tab/>IZHE<text:tab/>◌𞀉</text:p>
            <text:p text:style-name="P4">U+1E00A<text:tab/>INITIAL IZHE<text:tab/>◌𞀊</text:p>
            <text:p text:style-name="P4">U+1E00B<text:tab/>I<text:tab/>◌𞀋</text:p>
            <text:p text:style-name="P4">U+1E00C<text:tab/>DJERVI<text:tab/>◌𞀌</text:p>
            <text:p text:style-name="P4">U+1E00D<text:tab/>KAKO<text:tab/>◌𞀍</text:p>
            <text:p text:style-name="P4">U+1E00E<text:tab/>LJUDIJE<text:tab/>◌𞀎</text:p>
            <text:p text:style-name="P4">U+1E00F<text:tab/>MYSLITE<text:tab/>◌𞀏</text:p>
            <text:p text:style-name="P4">U+1E010<text:tab/>NASHI<text:tab/>◌𞀐</text:p>
            <text:p text:style-name="P4">U+1E011<text:tab/>ONU<text:tab/>◌𞀑</text:p>
            <text:p text:style-name="P4">U+1E012<text:tab/>POKOJI<text:tab/>◌𞀒</text:p>
            <text:p text:style-name="P4">U+1E013<text:tab/>RITSI<text:tab/>◌𞀓</text:p>
          </table:table-cell>
          <table:table-cell table:style-name="Table15.B1" office:value-type="string">
            <text:p text:style-name="P4"/>
            <text:p text:style-name="P4">U+1E014<text:tab/>SLOVO<text:tab/>◌𞀔</text:p>
            <text:p text:style-name="P4">U+1E015<text:tab/>TVRIDO<text:tab/>◌𞀕</text:p>
            <text:p text:style-name="P4">U+1E016<text:tab/>UKU<text:tab/>◌𞀖</text:p>
            <text:p text:style-name="P4">U+1E017<text:tab/>FRITU<text:tab/>◌𞀗</text:p>
            <text:p text:style-name="P4">U+1E018<text:tab/>HERU<text:tab/>◌𞀘</text:p>
            <text:p text:style-name="P4">U+1E01B<text:tab/>SHTA<text:tab/>◌𞀛</text:p>
            <text:p text:style-name="P4">U+1E01C<text:tab/>TSI<text:tab/>◌𞀜</text:p>
            <text:p text:style-name="P4">U+1E01D<text:tab/>CHRIVI<text:tab/>◌𞀝</text:p>
            <text:p text:style-name="P4">U+1E01E<text:tab/>SHA<text:tab/>◌𞀞</text:p>
            <text:p text:style-name="P4">U+1E01F<text:tab/>YERU<text:tab/>◌𞀟</text:p>
            <text:p text:style-name="P4">U+1E020<text:tab/>YERI<text:tab/>◌𞀠</text:p>
            <text:p text:style-name="P4">U+1E021<text:tab/>YATI<text:tab/>◌𞀡</text:p>
            <text:p text:style-name="P4">U+1E023<text:tab/>YU<text:tab/>◌𞀣</text:p>
            <text:p text:style-name="P4">U+1E024<text:tab/>SMALL YUS<text:tab/>◌𞀤</text:p>
            <text:p text:style-name="P4">U+1E026<text:tab/>YO<text:tab/>◌𞀦</text:p>
            <text:p text:style-name="P4">U+1E027<text:tab/>IOTATED SMALL YUS<text:tab/>◌𞀧</text:p>
            <text:p text:style-name="P4">U+1E028<text:tab/>BIG YUS<text:tab/>◌𞀨</text:p>
            <text:p text:style-name="P4">U+1E029<text:tab/>IOTATED BIG YUS<text:tab/>◌𞀩</text:p>
            <text:p text:style-name="P4">U+1E02A<text:tab/>FITA<text:tab/>◌𞀪</text:p>
          </table:table-cell>
        </table:table-row>
      </table:table>
      <text:p text:style-name="P14"/>
      <text:p text:style-name="P14"/>
      <text:p text:style-name="P71"><text:span text:style-name="T186">7</text:span>. Glagolitic Numerals and Word Abbreviations (Letters with Titly)</text:p>
      <text:p text:style-name="P28"><text:span text:style-name="T379"><text:tab/>Glagolitic numerals are formed in several variant ways. </text:span><text:span text:style-name="T183">(Discuss this and the system of titla.)</text:span></text:p>
      <text:p text:style-name="P35"/>
      <text:p text:style-name="P28"><text:span text:style-name="T424"><text:tab/></text:span>In the PUA, block U+ECA0 through U+ECFF is dedicated to precomposed letters with <text:span text:style-name="T506">U+0303 Combining Tilde </text:span>(also used as numbers), as well as a small number of ligatures with the <text:span text:style-name="T506">combining tilde</text:span>. These precomposed forms are included because they require a wider or narrower version of the <text:span text:style-name="T506">tilde</text:span> symbol than the default width. In addition, since the shape of the Glagolitic <text:span text:style-name="T506">tilde</text:span> is different (and reverse shape) from the Cyrillic <text:span text:style-name="T506">titlo</text:span>, the narrow, standard and wide version of the Glagolitic <text:span text:style-name="T506">tilde</text:span> are <text:soft-page-break/>included as the first three characters in this range (U+ECA0, U+ECA1 and U+ECA2); for both SS03 and SS04, the <text:span text:style-name="T506">tilde</text:span> character needs to be mapped to U+ECA1. </text:p>
      <text:p text:style-name="P36"/>
      <text:p text:style-name="P37">Examples: <text:span text:style-name="T382">Default: </text:span><text:span text:style-name="T28">ⰲ̃ SS03: </text:span><text:span text:style-name="T191">ⰲ̃ SS04: </text:span><text:span text:style-name="T198">ⰲ̃ ; </text:span><text:span text:style-name="T199">Default:</text:span><text:span text:style-name="T198"> </text:span><text:span text:style-name="T28">ⰰ̃ </text:span><text:span text:style-name="T29">SS03: </text:span><text:span text:style-name="T191">ⰰ̃</text:span><text:span text:style-name="T28"> </text:span><text:span text:style-name="T29">SS04: </text:span><text:span text:style-name="T198">ⰰ̃</text:span></text:p>
      <text:p text:style-name="P27"/>
      <text:p text:style-name="P44"/>
      <text:p text:style-name="P29"><text:span text:style-name="T470">8</text:span><text:span text:style-name="T469">.</text:span><text:span text:style-name="T467"> Alternate Forms of Characters</text:span></text:p>
      <text:p text:style-name="P31"><text:tab/>In the PUA, block U+EC60 through U+EC9F is dedicated to Stylistic Alternatives (SALT) for both Round and Angular scripts. These include significant character shape variants that are found in both manuscripts and printed editions.<text:change-start text:change-id="ct186347744"/> <text:span text:style-name="T352">(</text:span><text:span text:style-name="T353">I</text:span><text:span text:style-name="T352">n LibreOffice, change the font name to “Shafarik:salt</text:span><text:span text:style-name="T353">=x</text:span><text:span text:style-name="T352">”, </text:span><text:span text:style-name="T353">where ‘x’ is a number</text:span><text:span text:style-name="T352">. </text:span><text:span text:style-name="T354">Unless indicated, we use </text:span><text:span text:style-name="T355">“Shafarik:salt</text:span><text:span text:style-name="T354">=1</text:span><text:span text:style-name="T355">” </text:span><text:span text:style-name="T354">for the following alternates. </text:span><text:span text:style-name="T356">Correct, or simply </text:span><text:span text:style-name="T357">“Shafarik:salt”?</text:span><text:span text:style-name="T352">)</text:span><text:change-end text:change-id="ct186347744"/></text:p>
      <text:p text:style-name="P3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6">Codepoint:</text:p>
          </table:table-cell>
          <table:table-cell table:style-name="Table1.A1" office:value-type="string">
            <text:p text:style-name="P175">Main Form</text:p>
          </table:table-cell>
          <table:table-cell table:style-name="Table1.A1" office:value-type="string">
            <text:p text:style-name="P175">Variant Form (Description)</text:p>
          </table:table-cell>
          <table:table-cell table:style-name="Table1.D1" office:value-type="string">
            <text:p text:style-name="P175">PUA Codepoint</text:p>
          </table:table-cell>
        </table:table-row>
        <table:table-row>
          <table:table-cell table:style-name="Table1.A2" office:value-type="string">
            <text:p text:style-name="P177">ROUND SCRIPT</text:p>
          </table:table-cell>
          <table:table-cell table:style-name="Table1.A2" office:value-type="string">
            <text:p text:style-name="P189"/>
          </table:table-cell>
          <table:table-cell table:style-name="Table1.A2" office:value-type="string">
            <text:p text:style-name="P186"/>
          </table:table-cell>
          <table:table-cell table:style-name="Table1.D2" office:value-type="string">
            <text:p text:style-name="P186"/>
          </table:table-cell>
        </table:table-row>
        <table:table-row>
          <table:table-cell table:style-name="Table1.A2" office:value-type="string">
            <text:p text:style-name="P199">U+2C03</text:p>
          </table:table-cell>
          <table:table-cell table:style-name="Table1.A2" office:value-type="string">
            <text:p text:style-name="P218">Ⰳ</text:p>
          </table:table-cell>
          <table:table-cell table:style-name="Table1.A2" office:value-type="string">
            <text:p text:style-name="P191"><text:span text:style-name="T281">Ⰳ</text:span> <text:span text:style-name="T516">(Alt Round Capital Glagoli)</text:span></text:p>
          </table:table-cell>
          <table:table-cell table:style-name="Table1.D2" office:value-type="string">
            <text:p text:style-name="P199">U+EC60</text:p>
          </table:table-cell>
        </table:table-row>
        <table:table-row>
          <table:table-cell table:style-name="Table1.A2" office:value-type="string">
            <text:p text:style-name="P200">U+2C33</text:p>
          </table:table-cell>
          <table:table-cell table:style-name="Table1.A2" office:value-type="string">
            <text:p text:style-name="P222">ⰳ</text:p>
          </table:table-cell>
          <table:table-cell table:style-name="Table1.A2" office:value-type="string">
            <text:p text:style-name="P191"><text:span text:style-name="T281">ⰳ</text:span> <text:span text:style-name="T517">(Alt Round Small Glagoli)</text:span></text:p>
          </table:table-cell>
          <table:table-cell table:style-name="Table1.D2" office:value-type="string">
            <text:p text:style-name="P200">U+EC61</text:p>
          </table:table-cell>
        </table:table-row>
        <table:table-row>
          <table:table-cell table:style-name="Table1.A2" office:value-type="string">
            <text:p text:style-name="P200">U+2C04</text:p>
          </table:table-cell>
          <table:table-cell table:style-name="Table1.A2" office:value-type="string">
            <text:p text:style-name="P222">Ⰴ</text:p>
          </table:table-cell>
          <table:table-cell table:style-name="Table1.A2" office:value-type="string">
            <text:p text:style-name="P191"><text:span text:style-name="T281">Ⰴ</text:span> <text:span text:style-name="T517">(Alt Round Capital Dobro)</text:span></text:p>
          </table:table-cell>
          <table:table-cell table:style-name="Table1.D2" office:value-type="string">
            <text:p text:style-name="P200">U+EC62</text:p>
          </table:table-cell>
        </table:table-row>
        <table:table-row>
          <table:table-cell table:style-name="Table1.A2" office:value-type="string">
            <text:p text:style-name="P200">U+2C34</text:p>
          </table:table-cell>
          <table:table-cell table:style-name="Table1.A2" office:value-type="string">
            <text:p text:style-name="P218">ⰴ</text:p>
          </table:table-cell>
          <table:table-cell table:style-name="Table1.A2" office:value-type="string">
            <text:p text:style-name="P191"><text:span text:style-name="T281">ⰴ</text:span> <text:span text:style-name="T517">(Alt Round Small Dobro)</text:span></text:p>
          </table:table-cell>
          <table:table-cell table:style-name="Table1.D2" office:value-type="string">
            <text:p text:style-name="P200">U+EC63</text:p>
          </table:table-cell>
        </table:table-row>
        <table:table-row>
          <table:table-cell table:style-name="Table1.A2" office:value-type="string">
            <text:p text:style-name="P200">U+2C0F</text:p>
          </table:table-cell>
          <table:table-cell table:style-name="Table1.A2" office:value-type="string">
            <text:p text:style-name="P219">Ⰿ</text:p>
          </table:table-cell>
          <table:table-cell table:style-name="Table1.A2" office:value-type="string">
            <text:p text:style-name="P191"><text:span text:style-name="T281">Ⰿ</text:span> <text:span text:style-name="T517">(Alt Round Capital Myslete)</text:span></text:p>
          </table:table-cell>
          <table:table-cell table:style-name="Table1.D2" office:value-type="string">
            <text:p text:style-name="P200">U+EC64</text:p>
          </table:table-cell>
        </table:table-row>
        <table:table-row>
          <table:table-cell table:style-name="Table1.A2" office:value-type="string">
            <text:p text:style-name="P200">U+2C3F</text:p>
          </table:table-cell>
          <table:table-cell table:style-name="Table1.A2" office:value-type="string">
            <text:p text:style-name="P219">ⰿ</text:p>
          </table:table-cell>
          <table:table-cell table:style-name="Table1.A2" office:value-type="string">
            <text:p text:style-name="P191"><text:span text:style-name="T281">ⰿ</text:span> <text:span text:style-name="T517">(Alt Round Small Myslete)</text:span></text:p>
          </table:table-cell>
          <table:table-cell table:style-name="Table1.D2" office:value-type="string">
            <text:p text:style-name="P200">U+EC65</text:p>
          </table:table-cell>
        </table:table-row>
        <table:table-row>
          <table:table-cell table:style-name="Table1.A2" office:value-type="string">
            <text:p text:style-name="P200">U+2C17</text:p>
          </table:table-cell>
          <table:table-cell table:style-name="Table1.A2" office:value-type="string">
            <text:p text:style-name="P219">Ⱇ</text:p>
          </table:table-cell>
          <table:table-cell table:style-name="Table1.A2" office:value-type="string">
            <text:p text:style-name="P191"><text:span text:style-name="T281">Ⱇ</text:span> <text:span text:style-name="T517">(Alt Round Capital Friti)</text:span></text:p>
          </table:table-cell>
          <table:table-cell table:style-name="Table1.D2" office:value-type="string">
            <text:p text:style-name="P200">U+EC66</text:p>
          </table:table-cell>
        </table:table-row>
        <table:table-row>
          <table:table-cell table:style-name="Table1.A2" office:value-type="string">
            <text:p text:style-name="P200">U+2C47</text:p>
          </table:table-cell>
          <table:table-cell table:style-name="Table1.A2" office:value-type="string">
            <text:p text:style-name="P219">ⱇ</text:p>
          </table:table-cell>
          <table:table-cell table:style-name="Table1.A2" office:value-type="string">
            <text:p text:style-name="P191"><text:span text:style-name="T281">ⱇ</text:span> <text:span text:style-name="T517">(Alt Round Small Friti)</text:span></text:p>
          </table:table-cell>
          <table:table-cell table:style-name="Table1.D2" office:value-type="string">
            <text:p text:style-name="P200">U+EC67</text:p>
          </table:table-cell>
        </table:table-row>
        <table:table-row>
          <table:table-cell table:style-name="Table1.A2" office:value-type="string">
            <text:p text:style-name="P200">U+2C19</text:p>
          </table:table-cell>
          <table:table-cell table:style-name="Table1.A2" office:value-type="string">
            <text:p text:style-name="P219">Ⱉ</text:p>
          </table:table-cell>
          <table:table-cell table:style-name="Table1.A2" office:value-type="string">
            <text:p text:style-name="P191"><text:span text:style-name="T281">Ⱉ</text:span> <text:span text:style-name="T518">(Alt Round Capital Otu)</text:span></text:p>
          </table:table-cell>
          <table:table-cell table:style-name="Table1.D2" office:value-type="string">
            <text:p text:style-name="P201">U+EC68</text:p>
          </table:table-cell>
        </table:table-row>
        <table:table-row>
          <table:table-cell table:style-name="Table1.A2" office:value-type="string">
            <text:p text:style-name="P201">U+2C49</text:p>
          </table:table-cell>
          <table:table-cell table:style-name="Table1.A2" office:value-type="string">
            <text:p text:style-name="P219">ⱉ</text:p>
          </table:table-cell>
          <table:table-cell table:style-name="Table1.A2" office:value-type="string">
            <text:p text:style-name="P191"><text:span text:style-name="T281">ⱉ</text:span> <text:span text:style-name="T518">(Alt Round Small Otu)</text:span></text:p>
          </table:table-cell>
          <table:table-cell table:style-name="Table1.D2" office:value-type="string">
            <text:p text:style-name="P201">U+EC69</text:p>
          </table:table-cell>
        </table:table-row>
        <table:table-row>
          <table:table-cell table:style-name="Table1.A2" office:value-type="string">
            <text:p text:style-name="P201">U+2C20</text:p>
          </table:table-cell>
          <table:table-cell table:style-name="Table1.A2" office:value-type="string">
            <text:p text:style-name="P220">Ⱐ</text:p>
          </table:table-cell>
          <table:table-cell table:style-name="Table1.A2" office:value-type="string">
            <text:p text:style-name="P191"><text:span text:style-name="T281">Ⱐ</text:span> <text:span text:style-name="T518">(Alt Round Capital Soft Sign)</text:span></text:p>
          </table:table-cell>
          <table:table-cell table:style-name="Table1.D2" office:value-type="string">
            <text:p text:style-name="P201">U+EC6A</text:p>
          </table:table-cell>
        </table:table-row>
        <table:table-row>
          <table:table-cell table:style-name="Table1.A2" office:value-type="string">
            <text:p text:style-name="P201">U+2C50</text:p>
          </table:table-cell>
          <table:table-cell table:style-name="Table1.A2" office:value-type="string">
            <text:p text:style-name="P220">ⱐ</text:p>
          </table:table-cell>
          <table:table-cell table:style-name="Table1.A2" office:value-type="string">
            <text:p text:style-name="P191"><text:span text:style-name="T281">ⱐ</text:span> <text:span text:style-name="T518">(Alt Round Small Soft Sign)</text:span></text:p>
          </table:table-cell>
          <table:table-cell table:style-name="Table1.D2" office:value-type="string">
            <text:p text:style-name="P201">U+EC6B</text:p>
          </table:table-cell>
        </table:table-row>
        <table:table-row>
          <table:table-cell table:style-name="Table1.A2" office:value-type="string">
            <text:p text:style-name="P201">U+2C22</text:p>
          </table:table-cell>
          <table:table-cell table:style-name="Table1.A2" office:value-type="string">
            <text:p text:style-name="P220">Ⱒ</text:p>
          </table:table-cell>
          <table:table-cell table:style-name="Table1.A2" office:value-type="string">
            <text:p text:style-name="P191"><text:span text:style-name="T281">Ⱒ</text:span> <text:span text:style-name="T518">(Alt Round Capital Spidery Ha)</text:span></text:p>
          </table:table-cell>
          <table:table-cell table:style-name="Table1.D2" office:value-type="string">
            <text:p text:style-name="P201">U+EC6C</text:p>
          </table:table-cell>
        </table:table-row>
        <table:table-row>
          <table:table-cell table:style-name="Table1.A2" office:value-type="string">
            <text:p text:style-name="P201">U+2C52</text:p>
          </table:table-cell>
          <table:table-cell table:style-name="Table1.A2" office:value-type="string">
            <text:p text:style-name="P220">ⱒ</text:p>
          </table:table-cell>
          <table:table-cell table:style-name="Table1.A2" office:value-type="string">
            <text:p text:style-name="P191"><text:span text:style-name="T281">ⱒ</text:span> <text:span text:style-name="T518">(Alt Round Small Spidery Ha)</text:span></text:p>
          </table:table-cell>
          <table:table-cell table:style-name="Table1.D2" office:value-type="string">
            <text:p text:style-name="P201">U+EC6D</text:p>
          </table:table-cell>
        </table:table-row>
        <table:table-row>
          <table:table-cell table:style-name="Table1.A2" office:value-type="string">
            <text:p text:style-name="P201">U+2C24</text:p>
          </table:table-cell>
          <table:table-cell table:style-name="Table1.A2" office:value-type="string">
            <text:p text:style-name="P219">Ⱔ</text:p>
          </table:table-cell>
          <table:table-cell table:style-name="Table1.A2" office:value-type="string">
            <text:p text:style-name="P192"><text:span text:style-name="T281">Ⱔ</text:span> <text:span text:style-name="T518">(Alt Round Capital Small Yus)</text:span></text:p>
          </table:table-cell>
          <table:table-cell table:style-name="Table1.D2" office:value-type="string">
            <text:p text:style-name="P201">U+EC6E</text:p>
          </table:table-cell>
        </table:table-row>
        <table:table-row>
          <table:table-cell table:style-name="Table1.A2" office:value-type="string">
            <text:p text:style-name="P201">U+2C54</text:p>
          </table:table-cell>
          <table:table-cell table:style-name="Table1.A2" office:value-type="string">
            <text:p text:style-name="P219">ⱔ</text:p>
          </table:table-cell>
          <table:table-cell table:style-name="Table1.A2" office:value-type="string">
            <text:p text:style-name="P192"><text:span text:style-name="T281">ⱔ</text:span> <text:span text:style-name="T518">(Alt Round Small Small Yus)</text:span></text:p>
          </table:table-cell>
          <table:table-cell table:style-name="Table1.D2" office:value-type="string">
            <text:p text:style-name="P201">U+EC6F</text:p>
          </table:table-cell>
        </table:table-row>
        <table:table-row>
          <table:table-cell table:style-name="Table1.A2" office:value-type="string">
            <text:p text:style-name="P201"/>
          </table:table-cell>
          <table:table-cell table:style-name="Table1.A2" office:value-type="string">
            <text:p text:style-name="P219"/>
          </table:table-cell>
          <table:table-cell table:style-name="Table1.A2" office:value-type="string">
            <text:p text:style-name="P192"/>
          </table:table-cell>
          <table:table-cell table:style-name="Table1.D2" office:value-type="string">
            <text:p text:style-name="P201"/>
          </table:table-cell>
        </table:table-row>
        <table:table-row>
          <table:table-cell table:style-name="Table1.A2" office:value-type="string">
            <text:p text:style-name="P178"><text:change-start text:change-id="ct186014656"/><text:span text:style-name="T511">ANGULAR</text:span> SCRIPT<text:change-end text:change-id="ct186014656"/></text:p>
          </table:table-cell>
          <table:table-cell table:style-name="Table1.A2" office:value-type="string">
            <text:p text:style-name="P219"/>
          </table:table-cell>
          <table:table-cell table:style-name="Table1.A2" office:value-type="string">
            <text:p text:style-name="P192"/>
          </table:table-cell>
          <table:table-cell table:style-name="Table1.D2" office:value-type="string">
            <text:p text:style-name="P205"><text:change-start text:change-id="ct186409728"/>SS03, SS04<text:change-end text:change-id="ct186409728"/></text:p>
          </table:table-cell>
        </table:table-row>
        <table:table-row>
          <table:table-cell table:style-name="Table1.A2" office:value-type="string">
            <text:p text:style-name="P198">U+2C30</text:p>
          </table:table-cell>
          <table:table-cell table:style-name="Table1.A2" office:value-type="string">
            <text:p text:style-name="P223">ⰰ</text:p>
          </table:table-cell>
          <table:table-cell table:style-name="Table1.A2" office:value-type="string">
            <text:p text:style-name="P193"><text:span text:style-name="T532">salt=7:</text:span><text:change text:change-id="ct186411136"/><text:span text:style-name="T532"> </text:span><text:span text:style-name="T531">ⰰ </text:span>A<text:change-start text:change-id="ct186421040"/><text:span text:style-name="T1">lt</text:span><text:span text:style-name="T3"> </text:span><text:span text:style-name="T4">Angular</text:span><text:span text:style-name="T3"> </text:span><text:span text:style-name="T4">Smal</text:span><text:span text:style-name="T3">l </text:span><text:span text:style-name="T5">Azu</text:span><text:span text:style-name="T3"> (</text:span><text:span text:style-name="T5">tall variant</text:span><text:span text:style-name="T3">)</text:span><text:change-end text:change-id="ct186421040"/><text:change-start text:change-id="ct186423856"/><text:span text:style-name="T3"> </text:span><text:span text:style-name="T45">[</text:span><text:span text:style-name="T375">salt=7 is used here because salt=2...6 are used for the Baromić ligatures</text:span><text:change-end text:change-id="ct186423856"/><text:change-start text:change-id="ct186424816"/><text:span text:style-name="T375">; see Table B</text:span><text:change-end text:change-id="ct186424816"/><text:change-start text:change-id="ct186425712"/><text:span text:style-name="T375">.]</text:span><text:change-end text:change-id="ct186425712"/></text:p>
          </table:table-cell>
          <table:table-cell table:style-name="Table1.D2" office:value-type="string">
            <text:p text:style-name="P190">U+EC76</text:p>
          </table:table-cell>
        </table:table-row>
        <table:table-row>
          <table:table-cell table:style-name="Table1.A2" office:value-type="string">
            <text:p text:style-name="P202"><text:change-start text:change-id="ct186412512"/>U+2C02<text:change-end text:change-id="ct186412512"/><text:change text:change-id="ct186413328"/></text:p>
          </table:table-cell>
          <table:table-cell table:style-name="Table1.A2" office:value-type="string">
            <text:p text:style-name="P224"><text:change-start text:change-id="ct186414144"/>Ⰲ<text:change-end text:change-id="ct186414144"/><text:change text:change-id="ct186414944"/></text:p>
          </table:table-cell>
          <table:table-cell table:style-name="Table1.A2" office:value-type="string">
            <text:p text:style-name="P202"><text:change-start text:change-id="ct186415536"/><text:span text:style-name="T281">Ⰲ</text:span> <text:span text:style-name="T511">Alt Angular Capital </text:span>Vedi (connected variant)<text:change-end text:change-id="ct186415536"/><text:change text:change-id="ct186416368"/></text:p>
          </table:table-cell>
          <table:table-cell table:style-name="Table1.D2" office:value-type="string">
            <text:p text:style-name="P202"><text:change-start text:change-id="ct186417296"/>U+EC77<text:change-end text:change-id="ct186417296"/><text:change text:change-id="ct186418144"/></text:p>
          </table:table-cell>
        </table:table-row>
        <table:table-row>
          <table:table-cell table:style-name="Table1.A2" office:value-type="string">
            <text:p text:style-name="P203"><text:change-start text:change-id="ct186419072"/>U+2C05<text:change-end text:change-id="ct186419072"/><text:change text:change-id="ct186420448"/></text:p>
          </table:table-cell>
          <table:table-cell table:style-name="Table1.A2" office:value-type="string">
            <text:p text:style-name="P221"><text:change-start text:change-id="ct186425024"/>Ⰵ<text:change-end text:change-id="ct186425024"/><text:change text:change-id="ct186405408"/></text:p>
          </table:table-cell>
          <table:table-cell table:style-name="Table1.A2" office:value-type="string">
            <text:p text:style-name="P194"><text:change-start text:change-id="ct186423584"/><text:span text:style-name="T281">Ⰵ</text:span> Alt <text:span text:style-name="T512">Angular</text:span> <text:span text:style-name="T512">Capital</text:span> <text:span text:style-name="T120">Yest</text:span><text:span text:style-name="T78"> (</text:span><text:span text:style-name="T170">uncrossed </text:span><text:span text:style-name="T177">variant</text:span><text:span text:style-name="T78">)</text:span><text:change-end text:change-id="ct186423584"/><text:change text:change-id="ct186421920"/></text:p>
          </table:table-cell>
          <table:table-cell table:style-name="Table1.D2" office:value-type="string">
            <text:p text:style-name="P203"><text:change-start text:change-id="ct186418416"/>U+EC78<text:change-end text:change-id="ct186418416"/><text:change text:change-id="ct186423376"/></text:p>
          </table:table-cell>
        </table:table-row>
        <text:soft-page-break/>
        <table:table-row>
          <table:table-cell table:style-name="Table1.A2" office:value-type="string">
            <text:p text:style-name="P204"><text:change-start text:change-id="ct185129472"/>U+2C35<text:change-end text:change-id="ct185129472"/><text:change text:change-id="ct186417712"/></text:p>
          </table:table-cell>
          <table:table-cell table:style-name="Table1.A2" office:value-type="string">
            <text:p text:style-name="P221"><text:change-start text:change-id="ct186411520"/>ⰵ<text:change-end text:change-id="ct186411520"/><text:change text:change-id="ct186421488"/></text:p>
          </table:table-cell>
          <table:table-cell table:style-name="Table1.A2" office:value-type="string">
            <text:p text:style-name="P195"><text:change-start text:change-id="ct186419280"/><text:span text:style-name="T281">ⰵ</text:span> Alt <text:span text:style-name="T512">Angular</text:span> <text:span text:style-name="T512">Small</text:span> <text:span text:style-name="T121">Yest </text:span><text:span text:style-name="T78">(</text:span><text:span text:style-name="T170">uncrossed </text:span><text:span text:style-name="T178">variant</text:span><text:span text:style-name="T78">)</text:span><text:change-end text:change-id="ct186419280"/><text:change text:change-id="ct186419408"/></text:p>
          </table:table-cell>
          <table:table-cell table:style-name="Table1.D2" office:value-type="string">
            <text:p text:style-name="P204"><text:change-start text:change-id="ct186416576"/>U+EC79<text:change-end text:change-id="ct186416576"/><text:change text:change-id="ct186418752"/></text:p>
          </table:table-cell>
        </table:table-row>
        <table:table-row>
          <table:table-cell table:style-name="Table1.A2" office:value-type="string">
            <text:p text:style-name="P204"><text:change-start text:change-id="ct186416880"/>U+2C08<text:change-end text:change-id="ct186416880"/><text:change text:change-id="ct186415072"/></text:p>
          </table:table-cell>
          <table:table-cell table:style-name="Table1.A2" office:value-type="string">
            <text:p text:style-name="P221"><text:change-start text:change-id="ct186415376"/>Ⰸ<text:change-end text:change-id="ct186415376"/><text:change text:change-id="ct186412000"/></text:p>
          </table:table-cell>
          <table:table-cell table:style-name="Table1.A2" office:value-type="string">
            <text:p text:style-name="P195"><text:change-start text:change-id="ct185136752"/><text:span text:style-name="T281">Ⰸ</text:span> Alt <text:span text:style-name="T512">Angular</text:span> Capital <text:span text:style-name="T535">Dzelo</text:span><text:change-end text:change-id="ct185136752"/><text:change text:change-id="ct186412304"/></text:p>
          </table:table-cell>
          <table:table-cell table:style-name="Table1.D2" office:value-type="string">
            <text:p text:style-name="P204"><text:change-start text:change-id="ct186414448"/>U+EC7A<text:change-end text:change-id="ct186414448"/><text:change text:change-id="ct186414576"/></text:p>
          </table:table-cell>
        </table:table-row>
        <table:table-row>
          <table:table-cell table:style-name="Table1.A2" office:value-type="string">
            <text:p text:style-name="P204"><text:change-start text:change-id="ct186413456"/>U+2C38<text:change-end text:change-id="ct186413456"/><text:change text:change-id="ct186413584"/></text:p>
          </table:table-cell>
          <table:table-cell table:style-name="Table1.A2" office:value-type="string">
            <text:p text:style-name="P221"><text:change-start text:change-id="ct186414000"/>ⰸ<text:change-end text:change-id="ct186414000"/><text:change text:change-id="ct186412640"/></text:p>
          </table:table-cell>
          <table:table-cell table:style-name="Table1.A2" office:value-type="string">
            <text:p text:style-name="P195"><text:change-start text:change-id="ct185143568"/><text:span text:style-name="T281">ⰸ</text:span> Alt <text:span text:style-name="T512">Angular</text:span> <text:span text:style-name="T513">Small Dzelo</text:span><text:change-end text:change-id="ct185143568"/><text:change text:change-id="ct186412944"/></text:p>
          </table:table-cell>
          <table:table-cell table:style-name="Table1.D2" office:value-type="string">
            <text:p text:style-name="P204"><text:change-start text:change-id="ct186415664"/>U+EC7B<text:change-end text:change-id="ct186415664"/><text:change text:change-id="ct186415792"/></text:p>
          </table:table-cell>
        </table:table-row>
        <table:table-row>
          <table:table-cell table:style-name="Table1.A2" office:value-type="string">
            <text:p text:style-name="P204"><text:change-start text:change-id="ct186416096"/>U+2C0C<text:change-end text:change-id="ct186416096"/><text:change text:change-id="ct186416224"/></text:p>
          </table:table-cell>
          <table:table-cell table:style-name="Table1.A2" office:value-type="string">
            <text:p text:style-name="P221"><text:change-start text:change-id="ct186428560"/>Ⰼ<text:change-end text:change-id="ct186428560"/><text:change text:change-id="ct186428688"/></text:p>
          </table:table-cell>
          <table:table-cell table:style-name="Table1.A2" office:value-type="string">
            <text:p text:style-name="P195"><text:change-start text:change-id="ct186428992"/><text:span text:style-name="T281">Ⰼ</text:span> Alt <text:span text:style-name="T512">Angular</text:span> Capital <text:span text:style-name="T535">Gerv</text:span><text:change-end text:change-id="ct186428992"/><text:change text:change-id="ct186429120"/></text:p>
          </table:table-cell>
          <table:table-cell table:style-name="Table1.D2" office:value-type="string">
            <text:p text:style-name="P204"><text:change-start text:change-id="ct186429424"/>U+EC7C<text:change-end text:change-id="ct186429424"/><text:change text:change-id="ct186429552"/></text:p>
          </table:table-cell>
        </table:table-row>
        <table:table-row>
          <table:table-cell table:style-name="Table1.A2" office:value-type="string">
            <text:p text:style-name="P204"><text:change-start text:change-id="ct186429856"/>U+2C3C<text:change-end text:change-id="ct186429856"/><text:change text:change-id="ct186429984"/></text:p>
          </table:table-cell>
          <table:table-cell table:style-name="Table1.A2" office:value-type="string">
            <text:p text:style-name="P221"><text:change-start text:change-id="ct186430288"/>ⰼ<text:change-end text:change-id="ct186430288"/><text:change text:change-id="ct186430416"/></text:p>
          </table:table-cell>
          <table:table-cell table:style-name="Table1.A2" office:value-type="string">
            <text:p text:style-name="P195"><text:change-start text:change-id="ct186430720"/><text:span text:style-name="T281">ⰼ</text:span> Alt <text:span text:style-name="T512">Angular</text:span> <text:span text:style-name="T513">Small Gerv</text:span><text:change-end text:change-id="ct186430720"/><text:change text:change-id="ct186430848"/></text:p>
          </table:table-cell>
          <table:table-cell table:style-name="Table1.D2" office:value-type="string">
            <text:p text:style-name="P195"><text:change-start text:change-id="ct186431152"/>U+EC7D<text:change-end text:change-id="ct186431152"/><text:change text:change-id="ct186431280"/></text:p>
          </table:table-cell>
        </table:table-row>
        <table:table-row>
          <table:table-cell table:style-name="Table1.A2" office:value-type="string">
            <text:p text:style-name="P204"><text:change-start text:change-id="ct186431584"/>U+2C0F<text:change-end text:change-id="ct186431584"/><text:change text:change-id="ct186431712"/></text:p>
          </table:table-cell>
          <table:table-cell table:style-name="Table1.A2" office:value-type="string">
            <text:p text:style-name="P221"><text:change-start text:change-id="ct186422992"/>Ⰿ<text:change-end text:change-id="ct186422992"/><text:change text:change-id="ct185121632"/></text:p>
          </table:table-cell>
          <table:table-cell table:style-name="Table1.A2" office:value-type="string">
            <text:p text:style-name="P195"><text:change-start text:change-id="ct186391840"/><text:span text:style-name="T523">Salt=2 </text:span><text:span text:style-name="T520">Ⰿ</text:span> Alt-<text:span text:style-name="T513">1</text:span> <text:span text:style-name="T512">Angular</text:span> Capital <text:span text:style-name="T535">Myslete</text:span><text:change-end text:change-id="ct186391840"/><text:change text:change-id="ct186424368"/></text:p>
          </table:table-cell>
          <table:table-cell table:style-name="Table1.D2" office:value-type="string">
            <text:p text:style-name="P204"><text:change-start text:change-id="ct186432192"/>U+EC7E<text:change-end text:change-id="ct186432192"/><text:change text:change-id="ct186432320"/></text:p>
          </table:table-cell>
        </table:table-row>
        <table:table-row>
          <table:table-cell table:style-name="Table1.A2" office:value-type="string">
            <text:p text:style-name="P204"><text:change-start text:change-id="ct186432624"/>U+2C0F<text:change-end text:change-id="ct186432624"/><text:change text:change-id="ct186432752"/></text:p>
          </table:table-cell>
          <table:table-cell table:style-name="Table1.A2" office:value-type="string">
            <text:p text:style-name="P221"><text:change-start text:change-id="ct186433056"/>Ⰿ<text:change-end text:change-id="ct186433056"/><text:change text:change-id="ct186433184"/></text:p>
          </table:table-cell>
          <table:table-cell table:style-name="Table1.A2" office:value-type="string">
            <text:p text:style-name="P204"><text:change-start text:change-id="ct186433488"/>Salt=3 <text:span text:style-name="T525">Ⰿ</text:span> <text:span text:style-name="T511">Alt-2 Angular Capital </text:span>Myslete<text:change-end text:change-id="ct186433488"/><text:change text:change-id="ct186433616"/></text:p>
          </table:table-cell>
          <table:table-cell table:style-name="Table1.D2" office:value-type="string">
            <text:p text:style-name="P195"><text:change-start text:change-id="ct186433920"/>U+EC7F<text:change-end text:change-id="ct186433920"/><text:change text:change-id="ct186434048"/></text:p>
          </table:table-cell>
        </table:table-row>
        <table:table-row>
          <table:table-cell table:style-name="Table1.A2" office:value-type="string">
            <text:p text:style-name="P204"><text:change-start text:change-id="ct186434352"/>U+2C11<text:change-end text:change-id="ct186434352"/><text:change text:change-id="ct186434480"/></text:p>
          </table:table-cell>
          <table:table-cell table:style-name="Table1.A2" office:value-type="string">
            <text:p text:style-name="P221"><text:change-start text:change-id="ct186434784"/>Ⱁ<text:change-end text:change-id="ct186434784"/><text:change text:change-id="ct186434912"/></text:p>
          </table:table-cell>
          <table:table-cell table:style-name="Table1.A2" office:value-type="string">
            <text:p text:style-name="P195"><text:change-start text:change-id="ct186435216"/><text:span text:style-name="T281">Ⱁ</text:span> Alt <text:span text:style-name="T512">Angular</text:span> Capital <text:span text:style-name="T535">Onu</text:span><text:change-end text:change-id="ct186435216"/><text:change text:change-id="ct186435344"/></text:p>
          </table:table-cell>
          <table:table-cell table:style-name="Table1.D2" office:value-type="string">
            <text:p text:style-name="P204"><text:change-start text:change-id="ct186435648"/>U+EC80<text:change-end text:change-id="ct186435648"/><text:change text:change-id="ct186435776"/></text:p>
          </table:table-cell>
        </table:table-row>
        <table:table-row>
          <table:table-cell table:style-name="Table1.A2" office:value-type="string">
            <text:p text:style-name="P204"><text:change-start text:change-id="ct186436080"/>U+2C16<text:change-end text:change-id="ct186436080"/><text:change text:change-id="ct186436208"/></text:p>
          </table:table-cell>
          <table:table-cell table:style-name="Table1.A2" office:value-type="string">
            <text:p text:style-name="P221"><text:change-start text:change-id="ct186436512"/>Ⱆ<text:change-end text:change-id="ct186436512"/><text:change text:change-id="ct186436640"/></text:p>
          </table:table-cell>
          <table:table-cell table:style-name="Table1.A2" office:value-type="string">
            <text:p text:style-name="P195"><text:change-start text:change-id="ct186436944"/><text:span text:style-name="T281">Ⱆ</text:span> Alt <text:span text:style-name="T512">Angular</text:span> Capital <text:span text:style-name="T535">Ouk</text:span><text:change-end text:change-id="ct186436944"/><text:change text:change-id="ct186437072"/></text:p>
          </table:table-cell>
          <table:table-cell table:style-name="Table1.D2" office:value-type="string">
            <text:p text:style-name="P195"><text:change-start text:change-id="ct186437376"/>U+EC81<text:change-end text:change-id="ct186437376"/><text:change text:change-id="ct186437504"/></text:p>
          </table:table-cell>
        </table:table-row>
        <table:table-row>
          <table:table-cell table:style-name="Table1.A2" office:value-type="string">
            <text:p text:style-name="P206"><text:change-start text:change-id="ct186437808"/>U+2C46<text:change-end text:change-id="ct186437808"/><text:change text:change-id="ct186437936"/></text:p>
          </table:table-cell>
          <table:table-cell table:style-name="Table1.A2" office:value-type="string">
            <text:p text:style-name="P221"><text:change-start text:change-id="ct186438240"/>ⱆ<text:change-end text:change-id="ct186438240"/><text:change text:change-id="ct186438368"/></text:p>
          </table:table-cell>
          <table:table-cell table:style-name="Table1.A2" office:value-type="string">
            <text:p text:style-name="P196"><text:change-start text:change-id="ct186438672"/><text:span text:style-name="T281">ⱆ</text:span> Alt <text:span text:style-name="T512">Angular</text:span> <text:span text:style-name="T513">Smal</text:span>l <text:span text:style-name="T536">Ouk</text:span><text:change-end text:change-id="ct186438672"/><text:change text:change-id="ct186438800"/></text:p>
          </table:table-cell>
          <table:table-cell table:style-name="Table1.D2" office:value-type="string">
            <text:p text:style-name="P196"><text:change-start text:change-id="ct186439104"/>U+EC82<text:change-end text:change-id="ct186439104"/><text:change text:change-id="ct186439232"/></text:p>
          </table:table-cell>
        </table:table-row>
        <table:table-row>
          <table:table-cell table:style-name="Table1.A2" office:value-type="string">
            <text:p text:style-name="P206"><text:change-start text:change-id="ct186439536"/>U+2C20<text:change-end text:change-id="ct186439536"/><text:change text:change-id="ct186439664"/></text:p>
          </table:table-cell>
          <table:table-cell table:style-name="Table1.A2" office:value-type="string">
            <text:p text:style-name="P221"><text:change-start text:change-id="ct186439968"/>Ⱐ<text:change-end text:change-id="ct186439968"/><text:change text:change-id="ct186440096"/></text:p>
          </table:table-cell>
          <table:table-cell table:style-name="Table1.A2" office:value-type="string">
            <text:p text:style-name="P196"><text:change-start text:change-id="ct186440608"/><text:span text:style-name="T524">Salt=2 </text:span><text:span text:style-name="T520">Ⱐ</text:span> Alt-<text:span text:style-name="T514">1</text:span> <text:span text:style-name="T512">Angular</text:span> Capital <text:span text:style-name="T536">Soft Sign</text:span><text:change-end text:change-id="ct186440608"/><text:change text:change-id="ct186440736"/></text:p>
          </table:table-cell>
          <table:table-cell table:style-name="Table1.D2" office:value-type="string">
            <text:p text:style-name="P206"><text:change-start text:change-id="ct186441040"/>U+EC83<text:change-end text:change-id="ct186441040"/><text:change text:change-id="ct186441168"/></text:p>
          </table:table-cell>
        </table:table-row>
        <table:table-row>
          <table:table-cell table:style-name="Table1.A2" office:value-type="string">
            <text:p text:style-name="P206"><text:change-start text:change-id="ct186441472"/>U+2C20<text:change-end text:change-id="ct186441472"/><text:change text:change-id="ct186441600"/></text:p>
          </table:table-cell>
          <table:table-cell table:style-name="Table1.A2" office:value-type="string">
            <text:p text:style-name="P221"><text:change-start text:change-id="ct186442080"/>Ⱐ<text:change-end text:change-id="ct186442080"/><text:change text:change-id="ct186442208"/></text:p>
          </table:table-cell>
          <table:table-cell table:style-name="Table1.A2" office:value-type="string">
            <text:p text:style-name="P206"><text:change-start text:change-id="ct186442336"/>Salt=3 <text:span text:style-name="T525">Ⱐ</text:span> <text:span text:style-name="T511">Alt-2 Angular Capital </text:span>Soft Sign<text:change-end text:change-id="ct186442336"/><text:change text:change-id="ct186442464"/></text:p>
          </table:table-cell>
          <table:table-cell table:style-name="Table1.D2" office:value-type="string">
            <text:p text:style-name="P206"><text:change-start text:change-id="ct186442592"/>U+EC85<text:change-end text:change-id="ct186442592"/><text:change text:change-id="ct186442720"/></text:p>
          </table:table-cell>
        </table:table-row>
        <table:table-row>
          <table:table-cell table:style-name="Table1.A2" office:value-type="string">
            <text:p text:style-name="P206"><text:change-start text:change-id="ct186443024"/>U+2C50<text:change-end text:change-id="ct186443024"/><text:change text:change-id="ct186443152"/></text:p>
          </table:table-cell>
          <table:table-cell table:style-name="Table1.A2" office:value-type="string">
            <text:p text:style-name="P221"><text:change-start text:change-id="ct186443456"/>ⱐ<text:change-end text:change-id="ct186443456"/><text:change text:change-id="ct186443584"/></text:p>
          </table:table-cell>
          <table:table-cell table:style-name="Table1.A2" office:value-type="string">
            <text:p text:style-name="P206"><text:change-start text:change-id="ct186443888"/>Salt=2 <text:span text:style-name="T520">ⱐ</text:span> <text:span text:style-name="T511">Alt-1 Angular Small </text:span>Soft Sign<text:change-end text:change-id="ct186443888"/><text:change text:change-id="ct186444016"/></text:p>
          </table:table-cell>
          <table:table-cell table:style-name="Table1.D2" office:value-type="string">
            <text:p text:style-name="P206"><text:change-start text:change-id="ct186444416"/>U+EC84<text:change-end text:change-id="ct186444416"/><text:change text:change-id="ct186444544"/></text:p>
          </table:table-cell>
        </table:table-row>
        <table:table-row>
          <table:table-cell table:style-name="Table1.A2" office:value-type="string">
            <text:p text:style-name="P206"><text:change-start text:change-id="ct186445888"/>U+2C50<text:change-end text:change-id="ct186445888"/><text:change text:change-id="ct186446016"/></text:p>
          </table:table-cell>
          <table:table-cell table:style-name="Table1.A2" office:value-type="string">
            <text:p text:style-name="P221"><text:change-start text:change-id="ct186446320"/>ⱐ<text:change-end text:change-id="ct186446320"/><text:change text:change-id="ct186446448"/></text:p>
          </table:table-cell>
          <table:table-cell table:style-name="Table1.A2" office:value-type="string">
            <text:p text:style-name="P206"><text:change-start text:change-id="ct186446752"/>Salt=3 <text:span text:style-name="T525">ⱐ</text:span> <text:span text:style-name="T511">Alt-2 Angular Small </text:span>Soft Sign<text:change-end text:change-id="ct186446752"/><text:change text:change-id="ct186446880"/></text:p>
          </table:table-cell>
          <table:table-cell table:style-name="Table1.D2" office:value-type="string">
            <text:p text:style-name="P206"><text:change-start text:change-id="ct186447280"/>U+EC86<text:change-end text:change-id="ct186447280"/><text:change text:change-id="ct186447408"/></text:p>
          </table:table-cell>
        </table:table-row>
        <table:table-row>
          <table:table-cell table:style-name="Table1.A2" office:value-type="string">
            <text:p text:style-name="P206"><text:change-start text:change-id="ct186447712"/>U+2C21<text:change-end text:change-id="ct186447712"/><text:change text:change-id="ct186447840"/></text:p>
          </table:table-cell>
          <table:table-cell table:style-name="Table1.A2" office:value-type="string">
            <text:p text:style-name="P221"><text:change-start text:change-id="ct186448144"/>Ⱑ<text:change-end text:change-id="ct186448144"/><text:change text:change-id="ct186448272"/></text:p>
          </table:table-cell>
          <table:table-cell table:style-name="Table1.A2" office:value-type="string">
            <text:p text:style-name="P196"><text:change-start text:change-id="ct186448576"/><text:span text:style-name="T281">Ⱑ</text:span> Alt <text:span text:style-name="T512">Angular</text:span> Capital <text:span text:style-name="T536">Yat</text:span><text:change-end text:change-id="ct186448576"/><text:change text:change-id="ct186448704"/></text:p>
          </table:table-cell>
          <table:table-cell table:style-name="Table1.D2" office:value-type="string">
            <text:p text:style-name="P206"><text:change-start text:change-id="ct186449008"/>U+EC87<text:change-end text:change-id="ct186449008"/><text:change text:change-id="ct186449136"/></text:p>
          </table:table-cell>
        </table:table-row>
        <table:table-row>
          <table:table-cell table:style-name="Table1.A2" office:value-type="string">
            <text:p text:style-name="P206"><text:change-start text:change-id="ct186449440"/>U+2C51<text:change-end text:change-id="ct186449440"/><text:change text:change-id="ct186449568"/></text:p>
          </table:table-cell>
          <table:table-cell table:style-name="Table1.A2" office:value-type="string">
            <text:p text:style-name="P221"><text:change-start text:change-id="ct186449872"/>ⱑ<text:change-end text:change-id="ct186449872"/><text:change text:change-id="ct186450000"/></text:p>
          </table:table-cell>
          <table:table-cell table:style-name="Table1.A2" office:value-type="string">
            <text:p text:style-name="P196"><text:change-start text:change-id="ct186450304"/><text:span text:style-name="T281">ⱑ</text:span> Alt <text:span text:style-name="T512">Angular</text:span> <text:span text:style-name="T514">Small Yat</text:span><text:change-end text:change-id="ct186450304"/><text:change text:change-id="ct186450432"/></text:p>
          </table:table-cell>
          <table:table-cell table:style-name="Table1.D2" office:value-type="string">
            <text:p text:style-name="P206"><text:change-start text:change-id="ct186450736"/>U+EC88<text:change-end text:change-id="ct186450736"/><text:change text:change-id="ct186450864"/></text:p>
          </table:table-cell>
        </table:table-row>
        <table:table-row>
          <table:table-cell table:style-name="Table1.A2" office:value-type="string">
            <text:p text:style-name="P206"><text:change-start text:change-id="ct186451168"/>U+2C22<text:change-end text:change-id="ct186451168"/><text:change text:change-id="ct186451296"/></text:p>
          </table:table-cell>
          <table:table-cell table:style-name="Table1.A2" office:value-type="string">
            <text:p text:style-name="P221"><text:change-start text:change-id="ct186451600"/>Ⱒ<text:change-end text:change-id="ct186451600"/><text:change text:change-id="ct186451728"/></text:p>
          </table:table-cell>
          <table:table-cell table:style-name="Table1.A2" office:value-type="string">
            <text:p text:style-name="P196"><text:change-start text:change-id="ct186452032"/><text:span text:style-name="T524">Salt=2 </text:span><text:span text:style-name="T520">Ⱒ</text:span> Alt <text:span text:style-name="T512">Angular</text:span> Capital <text:span text:style-name="T536">Spidery Kha</text:span><text:change-end text:change-id="ct186452032"/><text:change text:change-id="ct186452160"/></text:p>
          </table:table-cell>
          <table:table-cell table:style-name="Table1.D2" office:value-type="string">
            <text:p text:style-name="P206"><text:change-start text:change-id="ct186452560"/>U+EC89<text:change-end text:change-id="ct186452560"/><text:change text:change-id="ct186452688"/></text:p>
          </table:table-cell>
        </table:table-row>
        <table:table-row>
          <table:table-cell table:style-name="Table1.A2" office:value-type="string">
            <text:p text:style-name="P206"><text:change-start text:change-id="ct186452992"/>U+2C52<text:change-end text:change-id="ct186452992"/><text:change text:change-id="ct186453120"/></text:p>
          </table:table-cell>
          <table:table-cell table:style-name="Table1.A2" office:value-type="string">
            <text:p text:style-name="P221"><text:change-start text:change-id="ct186453600"/>ⱒ<text:change-end text:change-id="ct186453600"/><text:change text:change-id="ct186473936"/></text:p>
          </table:table-cell>
          <table:table-cell table:style-name="Table1.A2" office:value-type="string">
            <text:p text:style-name="P206"><text:change-start text:change-id="ct186474064"/>Salt=2 <text:span text:style-name="T520">ⱒ</text:span> <text:span text:style-name="T511">Alt Angular Small </text:span>Spidery Kha<text:change-end text:change-id="ct186474064"/><text:change text:change-id="ct186474192"/></text:p>
          </table:table-cell>
          <table:table-cell table:style-name="Table1.D2" office:value-type="string">
            <text:p text:style-name="P206"><text:change-start text:change-id="ct186474320"/>U+EC8A<text:change-end text:change-id="ct186474320"/><text:change text:change-id="ct186474448"/></text:p>
          </table:table-cell>
        </table:table-row>
        <table:table-row>
          <table:table-cell table:style-name="Table1.A2" office:value-type="string">
            <text:p text:style-name="P206"><text:change-start text:change-id="ct186474752"/>U+2C2C<text:change-end text:change-id="ct186474752"/><text:change text:change-id="ct186474880"/></text:p>
          </table:table-cell>
          <table:table-cell table:style-name="Table1.A2" office:value-type="string">
            <text:p text:style-name="P221"><text:change-start text:change-id="ct186475184"/>Ⱜ<text:change-end text:change-id="ct186475184"/><text:change text:change-id="ct186475312"/></text:p>
          </table:table-cell>
          <table:table-cell table:style-name="Table1.A2" office:value-type="string">
            <text:p text:style-name="P196"><text:change-start text:change-id="ct186475616"/><text:span text:style-name="T281">Ⱜ</text:span> Alt <text:span text:style-name="T512">Angular</text:span> Capital <text:span text:style-name="T536">Shtapic</text:span><text:change-end text:change-id="ct186475616"/><text:change text:change-id="ct186475744"/></text:p>
          </table:table-cell>
          <table:table-cell table:style-name="Table1.D2" office:value-type="string">
            <text:p text:style-name="P206"><text:change-start text:change-id="ct186476048"/>U+EC8B<text:change-end text:change-id="ct186476048"/><text:change text:change-id="ct186476176"/></text:p>
          </table:table-cell>
        </table:table-row>
        <table:table-row>
          <table:table-cell table:style-name="Table1.A2" office:value-type="string">
            <text:p text:style-name="P207"><text:change-start text:change-id="ct186476480"/>U+2C5C<text:change-end text:change-id="ct186476480"/><text:change text:change-id="ct186476608"/></text:p>
          </table:table-cell>
          <table:table-cell table:style-name="Table1.A2" office:value-type="string">
            <text:p text:style-name="P221"><text:change-start text:change-id="ct186476912"/>ⱜ<text:change-end text:change-id="ct186476912"/><text:change text:change-id="ct186477040"/></text:p>
          </table:table-cell>
          <table:table-cell table:style-name="Table1.A2" office:value-type="string">
            <text:p text:style-name="P197"><text:change-start text:change-id="ct186477344"/><text:span text:style-name="T281">ⱜ</text:span> Alt <text:span text:style-name="T512">Angular</text:span> <text:span text:style-name="T514">Small Shtapic</text:span><text:change-end text:change-id="ct186477344"/><text:change text:change-id="ct186477472"/></text:p>
          </table:table-cell>
          <table:table-cell table:style-name="Table1.D2" office:value-type="string">
            <text:p text:style-name="P207"><text:change-start text:change-id="ct186477776"/>U+EC8C<text:change-end text:change-id="ct186477776"/><text:change text:change-id="ct186477904"/></text:p>
          </table:table-cell>
        </table:table-row>
        <table:table-row>
          <table:table-cell table:style-name="Table1.A2" office:value-type="string">
            <text:p text:style-name="P207"><text:change-start text:change-id="ct186478208"/>U+2C2E<text:change-end text:change-id="ct186478208"/><text:change text:change-id="ct186478336"/></text:p>
          </table:table-cell>
          <table:table-cell table:style-name="Table1.A2" office:value-type="string">
            <text:p text:style-name="P221"><text:change-start text:change-id="ct186478640"/>Ⱞ<text:change-end text:change-id="ct186478640"/><text:change text:change-id="ct186478768"/></text:p>
          </table:table-cell>
          <table:table-cell table:style-name="Table1.A2" office:value-type="string">
            <text:p text:style-name="P197"><text:change-start text:change-id="ct186479072"/><text:span text:style-name="T281">Ⱞ</text:span> Alt <text:span text:style-name="T512">Angular</text:span> Capital <text:span text:style-name="T537">Latinate Myslete</text:span><text:change-end text:change-id="ct186479072"/><text:change text:change-id="ct186479200"/></text:p>
          </table:table-cell>
          <table:table-cell table:style-name="Table1.D2" office:value-type="string">
            <text:p text:style-name="P207"><text:change-start text:change-id="ct186479600"/>U+EC8D<text:change-end text:change-id="ct186479600"/><text:change text:change-id="ct186479728"/></text:p>
          </table:table-cell>
        </table:table-row>
      </table:table>
      <text:p text:style-name="P38"/>
      <text:p text:style-name="P40"/>
      <text:p text:style-name="P303"><text:span text:style-name="T470">9</text:span><text:span text:style-name="T469">.</text:span><text:span text:style-name="T467"> Truncated Letter Forms</text:span></text:p>
      <text:p text:style-name="P301"><text:span text:style-name="T379"><text:tab/>Truncated versions of various letters, referred to as “</text:span>Baromi<text:span text:style-name="T473">ć</text:span> broken ligatures” <text:span text:style-name="T379">in earlier sources of documentation</text:span>, <text:span text:style-name="T379">is </text:span>a feature of the Angular manuscript tradition. <text:span text:style-name="T379">These letter forms</text:span> are included in the PUA at block U+F02E0 through U+F02F<text:span text:style-name="T472">4 (</text:span><text:span text:style-name="T247">see Table B below</text:span><text:span text:style-name="T472">)</text:span>. <text:span text:style-name="T379">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4"/>
      <text:p text:style-name="P71"><text:span text:style-name="T186">10</text:span>. Angular Glagolitic Ligatures</text:p>
      <text:p text:style-name="P302"><text:span text:style-name="T379"><text:tab/>Angular</text:span> Glagolitic Ligatures, used in both manuscript and printed traditions, and widely documented in both technical literature and existing fonts, are included in the block that currently spans from U+F0400 to U+F0490 <text:span text:style-name="T473">(</text:span>although we are free to add more glyphs up to U+F05FF if more space is needed<text:span text:style-name="T473">)</text:span>. As it stands, the Glagolitic ligatures are alphabetized according to the letter of the alphabet, with pairs added in proper sorting order <text:span text:style-name="T379">(</text:span><text:span text:style-name="T248">see Table C below</text:span><text:span text:style-name="T379">)</text:span>; six blank spaces are left between each letter of the alphabet to accommodate more additions, so it is unlikely at this point that the currently <text:soft-page-break/>used portion of the block will need to be extended past U+F0490. <text:span text:style-name="T243">(NOTE: The contents of this zone are firmly established, although there is ample space for additional entries.)</text:span></text:p>
      <text:p text:style-name="P302"><text:tab/>The use of Glagolitic Ligatures has been extensively documented for the standard text letter forms (i.e. the lower case), but its use in the “upper” (or titling) case seems to be uncommon. Only five “upper case” examples are included in this font. <text:span text:style-name="T379">As a matter of practicality</text:span>, if one wishes to use ligatures in titles or drop-caps, the use of these “lower case” ligatures at a larger point size is more than sufficient to accomplish the task at hand.</text:p>
      <text:p text:style-name="P65"/>
      <text:p text:style-name="P115"><text:span text:style-name="T331">1</text:span><text:span text:style-name="T332">1</text:span><text:span text:style-name="T329">. Extra Characters (not encoded in the Unicode Standard)</text:span><text:span text:style-name="T330">:</text:span></text:p>
      <text:p text:style-name="P66"><text:span text:style-name="T297"><text:tab/></text:span><text:span text:style-name="T314">TODO 1: </text:span><text:span text:style-name="T313">analyze these and decide what needs to be done with them</text:span></text:p>
      <text:p text:style-name="P66"><text:span text:style-name="T312"><text:tab/></text:span><text:span text:style-name="T314">TODO 2: discuss and present these</text:span></text:p>
      <text:p text:style-name="P131"/>
      <text:p text:style-name="P19"><text:span text:style-name="T94">☞ </text:span><text:span text:style-name="T115">󰄴 󰄵 󰄶 󰄷 󰄸 󰄹 󰄺 󰄻</text:span></text:p>
      <text:p text:style-name="P8"/>
      <text:p text:style-name="P13"/>
      <text:p text:style-name="P21">12. Examples of Glagolitic Texts</text:p>
      <text:p text:style-name="P10"/>
      <text:p text:style-name="P10"><text:span text:style-name="T503">i. </text:span>Test of Glagolitic and Cyrillic Side-by-Side (Codex Zographensis [NLR Glag. 1], f. 77r)</text:p>
      <text:p text:style-name="P11">Images: <text:a xlink:type="simple" xlink:href="http://expositions.nlr.ru/ex_manus/Zograph_Gospel/_Project/page_Manuscripts.php?izo=D2D92E28-51F6-4085-B3D7-B2AAB8DA9BDD&amp;nCodeList=152" text:style-name="Internet_20_link" text:visited-style-name="Visited_20_Internet_20_Link"><text:span text:style-name="T297">http://expositions.nlr.ru/ex_manus/Zograph_Gospel/_Project/page_Manuscripts.php?izo=D2D92E28-51F6-4085-B3D7-B2AAB8DA9BDD&amp;nCodeList=152</text:span></text:a></text:p>
      <text:p text:style-name="P12"><text:span text:style-name="T297">Slavonic transcription: </text:span><text:span text:style-name="T256">Quattuor Evangeliorum Codex Glagoliticus olim Zographensis nunc Petro-politanus. Characteribus cyrillicis transcriptum notis criticis prolegomenis appendicibus auctum adiuvante summi ministerii borussici liberalitate edidit V. Jagić. </text:span><text:span text:style-name="T297">Berolini: Apud Weidmannos. 1879. P. 45.</text:span></text:p>
      <text:p text:style-name="P9"/>
      <table:table table:name="Table19" table:style-name="Table19">
        <table:table-column table:style-name="Table19.A"/>
        <table:table-column table:style-name="Table19.B"/>
        <table:table-row>
          <table:table-cell table:style-name="Table19.A1" office:value-type="string">
            <text:p text:style-name="P186">Ⰸⰰⱍⱔⰾⱁ ⰵⰲⰰ︮ⰼ︦ⰾ︯ⰻⱑ · ⰺ︮ⱄ︯ ⱈ︮ⰲ︯ⰰ ⱄ︮ⱀ︦ⰰ︯ ⰱ︮ⰶ︦ⰻ︯ⱑ ·</text:p>
            <text:p text:style-name="P186"/>
            <text:p text:style-name="P186">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86">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87">Зач<text:span text:style-name="T501">ѧ</text:span>ло Ева︮ꙉ︦л︯и<text:span text:style-name="T507">ѣ</text:span>. ꙇ<text:span text:style-name="T165">︮</text:span>с︯ <text:span text:style-name="T501">х</text:span><text:span text:style-name="T165">︮</text:span>в︯а <text:span text:style-name="T501">с</text:span><text:span text:style-name="T165">︮</text:span>н︦а︯ <text:span text:style-name="T501">б</text:span><text:span text:style-name="T165">︮</text:span>ж︦и︯<text:span text:style-name="T507">ѣ</text:span>.</text:p>
            <text:p text:style-name="P187"/>
            <text:p text:style-name="P188"><text:span text:style-name="T507">ѣ</text:span>коже естъ псано въ пророц<text:span text:style-name="T507">ѣ</text:span>хъ. се <text:span text:style-name="T501">ӑ</text:span>зъ посъл҄ѭ а<text:span text:style-name="T166">︮</text:span>ꙉ︦л︯ъ <text:span text:style-name="T501">м</text:span>о<text:span text:style-name="T155">і</text:span>. пр<text:span text:style-name="T507">ѣ</text:span>дь лицемь <text:span text:style-name="T501">м</text:span>оꙇмь. ꙇ҅же <text:span text:style-name="T501">ᲂ</text:span>уготовитъ п<text:span text:style-name="T507">ѫ</text:span>ть <text:span text:style-name="T501">т</text:span>воꙇ. пр<text:span text:style-name="T507">ѣ</text:span>дъ <text:span text:style-name="T501">т</text:span>обоѭ.</text:p>
            <text:p text:style-name="P187"/>
            <text:p text:style-name="P187">Гласъ въпиѭштаго въ пустꙑн҄и. <text:span text:style-name="T501">ᲂ</text:span>уготоваꙇте п<text:span text:style-name="T507">ѫ</text:span>ть <text:span text:style-name="T501">г︮</text:span>н︦ь︯. <text:span text:style-name="T501">п</text:span>равꙑ творите стьз<text:span text:style-name="T501">ѧ</text:span> <text:span text:style-name="T501">е</text:span>го.</text:p>
          </table:table-cell>
        </table:table-row>
      </table:table>
      <text:p text:style-name="P9"/>
      <text:p text:style-name="P309"><text:span text:style-name="T273">Table </text:span><text:span text:style-name="T272">A:</text:span></text:p>
      <text:p text:style-name="P256"><text:span text:style-name="T454">Round, </text:span><text:span text:style-name="T455">Angular and Missal Angular </text:span><text:span text:style-name="T454">Glagolitic Characters</text:span></text:p>
      <text:p text:style-name="P252"/>
      <text:p text:style-name="P254">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55"><text:span text:style-name="T408">Round </text:span><text:span text:style-name="T415">Glagolitic<text:line-break/></text:span><text:span text:style-name="T474">(default set)</text:span></text:p>
          </table:table-cell>
          <table:table-cell table:style-name="Table16.A1" office:value-type="string">
            <text:p text:style-name="P255"><text:span text:style-name="T408">Angular </text:span><text:span text:style-name="T415">Glagolitic<text:line-break/></text:span><text:span text:style-name="T474">(Stylistic Set </text:span><text:span text:style-name="T475">3</text:span><text:span text:style-name="T474">)</text:span></text:p>
          </table:table-cell>
          <table:table-cell table:style-name="Table16.A1" office:value-type="string">
            <text:p text:style-name="P255"><text:span text:style-name="T408">Missal Angular </text:span><text:span text:style-name="T415">Glagolitic<text:line-break/></text:span><text:span text:style-name="T474">(Stylistic Set 4)</text:span></text:p>
          </table:table-cell>
          <table:table-cell table:style-name="Table16.D1" office:value-type="string">
            <text:p text:style-name="P255"><text:span text:style-name="T415">Cyrillic</text:span><text:span text:style-name="T483"><text:note text:id="ftn9" text:note-class="footnote"><text:note-citation>9</text:note-citation><text:note-body><text:p text:style-name="P48"><text:span text:style-name="T62">) </text:span><text:span text:style-name="T61">Cyrillic transliteration</text:span><text:span text:style-name="T60">s</text:span><text:span text:style-name="T61"> </text:span><text:span text:style-name="T60">are based primarily on: Иванова Т. А. </text:span><text:span text:style-name="T63">Старославянский язык</text:span><text:span text:style-name="T64">. 4-е издание. Санкт-Петербург, 2005.</text:span></text:p></text:note-body></text:note></text:span><text:span text:style-name="T415"><text:line-break/></text:span><text:span text:style-name="T474">(transliteration</text:span><text:span text:style-name="T476">)</text:span></text:p>
          </table:table-cell>
        </table:table-row>
        <table:table-row>
          <table:table-cell table:style-name="Table16.A2" office:value-type="string">
            <text:p text:style-name="P231"><text:span text:style-name="T203">U+2C00<text:tab/></text:span><text:span text:style-name="T106">Ⰰ</text:span></text:p>
          </table:table-cell>
          <table:table-cell table:style-name="Table16.A2" office:value-type="string">
            <text:p text:style-name="P260"><text:span text:style-name="T203">U+F0200<text:tab/></text:span><text:span text:style-name="T211">Ⰰ</text:span></text:p>
          </table:table-cell>
          <table:table-cell table:style-name="Table16.A2" office:value-type="string">
            <text:p text:style-name="P267"><text:span text:style-name="T203">U+F0270<text:tab/></text:span><text:span text:style-name="T211">Ⰰ</text:span></text:p>
          </table:table-cell>
          <table:table-cell table:style-name="Table16.D2" office:value-type="string">
            <text:p text:style-name="P234">А</text:p>
          </table:table-cell>
        </table:table-row>
        <table:table-row>
          <table:table-cell table:style-name="Table16.A2" office:value-type="string">
            <text:p text:style-name="P231"><text:span text:style-name="T203">U+2C01<text:tab/></text:span><text:span text:style-name="T153">Ⰱ</text:span></text:p>
          </table:table-cell>
          <table:table-cell table:style-name="Table16.A2" office:value-type="string">
            <text:p text:style-name="P262">U+F0201<text:tab/>Ⰱ</text:p>
          </table:table-cell>
          <table:table-cell table:style-name="Table16.A2" office:value-type="string">
            <text:p text:style-name="P270">U+F0271<text:tab/>Ⰱ</text:p>
          </table:table-cell>
          <table:table-cell table:style-name="Table16.D2" office:value-type="string">
            <text:p text:style-name="P179">Б</text:p>
          </table:table-cell>
        </table:table-row>
        <table:table-row>
          <table:table-cell table:style-name="Table16.A2" office:value-type="string">
            <text:p text:style-name="P231"><text:span text:style-name="T203">U+2C02<text:tab/></text:span><text:span text:style-name="T154">Ⰲ</text:span></text:p>
          </table:table-cell>
          <table:table-cell table:style-name="Table16.A2" office:value-type="string">
            <text:p text:style-name="P262">U+F0202<text:tab/>Ⰲ</text:p>
          </table:table-cell>
          <table:table-cell table:style-name="Table16.A2" office:value-type="string">
            <text:p text:style-name="P270">U+F0272<text:tab/>Ⰲ</text:p>
          </table:table-cell>
          <table:table-cell table:style-name="Table16.D2" office:value-type="string">
            <text:p text:style-name="P179">В</text:p>
          </table:table-cell>
        </table:table-row>
        <table:table-row>
          <table:table-cell table:style-name="Table16.A2" office:value-type="string">
            <text:p text:style-name="P231"><text:span text:style-name="T203">U+2C03<text:tab/></text:span><text:span text:style-name="T154">Ⰳ</text:span></text:p>
          </table:table-cell>
          <table:table-cell table:style-name="Table16.A2" office:value-type="string">
            <text:p text:style-name="P262">U+F0203<text:tab/>Ⰳ</text:p>
          </table:table-cell>
          <table:table-cell table:style-name="Table16.A2" office:value-type="string">
            <text:p text:style-name="P270">U+F0273<text:tab/>Ⰳ</text:p>
          </table:table-cell>
          <table:table-cell table:style-name="Table16.D2" office:value-type="string">
            <text:p text:style-name="P179">Г</text:p>
          </table:table-cell>
        </table:table-row>
        <table:table-row>
          <table:table-cell table:style-name="Table16.A2" office:value-type="string">
            <text:p text:style-name="P231"><text:span text:style-name="T203">U+2C04<text:tab/></text:span><text:span text:style-name="T154">Ⰴ</text:span></text:p>
          </table:table-cell>
          <table:table-cell table:style-name="Table16.A2" office:value-type="string">
            <text:p text:style-name="P262">U+F0204<text:tab/>Ⰴ</text:p>
          </table:table-cell>
          <table:table-cell table:style-name="Table16.A2" office:value-type="string">
            <text:p text:style-name="P270">U+F0274<text:tab/>Ⰴ</text:p>
          </table:table-cell>
          <table:table-cell table:style-name="Table16.D2" office:value-type="string">
            <text:p text:style-name="P179">Д</text:p>
          </table:table-cell>
        </table:table-row>
        <table:table-row>
          <table:table-cell table:style-name="Table16.A2" office:value-type="string">
            <text:p text:style-name="P231"><text:span text:style-name="T203">U+2C05<text:tab/></text:span><text:span text:style-name="T154">Ⰵ</text:span></text:p>
          </table:table-cell>
          <table:table-cell table:style-name="Table16.A2" office:value-type="string">
            <text:p text:style-name="P262">U+F0205<text:tab/>Ⰵ</text:p>
          </table:table-cell>
          <table:table-cell table:style-name="Table16.A2" office:value-type="string">
            <text:p text:style-name="P270">U+F0275<text:tab/>Ⰵ</text:p>
          </table:table-cell>
          <table:table-cell table:style-name="Table16.D2" office:value-type="string">
            <text:p text:style-name="P216">Е</text:p>
          </table:table-cell>
        </table:table-row>
        <table:table-row>
          <table:table-cell table:style-name="Table16.A2" office:value-type="string">
            <text:p text:style-name="P231"><text:span text:style-name="T203">U+2C06<text:tab/></text:span><text:span text:style-name="T154">Ⰶ</text:span></text:p>
          </table:table-cell>
          <table:table-cell table:style-name="Table16.A2" office:value-type="string">
            <text:p text:style-name="P262">U+F0206<text:tab/>Ⰶ</text:p>
          </table:table-cell>
          <table:table-cell table:style-name="Table16.A2" office:value-type="string">
            <text:p text:style-name="P270">U+F0276<text:tab/>Ⰶ</text:p>
          </table:table-cell>
          <table:table-cell table:style-name="Table16.D2" office:value-type="string">
            <text:p text:style-name="P179">Ж</text:p>
          </table:table-cell>
        </table:table-row>
        <table:table-row>
          <table:table-cell table:style-name="Table16.A2" office:value-type="string">
            <text:p text:style-name="P231"><text:span text:style-name="T203">U+2C07<text:tab/></text:span><text:span text:style-name="T154">Ⰷ</text:span></text:p>
          </table:table-cell>
          <table:table-cell table:style-name="Table16.A2" office:value-type="string">
            <text:p text:style-name="P262">U+F0207<text:tab/>Ⰷ</text:p>
          </table:table-cell>
          <table:table-cell table:style-name="Table16.A2" office:value-type="string">
            <text:p text:style-name="P270">U+F0277<text:tab/>Ⰷ</text:p>
          </table:table-cell>
          <table:table-cell table:style-name="Table16.D2" office:value-type="string">
            <text:p text:style-name="P208">Ѕ, Ꙃ</text:p>
          </table:table-cell>
        </table:table-row>
        <table:table-row>
          <table:table-cell table:style-name="Table16.A2" office:value-type="string">
            <text:p text:style-name="P231"><text:span text:style-name="T203">U+2C08<text:tab/></text:span><text:span text:style-name="T154">Ⰸ</text:span></text:p>
          </table:table-cell>
          <table:table-cell table:style-name="Table16.A2" office:value-type="string">
            <text:p text:style-name="P262">U+F0208<text:tab/>Ⰸ</text:p>
          </table:table-cell>
          <table:table-cell table:style-name="Table16.A2" office:value-type="string">
            <text:p text:style-name="P270">U+F0278<text:tab/>Ⰸ</text:p>
          </table:table-cell>
          <table:table-cell table:style-name="Table16.D2" office:value-type="string">
            <text:p text:style-name="P208">Ꙁ <text:span text:style-name="T481">(З)</text:span></text:p>
          </table:table-cell>
        </table:table-row>
        <table:table-row>
          <table:table-cell table:style-name="Table16.A2" office:value-type="string">
            <text:p text:style-name="P231"><text:span text:style-name="T203">U+2C09<text:tab/></text:span><text:span text:style-name="T154">Ⰹ</text:span></text:p>
          </table:table-cell>
          <table:table-cell table:style-name="Table16.A2" office:value-type="string">
            <text:p text:style-name="P262">U+F0209<text:tab/>Ⰹ</text:p>
          </table:table-cell>
          <table:table-cell table:style-name="Table16.A2" office:value-type="string">
            <text:p text:style-name="P270">U+F0279<text:tab/>Ⰹ</text:p>
          </table:table-cell>
          <table:table-cell table:style-name="Table16.D2" office:value-type="string">
            <text:p text:style-name="P211">И, І, Ꙇ</text:p>
          </table:table-cell>
        </table:table-row>
        <table:table-row>
          <table:table-cell table:style-name="Table16.A2" office:value-type="string">
            <text:p text:style-name="P231"><text:span text:style-name="T203">U+2C0A<text:tab/></text:span><text:span text:style-name="T154">Ⰺ</text:span></text:p>
          </table:table-cell>
          <table:table-cell table:style-name="Table16.A2" office:value-type="string">
            <text:p text:style-name="P262">U+F020A<text:tab/>Ⰺ</text:p>
          </table:table-cell>
          <table:table-cell table:style-name="Table16.A2" office:value-type="string">
            <text:p text:style-name="P270">U+F027A<text:tab/>Ⰺ</text:p>
          </table:table-cell>
          <table:table-cell table:style-name="Table16.D2" office:value-type="string">
            <text:p text:style-name="P211">И, І, Ꙇ</text:p>
          </table:table-cell>
        </table:table-row>
        <table:table-row>
          <table:table-cell table:style-name="Table16.A2" office:value-type="string">
            <text:p text:style-name="P231"><text:span text:style-name="T203">U+2C0B<text:tab/></text:span><text:span text:style-name="T154">Ⰻ</text:span></text:p>
          </table:table-cell>
          <table:table-cell table:style-name="Table16.A2" office:value-type="string">
            <text:p text:style-name="P262">U+F020B<text:tab/>Ⰻ</text:p>
          </table:table-cell>
          <table:table-cell table:style-name="Table16.A2" office:value-type="string">
            <text:p text:style-name="P270">U+F027B<text:tab/>Ⰻ</text:p>
          </table:table-cell>
          <table:table-cell table:style-name="Table16.D2" office:value-type="string">
            <text:p text:style-name="P180">И, <text:span text:style-name="T78">І</text:span>, <text:span text:style-name="T155">Ꙇ</text:span></text:p>
          </table:table-cell>
        </table:table-row>
        <table:table-row>
          <table:table-cell table:style-name="Table16.A2" office:value-type="string">
            <text:p text:style-name="P231"><text:span text:style-name="T203">U+2C0C<text:tab/></text:span><text:span text:style-name="T154">Ⰼ</text:span></text:p>
          </table:table-cell>
          <table:table-cell table:style-name="Table16.A2" office:value-type="string">
            <text:p text:style-name="P262">U+F020C<text:tab/>Ⰼ</text:p>
          </table:table-cell>
          <table:table-cell table:style-name="Table16.A2" office:value-type="string">
            <text:p text:style-name="P270">U+F027C<text:tab/>Ⰼ</text:p>
          </table:table-cell>
          <table:table-cell table:style-name="Table16.D2" office:value-type="string">
            <text:p text:style-name="P215">Ꙉ<text:note text:id="ftn10" text:note-class="footnote"><text:note-citation>10</text:note-citation><text:note-body><text:p text:style-name="P48"><text:span text:style-name="T509">) </text:span>This letter has been revived in modern times as <text:span text:style-name="T158">Ћ, ћ.</text:span></text:p></text:note-body></text:note></text:p>
          </table:table-cell>
        </table:table-row>
        <table:table-row>
          <table:table-cell table:style-name="Table16.A2" office:value-type="string">
            <text:p text:style-name="P231"><text:span text:style-name="T203">U+2C0D<text:tab/></text:span><text:span text:style-name="T154">Ⰽ</text:span></text:p>
          </table:table-cell>
          <table:table-cell table:style-name="Table16.A2" office:value-type="string">
            <text:p text:style-name="P262">U+F020D<text:tab/>Ⰽ</text:p>
          </table:table-cell>
          <table:table-cell table:style-name="Table16.A2" office:value-type="string">
            <text:p text:style-name="P270">U+F027D<text:tab/>Ⰽ</text:p>
          </table:table-cell>
          <table:table-cell table:style-name="Table16.D2" office:value-type="string">
            <text:p text:style-name="P179">К</text:p>
          </table:table-cell>
        </table:table-row>
        <table:table-row>
          <table:table-cell table:style-name="Table16.A2" office:value-type="string">
            <text:p text:style-name="P231"><text:span text:style-name="T203">U+2C0E<text:tab/></text:span><text:span text:style-name="T154">Ⰾ</text:span></text:p>
          </table:table-cell>
          <table:table-cell table:style-name="Table16.A2" office:value-type="string">
            <text:p text:style-name="P262">U+F020E<text:tab/>Ⰾ</text:p>
          </table:table-cell>
          <table:table-cell table:style-name="Table16.A2" office:value-type="string">
            <text:p text:style-name="P270">U+F027E<text:tab/>Ⰾ</text:p>
          </table:table-cell>
          <table:table-cell table:style-name="Table16.D2" office:value-type="string">
            <text:p text:style-name="P179">Л</text:p>
          </table:table-cell>
        </table:table-row>
        <table:table-row>
          <table:table-cell table:style-name="Table16.A2" office:value-type="string">
            <text:p text:style-name="P231"><text:span text:style-name="T203">U+2C0F<text:tab/></text:span><text:span text:style-name="T154">Ⰿ</text:span></text:p>
          </table:table-cell>
          <table:table-cell table:style-name="Table16.A2" office:value-type="string">
            <text:p text:style-name="P262">U+F020F<text:tab/>Ⰿ</text:p>
          </table:table-cell>
          <table:table-cell table:style-name="Table16.A2" office:value-type="string">
            <text:p text:style-name="P270">U+F027F<text:tab/>Ⰿ</text:p>
          </table:table-cell>
          <table:table-cell table:style-name="Table16.D2" office:value-type="string">
            <text:p text:style-name="P179">М</text:p>
          </table:table-cell>
        </table:table-row>
        <table:table-row>
          <table:table-cell table:style-name="Table16.A2" office:value-type="string">
            <text:p text:style-name="P231"><text:span text:style-name="T203">U+2C10<text:tab/></text:span><text:span text:style-name="T154">Ⱀ</text:span></text:p>
          </table:table-cell>
          <table:table-cell table:style-name="Table16.A2" office:value-type="string">
            <text:p text:style-name="P262">U+F0210<text:tab/>Ⱀ</text:p>
          </table:table-cell>
          <table:table-cell table:style-name="Table16.A2" office:value-type="string">
            <text:p text:style-name="P270">U+F0280<text:tab/>Ⱀ</text:p>
          </table:table-cell>
          <table:table-cell table:style-name="Table16.D2" office:value-type="string">
            <text:p text:style-name="P179">Н</text:p>
          </table:table-cell>
        </table:table-row>
        <table:table-row>
          <table:table-cell table:style-name="Table16.A2" office:value-type="string">
            <text:p text:style-name="P231"><text:span text:style-name="T203">U+2C11<text:tab/></text:span><text:span text:style-name="T154">Ⱁ</text:span></text:p>
          </table:table-cell>
          <table:table-cell table:style-name="Table16.A2" office:value-type="string">
            <text:p text:style-name="P262">U+F0211<text:tab/>Ⱁ</text:p>
          </table:table-cell>
          <table:table-cell table:style-name="Table16.A2" office:value-type="string">
            <text:p text:style-name="P270">U+F0281<text:tab/>Ⱁ</text:p>
          </table:table-cell>
          <table:table-cell table:style-name="Table16.D2" office:value-type="string">
            <text:p text:style-name="P179">О</text:p>
          </table:table-cell>
        </table:table-row>
        <table:table-row>
          <table:table-cell table:style-name="Table16.A2" office:value-type="string">
            <text:p text:style-name="P231"><text:span text:style-name="T203">U+2C12<text:tab/></text:span><text:span text:style-name="T154">Ⱂ</text:span></text:p>
          </table:table-cell>
          <table:table-cell table:style-name="Table16.A2" office:value-type="string">
            <text:p text:style-name="P262">U+F0212<text:tab/>Ⱂ</text:p>
          </table:table-cell>
          <table:table-cell table:style-name="Table16.A2" office:value-type="string">
            <text:p text:style-name="P270">U+F0282<text:tab/>Ⱂ</text:p>
          </table:table-cell>
          <table:table-cell table:style-name="Table16.D2" office:value-type="string">
            <text:p text:style-name="P179">П</text:p>
          </table:table-cell>
        </table:table-row>
        <table:table-row>
          <table:table-cell table:style-name="Table16.A2" office:value-type="string">
            <text:p text:style-name="P231"><text:span text:style-name="T203">U+2C13<text:tab/></text:span><text:span text:style-name="T154">Ⱃ</text:span></text:p>
          </table:table-cell>
          <table:table-cell table:style-name="Table16.A2" office:value-type="string">
            <text:p text:style-name="P262">U+F0213<text:tab/>Ⱃ</text:p>
          </table:table-cell>
          <table:table-cell table:style-name="Table16.A2" office:value-type="string">
            <text:p text:style-name="P270">U+F0283<text:tab/>Ⱃ</text:p>
          </table:table-cell>
          <table:table-cell table:style-name="Table16.D2" office:value-type="string">
            <text:p text:style-name="P179">Р</text:p>
          </table:table-cell>
        </table:table-row>
        <table:table-row>
          <table:table-cell table:style-name="Table16.A2" office:value-type="string">
            <text:p text:style-name="P231"><text:span text:style-name="T203">U+2C14<text:tab/></text:span><text:span text:style-name="T154">Ⱄ</text:span></text:p>
          </table:table-cell>
          <table:table-cell table:style-name="Table16.A2" office:value-type="string">
            <text:p text:style-name="P262">U+F0214<text:tab/>Ⱄ</text:p>
          </table:table-cell>
          <table:table-cell table:style-name="Table16.A2" office:value-type="string">
            <text:p text:style-name="P270">U+F0284<text:tab/>Ⱄ</text:p>
          </table:table-cell>
          <table:table-cell table:style-name="Table16.D2" office:value-type="string">
            <text:p text:style-name="P179">С</text:p>
          </table:table-cell>
        </table:table-row>
        <table:table-row>
          <table:table-cell table:style-name="Table16.A2" office:value-type="string">
            <text:p text:style-name="P231"><text:span text:style-name="T203">U+2C15<text:tab/></text:span><text:span text:style-name="T154">Ⱅ</text:span></text:p>
          </table:table-cell>
          <table:table-cell table:style-name="Table16.A2" office:value-type="string">
            <text:p text:style-name="P262">U+F0215<text:tab/>Ⱅ</text:p>
          </table:table-cell>
          <table:table-cell table:style-name="Table16.A2" office:value-type="string">
            <text:p text:style-name="P270">U+F0285<text:tab/>Ⱅ</text:p>
          </table:table-cell>
          <table:table-cell table:style-name="Table16.D2" office:value-type="string">
            <text:p text:style-name="P179">Т</text:p>
          </table:table-cell>
        </table:table-row>
        <table:table-row>
          <table:table-cell table:style-name="Table16.A2" office:value-type="string">
            <text:p text:style-name="P231"><text:span text:style-name="T203">U+2C16<text:tab/></text:span><text:span text:style-name="T154">Ⱆ</text:span></text:p>
          </table:table-cell>
          <table:table-cell table:style-name="Table16.A2" office:value-type="string">
            <text:p text:style-name="P262">U+F0216<text:tab/>Ⱆ</text:p>
          </table:table-cell>
          <table:table-cell table:style-name="Table16.A2" office:value-type="string">
            <text:p text:style-name="P270">U+F0286<text:tab/>Ⱆ</text:p>
          </table:table-cell>
          <table:table-cell table:style-name="Table16.D2" office:value-type="string">
            <text:p text:style-name="P214"><text:span text:style-name="T158">Ѹ, Ꙋ</text:span><text:span text:style-name="T480">, </text:span>У</text:p>
          </table:table-cell>
        </table:table-row>
        <table:table-row>
          <table:table-cell table:style-name="Table16.A2" office:value-type="string">
            <text:p text:style-name="P231"><text:span text:style-name="T203">U+2C17<text:tab/></text:span><text:span text:style-name="T154">Ⱇ</text:span></text:p>
          </table:table-cell>
          <table:table-cell table:style-name="Table16.A2" office:value-type="string">
            <text:p text:style-name="P262">U+F0217<text:tab/>Ⱇ</text:p>
          </table:table-cell>
          <table:table-cell table:style-name="Table16.A2" office:value-type="string">
            <text:p text:style-name="P270">U+F0287<text:tab/>Ⱇ</text:p>
          </table:table-cell>
          <table:table-cell table:style-name="Table16.D2" office:value-type="string">
            <text:p text:style-name="P179">Ф</text:p>
          </table:table-cell>
        </table:table-row>
        <table:table-row>
          <table:table-cell table:style-name="Table16.A2" office:value-type="string">
            <text:p text:style-name="P231"><text:span text:style-name="T203">U+2C18<text:tab/></text:span><text:span text:style-name="T154">Ⱈ</text:span></text:p>
          </table:table-cell>
          <table:table-cell table:style-name="Table16.A2" office:value-type="string">
            <text:p text:style-name="P262">U+F0218<text:tab/>Ⱈ</text:p>
          </table:table-cell>
          <table:table-cell table:style-name="Table16.A2" office:value-type="string">
            <text:p text:style-name="P270">U+F0288<text:tab/>Ⱈ</text:p>
          </table:table-cell>
          <table:table-cell table:style-name="Table16.D2" office:value-type="string">
            <text:p text:style-name="P179">Х</text:p>
          </table:table-cell>
        </table:table-row>
        <table:table-row>
          <table:table-cell table:style-name="Table16.A2" office:value-type="string">
            <text:p text:style-name="P231"><text:span text:style-name="T203">U+2C19<text:tab/></text:span><text:span text:style-name="T154">Ⱉ</text:span></text:p>
          </table:table-cell>
          <table:table-cell table:style-name="Table16.A2" office:value-type="string">
            <text:p text:style-name="P262">U+F0219<text:tab/>Ⱉ</text:p>
          </table:table-cell>
          <table:table-cell table:style-name="Table16.A2" office:value-type="string">
            <text:p text:style-name="P270">U+F0289<text:tab/>Ⱉ</text:p>
          </table:table-cell>
          <table:table-cell table:style-name="Table16.D2" office:value-type="string">
            <text:p text:style-name="P217"><text:span text:style-name="T493">Ѿ, </text:span>Ѡ<text:span text:style-name="T161"><text:note text:id="ftn11" text:note-class="footnote"><text:note-citation>11</text:note-citation><text:note-body><text:p text:style-name="P49"><text:span text:style-name="T509">) </text:span>There is some difference of opinion regarding whether this character represents “o” (omega) or “ot”; the majority of sources suggest “ot”, and the majority of scholars interpret it as such, but there is a possibility that “<text:span text:style-name="T492">o” is valid in some circumstances.</text:span></text:p></text:note-body></text:note></text:span></text:p>
          </table:table-cell>
        </table:table-row>
        <text:soft-page-break/>
        <table:table-row>
          <table:table-cell table:style-name="Table16.A2" office:value-type="string">
            <text:p text:style-name="P231"><text:span text:style-name="T203">U+2C1A<text:tab/></text:span><text:span text:style-name="T154">Ⱊ</text:span></text:p>
          </table:table-cell>
          <table:table-cell table:style-name="Table16.A2" office:value-type="string">
            <text:p text:style-name="P262">U+F021A<text:tab/>Ⱊ</text:p>
          </table:table-cell>
          <table:table-cell table:style-name="Table16.A2" office:value-type="string">
            <text:p text:style-name="P270">U+F028A<text:tab/>Ⱊ</text:p>
          </table:table-cell>
          <table:table-cell table:style-name="Table16.D2" office:value-type="string">
            <text:p text:style-name="P179">(П)</text:p>
          </table:table-cell>
        </table:table-row>
        <table:table-row>
          <table:table-cell table:style-name="Table16.A2" office:value-type="string">
            <text:p text:style-name="P231"><text:span text:style-name="T203">U+2C1B<text:tab/></text:span><text:span text:style-name="T154">Ⱋ</text:span></text:p>
          </table:table-cell>
          <table:table-cell table:style-name="Table16.A2" office:value-type="string">
            <text:p text:style-name="P262">U+F021B<text:tab/>Ⱋ</text:p>
          </table:table-cell>
          <table:table-cell table:style-name="Table16.A2" office:value-type="string">
            <text:p text:style-name="P270">U+F028B<text:tab/>Ⱋ</text:p>
          </table:table-cell>
          <table:table-cell table:style-name="Table16.D2" office:value-type="string">
            <text:p text:style-name="P179">Щ <text:span text:style-name="T480">(ШТ)</text:span></text:p>
          </table:table-cell>
        </table:table-row>
        <table:table-row>
          <table:table-cell table:style-name="Table16.A2" office:value-type="string">
            <text:p text:style-name="P231"><text:span text:style-name="T203">U+2C1C<text:tab/></text:span><text:span text:style-name="T154">Ⱌ</text:span></text:p>
          </table:table-cell>
          <table:table-cell table:style-name="Table16.A2" office:value-type="string">
            <text:p text:style-name="P262">U+F021C<text:tab/>Ⱌ</text:p>
          </table:table-cell>
          <table:table-cell table:style-name="Table16.A2" office:value-type="string">
            <text:p text:style-name="P270">U+F028C<text:tab/>Ⱌ</text:p>
          </table:table-cell>
          <table:table-cell table:style-name="Table16.D2" office:value-type="string">
            <text:p text:style-name="P179">Ц</text:p>
          </table:table-cell>
        </table:table-row>
        <table:table-row>
          <table:table-cell table:style-name="Table16.A2" office:value-type="string">
            <text:p text:style-name="P231"><text:span text:style-name="T203">U+2C1D<text:tab/></text:span><text:span text:style-name="T154">Ⱍ</text:span></text:p>
          </table:table-cell>
          <table:table-cell table:style-name="Table16.A2" office:value-type="string">
            <text:p text:style-name="P262">U+F021D<text:tab/>Ⱍ</text:p>
          </table:table-cell>
          <table:table-cell table:style-name="Table16.A2" office:value-type="string">
            <text:p text:style-name="P270">U+F028D<text:tab/>Ⱍ</text:p>
          </table:table-cell>
          <table:table-cell table:style-name="Table16.D2" office:value-type="string">
            <text:p text:style-name="P179">Ч</text:p>
          </table:table-cell>
        </table:table-row>
        <table:table-row>
          <table:table-cell table:style-name="Table16.A2" office:value-type="string">
            <text:p text:style-name="P231"><text:span text:style-name="T203">U+2C1E<text:tab/></text:span><text:span text:style-name="T154">Ⱎ</text:span></text:p>
          </table:table-cell>
          <table:table-cell table:style-name="Table16.A2" office:value-type="string">
            <text:p text:style-name="P262">U+F021E<text:tab/>Ⱎ</text:p>
          </table:table-cell>
          <table:table-cell table:style-name="Table16.A2" office:value-type="string">
            <text:p text:style-name="P270">U+F028E<text:tab/>Ⱎ</text:p>
          </table:table-cell>
          <table:table-cell table:style-name="Table16.D2" office:value-type="string">
            <text:p text:style-name="P179">Ш</text:p>
          </table:table-cell>
        </table:table-row>
        <table:table-row>
          <table:table-cell table:style-name="Table16.A2" office:value-type="string">
            <text:p text:style-name="P231"><text:span text:style-name="T203">U+2C1F<text:tab/></text:span><text:span text:style-name="T154">Ⱏ</text:span></text:p>
          </table:table-cell>
          <table:table-cell table:style-name="Table16.A2" office:value-type="string">
            <text:p text:style-name="P262">U+F021F<text:tab/>Ⱏ</text:p>
          </table:table-cell>
          <table:table-cell table:style-name="Table16.A2" office:value-type="string">
            <text:p text:style-name="P270">U+F028F<text:tab/>Ⱏ</text:p>
          </table:table-cell>
          <table:table-cell table:style-name="Table16.D2" office:value-type="string">
            <text:p text:style-name="P208">Ъ</text:p>
          </table:table-cell>
        </table:table-row>
        <table:table-row>
          <table:table-cell table:style-name="Table16.A2" office:value-type="string">
            <text:p text:style-name="P231"><text:span text:style-name="T203">U+2C20<text:tab/></text:span><text:span text:style-name="T154">Ⱐ</text:span></text:p>
          </table:table-cell>
          <table:table-cell table:style-name="Table16.A2" office:value-type="string">
            <text:p text:style-name="P262">U+F0220<text:tab/>Ⱐ</text:p>
          </table:table-cell>
          <table:table-cell table:style-name="Table16.A2" office:value-type="string">
            <text:p text:style-name="P270">U+F0290<text:tab/>Ⱐ</text:p>
          </table:table-cell>
          <table:table-cell table:style-name="Table16.D2" office:value-type="string">
            <text:p text:style-name="P208">Ь</text:p>
          </table:table-cell>
        </table:table-row>
        <table:table-row>
          <table:table-cell table:style-name="Table16.A2" office:value-type="string">
            <text:p text:style-name="P231"><text:span text:style-name="T203">U+2C21<text:tab/></text:span><text:span text:style-name="T154">Ⱑ</text:span></text:p>
          </table:table-cell>
          <table:table-cell table:style-name="Table16.A2" office:value-type="string">
            <text:p text:style-name="P262">U+F0221<text:tab/>Ⱑ</text:p>
          </table:table-cell>
          <table:table-cell table:style-name="Table16.A2" office:value-type="string">
            <text:p text:style-name="P270">U+F0291<text:tab/>Ⱑ</text:p>
          </table:table-cell>
          <table:table-cell table:style-name="Table16.D2" office:value-type="string">
            <text:p text:style-name="P208">Ѣ</text:p>
          </table:table-cell>
        </table:table-row>
        <table:table-row>
          <table:table-cell table:style-name="Table16.A2" office:value-type="string">
            <text:p text:style-name="P231"><text:span text:style-name="T203">U+2C22<text:tab/></text:span><text:span text:style-name="T154">Ⱒ</text:span></text:p>
          </table:table-cell>
          <table:table-cell table:style-name="Table16.A2" office:value-type="string">
            <text:p text:style-name="P262">U+F0222<text:tab/>Ⱒ</text:p>
          </table:table-cell>
          <table:table-cell table:style-name="Table16.A2" office:value-type="string">
            <text:p text:style-name="P270">U+F0292<text:tab/>Ⱒ</text:p>
          </table:table-cell>
          <table:table-cell table:style-name="Table16.D2" office:value-type="string">
            <text:p text:style-name="P179"><text:span text:style-name="T479">(</text:span>Х<text:span text:style-name="T479">)</text:span></text:p>
          </table:table-cell>
        </table:table-row>
        <table:table-row>
          <table:table-cell table:style-name="Table16.A2" office:value-type="string">
            <text:p text:style-name="P231"><text:span text:style-name="T203">U+2C23<text:tab/></text:span><text:span text:style-name="T154">Ⱓ</text:span></text:p>
          </table:table-cell>
          <table:table-cell table:style-name="Table16.A2" office:value-type="string">
            <text:p text:style-name="P262">U+F0223<text:tab/>Ⱓ</text:p>
          </table:table-cell>
          <table:table-cell table:style-name="Table16.A2" office:value-type="string">
            <text:p text:style-name="P270">U+F0293<text:tab/>Ⱓ</text:p>
          </table:table-cell>
          <table:table-cell table:style-name="Table16.D2" office:value-type="string">
            <text:p text:style-name="P179">Ю</text:p>
          </table:table-cell>
        </table:table-row>
        <table:table-row>
          <table:table-cell table:style-name="Table16.A2" office:value-type="string">
            <text:p text:style-name="P231"><text:span text:style-name="T203">U+2C24<text:tab/></text:span><text:span text:style-name="T154">Ⱔ</text:span></text:p>
          </table:table-cell>
          <table:table-cell table:style-name="Table16.A2" office:value-type="string">
            <text:p text:style-name="P262">U+F0224<text:tab/>Ⱔ</text:p>
          </table:table-cell>
          <table:table-cell table:style-name="Table16.A2" office:value-type="string">
            <text:p text:style-name="P270">U+F0294<text:tab/>Ⱔ</text:p>
          </table:table-cell>
          <table:table-cell table:style-name="Table16.D2" office:value-type="string">
            <text:p text:style-name="P208">Ѧ</text:p>
          </table:table-cell>
        </table:table-row>
        <table:table-row>
          <table:table-cell table:style-name="Table16.A2" office:value-type="string">
            <text:p text:style-name="P231"><text:span text:style-name="T203">U+2C25<text:tab/></text:span><text:span text:style-name="T154">Ⱕ</text:span></text:p>
          </table:table-cell>
          <table:table-cell table:style-name="Table16.A2" office:value-type="string">
            <text:p text:style-name="P262">U+F0225<text:tab/>Ⱕ</text:p>
          </table:table-cell>
          <table:table-cell table:style-name="Table16.A2" office:value-type="string">
            <text:p text:style-name="P270">U+F0295<text:tab/>Ⱕ</text:p>
          </table:table-cell>
          <table:table-cell table:style-name="Table16.D2" office:value-type="string">
            <text:p text:style-name="P209"><text:span text:style-name="T479">(</text:span>Ꙙ<text:span text:style-name="T479">)</text:span></text:p>
          </table:table-cell>
        </table:table-row>
        <table:table-row>
          <table:table-cell table:style-name="Table16.A2" office:value-type="string">
            <text:p text:style-name="P231"><text:span text:style-name="T203">U+2C26<text:tab/></text:span><text:span text:style-name="T154">Ⱖ</text:span></text:p>
          </table:table-cell>
          <table:table-cell table:style-name="Table16.A2" office:value-type="string">
            <text:p text:style-name="P262">U+F0226<text:tab/>Ⱖ</text:p>
          </table:table-cell>
          <table:table-cell table:style-name="Table16.A2" office:value-type="string">
            <text:p text:style-name="P270">U+F0296<text:tab/>Ⱖ</text:p>
          </table:table-cell>
          <table:table-cell table:style-name="Table16.D2" office:value-type="string">
            <text:p text:style-name="P210">Ј</text:p>
          </table:table-cell>
        </table:table-row>
        <table:table-row>
          <table:table-cell table:style-name="Table16.A2" office:value-type="string">
            <text:p text:style-name="P231"><text:span text:style-name="T203">U+2C27<text:tab/></text:span><text:span text:style-name="T154">Ⱗ</text:span></text:p>
          </table:table-cell>
          <table:table-cell table:style-name="Table16.A2" office:value-type="string">
            <text:p text:style-name="P262">U+F0227<text:tab/>Ⱗ</text:p>
          </table:table-cell>
          <table:table-cell table:style-name="Table16.A2" office:value-type="string">
            <text:p text:style-name="P270">U+F0297<text:tab/>Ⱗ</text:p>
          </table:table-cell>
          <table:table-cell table:style-name="Table16.D2" office:value-type="string">
            <text:p text:style-name="P209">Ѩ</text:p>
          </table:table-cell>
        </table:table-row>
        <table:table-row>
          <table:table-cell table:style-name="Table16.A2" office:value-type="string">
            <text:p text:style-name="P231"><text:span text:style-name="T203">U+2C28<text:tab/></text:span><text:span text:style-name="T154">Ⱘ</text:span></text:p>
          </table:table-cell>
          <table:table-cell table:style-name="Table16.A2" office:value-type="string">
            <text:p text:style-name="P262">U+F0228<text:tab/>Ⱘ</text:p>
          </table:table-cell>
          <table:table-cell table:style-name="Table16.A2" office:value-type="string">
            <text:p text:style-name="P270">U+F0298<text:tab/>Ⱘ</text:p>
          </table:table-cell>
          <table:table-cell table:style-name="Table16.D2" office:value-type="string">
            <text:p text:style-name="P209">Ѫ</text:p>
          </table:table-cell>
        </table:table-row>
        <table:table-row>
          <table:table-cell table:style-name="Table16.A2" office:value-type="string">
            <text:p text:style-name="P231"><text:span text:style-name="T203">U+2C29<text:tab/></text:span><text:span text:style-name="T154">Ⱙ</text:span></text:p>
          </table:table-cell>
          <table:table-cell table:style-name="Table16.A2" office:value-type="string">
            <text:p text:style-name="P262">U+F0229<text:tab/>Ⱙ</text:p>
          </table:table-cell>
          <table:table-cell table:style-name="Table16.A2" office:value-type="string">
            <text:p text:style-name="P270">U+F0299<text:tab/>Ⱙ</text:p>
          </table:table-cell>
          <table:table-cell table:style-name="Table16.D2" office:value-type="string">
            <text:p text:style-name="P209">Ѭ</text:p>
          </table:table-cell>
        </table:table-row>
        <table:table-row>
          <table:table-cell table:style-name="Table16.A2" office:value-type="string">
            <text:p text:style-name="P231"><text:span text:style-name="T203">U+2C2A<text:tab/></text:span><text:span text:style-name="T154">Ⱚ</text:span></text:p>
          </table:table-cell>
          <table:table-cell table:style-name="Table16.A2" office:value-type="string">
            <text:p text:style-name="P262">U+F022A<text:tab/>Ⱚ</text:p>
          </table:table-cell>
          <table:table-cell table:style-name="Table16.A2" office:value-type="string">
            <text:p text:style-name="P270">U+F029A<text:tab/>Ⱚ</text:p>
          </table:table-cell>
          <table:table-cell table:style-name="Table16.D2" office:value-type="string">
            <text:p text:style-name="P208">Ѳ</text:p>
          </table:table-cell>
        </table:table-row>
        <table:table-row>
          <table:table-cell table:style-name="Table16.A2" office:value-type="string">
            <text:p text:style-name="P231"><text:span text:style-name="T203">U+2C2B<text:tab/></text:span><text:span text:style-name="T154">Ⱛ</text:span></text:p>
          </table:table-cell>
          <table:table-cell table:style-name="Table16.A2" office:value-type="string">
            <text:p text:style-name="P262">U+F022B<text:tab/>Ⱛ</text:p>
          </table:table-cell>
          <table:table-cell table:style-name="Table16.A2" office:value-type="string">
            <text:p text:style-name="P270">U+F029B<text:tab/>Ⱛ</text:p>
          </table:table-cell>
          <table:table-cell table:style-name="Table16.D2" office:value-type="string">
            <text:p text:style-name="P208">Ѵ</text:p>
          </table:table-cell>
        </table:table-row>
        <table:table-row>
          <table:table-cell table:style-name="Table16.A2" office:value-type="string">
            <text:p text:style-name="P231"><text:span text:style-name="T203">U+2C2C<text:tab/></text:span><text:span text:style-name="T154">Ⱜ</text:span></text:p>
          </table:table-cell>
          <table:table-cell table:style-name="Table16.A2" office:value-type="string">
            <text:p text:style-name="P262">U+F022C<text:tab/>Ⱜ</text:p>
          </table:table-cell>
          <table:table-cell table:style-name="Table16.A2" office:value-type="string">
            <text:p text:style-name="P270">U+F029C<text:tab/>Ⱜ</text:p>
          </table:table-cell>
          <table:table-cell table:style-name="Table16.D2" office:value-type="string">
            <text:p text:style-name="P179"><text:span text:style-name="T78">Ь, </text:span><text:span text:style-name="T155">Ꙏ, </text:span><text:span text:style-name="T156">ʹ</text:span></text:p>
          </table:table-cell>
        </table:table-row>
        <table:table-row>
          <table:table-cell table:style-name="Table16.A2" office:value-type="string">
            <text:p text:style-name="P231"><text:span text:style-name="T203">U+2C2D<text:tab/></text:span><text:span text:style-name="T154">Ⱝ</text:span></text:p>
          </table:table-cell>
          <table:table-cell table:style-name="Table16.A2" office:value-type="string">
            <text:p text:style-name="P262">U+F022D<text:tab/>Ⱝ</text:p>
          </table:table-cell>
          <table:table-cell table:style-name="Table16.A2" office:value-type="string">
            <text:p text:style-name="P270">U+F029D<text:tab/>Ⱝ</text:p>
          </table:table-cell>
          <table:table-cell table:style-name="Table16.D2" office:value-type="string">
            <text:p text:style-name="P208">(А)</text:p>
          </table:table-cell>
        </table:table-row>
        <table:table-row>
          <table:table-cell table:style-name="Table16.A2" office:value-type="string">
            <text:p text:style-name="P231"><text:span text:style-name="T203">U+2C2E<text:tab/></text:span><text:span text:style-name="T154">Ⱞ</text:span></text:p>
          </table:table-cell>
          <table:table-cell table:style-name="Table16.A2" office:value-type="string">
            <text:p text:style-name="P262">U+F022E<text:tab/>Ⱞ</text:p>
          </table:table-cell>
          <table:table-cell table:style-name="Table16.A2" office:value-type="string">
            <text:p text:style-name="P270">U+F029E<text:tab/>Ⱞ</text:p>
          </table:table-cell>
          <table:table-cell table:style-name="Table16.D2" office:value-type="string">
            <text:p text:style-name="P208"><text:span text:style-name="T479">(</text:span>М<text:span text:style-name="T479">)</text:span></text:p>
          </table:table-cell>
        </table:table-row>
        <table:table-row>
          <table:table-cell table:style-name="Table16.A2" office:value-type="string">
            <text:p text:style-name="P231"><text:span text:style-name="T203">U+2C2F<text:tab/></text:span><text:span text:style-name="T107">Ⱟ</text:span></text:p>
          </table:table-cell>
          <table:table-cell table:style-name="Table16.A2" office:value-type="string">
            <text:p text:style-name="P264">U+F022<text:span text:style-name="T486">F</text:span><text:tab/><text:span text:style-name="T216">Ⱟ</text:span></text:p>
          </table:table-cell>
          <table:table-cell table:style-name="Table16.A2" office:value-type="string">
            <text:p text:style-name="P271">U+F029<text:span text:style-name="T486">F</text:span><text:tab/><text:span text:style-name="T216">Ⱟ</text:span></text:p>
          </table:table-cell>
          <table:table-cell table:style-name="Table16.D2" office:value-type="string">
            <text:p text:style-name="P182">Ч, “<text:span text:style-name="T486">et cetera”</text:span></text:p>
          </table:table-cell>
        </table:table-row>
      </table:table>
      <text:p text:style-name="P235"/>
      <text:p text:style-name="P236">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55"><text:span text:style-name="T408">Round </text:span><text:span text:style-name="T415">Glagolitic<text:line-break/></text:span><text:span text:style-name="T474">(default set)</text:span></text:p>
          </table:table-cell>
          <table:table-cell table:style-name="Table17.A1" office:value-type="string">
            <text:p text:style-name="P255"><text:span text:style-name="T408">Angular </text:span><text:span text:style-name="T415">Glagolitic<text:line-break/></text:span><text:span text:style-name="T474">(Stylistic Set </text:span><text:span text:style-name="T475">3</text:span><text:span text:style-name="T474">)</text:span></text:p>
          </table:table-cell>
          <table:table-cell table:style-name="Table17.A1" office:value-type="string">
            <text:p text:style-name="P255"><text:span text:style-name="T408">Missal Angular </text:span><text:span text:style-name="T415">Glagolitic<text:line-break/></text:span><text:span text:style-name="T474">(Stylistic Set 4)</text:span></text:p>
          </table:table-cell>
          <table:table-cell table:style-name="Table17.D1" office:value-type="string">
            <text:p text:style-name="P255"><text:span text:style-name="T415">Cyrillic<text:line-break/></text:span><text:span text:style-name="T474">(transliteration</text:span><text:span text:style-name="T476">)</text:span></text:p>
          </table:table-cell>
        </table:table-row>
        <table:table-row>
          <table:table-cell table:style-name="Table17.A2" office:value-type="string">
            <text:p text:style-name="P233"><text:span text:style-name="T96">U+2C30<text:tab/></text:span><text:span text:style-name="T106">ⰰ</text:span></text:p>
          </table:table-cell>
          <table:table-cell table:style-name="Table17.A2" office:value-type="string">
            <text:p text:style-name="P261"><text:span text:style-name="T205">U+F02</text:span><text:span text:style-name="T212">3</text:span><text:span text:style-name="T205">0<text:tab/></text:span><text:span text:style-name="T211">ⰰ</text:span></text:p>
          </table:table-cell>
          <table:table-cell table:style-name="Table17.A2" office:value-type="string">
            <text:p text:style-name="P268"><text:span text:style-name="T205">U+F02</text:span><text:span text:style-name="T212">A</text:span><text:span text:style-name="T205">0<text:tab/></text:span><text:span text:style-name="T211">ⰰ</text:span></text:p>
          </table:table-cell>
          <table:table-cell table:style-name="Table17.D2" office:value-type="string">
            <text:p text:style-name="P237">а</text:p>
          </table:table-cell>
        </table:table-row>
        <table:table-row>
          <table:table-cell table:style-name="Table17.A2" office:value-type="string">
            <text:p text:style-name="P238"><text:span text:style-name="T203">U+2C31<text:tab/></text:span><text:span text:style-name="T153">ⰱ</text:span></text:p>
          </table:table-cell>
          <table:table-cell table:style-name="Table17.A2" office:value-type="string">
            <text:p text:style-name="P263"><text:span text:style-name="T205">U+F02</text:span><text:span text:style-name="T212">3</text:span><text:span text:style-name="T213">1</text:span><text:span text:style-name="T205"><text:tab/></text:span><text:span text:style-name="T215">ⰱ</text:span></text:p>
          </table:table-cell>
          <table:table-cell table:style-name="Table17.A2" office:value-type="string">
            <text:p text:style-name="P269"><text:span text:style-name="T205">U+F02</text:span><text:span text:style-name="T212">A</text:span><text:span text:style-name="T214">1</text:span><text:span text:style-name="T205"><text:tab/></text:span><text:span text:style-name="T215">ⰱ</text:span></text:p>
          </table:table-cell>
          <table:table-cell table:style-name="Table17.D2" office:value-type="string">
            <text:p text:style-name="P183">б</text:p>
          </table:table-cell>
        </table:table-row>
        <table:table-row>
          <table:table-cell table:style-name="Table17.A2" office:value-type="string">
            <text:p text:style-name="P238"><text:span text:style-name="T203">U+2C32<text:tab/></text:span><text:span text:style-name="T153">ⰲ</text:span></text:p>
          </table:table-cell>
          <table:table-cell table:style-name="Table17.A2" office:value-type="string">
            <text:p text:style-name="P263"><text:span text:style-name="T205">U+F02</text:span><text:span text:style-name="T212">3</text:span><text:span text:style-name="T213">2</text:span><text:span text:style-name="T205"><text:tab/></text:span><text:span text:style-name="T215">ⰲ</text:span></text:p>
          </table:table-cell>
          <table:table-cell table:style-name="Table17.A2" office:value-type="string">
            <text:p text:style-name="P269"><text:span text:style-name="T205">U+F02</text:span><text:span text:style-name="T212">A</text:span><text:span text:style-name="T214">2</text:span><text:span text:style-name="T205"><text:tab/></text:span><text:span text:style-name="T215">ⰲ</text:span></text:p>
          </table:table-cell>
          <table:table-cell table:style-name="Table17.D2" office:value-type="string">
            <text:p text:style-name="P183">в</text:p>
          </table:table-cell>
        </table:table-row>
        <table:table-row>
          <table:table-cell table:style-name="Table17.A2" office:value-type="string">
            <text:p text:style-name="P238"><text:span text:style-name="T203">U+2C33<text:tab/></text:span><text:span text:style-name="T153">ⰳ</text:span></text:p>
          </table:table-cell>
          <table:table-cell table:style-name="Table17.A2" office:value-type="string">
            <text:p text:style-name="P263"><text:span text:style-name="T205">U+F02</text:span><text:span text:style-name="T212">3</text:span><text:span text:style-name="T213">3</text:span><text:span text:style-name="T205"><text:tab/></text:span><text:span text:style-name="T215">ⰳ</text:span></text:p>
          </table:table-cell>
          <table:table-cell table:style-name="Table17.A2" office:value-type="string">
            <text:p text:style-name="P269"><text:span text:style-name="T205">U+F02</text:span><text:span text:style-name="T212">A</text:span><text:span text:style-name="T214">3</text:span><text:span text:style-name="T205"><text:tab/></text:span><text:span text:style-name="T215">ⰳ</text:span></text:p>
          </table:table-cell>
          <table:table-cell table:style-name="Table17.D2" office:value-type="string">
            <text:p text:style-name="P183">г</text:p>
          </table:table-cell>
        </table:table-row>
        <table:table-row>
          <table:table-cell table:style-name="Table17.A2" office:value-type="string">
            <text:p text:style-name="P238"><text:span text:style-name="T203">U+2C34<text:tab/></text:span><text:span text:style-name="T153">ⰴ</text:span></text:p>
          </table:table-cell>
          <table:table-cell table:style-name="Table17.A2" office:value-type="string">
            <text:p text:style-name="P263"><text:span text:style-name="T205">U+F02</text:span><text:span text:style-name="T212">3</text:span><text:span text:style-name="T213">4</text:span><text:span text:style-name="T205"><text:tab/></text:span><text:span text:style-name="T215">ⰴ</text:span></text:p>
          </table:table-cell>
          <table:table-cell table:style-name="Table17.A2" office:value-type="string">
            <text:p text:style-name="P269"><text:span text:style-name="T205">U+F02</text:span><text:span text:style-name="T212">A</text:span><text:span text:style-name="T214">4</text:span><text:span text:style-name="T205"><text:tab/></text:span><text:span text:style-name="T215">ⰴ</text:span></text:p>
          </table:table-cell>
          <table:table-cell table:style-name="Table17.D2" office:value-type="string">
            <text:p text:style-name="P183">д</text:p>
          </table:table-cell>
        </table:table-row>
        <table:table-row>
          <table:table-cell table:style-name="Table17.A2" office:value-type="string">
            <text:p text:style-name="P238"><text:span text:style-name="T203">U+2C35<text:tab/></text:span><text:span text:style-name="T153">ⰵ</text:span></text:p>
          </table:table-cell>
          <table:table-cell table:style-name="Table17.A2" office:value-type="string">
            <text:p text:style-name="P263"><text:span text:style-name="T205">U+F02</text:span><text:span text:style-name="T212">3</text:span><text:span text:style-name="T213">5</text:span><text:span text:style-name="T205"><text:tab/></text:span><text:span text:style-name="T215">ⰵ</text:span></text:p>
          </table:table-cell>
          <table:table-cell table:style-name="Table17.A2" office:value-type="string">
            <text:p text:style-name="P269"><text:span text:style-name="T205">U+F02</text:span><text:span text:style-name="T212">A</text:span><text:span text:style-name="T214">5</text:span><text:span text:style-name="T205"><text:tab/></text:span><text:span text:style-name="T215">ⰵ</text:span></text:p>
          </table:table-cell>
          <table:table-cell table:style-name="Table17.D2" office:value-type="string">
            <text:p text:style-name="P183">е, <text:span text:style-name="T158">є</text:span></text:p>
          </table:table-cell>
        </table:table-row>
        <table:table-row>
          <table:table-cell table:style-name="Table17.A2" office:value-type="string">
            <text:p text:style-name="P238"><text:span text:style-name="T203">U+2C36<text:tab/></text:span><text:span text:style-name="T153">ⰶ</text:span></text:p>
          </table:table-cell>
          <table:table-cell table:style-name="Table17.A2" office:value-type="string">
            <text:p text:style-name="P263"><text:span text:style-name="T205">U+F02</text:span><text:span text:style-name="T212">3</text:span><text:span text:style-name="T213">6</text:span><text:span text:style-name="T205"><text:tab/></text:span><text:span text:style-name="T215">ⰶ</text:span></text:p>
          </table:table-cell>
          <table:table-cell table:style-name="Table17.A2" office:value-type="string">
            <text:p text:style-name="P269"><text:span text:style-name="T205">U+F02</text:span><text:span text:style-name="T212">A</text:span><text:span text:style-name="T214">6</text:span><text:span text:style-name="T205"><text:tab/></text:span><text:span text:style-name="T215">ⰶ</text:span></text:p>
          </table:table-cell>
          <table:table-cell table:style-name="Table17.D2" office:value-type="string">
            <text:p text:style-name="P185">ж</text:p>
          </table:table-cell>
        </table:table-row>
        <table:table-row>
          <table:table-cell table:style-name="Table17.A2" office:value-type="string">
            <text:p text:style-name="P238"><text:span text:style-name="T203">U+2C37<text:tab/></text:span><text:span text:style-name="T153">ⰷ</text:span></text:p>
          </table:table-cell>
          <table:table-cell table:style-name="Table17.A2" office:value-type="string">
            <text:p text:style-name="P263"><text:span text:style-name="T205">U+F02</text:span><text:span text:style-name="T212">3</text:span><text:span text:style-name="T213">7</text:span><text:span text:style-name="T205"><text:tab/></text:span><text:span text:style-name="T215">ⰷ</text:span></text:p>
          </table:table-cell>
          <table:table-cell table:style-name="Table17.A2" office:value-type="string">
            <text:p text:style-name="P269"><text:span text:style-name="T205">U+F02</text:span><text:span text:style-name="T212">A</text:span><text:span text:style-name="T214">7</text:span><text:span text:style-name="T205"><text:tab/></text:span><text:span text:style-name="T215">ⰷ</text:span></text:p>
          </table:table-cell>
          <table:table-cell table:style-name="Table17.D2" office:value-type="string">
            <text:p text:style-name="P179"><text:span text:style-name="T155">ѕ</text:span><text:span text:style-name="T78">, </text:span><text:span text:style-name="T155">ꙃ</text:span></text:p>
          </table:table-cell>
        </table:table-row>
        <table:table-row>
          <table:table-cell table:style-name="Table17.A2" office:value-type="string">
            <text:p text:style-name="P238"><text:span text:style-name="T203">U+2C38<text:tab/></text:span><text:span text:style-name="T153">ⰸ</text:span></text:p>
          </table:table-cell>
          <table:table-cell table:style-name="Table17.A2" office:value-type="string">
            <text:p text:style-name="P263"><text:span text:style-name="T205">U+F02</text:span><text:span text:style-name="T212">3</text:span><text:span text:style-name="T213">8</text:span><text:span text:style-name="T205"><text:tab/></text:span><text:span text:style-name="T215">ⰸ</text:span></text:p>
          </table:table-cell>
          <table:table-cell table:style-name="Table17.A2" office:value-type="string">
            <text:p text:style-name="P269"><text:span text:style-name="T205">U+F02</text:span><text:span text:style-name="T212">A</text:span><text:span text:style-name="T214">8</text:span><text:span text:style-name="T205"><text:tab/></text:span><text:span text:style-name="T215">ⰸ</text:span></text:p>
          </table:table-cell>
          <table:table-cell table:style-name="Table17.D2" office:value-type="string">
            <text:p text:style-name="P179"><text:span text:style-name="T155">ꙁ </text:span><text:span text:style-name="T159">(</text:span><text:span text:style-name="T158">з</text:span><text:span text:style-name="T159">)</text:span></text:p>
          </table:table-cell>
        </table:table-row>
        <table:table-row>
          <table:table-cell table:style-name="Table17.A2" office:value-type="string">
            <text:p text:style-name="P238"><text:span text:style-name="T203">U+2C39<text:tab/></text:span><text:span text:style-name="T153">ⰹ</text:span></text:p>
          </table:table-cell>
          <table:table-cell table:style-name="Table17.A2" office:value-type="string">
            <text:p text:style-name="P263"><text:span text:style-name="T205">U+F02</text:span><text:span text:style-name="T212">3</text:span><text:span text:style-name="T213">9</text:span><text:span text:style-name="T205"><text:tab/></text:span><text:span text:style-name="T215">ⰹ</text:span></text:p>
          </table:table-cell>
          <table:table-cell table:style-name="Table17.A2" office:value-type="string">
            <text:p text:style-name="P269"><text:span text:style-name="T205">U+F02</text:span><text:span text:style-name="T212">A</text:span><text:span text:style-name="T214">9</text:span><text:span text:style-name="T205"><text:tab/></text:span><text:span text:style-name="T215">ⰹ</text:span></text:p>
          </table:table-cell>
          <table:table-cell table:style-name="Table17.D2" office:value-type="string">
            <text:p text:style-name="P181"><text:span text:style-name="T155">и</text:span>, <text:span text:style-name="T155">і</text:span><text:span text:style-name="T78">, </text:span><text:span text:style-name="T155">ꙇ</text:span></text:p>
          </table:table-cell>
        </table:table-row>
        <text:soft-page-break/>
        <table:table-row>
          <table:table-cell table:style-name="Table17.A2" office:value-type="string">
            <text:p text:style-name="P238"><text:span text:style-name="T203">U+2C3A<text:tab/></text:span><text:span text:style-name="T153">ⰺ</text:span></text:p>
          </table:table-cell>
          <table:table-cell table:style-name="Table17.A2" office:value-type="string">
            <text:p text:style-name="P263"><text:span text:style-name="T205">U+F02</text:span><text:span text:style-name="T212">3</text:span><text:span text:style-name="T213">A</text:span><text:span text:style-name="T205"><text:tab/></text:span><text:span text:style-name="T215">ⰺ</text:span></text:p>
          </table:table-cell>
          <table:table-cell table:style-name="Table17.A2" office:value-type="string">
            <text:p text:style-name="P269"><text:span text:style-name="T205">U+F02</text:span><text:span text:style-name="T212">A</text:span><text:span text:style-name="T214">A</text:span><text:span text:style-name="T205"><text:tab/></text:span><text:span text:style-name="T215">ⰺ</text:span></text:p>
          </table:table-cell>
          <table:table-cell table:style-name="Table17.D2" office:value-type="string">
            <text:p text:style-name="P212">и, і, ꙇ</text:p>
          </table:table-cell>
        </table:table-row>
        <table:table-row>
          <table:table-cell table:style-name="Table17.A2" office:value-type="string">
            <text:p text:style-name="P238"><text:span text:style-name="T203">U+2C3B<text:tab/></text:span><text:span text:style-name="T153">ⰻ</text:span></text:p>
          </table:table-cell>
          <table:table-cell table:style-name="Table17.A2" office:value-type="string">
            <text:p text:style-name="P263"><text:span text:style-name="T205">U+F02</text:span><text:span text:style-name="T212">3</text:span><text:span text:style-name="T213">B</text:span><text:span text:style-name="T205"><text:tab/></text:span><text:span text:style-name="T215">ⰻ</text:span></text:p>
          </table:table-cell>
          <table:table-cell table:style-name="Table17.A2" office:value-type="string">
            <text:p text:style-name="P269"><text:span text:style-name="T205">U+F02</text:span><text:span text:style-name="T212">A</text:span><text:span text:style-name="T214">B</text:span><text:span text:style-name="T205"><text:tab/></text:span><text:span text:style-name="T215">ⰻ</text:span></text:p>
          </table:table-cell>
          <table:table-cell table:style-name="Table17.D2" office:value-type="string">
            <text:p text:style-name="P181"><text:span text:style-name="T155">и</text:span>, <text:span text:style-name="T155">і</text:span><text:span text:style-name="T78">, </text:span><text:span text:style-name="T155">ꙇ</text:span></text:p>
          </table:table-cell>
        </table:table-row>
        <table:table-row>
          <table:table-cell table:style-name="Table17.A2" office:value-type="string">
            <text:p text:style-name="P238"><text:span text:style-name="T203">U+2C3C<text:tab/></text:span><text:span text:style-name="T153">ⰼ</text:span></text:p>
          </table:table-cell>
          <table:table-cell table:style-name="Table17.A2" office:value-type="string">
            <text:p text:style-name="P263"><text:span text:style-name="T205">U+F02</text:span><text:span text:style-name="T212">3</text:span><text:span text:style-name="T213">C</text:span><text:span text:style-name="T205"><text:tab/></text:span><text:span text:style-name="T215">ⰼ</text:span></text:p>
          </table:table-cell>
          <table:table-cell table:style-name="Table17.A2" office:value-type="string">
            <text:p text:style-name="P269"><text:span text:style-name="T205">U+F02</text:span><text:span text:style-name="T212">A</text:span><text:span text:style-name="T214">C</text:span><text:span text:style-name="T205"><text:tab/></text:span><text:span text:style-name="T215">ⰼ</text:span></text:p>
          </table:table-cell>
          <table:table-cell table:style-name="Table17.D2" office:value-type="string">
            <text:p text:style-name="P210">ꙉ</text:p>
          </table:table-cell>
        </table:table-row>
        <table:table-row>
          <table:table-cell table:style-name="Table17.A2" office:value-type="string">
            <text:p text:style-name="P238"><text:span text:style-name="T203">U+2C3D<text:tab/></text:span><text:span text:style-name="T153">ⰽ</text:span></text:p>
          </table:table-cell>
          <table:table-cell table:style-name="Table17.A2" office:value-type="string">
            <text:p text:style-name="P263"><text:span text:style-name="T205">U+F02</text:span><text:span text:style-name="T212">3</text:span><text:span text:style-name="T213">D</text:span><text:span text:style-name="T205"><text:tab/></text:span><text:span text:style-name="T215">ⰽ</text:span></text:p>
          </table:table-cell>
          <table:table-cell table:style-name="Table17.A2" office:value-type="string">
            <text:p text:style-name="P269"><text:span text:style-name="T205">U+F02</text:span><text:span text:style-name="T212">A</text:span><text:span text:style-name="T214">D</text:span><text:span text:style-name="T205"><text:tab/></text:span><text:span text:style-name="T215">ⰽ</text:span></text:p>
          </table:table-cell>
          <table:table-cell table:style-name="Table17.D2" office:value-type="string">
            <text:p text:style-name="P183">к</text:p>
          </table:table-cell>
        </table:table-row>
        <table:table-row>
          <table:table-cell table:style-name="Table17.A2" office:value-type="string">
            <text:p text:style-name="P238"><text:span text:style-name="T203">U+2C3E<text:tab/></text:span><text:span text:style-name="T153">ⰾ</text:span></text:p>
          </table:table-cell>
          <table:table-cell table:style-name="Table17.A2" office:value-type="string">
            <text:p text:style-name="P263"><text:span text:style-name="T205">U+F02</text:span><text:span text:style-name="T212">3</text:span><text:span text:style-name="T213">E</text:span><text:span text:style-name="T205"><text:tab/></text:span><text:span text:style-name="T215">ⰾ</text:span></text:p>
          </table:table-cell>
          <table:table-cell table:style-name="Table17.A2" office:value-type="string">
            <text:p text:style-name="P269"><text:span text:style-name="T205">U+F02</text:span><text:span text:style-name="T212">A</text:span><text:span text:style-name="T214">E</text:span><text:span text:style-name="T205"><text:tab/></text:span><text:span text:style-name="T215">ⰾ</text:span></text:p>
          </table:table-cell>
          <table:table-cell table:style-name="Table17.D2" office:value-type="string">
            <text:p text:style-name="P183">л</text:p>
          </table:table-cell>
        </table:table-row>
        <table:table-row>
          <table:table-cell table:style-name="Table17.A2" office:value-type="string">
            <text:p text:style-name="P238"><text:span text:style-name="T203">U+2C3F<text:tab/></text:span><text:span text:style-name="T153">ⰿ</text:span></text:p>
          </table:table-cell>
          <table:table-cell table:style-name="Table17.A2" office:value-type="string">
            <text:p text:style-name="P263"><text:span text:style-name="T205">U+F02</text:span><text:span text:style-name="T212">3</text:span><text:span text:style-name="T213">F</text:span><text:span text:style-name="T205"><text:tab/></text:span><text:span text:style-name="T215">ⰿ</text:span></text:p>
          </table:table-cell>
          <table:table-cell table:style-name="Table17.A2" office:value-type="string">
            <text:p text:style-name="P269"><text:span text:style-name="T205">U+F02</text:span><text:span text:style-name="T212">A</text:span><text:span text:style-name="T214">F</text:span><text:span text:style-name="T205"><text:tab/></text:span><text:span text:style-name="T215">ⰿ</text:span></text:p>
          </table:table-cell>
          <table:table-cell table:style-name="Table17.D2" office:value-type="string">
            <text:p text:style-name="P183">м</text:p>
          </table:table-cell>
        </table:table-row>
        <table:table-row>
          <table:table-cell table:style-name="Table17.A2" office:value-type="string">
            <text:p text:style-name="P238"><text:span text:style-name="T203">U+2C40<text:tab/></text:span><text:span text:style-name="T153">ⱀ</text:span></text:p>
          </table:table-cell>
          <table:table-cell table:style-name="Table17.A2" office:value-type="string">
            <text:p text:style-name="P263"><text:span text:style-name="T205">U+F02</text:span><text:span text:style-name="T213">40</text:span><text:span text:style-name="T205"><text:tab/></text:span><text:span text:style-name="T215">ⱀ</text:span></text:p>
          </table:table-cell>
          <table:table-cell table:style-name="Table17.A2" office:value-type="string">
            <text:p text:style-name="P269"><text:span text:style-name="T205">U+F02</text:span><text:span text:style-name="T214">B</text:span><text:span text:style-name="T205">0<text:tab/></text:span><text:span text:style-name="T215">ⱀ</text:span></text:p>
          </table:table-cell>
          <table:table-cell table:style-name="Table17.D2" office:value-type="string">
            <text:p text:style-name="P183">н</text:p>
          </table:table-cell>
        </table:table-row>
        <table:table-row>
          <table:table-cell table:style-name="Table17.A2" office:value-type="string">
            <text:p text:style-name="P238"><text:span text:style-name="T203">U+2C41<text:tab/></text:span><text:span text:style-name="T153">ⱁ</text:span></text:p>
          </table:table-cell>
          <table:table-cell table:style-name="Table17.A2" office:value-type="string">
            <text:p text:style-name="P263"><text:span text:style-name="T205">U+F02</text:span><text:span text:style-name="T213">41</text:span><text:span text:style-name="T205"><text:tab/></text:span><text:span text:style-name="T215">ⱁ</text:span></text:p>
          </table:table-cell>
          <table:table-cell table:style-name="Table17.A2" office:value-type="string">
            <text:p text:style-name="P269"><text:span text:style-name="T205">U+F02</text:span><text:span text:style-name="T214">B1</text:span><text:span text:style-name="T205"><text:tab/></text:span><text:span text:style-name="T215">ⱁ</text:span></text:p>
          </table:table-cell>
          <table:table-cell table:style-name="Table17.D2" office:value-type="string">
            <text:p text:style-name="P183">о</text:p>
          </table:table-cell>
        </table:table-row>
        <table:table-row>
          <table:table-cell table:style-name="Table17.A2" office:value-type="string">
            <text:p text:style-name="P238"><text:span text:style-name="T203">U+2C42<text:tab/></text:span><text:span text:style-name="T153">ⱂ</text:span></text:p>
          </table:table-cell>
          <table:table-cell table:style-name="Table17.A2" office:value-type="string">
            <text:p text:style-name="P263"><text:span text:style-name="T205">U+F02</text:span><text:span text:style-name="T213">42</text:span><text:span text:style-name="T205"><text:tab/></text:span><text:span text:style-name="T215">ⱂ</text:span></text:p>
          </table:table-cell>
          <table:table-cell table:style-name="Table17.A2" office:value-type="string">
            <text:p text:style-name="P269"><text:span text:style-name="T205">U+F02</text:span><text:span text:style-name="T214">B2</text:span><text:span text:style-name="T205"><text:tab/></text:span><text:span text:style-name="T215">ⱂ</text:span></text:p>
          </table:table-cell>
          <table:table-cell table:style-name="Table17.D2" office:value-type="string">
            <text:p text:style-name="P183">п</text:p>
          </table:table-cell>
        </table:table-row>
        <table:table-row>
          <table:table-cell table:style-name="Table17.A2" office:value-type="string">
            <text:p text:style-name="P238"><text:span text:style-name="T203">U+2C43<text:tab/></text:span><text:span text:style-name="T153">ⱃ</text:span></text:p>
          </table:table-cell>
          <table:table-cell table:style-name="Table17.A2" office:value-type="string">
            <text:p text:style-name="P263"><text:span text:style-name="T205">U+F02</text:span><text:span text:style-name="T213">43</text:span><text:span text:style-name="T205"><text:tab/></text:span><text:span text:style-name="T215">ⱃ</text:span></text:p>
          </table:table-cell>
          <table:table-cell table:style-name="Table17.A2" office:value-type="string">
            <text:p text:style-name="P269"><text:span text:style-name="T205">U+F02</text:span><text:span text:style-name="T214">B3</text:span><text:span text:style-name="T205"><text:tab/></text:span><text:span text:style-name="T215">ⱃ</text:span></text:p>
          </table:table-cell>
          <table:table-cell table:style-name="Table17.D2" office:value-type="string">
            <text:p text:style-name="P183">р</text:p>
          </table:table-cell>
        </table:table-row>
        <table:table-row>
          <table:table-cell table:style-name="Table17.A2" office:value-type="string">
            <text:p text:style-name="P238"><text:span text:style-name="T203">U+2C44<text:tab/></text:span><text:span text:style-name="T153">ⱄ</text:span></text:p>
          </table:table-cell>
          <table:table-cell table:style-name="Table17.A2" office:value-type="string">
            <text:p text:style-name="P263"><text:span text:style-name="T205">U+F02</text:span><text:span text:style-name="T213">44</text:span><text:span text:style-name="T205"><text:tab/></text:span><text:span text:style-name="T215">ⱄ</text:span></text:p>
          </table:table-cell>
          <table:table-cell table:style-name="Table17.A2" office:value-type="string">
            <text:p text:style-name="P269"><text:span text:style-name="T205">U+F02</text:span><text:span text:style-name="T214">B4</text:span><text:span text:style-name="T205"><text:tab/></text:span><text:span text:style-name="T215">ⱄ</text:span></text:p>
          </table:table-cell>
          <table:table-cell table:style-name="Table17.D2" office:value-type="string">
            <text:p text:style-name="P183">с</text:p>
          </table:table-cell>
        </table:table-row>
        <table:table-row>
          <table:table-cell table:style-name="Table17.A2" office:value-type="string">
            <text:p text:style-name="P238"><text:span text:style-name="T203">U+2C45<text:tab/></text:span><text:span text:style-name="T153">ⱅ</text:span></text:p>
          </table:table-cell>
          <table:table-cell table:style-name="Table17.A2" office:value-type="string">
            <text:p text:style-name="P263"><text:span text:style-name="T205">U+F02</text:span><text:span text:style-name="T213">45</text:span><text:span text:style-name="T205"><text:tab/></text:span><text:span text:style-name="T215">ⱅ</text:span></text:p>
          </table:table-cell>
          <table:table-cell table:style-name="Table17.A2" office:value-type="string">
            <text:p text:style-name="P269"><text:span text:style-name="T205">U+F02</text:span><text:span text:style-name="T214">B5</text:span><text:span text:style-name="T205"><text:tab/></text:span><text:span text:style-name="T215">ⱅ</text:span></text:p>
          </table:table-cell>
          <table:table-cell table:style-name="Table17.D2" office:value-type="string">
            <text:p text:style-name="P183">т</text:p>
          </table:table-cell>
        </table:table-row>
        <table:table-row>
          <table:table-cell table:style-name="Table17.A2" office:value-type="string">
            <text:p text:style-name="P238"><text:span text:style-name="T203">U+2C46<text:tab/></text:span><text:span text:style-name="T153">ⱆ</text:span></text:p>
          </table:table-cell>
          <table:table-cell table:style-name="Table17.A2" office:value-type="string">
            <text:p text:style-name="P263"><text:span text:style-name="T205">U+F02</text:span><text:span text:style-name="T213">46</text:span><text:span text:style-name="T205"><text:tab/></text:span><text:span text:style-name="T215">ⱆ</text:span></text:p>
          </table:table-cell>
          <table:table-cell table:style-name="Table17.A2" office:value-type="string">
            <text:p text:style-name="P269"><text:span text:style-name="T205">U+F02</text:span><text:span text:style-name="T214">B6</text:span><text:span text:style-name="T205"><text:tab/></text:span><text:span text:style-name="T215">ⱆ</text:span></text:p>
          </table:table-cell>
          <table:table-cell table:style-name="Table17.D2" office:value-type="string">
            <text:p text:style-name="P210">ѹ, ꙋ, <text:span text:style-name="T480">у</text:span></text:p>
          </table:table-cell>
        </table:table-row>
        <table:table-row>
          <table:table-cell table:style-name="Table17.A2" office:value-type="string">
            <text:p text:style-name="P238"><text:span text:style-name="T203">U+2C47<text:tab/></text:span><text:span text:style-name="T153">ⱇ</text:span></text:p>
          </table:table-cell>
          <table:table-cell table:style-name="Table17.A2" office:value-type="string">
            <text:p text:style-name="P263"><text:span text:style-name="T205">U+F02</text:span><text:span text:style-name="T213">47</text:span><text:span text:style-name="T205"><text:tab/></text:span><text:span text:style-name="T215">ⱇ</text:span></text:p>
          </table:table-cell>
          <table:table-cell table:style-name="Table17.A2" office:value-type="string">
            <text:p text:style-name="P269"><text:span text:style-name="T205">U+F02</text:span><text:span text:style-name="T214">B7</text:span><text:span text:style-name="T205"><text:tab/></text:span><text:span text:style-name="T215">ⱇ</text:span></text:p>
          </table:table-cell>
          <table:table-cell table:style-name="Table17.D2" office:value-type="string">
            <text:p text:style-name="P179"><text:span text:style-name="T478">ф</text:span>, <text:span text:style-name="T155">ѳ</text:span></text:p>
          </table:table-cell>
        </table:table-row>
        <table:table-row>
          <table:table-cell table:style-name="Table17.A2" office:value-type="string">
            <text:p text:style-name="P238"><text:span text:style-name="T203">U+2C48<text:tab/></text:span><text:span text:style-name="T153">ⱈ</text:span></text:p>
          </table:table-cell>
          <table:table-cell table:style-name="Table17.A2" office:value-type="string">
            <text:p text:style-name="P263"><text:span text:style-name="T205">U+F02</text:span><text:span text:style-name="T213">58</text:span><text:span text:style-name="T205"><text:tab/></text:span><text:span text:style-name="T215">ⱈ</text:span></text:p>
          </table:table-cell>
          <table:table-cell table:style-name="Table17.A2" office:value-type="string">
            <text:p text:style-name="P269"><text:span text:style-name="T205">U+F02</text:span><text:span text:style-name="T214">B8</text:span><text:span text:style-name="T205"><text:tab/></text:span><text:span text:style-name="T215">ⱈ</text:span></text:p>
          </table:table-cell>
          <table:table-cell table:style-name="Table17.D2" office:value-type="string">
            <text:p text:style-name="P183">х</text:p>
          </table:table-cell>
        </table:table-row>
        <table:table-row>
          <table:table-cell table:style-name="Table17.A2" office:value-type="string">
            <text:p text:style-name="P238"><text:span text:style-name="T203">U+2C49<text:tab/></text:span><text:span text:style-name="T153">ⱉ</text:span></text:p>
          </table:table-cell>
          <table:table-cell table:style-name="Table17.A2" office:value-type="string">
            <text:p text:style-name="P263"><text:span text:style-name="T205">U+F02</text:span><text:span text:style-name="T213">49</text:span><text:span text:style-name="T205"><text:tab/></text:span><text:span text:style-name="T215">ⱉ</text:span></text:p>
          </table:table-cell>
          <table:table-cell table:style-name="Table17.A2" office:value-type="string">
            <text:p text:style-name="P269"><text:span text:style-name="T205">U+F02</text:span><text:span text:style-name="T214">B9</text:span><text:span text:style-name="T205"><text:tab/></text:span><text:span text:style-name="T215">ⱉ</text:span></text:p>
          </table:table-cell>
          <table:table-cell table:style-name="Table17.D2" office:value-type="string">
            <text:p text:style-name="P213"><text:span text:style-name="T493">ѿ, </text:span>ѡ</text:p>
          </table:table-cell>
        </table:table-row>
        <table:table-row>
          <table:table-cell table:style-name="Table17.A2" office:value-type="string">
            <text:p text:style-name="P238"><text:span text:style-name="T203">U+2C4A<text:tab/></text:span><text:span text:style-name="T153">ⱊ</text:span></text:p>
          </table:table-cell>
          <table:table-cell table:style-name="Table17.A2" office:value-type="string">
            <text:p text:style-name="P263"><text:span text:style-name="T205">U+F02</text:span><text:span text:style-name="T213">4A</text:span><text:span text:style-name="T205"><text:tab/></text:span><text:span text:style-name="T215">ⱊ</text:span></text:p>
          </table:table-cell>
          <table:table-cell table:style-name="Table17.A2" office:value-type="string">
            <text:p text:style-name="P269"><text:span text:style-name="T205">U+F02</text:span><text:span text:style-name="T214">BA</text:span><text:span text:style-name="T205"><text:tab/></text:span><text:span text:style-name="T215">ⱊ</text:span></text:p>
          </table:table-cell>
          <table:table-cell table:style-name="Table17.D2" office:value-type="string">
            <text:p text:style-name="P179">(<text:span text:style-name="T478">п</text:span>)</text:p>
          </table:table-cell>
        </table:table-row>
        <table:table-row>
          <table:table-cell table:style-name="Table17.A2" office:value-type="string">
            <text:p text:style-name="P238"><text:span text:style-name="T203">U+2C4B<text:tab/></text:span><text:span text:style-name="T153">ⱋ</text:span></text:p>
          </table:table-cell>
          <table:table-cell table:style-name="Table17.A2" office:value-type="string">
            <text:p text:style-name="P263"><text:span text:style-name="T205">U+F02</text:span><text:span text:style-name="T213">4B</text:span><text:span text:style-name="T205"><text:tab/></text:span><text:span text:style-name="T215">ⱋ</text:span></text:p>
          </table:table-cell>
          <table:table-cell table:style-name="Table17.A2" office:value-type="string">
            <text:p text:style-name="P269"><text:span text:style-name="T205">U+F02</text:span><text:span text:style-name="T214">BB</text:span><text:span text:style-name="T205"><text:tab/></text:span><text:span text:style-name="T215">ⱋ</text:span></text:p>
          </table:table-cell>
          <table:table-cell table:style-name="Table17.D2" office:value-type="string">
            <text:p text:style-name="P179"><text:span text:style-name="T478">щ</text:span> <text:span text:style-name="T477">(шт)</text:span></text:p>
          </table:table-cell>
        </table:table-row>
        <table:table-row>
          <table:table-cell table:style-name="Table17.A2" office:value-type="string">
            <text:p text:style-name="P238"><text:span text:style-name="T203">U+2C4C<text:tab/></text:span><text:span text:style-name="T153">ⱌ</text:span></text:p>
          </table:table-cell>
          <table:table-cell table:style-name="Table17.A2" office:value-type="string">
            <text:p text:style-name="P263"><text:span text:style-name="T205">U+F02</text:span><text:span text:style-name="T213">4C</text:span><text:span text:style-name="T205"><text:tab/></text:span><text:span text:style-name="T215">ⱌ</text:span></text:p>
          </table:table-cell>
          <table:table-cell table:style-name="Table17.A2" office:value-type="string">
            <text:p text:style-name="P269"><text:span text:style-name="T205">U+F02</text:span><text:span text:style-name="T214">BC</text:span><text:span text:style-name="T205"><text:tab/></text:span><text:span text:style-name="T215">ⱌ</text:span></text:p>
          </table:table-cell>
          <table:table-cell table:style-name="Table17.D2" office:value-type="string">
            <text:p text:style-name="P183">ц</text:p>
          </table:table-cell>
        </table:table-row>
        <table:table-row>
          <table:table-cell table:style-name="Table17.A2" office:value-type="string">
            <text:p text:style-name="P238"><text:span text:style-name="T203">U+2C4D<text:tab/></text:span><text:span text:style-name="T153">ⱍ</text:span></text:p>
          </table:table-cell>
          <table:table-cell table:style-name="Table17.A2" office:value-type="string">
            <text:p text:style-name="P263"><text:span text:style-name="T205">U+F02</text:span><text:span text:style-name="T213">4D</text:span><text:span text:style-name="T205"><text:tab/></text:span><text:span text:style-name="T215">ⱍ</text:span></text:p>
          </table:table-cell>
          <table:table-cell table:style-name="Table17.A2" office:value-type="string">
            <text:p text:style-name="P269"><text:span text:style-name="T205">U+F02</text:span><text:span text:style-name="T214">BD</text:span><text:span text:style-name="T205"><text:tab/></text:span><text:span text:style-name="T215">ⱍ</text:span></text:p>
          </table:table-cell>
          <table:table-cell table:style-name="Table17.D2" office:value-type="string">
            <text:p text:style-name="P183">ч</text:p>
          </table:table-cell>
        </table:table-row>
        <table:table-row>
          <table:table-cell table:style-name="Table17.A2" office:value-type="string">
            <text:p text:style-name="P238"><text:span text:style-name="T203">U+2C4E<text:tab/></text:span><text:span text:style-name="T153">ⱎ</text:span></text:p>
          </table:table-cell>
          <table:table-cell table:style-name="Table17.A2" office:value-type="string">
            <text:p text:style-name="P263"><text:span text:style-name="T205">U+F02</text:span><text:span text:style-name="T213">4E</text:span><text:span text:style-name="T205"><text:tab/></text:span><text:span text:style-name="T215">ⱎ</text:span></text:p>
          </table:table-cell>
          <table:table-cell table:style-name="Table17.A2" office:value-type="string">
            <text:p text:style-name="P269"><text:span text:style-name="T205">U+F02</text:span><text:span text:style-name="T214">BE</text:span><text:span text:style-name="T205"><text:tab/></text:span><text:span text:style-name="T215">ⱎ</text:span></text:p>
          </table:table-cell>
          <table:table-cell table:style-name="Table17.D2" office:value-type="string">
            <text:p text:style-name="P183">ш</text:p>
          </table:table-cell>
        </table:table-row>
        <table:table-row>
          <table:table-cell table:style-name="Table17.A2" office:value-type="string">
            <text:p text:style-name="P238"><text:span text:style-name="T203">U+2C4F<text:tab/></text:span><text:span text:style-name="T153">ⱏ</text:span></text:p>
          </table:table-cell>
          <table:table-cell table:style-name="Table17.A2" office:value-type="string">
            <text:p text:style-name="P263"><text:span text:style-name="T205">U+F02</text:span><text:span text:style-name="T213">4F</text:span><text:span text:style-name="T205"><text:tab/></text:span><text:span text:style-name="T215">ⱏ</text:span></text:p>
          </table:table-cell>
          <table:table-cell table:style-name="Table17.A2" office:value-type="string">
            <text:p text:style-name="P269"><text:span text:style-name="T205">U+F02</text:span><text:span text:style-name="T214">BF</text:span><text:span text:style-name="T205"><text:tab/></text:span><text:span text:style-name="T215">ⱏ</text:span></text:p>
          </table:table-cell>
          <table:table-cell table:style-name="Table17.D2" office:value-type="string">
            <text:p text:style-name="P210">ъ</text:p>
          </table:table-cell>
        </table:table-row>
        <table:table-row>
          <table:table-cell table:style-name="Table17.A2" office:value-type="string">
            <text:p text:style-name="P238"><text:span text:style-name="T203">U+2C50<text:tab/></text:span><text:span text:style-name="T153">ⱐ</text:span></text:p>
          </table:table-cell>
          <table:table-cell table:style-name="Table17.A2" office:value-type="string">
            <text:p text:style-name="P263"><text:span text:style-name="T205">U+F02</text:span><text:span text:style-name="T213">50</text:span><text:span text:style-name="T205"><text:tab/></text:span><text:span text:style-name="T215">ⱐ</text:span></text:p>
          </table:table-cell>
          <table:table-cell table:style-name="Table17.A2" office:value-type="string">
            <text:p text:style-name="P269"><text:span text:style-name="T205">U+F02</text:span><text:span text:style-name="T214">C0</text:span><text:span text:style-name="T205"><text:tab/></text:span><text:span text:style-name="T215">ⱐ</text:span></text:p>
          </table:table-cell>
          <table:table-cell table:style-name="Table17.D2" office:value-type="string">
            <text:p text:style-name="P210">ь</text:p>
          </table:table-cell>
        </table:table-row>
        <table:table-row>
          <table:table-cell table:style-name="Table17.A2" office:value-type="string">
            <text:p text:style-name="P238"><text:span text:style-name="T203">U+2C51<text:tab/></text:span><text:span text:style-name="T153">ⱑ</text:span></text:p>
          </table:table-cell>
          <table:table-cell table:style-name="Table17.A2" office:value-type="string">
            <text:p text:style-name="P263"><text:span text:style-name="T205">U+F02</text:span><text:span text:style-name="T213">51</text:span><text:span text:style-name="T205"><text:tab/></text:span><text:span text:style-name="T215">ⱑ</text:span></text:p>
          </table:table-cell>
          <table:table-cell table:style-name="Table17.A2" office:value-type="string">
            <text:p text:style-name="P269"><text:span text:style-name="T205">U+F02</text:span><text:span text:style-name="T214">C1</text:span><text:span text:style-name="T205"><text:tab/></text:span><text:span text:style-name="T215">ⱑ</text:span></text:p>
          </table:table-cell>
          <table:table-cell table:style-name="Table17.D2" office:value-type="string">
            <text:p text:style-name="P179"><text:span text:style-name="T155">ѣ</text:span><text:span text:style-name="T78"> </text:span><text:span text:style-name="T157">(</text:span><text:span text:style-name="T155">ѧ</text:span><text:span text:style-name="T157">)</text:span></text:p>
          </table:table-cell>
        </table:table-row>
        <table:table-row>
          <table:table-cell table:style-name="Table17.A2" office:value-type="string">
            <text:p text:style-name="P238"><text:span text:style-name="T203">U+2C52<text:tab/></text:span><text:span text:style-name="T153">ⱒ</text:span></text:p>
          </table:table-cell>
          <table:table-cell table:style-name="Table17.A2" office:value-type="string">
            <text:p text:style-name="P263"><text:span text:style-name="T205">U+F02</text:span><text:span text:style-name="T213">52</text:span><text:span text:style-name="T205"><text:tab/></text:span><text:span text:style-name="T215">ⱒ</text:span></text:p>
          </table:table-cell>
          <table:table-cell table:style-name="Table17.A2" office:value-type="string">
            <text:p text:style-name="P269"><text:span text:style-name="T205">U+F02</text:span><text:span text:style-name="T214">C2</text:span><text:span text:style-name="T205"><text:tab/></text:span><text:span text:style-name="T215">ⱒ</text:span></text:p>
          </table:table-cell>
          <table:table-cell table:style-name="Table17.D2" office:value-type="string">
            <text:p text:style-name="P183">х</text:p>
          </table:table-cell>
        </table:table-row>
        <table:table-row>
          <table:table-cell table:style-name="Table17.A2" office:value-type="string">
            <text:p text:style-name="P238"><text:span text:style-name="T203">U+2C53<text:tab/></text:span><text:span text:style-name="T153">ⱓ</text:span></text:p>
          </table:table-cell>
          <table:table-cell table:style-name="Table17.A2" office:value-type="string">
            <text:p text:style-name="P263"><text:span text:style-name="T205">U+F02</text:span><text:span text:style-name="T213">53</text:span><text:span text:style-name="T205"><text:tab/></text:span><text:span text:style-name="T215">ⱓ</text:span></text:p>
          </table:table-cell>
          <table:table-cell table:style-name="Table17.A2" office:value-type="string">
            <text:p text:style-name="P269"><text:span text:style-name="T205">U+F02</text:span><text:span text:style-name="T214">C3</text:span><text:span text:style-name="T205"><text:tab/></text:span><text:span text:style-name="T215">ⱓ</text:span></text:p>
          </table:table-cell>
          <table:table-cell table:style-name="Table17.D2" office:value-type="string">
            <text:p text:style-name="P183">ю</text:p>
          </table:table-cell>
        </table:table-row>
        <table:table-row>
          <table:table-cell table:style-name="Table17.A2" office:value-type="string">
            <text:p text:style-name="P238"><text:span text:style-name="T203">U+2C54<text:tab/></text:span><text:span text:style-name="T153">ⱔ</text:span></text:p>
          </table:table-cell>
          <table:table-cell table:style-name="Table17.A2" office:value-type="string">
            <text:p text:style-name="P263"><text:span text:style-name="T205">U+F02</text:span><text:span text:style-name="T213">54</text:span><text:span text:style-name="T205"><text:tab/></text:span><text:span text:style-name="T215">ⱔ</text:span></text:p>
          </table:table-cell>
          <table:table-cell table:style-name="Table17.A2" office:value-type="string">
            <text:p text:style-name="P269"><text:span text:style-name="T205">U+F02</text:span><text:span text:style-name="T214">C4</text:span><text:span text:style-name="T205"><text:tab/></text:span><text:span text:style-name="T215">ⱔ</text:span></text:p>
          </table:table-cell>
          <table:table-cell table:style-name="Table17.D2" office:value-type="string">
            <text:p text:style-name="P210">ѧ</text:p>
          </table:table-cell>
        </table:table-row>
        <table:table-row>
          <table:table-cell table:style-name="Table17.A2" office:value-type="string">
            <text:p text:style-name="P238"><text:span text:style-name="T203">U+2C55<text:tab/></text:span><text:span text:style-name="T153">ⱕ</text:span></text:p>
          </table:table-cell>
          <table:table-cell table:style-name="Table17.A2" office:value-type="string">
            <text:p text:style-name="P263"><text:span text:style-name="T205">U+F02</text:span><text:span text:style-name="T213">55</text:span><text:span text:style-name="T205"><text:tab/></text:span><text:span text:style-name="T215">ⱕ</text:span></text:p>
          </table:table-cell>
          <table:table-cell table:style-name="Table17.A2" office:value-type="string">
            <text:p text:style-name="P269"><text:span text:style-name="T205">U+F02</text:span><text:span text:style-name="T214">C5</text:span><text:span text:style-name="T205"><text:tab/></text:span><text:span text:style-name="T215">ⱕ</text:span></text:p>
          </table:table-cell>
          <table:table-cell table:style-name="Table17.D2" office:value-type="string">
            <text:p text:style-name="P210"><text:span text:style-name="T481">(</text:span>ꙙ<text:span text:style-name="T481">)</text:span></text:p>
          </table:table-cell>
        </table:table-row>
        <table:table-row>
          <table:table-cell table:style-name="Table17.A2" office:value-type="string">
            <text:p text:style-name="P238"><text:span text:style-name="T203">U+2C56<text:tab/></text:span><text:span text:style-name="T153">ⱖ</text:span></text:p>
          </table:table-cell>
          <table:table-cell table:style-name="Table17.A2" office:value-type="string">
            <text:p text:style-name="P263"><text:span text:style-name="T205">U+F02</text:span><text:span text:style-name="T213">56</text:span><text:span text:style-name="T205"><text:tab/></text:span><text:span text:style-name="T215">ⱖ</text:span></text:p>
          </table:table-cell>
          <table:table-cell table:style-name="Table17.A2" office:value-type="string">
            <text:p text:style-name="P269"><text:span text:style-name="T205">U+F02</text:span><text:span text:style-name="T214">C6</text:span><text:span text:style-name="T205"><text:tab/></text:span><text:span text:style-name="T215">ⱖ</text:span></text:p>
          </table:table-cell>
          <table:table-cell table:style-name="Table17.D2" office:value-type="string">
            <text:p text:style-name="P210">ј</text:p>
          </table:table-cell>
        </table:table-row>
        <table:table-row>
          <table:table-cell table:style-name="Table17.A2" office:value-type="string">
            <text:p text:style-name="P238"><text:span text:style-name="T203">U+2C57<text:tab/></text:span><text:span text:style-name="T153">ⱗ</text:span></text:p>
          </table:table-cell>
          <table:table-cell table:style-name="Table17.A2" office:value-type="string">
            <text:p text:style-name="P263"><text:span text:style-name="T205">U+F02</text:span><text:span text:style-name="T213">57</text:span><text:span text:style-name="T205"><text:tab/></text:span><text:span text:style-name="T215">ⱗ</text:span></text:p>
          </table:table-cell>
          <table:table-cell table:style-name="Table17.A2" office:value-type="string">
            <text:p text:style-name="P269"><text:span text:style-name="T205">U+F02</text:span><text:span text:style-name="T214">C7</text:span><text:span text:style-name="T205"><text:tab/></text:span><text:span text:style-name="T215">ⱗ</text:span></text:p>
          </table:table-cell>
          <table:table-cell table:style-name="Table17.D2" office:value-type="string">
            <text:p text:style-name="P210">ѩ</text:p>
          </table:table-cell>
        </table:table-row>
        <table:table-row>
          <table:table-cell table:style-name="Table17.A2" office:value-type="string">
            <text:p text:style-name="P238"><text:span text:style-name="T203">U+2C58<text:tab/></text:span><text:span text:style-name="T153">ⱘ</text:span></text:p>
          </table:table-cell>
          <table:table-cell table:style-name="Table17.A2" office:value-type="string">
            <text:p text:style-name="P263"><text:span text:style-name="T205">U+F02</text:span><text:span text:style-name="T213">58</text:span><text:span text:style-name="T205"><text:tab/></text:span><text:span text:style-name="T215">ⱘ</text:span></text:p>
          </table:table-cell>
          <table:table-cell table:style-name="Table17.A2" office:value-type="string">
            <text:p text:style-name="P269"><text:span text:style-name="T205">U+F02</text:span><text:span text:style-name="T214">C8</text:span><text:span text:style-name="T205"><text:tab/></text:span><text:span text:style-name="T215">ⱘ</text:span></text:p>
          </table:table-cell>
          <table:table-cell table:style-name="Table17.D2" office:value-type="string">
            <text:p text:style-name="P210">ѫ</text:p>
          </table:table-cell>
        </table:table-row>
        <table:table-row>
          <table:table-cell table:style-name="Table17.A2" office:value-type="string">
            <text:p text:style-name="P238"><text:span text:style-name="T203">U+2C59<text:tab/></text:span><text:span text:style-name="T153">ⱙ</text:span></text:p>
          </table:table-cell>
          <table:table-cell table:style-name="Table17.A2" office:value-type="string">
            <text:p text:style-name="P263"><text:span text:style-name="T205">U+F02</text:span><text:span text:style-name="T213">59</text:span><text:span text:style-name="T205"><text:tab/></text:span><text:span text:style-name="T215">ⱙ</text:span></text:p>
          </table:table-cell>
          <table:table-cell table:style-name="Table17.A2" office:value-type="string">
            <text:p text:style-name="P269"><text:span text:style-name="T205">U+F02</text:span><text:span text:style-name="T214">C9</text:span><text:span text:style-name="T205"><text:tab/></text:span><text:span text:style-name="T215">ⱙ</text:span></text:p>
          </table:table-cell>
          <table:table-cell table:style-name="Table17.D2" office:value-type="string">
            <text:p text:style-name="P210">ѭ</text:p>
          </table:table-cell>
        </table:table-row>
        <table:table-row>
          <table:table-cell table:style-name="Table17.A2" office:value-type="string">
            <text:p text:style-name="P238"><text:span text:style-name="T203">U+2C5A<text:tab/></text:span><text:span text:style-name="T153">ⱚ</text:span></text:p>
          </table:table-cell>
          <table:table-cell table:style-name="Table17.A2" office:value-type="string">
            <text:p text:style-name="P263"><text:span text:style-name="T205">U+F02</text:span><text:span text:style-name="T213">5A</text:span><text:span text:style-name="T205"><text:tab/></text:span><text:span text:style-name="T215">ⱚ</text:span></text:p>
          </table:table-cell>
          <table:table-cell table:style-name="Table17.A2" office:value-type="string">
            <text:p text:style-name="P269"><text:span text:style-name="T205">U+F02</text:span><text:span text:style-name="T214">CA</text:span><text:span text:style-name="T205"><text:tab/></text:span><text:span text:style-name="T215">ⱚ</text:span></text:p>
          </table:table-cell>
          <table:table-cell table:style-name="Table17.D2" office:value-type="string">
            <text:p text:style-name="P210">ѳ</text:p>
          </table:table-cell>
        </table:table-row>
        <table:table-row>
          <table:table-cell table:style-name="Table17.A2" office:value-type="string">
            <text:p text:style-name="P238"><text:span text:style-name="T203">U+2C5B<text:tab/></text:span><text:span text:style-name="T153">ⱛ</text:span></text:p>
          </table:table-cell>
          <table:table-cell table:style-name="Table17.A2" office:value-type="string">
            <text:p text:style-name="P263"><text:span text:style-name="T205">U+F02</text:span><text:span text:style-name="T213">5B</text:span><text:span text:style-name="T205"><text:tab/></text:span><text:span text:style-name="T215">ⱛ</text:span></text:p>
          </table:table-cell>
          <table:table-cell table:style-name="Table17.A2" office:value-type="string">
            <text:p text:style-name="P269"><text:span text:style-name="T205">U+F02</text:span><text:span text:style-name="T214">CB</text:span><text:span text:style-name="T205"><text:tab/></text:span><text:span text:style-name="T215">ⱛ</text:span></text:p>
          </table:table-cell>
          <table:table-cell table:style-name="Table17.D2" office:value-type="string">
            <text:p text:style-name="P210">ѵ</text:p>
          </table:table-cell>
        </table:table-row>
        <table:table-row>
          <table:table-cell table:style-name="Table17.A2" office:value-type="string">
            <text:p text:style-name="P238"><text:span text:style-name="T203">U+2C5C<text:tab/></text:span><text:span text:style-name="T153">ⱜ</text:span></text:p>
          </table:table-cell>
          <table:table-cell table:style-name="Table17.A2" office:value-type="string">
            <text:p text:style-name="P263"><text:span text:style-name="T205">U+F02</text:span><text:span text:style-name="T213">5C</text:span><text:span text:style-name="T205"><text:tab/></text:span><text:span text:style-name="T215">ⱜ</text:span></text:p>
          </table:table-cell>
          <table:table-cell table:style-name="Table17.A2" office:value-type="string">
            <text:p text:style-name="P269"><text:span text:style-name="T205">U+F02</text:span><text:span text:style-name="T214">CC</text:span><text:span text:style-name="T205"><text:tab/></text:span><text:span text:style-name="T215">ⱜ</text:span></text:p>
          </table:table-cell>
          <table:table-cell table:style-name="Table17.D2" office:value-type="string">
            <text:p text:style-name="P179"><text:span text:style-name="T155">ь</text:span><text:span text:style-name="T78">, </text:span><text:span text:style-name="T155">ꙏ,</text:span><text:span text:style-name="T78"> </text:span><text:span text:style-name="T156">'</text:span></text:p>
          </table:table-cell>
        </table:table-row>
        <text:soft-page-break/>
        <table:table-row>
          <table:table-cell table:style-name="Table17.A2" office:value-type="string">
            <text:p text:style-name="P238"><text:span text:style-name="T203">U+2C5D<text:tab/></text:span><text:span text:style-name="T153">ⱝ</text:span></text:p>
          </table:table-cell>
          <table:table-cell table:style-name="Table17.A2" office:value-type="string">
            <text:p text:style-name="P263"><text:span text:style-name="T205">U+F02</text:span><text:span text:style-name="T213">5D</text:span><text:span text:style-name="T205"><text:tab/></text:span><text:span text:style-name="T215">ⱝ</text:span></text:p>
          </table:table-cell>
          <table:table-cell table:style-name="Table17.A2" office:value-type="string">
            <text:p text:style-name="P269"><text:span text:style-name="T205">U+F02</text:span><text:span text:style-name="T214">CD</text:span><text:span text:style-name="T205"><text:tab/></text:span><text:span text:style-name="T215">ⱝ</text:span></text:p>
          </table:table-cell>
          <table:table-cell table:style-name="Table17.D2" office:value-type="string">
            <text:p text:style-name="P179"><text:span text:style-name="T78">(</text:span><text:span text:style-name="T155">а</text:span><text:span text:style-name="T78">)</text:span></text:p>
          </table:table-cell>
        </table:table-row>
        <table:table-row>
          <table:table-cell table:style-name="Table17.A2" office:value-type="string">
            <text:p text:style-name="P238"><text:span text:style-name="T203">U+2C5E<text:tab/></text:span><text:span text:style-name="T153">ⱞ</text:span></text:p>
          </table:table-cell>
          <table:table-cell table:style-name="Table17.A2" office:value-type="string">
            <text:p text:style-name="P263"><text:span text:style-name="T205">U+F02</text:span><text:span text:style-name="T213">5E</text:span><text:span text:style-name="T205"><text:tab/></text:span><text:span text:style-name="T215">ⱞ</text:span></text:p>
          </table:table-cell>
          <table:table-cell table:style-name="Table17.A2" office:value-type="string">
            <text:p text:style-name="P266"><text:span text:style-name="T205">U+F02</text:span><text:span text:style-name="T214">CE</text:span><text:span text:style-name="T205"><text:tab/></text:span><text:span text:style-name="T215">ⱞ</text:span></text:p>
          </table:table-cell>
          <table:table-cell table:style-name="Table17.D2" office:value-type="string">
            <text:p text:style-name="P210"><text:span text:style-name="T481">(</text:span>м<text:span text:style-name="T481">)</text:span></text:p>
          </table:table-cell>
        </table:table-row>
        <table:table-row>
          <table:table-cell table:style-name="Table17.A2" office:value-type="string">
            <text:p text:style-name="P231"><text:span text:style-name="T203">U+2C2F<text:tab/></text:span><text:span text:style-name="T107">ⱟ</text:span></text:p>
          </table:table-cell>
          <table:table-cell table:style-name="Table17.A2" office:value-type="string">
            <text:p text:style-name="P264">U+F022<text:span text:style-name="T486">F</text:span><text:tab/><text:span text:style-name="T216">ⱟ</text:span></text:p>
          </table:table-cell>
          <table:table-cell table:style-name="Table17.A2" office:value-type="string">
            <text:p text:style-name="P271">U+F029<text:span text:style-name="T486">F</text:span><text:tab/><text:span text:style-name="T216">ⱟ</text:span></text:p>
          </table:table-cell>
          <table:table-cell table:style-name="Table17.D2" office:value-type="string">
            <text:p text:style-name="P182"><text:span text:style-name="T160">ч</text:span>, “<text:span text:style-name="T486">et cetera”</text:span></text:p>
          </table:table-cell>
        </table:table-row>
        <table:table-row>
          <table:table-cell table:style-name="Table17.A2" office:value-type="string">
            <text:p text:style-name="P231"/>
          </table:table-cell>
          <table:table-cell table:style-name="Table17.A2" office:value-type="string">
            <text:p text:style-name="P264"/>
          </table:table-cell>
          <table:table-cell table:style-name="Table17.A2" office:value-type="string">
            <text:p text:style-name="P271"/>
          </table:table-cell>
          <table:table-cell table:style-name="Table17.D2" office:value-type="string">
            <text:p text:style-name="P182"/>
          </table:table-cell>
        </table:table-row>
        <table:table-row>
          <table:table-cell table:style-name="Table17.A2" office:value-type="string">
            <text:p text:style-name="P244">Combining Superscript “t”</text:p>
          </table:table-cell>
          <table:table-cell table:style-name="Table17.A2" office:value-type="string">
            <text:p text:style-name="P264"/>
          </table:table-cell>
          <table:table-cell table:style-name="Table17.A2" office:value-type="string">
            <text:p text:style-name="P271"/>
          </table:table-cell>
          <table:table-cell table:style-name="Table17.D2" office:value-type="string">
            <text:p text:style-name="P182"/>
          </table:table-cell>
        </table:table-row>
        <table:table-row>
          <table:table-cell table:style-name="Table17.A2" office:value-type="string">
            <text:p text:style-name="P232"><text:span text:style-name="T203">U+1E015<text:tab/></text:span><text:span text:style-name="T109">◌𞀕</text:span></text:p>
          </table:table-cell>
          <table:table-cell table:style-name="Table17.A2" office:value-type="string">
            <text:p text:style-name="P265">U+F022<text:span text:style-name="T486">F</text:span><text:tab/><text:span text:style-name="T217">◌𞀕</text:span></text:p>
          </table:table-cell>
          <table:table-cell table:style-name="Table17.A2" office:value-type="string">
            <text:p text:style-name="P272">U+F029<text:span text:style-name="T486">F</text:span><text:tab/><text:span text:style-name="T217">◌𞀕</text:span></text:p>
          </table:table-cell>
          <table:table-cell table:style-name="Table17.D2" office:value-type="string">
            <text:p text:style-name="P184">т</text:p>
          </table:table-cell>
        </table:table-row>
      </table:table>
      <text:p text:style-name="P240"/>
      <text:p text:style-name="P311"><text:span text:style-name="T273">Table </text:span><text:span text:style-name="T272">B:</text:span></text:p>
      <text:p text:style-name="P250"><text:span text:style-name="T273">Baromić Broken Ligatures</text:span><text:span text:style-name="T259"> </text:span><text:span text:style-name="T274">(truncated characters)</text:span></text:p>
      <text:p text:style-name="P239"/>
      <text:p text:style-name="P243"><text:span text:style-name="T519">These ligature components are accessed via </text:span>SALT (Stylistic Alternatives)<text:change-start text:change-id="ct186484784"/>. <text:span text:style-name="T365">(</text:span><text:span text:style-name="T366">I</text:span><text:span text:style-name="T365">n LibreOffice, change the font name to “Shafarik:salt</text:span><text:span text:style-name="T366">=x</text:span><text:span text:style-name="T365">”, </text:span><text:span text:style-name="T366">where </text:span><text:change-end text:change-id="ct186484784"/><text:change-start text:change-id="ct186905760"/><text:span text:style-name="T366">‘x’ is a number</text:span><text:change-end text:change-id="ct186905760"/><text:change-start text:change-id="ct186906592"/><text:span text:style-name="T365">.)</text:span><text:change-end text:change-id="ct186906592"/></text:p>
      <text:p text:style-name="P227"/>
      <text:p text:style-name="P247">U+2C30 Small Azu ⰰ:</text:p>
      <text:p text:style-name="P225"><text:span text:style-name="T203"><text:tab/>salt=1: </text:span><text:span text:style-name="T284">ⰰ</text:span><text:span text:style-name="T95"><text:tab/></text:span><text:span text:style-name="T219">abbreviated version right (U+F02E0)</text:span></text:p>
      <text:p text:style-name="P228"><text:span text:style-name="T203"><text:tab/>salt=2: </text:span><text:span text:style-name="T521">ⰰ</text:span><text:span text:style-name="T203"><text:tab/>abbreviated version left (U+F02E1)</text:span></text:p>
      <text:p text:style-name="P228"><text:span text:style-name="T203"><text:tab/>salt=3: </text:span><text:span text:style-name="T526">ⰰ</text:span><text:span text:style-name="T203"><text:tab/>standard truncated version right (U+F02E2)</text:span></text:p>
      <text:p text:style-name="P229"><text:span text:style-name="T203"><text:tab/>salt=4: </text:span><text:span text:style-name="T528">ⰰ</text:span><text:span text:style-name="T203"><text:tab/>standard truncated version left (U+F02E3)</text:span></text:p>
      <text:p text:style-name="P228"><text:span text:style-name="T203"><text:tab/>salt=5: </text:span><text:span text:style-name="T529">ⰰ</text:span><text:span text:style-name="T203"><text:tab/>high truncated version right (U+F02E4)</text:span></text:p>
      <text:p text:style-name="P228"><text:span text:style-name="T203"><text:tab/>salt=6: </text:span><text:span text:style-name="T530">ⰰ</text:span><text:span text:style-name="T203"><text:tab/>high truncated version left (U+F02E5)</text:span></text:p>
      <text:p text:style-name="P229"/>
      <text:p text:style-name="P247">U+2C32 Small Vedi ⰲ:</text:p>
      <text:p text:style-name="P230"><text:span text:style-name="T203"><text:tab/>salt=1: </text:span><text:span text:style-name="T284">ⰲ</text:span><text:span text:style-name="T203"><text:tab/>truncated version right (U+F02E7)</text:span></text:p>
      <text:p text:style-name="P230"><text:span text:style-name="T203"><text:tab/>salt=2: </text:span><text:span text:style-name="T521">ⰲ</text:span><text:span text:style-name="T203"><text:tab/>truncated version left (U+F02E8)</text:span></text:p>
      <text:p text:style-name="P229"/>
      <text:p text:style-name="P248">U+2C34 Small Dobro ⰴ:</text:p>
      <text:p text:style-name="P230"><text:span text:style-name="T203"><text:tab/>salt=2:</text:span><text:span text:style-name="T203"><text:note text:id="ftn12" text:note-class="footnote"><text:note-citation>12</text:note-citation><text:note-body><text:p text:style-name="P53"><text:span text:style-name="T533">) </text:span><text:span text:style-name="T373">Here we have to start salt at 2 because salt=1 is taken up by the alternative at U+EC63.</text:span></text:p></text:note-body></text:note></text:span><text:span text:style-name="T203"> </text:span><text:span text:style-name="T521">ⰴ</text:span><text:span text:style-name="T203"><text:tab/>standard truncated version (U+F02EA)</text:span></text:p>
      <text:p text:style-name="P230"><text:span text:style-name="T218"><text:tab/>salt=3: </text:span><text:span text:style-name="T527">ⰴ</text:span><text:span text:style-name="T203"><text:tab/>high truncated version (U+F02EB)</text:span></text:p>
      <text:p text:style-name="P229"/>
      <text:p text:style-name="P248">U+2C36 Small Zhivete ⰶ:</text:p>
      <text:p text:style-name="P230"><text:span text:style-name="T203"><text:tab/>salt=1: </text:span><text:span text:style-name="T284">ⰶ</text:span><text:span text:style-name="T203"><text:tab/>truncated version right (U+F02ED)</text:span></text:p>
      <text:p text:style-name="P230"><text:span text:style-name="T203"><text:tab/>salt=2: </text:span><text:span text:style-name="T521">ⰶ</text:span><text:span text:style-name="T203"><text:tab/>truncated version left (U+F02EE)</text:span></text:p>
      <text:p text:style-name="P249"/>
      <text:p text:style-name="P248">U+2C3E Small Liudie ⰾ:</text:p>
      <text:p text:style-name="P230"><text:span text:style-name="T203"><text:tab/>salt=1: </text:span><text:span text:style-name="T284">ⰾ</text:span><text:span text:style-name="T203"><text:tab/>truncated version right (U+F02F0)</text:span></text:p>
      <text:p text:style-name="P230"><text:span text:style-name="T203"><text:tab/>salt=2: </text:span><text:span text:style-name="T521">ⰾ</text:span><text:span text:style-name="T203"><text:tab/>truncated version left (U+F02F1)</text:span></text:p>
      <text:p text:style-name="P229"/>
      <text:p text:style-name="P248">U+2C45 Small Tvrido ⱅ:</text:p>
      <text:p text:style-name="P230"><text:span text:style-name="T203"><text:tab/>salt=1: </text:span><text:span text:style-name="T284">ⱅ</text:span><text:span text:style-name="T203"><text:tab/>truncated version right (U+F02F3)</text:span></text:p>
      <text:p text:style-name="P226"><text:span text:style-name="T203"><text:tab/>salt=2: </text:span><text:span text:style-name="T522">ⱅ</text:span><text:span text:style-name="T203"><text:tab/>truncated version left (U+F02F4)</text:span></text:p>
      <text:p text:style-name="P251"/>
      <text:p text:style-name="P312"/>
      <text:p text:style-name="P310">Table C:</text:p>
      <text:p text:style-name="P257"><text:span text:style-name="T456">Angular </text:span><text:span text:style-name="T453">Glagolitic Ligatures</text:span></text:p>
      <text:p text:style-name="P277"/>
      <text:p text:style-name="P173"><text:tab/>Glagolitic ligatures are not automatically generated, but are discretionary (as needed). Since the default Round Glagolitic does not use ligatures, one should <text:span text:style-name="T490">not</text:span> insert them when typesetting texts using that script. However, the Angular Script (ss03) and the Angular Missal Script (ss04) both make liberal use of these ligatures <text:span text:style-name="T490">by </text:span>using ss05 <text:span text:style-name="T490">instead of default, ss03 or ss04 text</text:span>. When ligatures are needed, they are <text:span text:style-name="T490">accessed</text:span> by designating the font as “Shafarik:ss05” in the font toolbar in LibreOffice (or a similar method i<text:span text:style-name="T494">n</text:span> other software).</text:p>
      <text:p text:style-name="P173"><text:span text:style-name="T306"><text:tab/>T</text:span><text:span text:style-name="T311">hree</text:span><text:span text:style-name="T307"> </text:span><text:span text:style-name="T308">ligature</text:span><text:span text:style-name="T307">s have variants between the standard </text:span><text:span text:style-name="T308">Angular </text:span><text:span text:style-name="T307">and Missal Angular styles (ss03 and ss04); these are marked in the </text:span><text:span text:style-name="T308">main </text:span><text:span text:style-name="T307">table below with </text:span><text:span text:style-name="T315">green highlighting.</text:span><text:span text:style-name="T307"> </text:span><text:span text:style-name="T309">The first version of the ligature is produced normally </text:span><text:span text:style-name="T311">(</text:span><text:span text:style-name="T309">by designating it with sso5</text:span><text:span text:style-name="T311">)</text:span><text:span text:style-name="T309">, while the second version is produced by de</text:span><text:span text:style-name="T310">si</text:span><text:span text:style-name="T309">gnating at as “</text:span><text:span text:style-name="T316">ss05&amp;ss04”. </text:span><text:span text:style-name="T317">These </text:span><text:span text:style-name="T318">three</text:span><text:span text:style-name="T317"> characters are:</text:span></text:p>
      <text:p text:style-name="P317"><text:span text:style-name="T498">default<text:tab/>no ligature formed<text:tab/></text:span><text:span text:style-name="T1">ⰶⰴ<text:tab/>ⰸⰴ<text:tab/>ⰺⱀ</text:span></text:p>
      <text:p text:style-name="P313"><text:span text:style-name="T498">ss03<text:tab/>no ligature formed<text:tab/></text:span><text:span text:style-name="T187">ⰶⰴ<text:tab/>ⰸⰴ<text:tab/>ⰺⱀ</text:span></text:p>
      <text:p text:style-name="P315"><text:span text:style-name="T498">ss04<text:tab/>no ligature formed<text:tab/></text:span><text:span text:style-name="T196">ⰶⰴ<text:tab/>ⰸⰴ<text:tab/>ⰺⱀ</text:span></text:p>
      <text:p text:style-name="P316"><text:span text:style-name="T498">ss05, ss05&amp;ss03<text:tab/>usual ligature formed<text:tab/></text:span>ⰶⰴ<text:tab/>ⰸⰴ<text:tab/>ⰺⱀ</text:p>
      <text:p text:style-name="P314"><text:span text:style-name="T498">ss05&amp;ss04<text:tab/>variant ligature formed<text:tab/></text:span><text:span text:style-name="T499">ⰶⰴ<text:tab/>ⰸⰴ<text:tab/>ⰺⱀ</text:span></text:p>
      <text:p text:style-name="P253"/>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59"><text:span text:style-name="T495">PUA </text:span>Codepoint</text:p>
          </table:table-cell>
          <table:table-cell table:style-name="Table18.A1" office:value-type="string">
            <text:p text:style-name="P259">Character Sequence (before ss03, ss04 or ss05 is applied)</text:p>
          </table:table-cell>
          <table:table-cell table:style-name="Table18.A1" office:value-type="string">
            <text:p text:style-name="P259">Glagolitic Ligature</text:p>
          </table:table-cell>
          <table:table-cell table:style-name="Table18.D1" office:value-type="string">
            <text:p text:style-name="P258">Test (ss05 <text:span text:style-name="T496">applied</text:span>)</text:p>
          </table:table-cell>
          <table:table-cell table:style-name="Table18.E1" office:value-type="string">
            <text:p text:style-name="P259">Transliteration and Comments</text:p>
          </table:table-cell>
        </table:table-row>
        <table:table-row>
          <table:table-cell table:style-name="Table18.A2" office:value-type="string">
            <text:p text:style-name="P242">u+F0300</text:p>
          </table:table-cell>
          <table:table-cell table:style-name="Table18.B2" office:value-type="string">
            <text:p text:style-name="P242">ⰰⰱ</text:p>
          </table:table-cell>
          <table:table-cell table:style-name="Table18.C2" office:value-type="string">
            <text:p text:style-name="P242">󰌀</text:p>
          </table:table-cell>
          <table:table-cell table:style-name="Table18.D2" office:value-type="string">
            <text:p text:style-name="P279">ⰰⰱ</text:p>
          </table:table-cell>
          <table:table-cell table:style-name="Table18.E2" office:value-type="string">
            <text:p text:style-name="P242">аб</text:p>
          </table:table-cell>
        </table:table-row>
        <table:table-row>
          <table:table-cell table:style-name="Table18.A3" office:value-type="string">
            <text:p text:style-name="P242">u+F0301</text:p>
          </table:table-cell>
          <table:table-cell table:style-name="Table18.B3" office:value-type="string">
            <text:p text:style-name="P242">ⰰⰲ</text:p>
          </table:table-cell>
          <table:table-cell table:style-name="Table18.C3" office:value-type="string">
            <text:p text:style-name="P242">󰌁</text:p>
          </table:table-cell>
          <table:table-cell table:style-name="Table18.D3" office:value-type="string">
            <text:p text:style-name="P279">ⰰⰲ</text:p>
          </table:table-cell>
          <table:table-cell table:style-name="Table18.E3" office:value-type="string">
            <text:p text:style-name="P242">ав</text:p>
          </table:table-cell>
        </table:table-row>
        <table:table-row>
          <table:table-cell table:style-name="Table18.A4" office:value-type="string">
            <text:p text:style-name="P242">u+F0302</text:p>
          </table:table-cell>
          <table:table-cell table:style-name="Table18.B4" office:value-type="string">
            <text:p text:style-name="P242">ⰰⰲⰰ</text:p>
          </table:table-cell>
          <table:table-cell table:style-name="Table18.C4" office:value-type="string">
            <text:p text:style-name="P242">󰌂</text:p>
          </table:table-cell>
          <table:table-cell table:style-name="Table18.D4" office:value-type="string">
            <text:p text:style-name="P279">ⰰⰲⰰ</text:p>
          </table:table-cell>
          <table:table-cell table:style-name="Table18.E4" office:value-type="string">
            <text:p text:style-name="P242">ава</text:p>
          </table:table-cell>
        </table:table-row>
        <table:table-row>
          <table:table-cell table:style-name="Table18.A5" office:value-type="string">
            <text:p text:style-name="P242">u+F0303</text:p>
          </table:table-cell>
          <table:table-cell table:style-name="Table18.B5" office:value-type="string">
            <text:p text:style-name="P242">ⰰⰲⰲ</text:p>
          </table:table-cell>
          <table:table-cell table:style-name="Table18.C5" office:value-type="string">
            <text:p text:style-name="P242">󰌃</text:p>
          </table:table-cell>
          <table:table-cell table:style-name="Table18.D5" office:value-type="string">
            <text:p text:style-name="P279">ⰰⰲⰲ</text:p>
          </table:table-cell>
          <table:table-cell table:style-name="Table18.E5" office:value-type="string">
            <text:p text:style-name="P242">авв</text:p>
          </table:table-cell>
        </table:table-row>
        <table:table-row>
          <table:table-cell table:style-name="Table18.A6" office:value-type="string">
            <text:p text:style-name="P242">u+F0304</text:p>
          </table:table-cell>
          <table:table-cell table:style-name="Table18.B6" office:value-type="string">
            <text:p text:style-name="P242">ⰰⰴ</text:p>
          </table:table-cell>
          <table:table-cell table:style-name="Table18.C6" office:value-type="string">
            <text:p text:style-name="P242">󰌄</text:p>
          </table:table-cell>
          <table:table-cell table:style-name="Table18.D6" office:value-type="string">
            <text:p text:style-name="P279">ⰰⰴ</text:p>
          </table:table-cell>
          <table:table-cell table:style-name="Table18.E6" office:value-type="string">
            <text:p text:style-name="P242">ад</text:p>
          </table:table-cell>
        </table:table-row>
        <table:table-row>
          <table:table-cell table:style-name="Table18.A7" office:value-type="string">
            <text:p text:style-name="P242">u+F0305</text:p>
          </table:table-cell>
          <table:table-cell table:style-name="Table18.B7" office:value-type="string">
            <text:p text:style-name="P242">ⰰⰶ</text:p>
          </table:table-cell>
          <table:table-cell table:style-name="Table18.C7" office:value-type="string">
            <text:p text:style-name="P242">󰌅</text:p>
          </table:table-cell>
          <table:table-cell table:style-name="Table18.D7" office:value-type="string">
            <text:p text:style-name="P279">ⰰⰶ</text:p>
          </table:table-cell>
          <table:table-cell table:style-name="Table18.E7" office:value-type="string">
            <text:p text:style-name="P242">аж</text:p>
          </table:table-cell>
        </table:table-row>
        <table:table-row>
          <table:table-cell table:style-name="Table18.A8" office:value-type="string">
            <text:p text:style-name="P242">u+F0306</text:p>
          </table:table-cell>
          <table:table-cell table:style-name="Table18.B8" office:value-type="string">
            <text:p text:style-name="P242">ⰰⰶⰴ</text:p>
          </table:table-cell>
          <table:table-cell table:style-name="Table18.C8" office:value-type="string">
            <text:p text:style-name="P242">󰌆</text:p>
          </table:table-cell>
          <table:table-cell table:style-name="Table18.D8" office:value-type="string">
            <text:p text:style-name="P279">ⰰⰶⰴ</text:p>
          </table:table-cell>
          <table:table-cell table:style-name="Table18.E8" office:value-type="string">
            <text:p text:style-name="P242">ажд</text:p>
          </table:table-cell>
        </table:table-row>
        <table:table-row>
          <table:table-cell table:style-name="Table18.A9" office:value-type="string">
            <text:p text:style-name="P242">u+F0307</text:p>
          </table:table-cell>
          <table:table-cell table:style-name="Table18.B9" office:value-type="string">
            <text:p text:style-name="P242">ⰰⰽ</text:p>
          </table:table-cell>
          <table:table-cell table:style-name="Table18.C9" office:value-type="string">
            <text:p text:style-name="P242">󰌇</text:p>
          </table:table-cell>
          <table:table-cell table:style-name="Table18.D9" office:value-type="string">
            <text:p text:style-name="P279">ⰰⰽ</text:p>
          </table:table-cell>
          <table:table-cell table:style-name="Table18.E9" office:value-type="string">
            <text:p text:style-name="P242">ак</text:p>
          </table:table-cell>
        </table:table-row>
        <table:table-row>
          <table:table-cell table:style-name="Table18.A10" office:value-type="string">
            <text:p text:style-name="P242">u+F0308</text:p>
          </table:table-cell>
          <table:table-cell table:style-name="Table18.B10" office:value-type="string">
            <text:p text:style-name="P242">ⰰⰾ</text:p>
          </table:table-cell>
          <table:table-cell table:style-name="Table18.C10" office:value-type="string">
            <text:p text:style-name="P242">󰌈</text:p>
          </table:table-cell>
          <table:table-cell table:style-name="Table18.D10" office:value-type="string">
            <text:p text:style-name="P279">ⰰⰾ</text:p>
          </table:table-cell>
          <table:table-cell table:style-name="Table18.E10" office:value-type="string">
            <text:p text:style-name="P242">ал</text:p>
          </table:table-cell>
        </table:table-row>
        <table:table-row>
          <table:table-cell table:style-name="Table18.A11" office:value-type="string">
            <text:p text:style-name="P242">u+F0309</text:p>
          </table:table-cell>
          <table:table-cell table:style-name="Table18.B11" office:value-type="string">
            <text:p text:style-name="P242">ⰰⰿ</text:p>
          </table:table-cell>
          <table:table-cell table:style-name="Table18.C11" office:value-type="string">
            <text:p text:style-name="P242">󰌉</text:p>
          </table:table-cell>
          <table:table-cell table:style-name="Table18.D11" office:value-type="string">
            <text:p text:style-name="P279">ⰰⰿ</text:p>
          </table:table-cell>
          <table:table-cell table:style-name="Table18.E11" office:value-type="string">
            <text:p text:style-name="P242">ам</text:p>
          </table:table-cell>
        </table:table-row>
        <table:table-row>
          <table:table-cell table:style-name="Table18.A12" office:value-type="string">
            <text:p text:style-name="P242">u+F030A</text:p>
          </table:table-cell>
          <table:table-cell table:style-name="Table18.B12" office:value-type="string">
            <text:p text:style-name="P242">ⰰⱀ</text:p>
          </table:table-cell>
          <table:table-cell table:style-name="Table18.C12" office:value-type="string">
            <text:p text:style-name="P242">󰌊</text:p>
          </table:table-cell>
          <table:table-cell table:style-name="Table18.D12" office:value-type="string">
            <text:p text:style-name="P279">ⰰⱀ</text:p>
          </table:table-cell>
          <table:table-cell table:style-name="Table18.E12" office:value-type="string">
            <text:p text:style-name="P242">ан</text:p>
          </table:table-cell>
        </table:table-row>
        <table:table-row>
          <table:table-cell table:style-name="Table18.A13" office:value-type="string">
            <text:p text:style-name="P242">u+F030B</text:p>
          </table:table-cell>
          <table:table-cell table:style-name="Table18.B13" office:value-type="string">
            <text:p text:style-name="P242">ⰰⱂ</text:p>
          </table:table-cell>
          <table:table-cell table:style-name="Table18.C13" office:value-type="string">
            <text:p text:style-name="P242">󰌋</text:p>
          </table:table-cell>
          <table:table-cell table:style-name="Table18.D13" office:value-type="string">
            <text:p text:style-name="P279">ⰰⱂ</text:p>
          </table:table-cell>
          <table:table-cell table:style-name="Table18.E13" office:value-type="string">
            <text:p text:style-name="P242">ап</text:p>
          </table:table-cell>
        </table:table-row>
        <table:table-row>
          <table:table-cell table:style-name="Table18.A14" office:value-type="string">
            <text:p text:style-name="P242">u+F030C</text:p>
          </table:table-cell>
          <table:table-cell table:style-name="Table18.B14" office:value-type="string">
            <text:p text:style-name="P242">ⰰⱅ</text:p>
          </table:table-cell>
          <table:table-cell table:style-name="Table18.C14" office:value-type="string">
            <text:p text:style-name="P242">󰌌</text:p>
          </table:table-cell>
          <table:table-cell table:style-name="Table18.D14" office:value-type="string">
            <text:p text:style-name="P279">ⰰⱅ</text:p>
          </table:table-cell>
          <table:table-cell table:style-name="Table18.E14" office:value-type="string">
            <text:p text:style-name="P242">ат</text:p>
          </table:table-cell>
        </table:table-row>
        <table:table-row>
          <table:table-cell table:style-name="Table18.A15" office:value-type="string">
            <text:p text:style-name="P242">u+F030D</text:p>
          </table:table-cell>
          <table:table-cell table:style-name="Table18.B15" office:value-type="string">
            <text:p text:style-name="P242">ⰰⱎ</text:p>
          </table:table-cell>
          <table:table-cell table:style-name="Table18.C15" office:value-type="string">
            <text:p text:style-name="P242">󰌍</text:p>
          </table:table-cell>
          <table:table-cell table:style-name="Table18.D15" office:value-type="string">
            <text:p text:style-name="P279">ⰰⱎ</text:p>
          </table:table-cell>
          <table:table-cell table:style-name="Table18.E15" office:value-type="string">
            <text:p text:style-name="P242">аш</text:p>
          </table:table-cell>
        </table:table-row>
        <table:table-row>
          <table:table-cell table:style-name="Table18.A16" office:value-type="string">
            <text:p text:style-name="P242">u+F030E</text:p>
          </table:table-cell>
          <table:table-cell table:style-name="Table18.B16" office:value-type="string">
            <text:p text:style-name="P242">ⰰⱓ</text:p>
          </table:table-cell>
          <table:table-cell table:style-name="Table18.C16" office:value-type="string">
            <text:p text:style-name="P242">󰌎</text:p>
          </table:table-cell>
          <table:table-cell table:style-name="Table18.D16" office:value-type="string">
            <text:p text:style-name="P279">ⰰⱓ</text:p>
          </table:table-cell>
          <table:table-cell table:style-name="Table18.E16" office:value-type="string">
            <text:p text:style-name="P242">аю</text:p>
          </table:table-cell>
        </table:table-row>
        <table:table-row>
          <table:table-cell table:style-name="Table18.A17" office:value-type="string">
            <text:p text:style-name="P242"/>
          </table:table-cell>
          <table:table-cell table:style-name="Table18.B17" office:value-type="string">
            <text:p text:style-name="P242"/>
          </table:table-cell>
          <table:table-cell table:style-name="Table18.C17" office:value-type="string">
            <text:p text:style-name="P242"/>
          </table:table-cell>
          <table:table-cell table:style-name="Table18.D17" office:value-type="string">
            <text:p text:style-name="P279"/>
          </table:table-cell>
          <table:table-cell table:style-name="Table18.E17" office:value-type="string">
            <text:p text:style-name="P242"/>
          </table:table-cell>
        </table:table-row>
        <table:table-row>
          <table:table-cell table:style-name="Table18.A18" office:value-type="string">
            <text:p text:style-name="P242">u+F0315</text:p>
          </table:table-cell>
          <table:table-cell table:style-name="Table18.B18" office:value-type="string">
            <text:p text:style-name="P242">ⰱⰰ</text:p>
          </table:table-cell>
          <table:table-cell table:style-name="Table18.C18" office:value-type="string">
            <text:p text:style-name="P242">󰌕</text:p>
          </table:table-cell>
          <table:table-cell table:style-name="Table18.D18" office:value-type="string">
            <text:p text:style-name="P279">ⰱⰰ</text:p>
          </table:table-cell>
          <table:table-cell table:style-name="Table18.E18" office:value-type="string">
            <text:p text:style-name="P242">ба</text:p>
          </table:table-cell>
        </table:table-row>
        <text:soft-page-break/>
        <table:table-row>
          <table:table-cell table:style-name="Table18.A19" office:value-type="string">
            <text:p text:style-name="P242">u+F0316</text:p>
          </table:table-cell>
          <table:table-cell table:style-name="Table18.B19" office:value-type="string">
            <text:p text:style-name="P242">ⰱⰶ</text:p>
          </table:table-cell>
          <table:table-cell table:style-name="Table18.C19" office:value-type="string">
            <text:p text:style-name="P242">󰌖</text:p>
          </table:table-cell>
          <table:table-cell table:style-name="Table18.D19" office:value-type="string">
            <text:p text:style-name="P279">ⰱⰶ</text:p>
          </table:table-cell>
          <table:table-cell table:style-name="Table18.E19" office:value-type="string">
            <text:p text:style-name="P242">бж</text:p>
          </table:table-cell>
        </table:table-row>
        <table:table-row>
          <table:table-cell table:style-name="Table18.A20" office:value-type="string">
            <text:p text:style-name="P242">u+F0317</text:p>
          </table:table-cell>
          <table:table-cell table:style-name="Table18.B20" office:value-type="string">
            <text:p text:style-name="P242">ⰱⰾ</text:p>
          </table:table-cell>
          <table:table-cell table:style-name="Table18.C20" office:value-type="string">
            <text:p text:style-name="P242">󰌗</text:p>
          </table:table-cell>
          <table:table-cell table:style-name="Table18.D20" office:value-type="string">
            <text:p text:style-name="P279">ⰱⰾ</text:p>
          </table:table-cell>
          <table:table-cell table:style-name="Table18.E20" office:value-type="string">
            <text:p text:style-name="P242">бл</text:p>
          </table:table-cell>
        </table:table-row>
        <table:table-row>
          <table:table-cell table:style-name="Table18.A21" office:value-type="string">
            <text:p text:style-name="P242">u+F0318</text:p>
          </table:table-cell>
          <table:table-cell table:style-name="Table18.B21" office:value-type="string">
            <text:p text:style-name="P242">ⰱⰾⰲ</text:p>
          </table:table-cell>
          <table:table-cell table:style-name="Table18.C21" office:value-type="string">
            <text:p text:style-name="P242">󰌘</text:p>
          </table:table-cell>
          <table:table-cell table:style-name="Table18.D21" office:value-type="string">
            <text:p text:style-name="P279">ⰱⰾⰲ</text:p>
          </table:table-cell>
          <table:table-cell table:style-name="Table18.E21" office:value-type="string">
            <text:p text:style-name="P242">блв</text:p>
          </table:table-cell>
        </table:table-row>
        <table:table-row>
          <table:table-cell table:style-name="Table18.A22" office:value-type="string">
            <text:p text:style-name="P242">u+F0319</text:p>
          </table:table-cell>
          <table:table-cell table:style-name="Table18.B22" office:value-type="string">
            <text:p text:style-name="P242">ⰱⰾⱓ</text:p>
          </table:table-cell>
          <table:table-cell table:style-name="Table18.C22" office:value-type="string">
            <text:p text:style-name="P242">󰌙</text:p>
          </table:table-cell>
          <table:table-cell table:style-name="Table18.D22" office:value-type="string">
            <text:p text:style-name="P279">ⰱⰾⱓ</text:p>
          </table:table-cell>
          <table:table-cell table:style-name="Table18.E22" office:value-type="string">
            <text:p text:style-name="P242">блю</text:p>
          </table:table-cell>
        </table:table-row>
        <table:table-row>
          <table:table-cell table:style-name="Table18.A23" office:value-type="string">
            <text:p text:style-name="P242">u+F031A</text:p>
          </table:table-cell>
          <table:table-cell table:style-name="Table18.B23" office:value-type="string">
            <text:p text:style-name="P242">ⰱⰾⱓⰴ</text:p>
          </table:table-cell>
          <table:table-cell table:style-name="Table18.C23" office:value-type="string">
            <text:p text:style-name="P242">󰌚</text:p>
          </table:table-cell>
          <table:table-cell table:style-name="Table18.D23" office:value-type="string">
            <text:p text:style-name="P279">ⰱⰾⱓⰴ</text:p>
          </table:table-cell>
          <table:table-cell table:style-name="Table18.E23" office:value-type="string">
            <text:p text:style-name="P242">блюд</text:p>
          </table:table-cell>
        </table:table-row>
        <table:table-row>
          <table:table-cell table:style-name="Table18.A24" office:value-type="string">
            <text:p text:style-name="P242">u+F031B</text:p>
          </table:table-cell>
          <table:table-cell table:style-name="Table18.B24" office:value-type="string">
            <text:p text:style-name="P242">ⰱⱁ</text:p>
          </table:table-cell>
          <table:table-cell table:style-name="Table18.C24" office:value-type="string">
            <text:p text:style-name="P242">󰌛</text:p>
          </table:table-cell>
          <table:table-cell table:style-name="Table18.D24" office:value-type="string">
            <text:p text:style-name="P279">ⰱⱁ</text:p>
          </table:table-cell>
          <table:table-cell table:style-name="Table18.E24" office:value-type="string">
            <text:p text:style-name="P242">бо</text:p>
          </table:table-cell>
        </table:table-row>
        <table:table-row>
          <table:table-cell table:style-name="Table18.A25" office:value-type="string">
            <text:p text:style-name="P242">u+F031C</text:p>
          </table:table-cell>
          <table:table-cell table:style-name="Table18.B25" office:value-type="string">
            <text:p text:style-name="P242">ⰱⱃ</text:p>
          </table:table-cell>
          <table:table-cell table:style-name="Table18.C25" office:value-type="string">
            <text:p text:style-name="P242">󰌜</text:p>
          </table:table-cell>
          <table:table-cell table:style-name="Table18.D25" office:value-type="string">
            <text:p text:style-name="P279">ⰱⱃ</text:p>
          </table:table-cell>
          <table:table-cell table:style-name="Table18.E25" office:value-type="string">
            <text:p text:style-name="P242">бр</text:p>
          </table:table-cell>
        </table:table-row>
        <table:table-row>
          <table:table-cell table:style-name="Table18.A26" office:value-type="string">
            <text:p text:style-name="P242"/>
          </table:table-cell>
          <table:table-cell table:style-name="Table18.B26" office:value-type="string">
            <text:p text:style-name="P242"/>
          </table:table-cell>
          <table:table-cell table:style-name="Table18.C26" office:value-type="string">
            <text:p text:style-name="P242"/>
          </table:table-cell>
          <table:table-cell table:style-name="Table18.D26" office:value-type="string">
            <text:p text:style-name="P279"/>
          </table:table-cell>
          <table:table-cell table:style-name="Table18.E26" office:value-type="string">
            <text:p text:style-name="P242"/>
          </table:table-cell>
        </table:table-row>
        <table:table-row>
          <table:table-cell table:style-name="Table18.A27" office:value-type="string">
            <text:p text:style-name="P242">u+F0323</text:p>
          </table:table-cell>
          <table:table-cell table:style-name="Table18.B27" office:value-type="string">
            <text:p text:style-name="P242">ⰲⰰ</text:p>
          </table:table-cell>
          <table:table-cell table:style-name="Table18.C27" office:value-type="string">
            <text:p text:style-name="P242">󰌣</text:p>
          </table:table-cell>
          <table:table-cell table:style-name="Table18.D27" office:value-type="string">
            <text:p text:style-name="P279">ⰲⰰ</text:p>
          </table:table-cell>
          <table:table-cell table:style-name="Table18.E27" office:value-type="string">
            <text:p text:style-name="P242">ва</text:p>
          </table:table-cell>
        </table:table-row>
        <table:table-row>
          <table:table-cell table:style-name="Table18.A28" office:value-type="string">
            <text:p text:style-name="P242">u+F0324</text:p>
          </table:table-cell>
          <table:table-cell table:style-name="Table18.B28" office:value-type="string">
            <text:p text:style-name="P242">ⰲⰲ</text:p>
          </table:table-cell>
          <table:table-cell table:style-name="Table18.C28" office:value-type="string">
            <text:p text:style-name="P242">󰌤</text:p>
          </table:table-cell>
          <table:table-cell table:style-name="Table18.D28" office:value-type="string">
            <text:p text:style-name="P279">ⰲⰲ</text:p>
          </table:table-cell>
          <table:table-cell table:style-name="Table18.E28" office:value-type="string">
            <text:p text:style-name="P242">вв</text:p>
          </table:table-cell>
        </table:table-row>
        <table:table-row>
          <table:table-cell table:style-name="Table18.A29" office:value-type="string">
            <text:p text:style-name="P242">u+F0325</text:p>
          </table:table-cell>
          <table:table-cell table:style-name="Table18.B29" office:value-type="string">
            <text:p text:style-name="P242">ⰲⰲⱃ</text:p>
          </table:table-cell>
          <table:table-cell table:style-name="Table18.C29" office:value-type="string">
            <text:p text:style-name="P242">󰌥</text:p>
          </table:table-cell>
          <table:table-cell table:style-name="Table18.D29" office:value-type="string">
            <text:p text:style-name="P279">ⰲⰲⱃ</text:p>
          </table:table-cell>
          <table:table-cell table:style-name="Table18.E29" office:value-type="string">
            <text:p text:style-name="P242">ввр</text:p>
          </table:table-cell>
        </table:table-row>
        <table:table-row>
          <table:table-cell table:style-name="Table18.A30" office:value-type="string">
            <text:p text:style-name="P242">u+F0326</text:p>
          </table:table-cell>
          <table:table-cell table:style-name="Table18.B30" office:value-type="string">
            <text:p text:style-name="P242">ⰲⰴ</text:p>
          </table:table-cell>
          <table:table-cell table:style-name="Table18.C30" office:value-type="string">
            <text:p text:style-name="P242">󰌦</text:p>
          </table:table-cell>
          <table:table-cell table:style-name="Table18.D30" office:value-type="string">
            <text:p text:style-name="P279">ⰲⰴ</text:p>
          </table:table-cell>
          <table:table-cell table:style-name="Table18.E30" office:value-type="string">
            <text:p text:style-name="P242">вд</text:p>
          </table:table-cell>
        </table:table-row>
        <table:table-row>
          <table:table-cell table:style-name="Table18.A31" office:value-type="string">
            <text:p text:style-name="P242">u+F0327</text:p>
          </table:table-cell>
          <table:table-cell table:style-name="Table18.B31" office:value-type="string">
            <text:p text:style-name="P242">ⰲⰴⱅⰾ</text:p>
          </table:table-cell>
          <table:table-cell table:style-name="Table18.C31" office:value-type="string">
            <text:p text:style-name="P242">󰌧</text:p>
          </table:table-cell>
          <table:table-cell table:style-name="Table18.D31" office:value-type="string">
            <text:p text:style-name="P279">ⰲⰴⱅⰾ</text:p>
          </table:table-cell>
          <table:table-cell table:style-name="Table18.E31" office:value-type="string">
            <text:p text:style-name="P242">вдтл</text:p>
          </table:table-cell>
        </table:table-row>
        <table:table-row>
          <table:table-cell table:style-name="Table18.A32" office:value-type="string">
            <text:p text:style-name="P242">u+F0328</text:p>
          </table:table-cell>
          <table:table-cell table:style-name="Table18.B32" office:value-type="string">
            <text:p text:style-name="P242">ⰲⰶ</text:p>
          </table:table-cell>
          <table:table-cell table:style-name="Table18.C32" office:value-type="string">
            <text:p text:style-name="P242">󰌨</text:p>
          </table:table-cell>
          <table:table-cell table:style-name="Table18.D32" office:value-type="string">
            <text:p text:style-name="P279">ⰲⰶ</text:p>
          </table:table-cell>
          <table:table-cell table:style-name="Table18.E32" office:value-type="string">
            <text:p text:style-name="P242">вж</text:p>
          </table:table-cell>
        </table:table-row>
        <table:table-row>
          <table:table-cell table:style-name="Table18.A33" office:value-type="string">
            <text:p text:style-name="P242">u+F0329</text:p>
          </table:table-cell>
          <table:table-cell table:style-name="Table18.B33" office:value-type="string">
            <text:p text:style-name="P242">ⰲⰶⰴ</text:p>
          </table:table-cell>
          <table:table-cell table:style-name="Table18.C33" office:value-type="string">
            <text:p text:style-name="P242">󰌩</text:p>
          </table:table-cell>
          <table:table-cell table:style-name="Table18.D33" office:value-type="string">
            <text:p text:style-name="P279">ⰲⰶⰴ</text:p>
          </table:table-cell>
          <table:table-cell table:style-name="Table18.E33" office:value-type="string">
            <text:p text:style-name="P242">вжд</text:p>
          </table:table-cell>
        </table:table-row>
        <table:table-row>
          <table:table-cell table:style-name="Table18.A34" office:value-type="string">
            <text:p text:style-name="P242">u+F032A</text:p>
          </table:table-cell>
          <table:table-cell table:style-name="Table18.B34" office:value-type="string">
            <text:p text:style-name="P242">ⰲⰸ</text:p>
          </table:table-cell>
          <table:table-cell table:style-name="Table18.C34" office:value-type="string">
            <text:p text:style-name="P242">󰌪</text:p>
          </table:table-cell>
          <table:table-cell table:style-name="Table18.D34" office:value-type="string">
            <text:p text:style-name="P279">ⰲⰸ</text:p>
          </table:table-cell>
          <table:table-cell table:style-name="Table18.E34" office:value-type="string">
            <text:p text:style-name="P242">вꙁ</text:p>
          </table:table-cell>
        </table:table-row>
        <table:table-row>
          <table:table-cell table:style-name="Table18.A35" office:value-type="string">
            <text:p text:style-name="P242">u+F032B</text:p>
          </table:table-cell>
          <table:table-cell table:style-name="Table18.B35" office:value-type="string">
            <text:p text:style-name="P242">ⰲⰸⰰ</text:p>
          </table:table-cell>
          <table:table-cell table:style-name="Table18.C35" office:value-type="string">
            <text:p text:style-name="P242">󰌫</text:p>
          </table:table-cell>
          <table:table-cell table:style-name="Table18.D35" office:value-type="string">
            <text:p text:style-name="P279">ⰲⰸⰰ</text:p>
          </table:table-cell>
          <table:table-cell table:style-name="Table18.E35" office:value-type="string">
            <text:p text:style-name="P242">вꙁа</text:p>
          </table:table-cell>
        </table:table-row>
        <table:table-row>
          <table:table-cell table:style-name="Table18.A36" office:value-type="string">
            <text:p text:style-name="P242">u+F032C</text:p>
          </table:table-cell>
          <table:table-cell table:style-name="Table18.B36" office:value-type="string">
            <text:p text:style-name="P242">ⰲⰸⰲ</text:p>
          </table:table-cell>
          <table:table-cell table:style-name="Table18.C36" office:value-type="string">
            <text:p text:style-name="P242">󰌬</text:p>
          </table:table-cell>
          <table:table-cell table:style-name="Table18.D36" office:value-type="string">
            <text:p text:style-name="P279">ⰲⰸⰲ</text:p>
          </table:table-cell>
          <table:table-cell table:style-name="Table18.E36" office:value-type="string">
            <text:p text:style-name="P242">вꙁв</text:p>
          </table:table-cell>
        </table:table-row>
        <table:table-row>
          <table:table-cell table:style-name="Table18.A37" office:value-type="string">
            <text:p text:style-name="P242">u+F032D</text:p>
          </table:table-cell>
          <table:table-cell table:style-name="Table18.B37" office:value-type="string">
            <text:p text:style-name="P242">ⰲⰸⰴ</text:p>
          </table:table-cell>
          <table:table-cell table:style-name="Table18.C37" office:value-type="string">
            <text:p text:style-name="P242">󰌭</text:p>
          </table:table-cell>
          <table:table-cell table:style-name="Table18.D37" office:value-type="string">
            <text:p text:style-name="P279">ⰲⰸⰴ</text:p>
          </table:table-cell>
          <table:table-cell table:style-name="Table18.E37" office:value-type="string">
            <text:p text:style-name="P242">вꙁд</text:p>
          </table:table-cell>
        </table:table-row>
        <table:table-row>
          <table:table-cell table:style-name="Table18.A38" office:value-type="string">
            <text:p text:style-name="P242">u+F032E</text:p>
          </table:table-cell>
          <table:table-cell table:style-name="Table18.B38" office:value-type="string">
            <text:p text:style-name="P242">ⰲⰸⰴⰰ</text:p>
          </table:table-cell>
          <table:table-cell table:style-name="Table18.C38" office:value-type="string">
            <text:p text:style-name="P242">󰌮</text:p>
          </table:table-cell>
          <table:table-cell table:style-name="Table18.D38" office:value-type="string">
            <text:p text:style-name="P279">ⰲⰸⰴⰰ</text:p>
          </table:table-cell>
          <table:table-cell table:style-name="Table18.E38" office:value-type="string">
            <text:p text:style-name="P242">вꙁда</text:p>
          </table:table-cell>
        </table:table-row>
        <table:table-row>
          <table:table-cell table:style-name="Table18.A39" office:value-type="string">
            <text:p text:style-name="P242">u+F032F</text:p>
          </table:table-cell>
          <table:table-cell table:style-name="Table18.B39" office:value-type="string">
            <text:p text:style-name="P242">ⰲⰸⰴⰲ</text:p>
          </table:table-cell>
          <table:table-cell table:style-name="Table18.C39" office:value-type="string">
            <text:p text:style-name="P242">󰌯</text:p>
          </table:table-cell>
          <table:table-cell table:style-name="Table18.D39" office:value-type="string">
            <text:p text:style-name="P279">ⰲⰸⰴⰲ</text:p>
          </table:table-cell>
          <table:table-cell table:style-name="Table18.E39" office:value-type="string">
            <text:p text:style-name="P242">вꙁдв</text:p>
          </table:table-cell>
        </table:table-row>
        <table:table-row>
          <table:table-cell table:style-name="Table18.A40" office:value-type="string">
            <text:p text:style-name="P242">u+F0330</text:p>
          </table:table-cell>
          <table:table-cell table:style-name="Table18.B40" office:value-type="string">
            <text:p text:style-name="P242">ⰲⰸⰾ</text:p>
          </table:table-cell>
          <table:table-cell table:style-name="Table18.C40" office:value-type="string">
            <text:p text:style-name="P242">󰌰</text:p>
          </table:table-cell>
          <table:table-cell table:style-name="Table18.D40" office:value-type="string">
            <text:p text:style-name="P279">ⰲⰸⰾ</text:p>
          </table:table-cell>
          <table:table-cell table:style-name="Table18.E40" office:value-type="string">
            <text:p text:style-name="P242">вꙁл</text:p>
          </table:table-cell>
        </table:table-row>
        <table:table-row>
          <table:table-cell table:style-name="Table18.A41" office:value-type="string">
            <text:p text:style-name="P242">u+F0331</text:p>
          </table:table-cell>
          <table:table-cell table:style-name="Table18.B41" office:value-type="string">
            <text:p text:style-name="P242">ⰲⰻ</text:p>
          </table:table-cell>
          <table:table-cell table:style-name="Table18.C41" office:value-type="string">
            <text:p text:style-name="P242">󰌱</text:p>
          </table:table-cell>
          <table:table-cell table:style-name="Table18.D41" office:value-type="string">
            <text:p text:style-name="P279">ⰲⰻ</text:p>
          </table:table-cell>
          <table:table-cell table:style-name="Table18.E41" office:value-type="string">
            <text:p text:style-name="P242">ви</text:p>
          </table:table-cell>
        </table:table-row>
        <table:table-row>
          <table:table-cell table:style-name="Table18.A42" office:value-type="string">
            <text:p text:style-name="P242">u+F0332</text:p>
          </table:table-cell>
          <table:table-cell table:style-name="Table18.B42" office:value-type="string">
            <text:p text:style-name="P242">ⰲⰻⰴ</text:p>
          </table:table-cell>
          <table:table-cell table:style-name="Table18.C42" office:value-type="string">
            <text:p text:style-name="P242">󰌲</text:p>
          </table:table-cell>
          <table:table-cell table:style-name="Table18.D42" office:value-type="string">
            <text:p text:style-name="P279">ⰲⰻⰴ</text:p>
          </table:table-cell>
          <table:table-cell table:style-name="Table18.E42" office:value-type="string">
            <text:p text:style-name="P242">вид</text:p>
          </table:table-cell>
        </table:table-row>
        <table:table-row>
          <table:table-cell table:style-name="Table18.A43" office:value-type="string">
            <text:p text:style-name="P242">u+F0333</text:p>
          </table:table-cell>
          <table:table-cell table:style-name="Table18.B43" office:value-type="string">
            <text:p text:style-name="P242">ⰲⰾ</text:p>
          </table:table-cell>
          <table:table-cell table:style-name="Table18.C43" office:value-type="string">
            <text:p text:style-name="P242">󰌳</text:p>
          </table:table-cell>
          <table:table-cell table:style-name="Table18.D43" office:value-type="string">
            <text:p text:style-name="P279">ⰲⰾ</text:p>
          </table:table-cell>
          <table:table-cell table:style-name="Table18.E43" office:value-type="string">
            <text:p text:style-name="P242">вл</text:p>
          </table:table-cell>
        </table:table-row>
        <table:table-row>
          <table:table-cell table:style-name="Table18.A44" office:value-type="string">
            <text:p text:style-name="P242">u+F0334</text:p>
          </table:table-cell>
          <table:table-cell table:style-name="Table18.B44" office:value-type="string">
            <text:p text:style-name="P242">ⰲⰾⰰ</text:p>
          </table:table-cell>
          <table:table-cell table:style-name="Table18.C44" office:value-type="string">
            <text:p text:style-name="P242">󰌴</text:p>
          </table:table-cell>
          <table:table-cell table:style-name="Table18.D44" office:value-type="string">
            <text:p text:style-name="P279">ⰲⰾⰰ</text:p>
          </table:table-cell>
          <table:table-cell table:style-name="Table18.E44" office:value-type="string">
            <text:p text:style-name="P242">вла</text:p>
          </table:table-cell>
        </table:table-row>
        <table:table-row>
          <table:table-cell table:style-name="Table18.A45" office:value-type="string">
            <text:p text:style-name="P242">u+F0335</text:p>
          </table:table-cell>
          <table:table-cell table:style-name="Table18.B45" office:value-type="string">
            <text:p text:style-name="P242">ⰲⰾⰻ</text:p>
          </table:table-cell>
          <table:table-cell table:style-name="Table18.C45" office:value-type="string">
            <text:p text:style-name="P242">󰌵</text:p>
          </table:table-cell>
          <table:table-cell table:style-name="Table18.D45" office:value-type="string">
            <text:p text:style-name="P279">ⰲⰾⰻ</text:p>
          </table:table-cell>
          <table:table-cell table:style-name="Table18.E45" office:value-type="string">
            <text:p text:style-name="P242">вли</text:p>
          </table:table-cell>
        </table:table-row>
        <table:table-row>
          <table:table-cell table:style-name="Table18.A46" office:value-type="string">
            <text:p text:style-name="P242">u+F0336</text:p>
          </table:table-cell>
          <table:table-cell table:style-name="Table18.B46" office:value-type="string">
            <text:p text:style-name="P242">ⰲⰾⱓ</text:p>
          </table:table-cell>
          <table:table-cell table:style-name="Table18.C46" office:value-type="string">
            <text:p text:style-name="P242">󰌶</text:p>
          </table:table-cell>
          <table:table-cell table:style-name="Table18.D46" office:value-type="string">
            <text:p text:style-name="P279">ⰲⰾⱓ</text:p>
          </table:table-cell>
          <table:table-cell table:style-name="Table18.E46" office:value-type="string">
            <text:p text:style-name="P242">влю</text:p>
          </table:table-cell>
        </table:table-row>
        <table:table-row>
          <table:table-cell table:style-name="Table18.A47" office:value-type="string">
            <text:p text:style-name="P242">u+F0337</text:p>
          </table:table-cell>
          <table:table-cell table:style-name="Table18.B47" office:value-type="string">
            <text:p text:style-name="P242">ⰲⰾⱓⰴ</text:p>
          </table:table-cell>
          <table:table-cell table:style-name="Table18.C47" office:value-type="string">
            <text:p text:style-name="P242">󰌷</text:p>
          </table:table-cell>
          <table:table-cell table:style-name="Table18.D47" office:value-type="string">
            <text:p text:style-name="P279">ⰲⰾⱓⰴ</text:p>
          </table:table-cell>
          <table:table-cell table:style-name="Table18.E47" office:value-type="string">
            <text:p text:style-name="P242">влюд</text:p>
          </table:table-cell>
        </table:table-row>
        <table:table-row>
          <table:table-cell table:style-name="Table18.A48" office:value-type="string">
            <text:p text:style-name="P242">u+F0338</text:p>
          </table:table-cell>
          <table:table-cell table:style-name="Table18.B48" office:value-type="string">
            <text:p text:style-name="P242">ⰲⱁ</text:p>
          </table:table-cell>
          <table:table-cell table:style-name="Table18.C48" office:value-type="string">
            <text:p text:style-name="P242">󰌸</text:p>
          </table:table-cell>
          <table:table-cell table:style-name="Table18.D48" office:value-type="string">
            <text:p text:style-name="P279">ⰲⱁ</text:p>
          </table:table-cell>
          <table:table-cell table:style-name="Table18.E48" office:value-type="string">
            <text:p text:style-name="P242">во</text:p>
          </table:table-cell>
        </table:table-row>
        <table:table-row>
          <table:table-cell table:style-name="Table18.A49" office:value-type="string">
            <text:p text:style-name="P242">u+F0339</text:p>
          </table:table-cell>
          <table:table-cell table:style-name="Table18.B49" office:value-type="string">
            <text:p text:style-name="P242">ⰲⱁⰴ</text:p>
          </table:table-cell>
          <table:table-cell table:style-name="Table18.C49" office:value-type="string">
            <text:p text:style-name="P242">󰌹</text:p>
          </table:table-cell>
          <table:table-cell table:style-name="Table18.D49" office:value-type="string">
            <text:p text:style-name="P279">ⰲⱁⰴ</text:p>
          </table:table-cell>
          <table:table-cell table:style-name="Table18.E49" office:value-type="string">
            <text:p text:style-name="P242">вод</text:p>
          </table:table-cell>
        </table:table-row>
        <table:table-row>
          <table:table-cell table:style-name="Table18.A50" office:value-type="string">
            <text:p text:style-name="P242">u+F033A</text:p>
          </table:table-cell>
          <table:table-cell table:style-name="Table18.B50" office:value-type="string">
            <text:p text:style-name="P242">ⰲⱁⱅ</text:p>
          </table:table-cell>
          <table:table-cell table:style-name="Table18.C50" office:value-type="string">
            <text:p text:style-name="P242">󰌺</text:p>
          </table:table-cell>
          <table:table-cell table:style-name="Table18.D50" office:value-type="string">
            <text:p text:style-name="P279">ⰲⱁⱅ</text:p>
          </table:table-cell>
          <table:table-cell table:style-name="Table18.E50" office:value-type="string">
            <text:p text:style-name="P242">вот</text:p>
          </table:table-cell>
        </table:table-row>
        <table:table-row>
          <table:table-cell table:style-name="Table18.A51" office:value-type="string">
            <text:p text:style-name="P242">u+F033B</text:p>
          </table:table-cell>
          <table:table-cell table:style-name="Table18.B51" office:value-type="string">
            <text:p text:style-name="P242">ⰲⱃ</text:p>
          </table:table-cell>
          <table:table-cell table:style-name="Table18.C51" office:value-type="string">
            <text:p text:style-name="P242">󰌻</text:p>
          </table:table-cell>
          <table:table-cell table:style-name="Table18.D51" office:value-type="string">
            <text:p text:style-name="P279">ⰲⱃ</text:p>
          </table:table-cell>
          <table:table-cell table:style-name="Table18.E51" office:value-type="string">
            <text:p text:style-name="P242">вр</text:p>
          </table:table-cell>
        </table:table-row>
        <table:table-row>
          <table:table-cell table:style-name="Table18.A52" office:value-type="string">
            <text:p text:style-name="P242">u+F033C</text:p>
          </table:table-cell>
          <table:table-cell table:style-name="Table18.B52" office:value-type="string">
            <text:p text:style-name="P242">ⰲⱃⱅ</text:p>
          </table:table-cell>
          <table:table-cell table:style-name="Table18.C52" office:value-type="string">
            <text:p text:style-name="P242">󰌼</text:p>
          </table:table-cell>
          <table:table-cell table:style-name="Table18.D52" office:value-type="string">
            <text:p text:style-name="P279">ⰲⱃⱅ</text:p>
          </table:table-cell>
          <table:table-cell table:style-name="Table18.E52" office:value-type="string">
            <text:p text:style-name="P242">врт</text:p>
          </table:table-cell>
        </table:table-row>
        <table:table-row>
          <table:table-cell table:style-name="Table18.A53" office:value-type="string">
            <text:p text:style-name="P242">u+F033D</text:p>
          </table:table-cell>
          <table:table-cell table:style-name="Table18.B53" office:value-type="string">
            <text:p text:style-name="P242">ⰲⱃⱅⱁ</text:p>
          </table:table-cell>
          <table:table-cell table:style-name="Table18.C53" office:value-type="string">
            <text:p text:style-name="P242">󰌽</text:p>
          </table:table-cell>
          <table:table-cell table:style-name="Table18.D53" office:value-type="string">
            <text:p text:style-name="P279">ⰲⱃⱅⱁ</text:p>
          </table:table-cell>
          <table:table-cell table:style-name="Table18.E53" office:value-type="string">
            <text:p text:style-name="P242">врто</text:p>
          </table:table-cell>
        </table:table-row>
        <table:table-row>
          <table:table-cell table:style-name="Table18.A54" office:value-type="string">
            <text:p text:style-name="P242">u+F033E</text:p>
          </table:table-cell>
          <table:table-cell table:style-name="Table18.B54" office:value-type="string">
            <text:p text:style-name="P242">ⰲⱅ</text:p>
          </table:table-cell>
          <table:table-cell table:style-name="Table18.C54" office:value-type="string">
            <text:p text:style-name="P242">󰌾</text:p>
          </table:table-cell>
          <table:table-cell table:style-name="Table18.D54" office:value-type="string">
            <text:p text:style-name="P279">ⰲⱅ</text:p>
          </table:table-cell>
          <table:table-cell table:style-name="Table18.E54" office:value-type="string">
            <text:p text:style-name="P242">вт</text:p>
          </table:table-cell>
        </table:table-row>
        <text:soft-page-break/>
        <table:table-row>
          <table:table-cell table:style-name="Table18.A55" office:value-type="string">
            <text:p text:style-name="P242">u+F033F</text:p>
          </table:table-cell>
          <table:table-cell table:style-name="Table18.B55" office:value-type="string">
            <text:p text:style-name="P242">ⰲⱅⱃ</text:p>
          </table:table-cell>
          <table:table-cell table:style-name="Table18.C55" office:value-type="string">
            <text:p text:style-name="P242">󰌿</text:p>
          </table:table-cell>
          <table:table-cell table:style-name="Table18.D55" office:value-type="string">
            <text:p text:style-name="P279">ⰲⱅⱃ</text:p>
          </table:table-cell>
          <table:table-cell table:style-name="Table18.E55" office:value-type="string">
            <text:p text:style-name="P242">втр</text:p>
          </table:table-cell>
        </table:table-row>
        <table:table-row>
          <table:table-cell table:style-name="Table18.A56" office:value-type="string">
            <text:p text:style-name="P242"/>
          </table:table-cell>
          <table:table-cell table:style-name="Table18.B56" office:value-type="string">
            <text:p text:style-name="P242"/>
          </table:table-cell>
          <table:table-cell table:style-name="Table18.C56" office:value-type="string">
            <text:p text:style-name="P242"/>
          </table:table-cell>
          <table:table-cell table:style-name="Table18.D56" office:value-type="string">
            <text:p text:style-name="P279"/>
          </table:table-cell>
          <table:table-cell table:style-name="Table18.E56" office:value-type="string">
            <text:p text:style-name="P242"/>
          </table:table-cell>
        </table:table-row>
        <table:table-row>
          <table:table-cell table:style-name="Table18.A57" office:value-type="string">
            <text:p text:style-name="P242">u+F0346</text:p>
          </table:table-cell>
          <table:table-cell table:style-name="Table18.B57" office:value-type="string">
            <text:p text:style-name="P242">ⰳⰰ</text:p>
          </table:table-cell>
          <table:table-cell table:style-name="Table18.C57" office:value-type="string">
            <text:p text:style-name="P242">󰍆</text:p>
          </table:table-cell>
          <table:table-cell table:style-name="Table18.D57" office:value-type="string">
            <text:p text:style-name="P279">ⰳⰰ</text:p>
          </table:table-cell>
          <table:table-cell table:style-name="Table18.E57" office:value-type="string">
            <text:p text:style-name="P242">га</text:p>
          </table:table-cell>
        </table:table-row>
        <table:table-row>
          <table:table-cell table:style-name="Table18.A58" office:value-type="string">
            <text:p text:style-name="P242">u+F0347</text:p>
          </table:table-cell>
          <table:table-cell table:style-name="Table18.B58" office:value-type="string">
            <text:p text:style-name="P242">ⰳⰲ</text:p>
          </table:table-cell>
          <table:table-cell table:style-name="Table18.C58" office:value-type="string">
            <text:p text:style-name="P242">󰍇</text:p>
          </table:table-cell>
          <table:table-cell table:style-name="Table18.D58" office:value-type="string">
            <text:p text:style-name="P279">ⰳⰲ</text:p>
          </table:table-cell>
          <table:table-cell table:style-name="Table18.E58" office:value-type="string">
            <text:p text:style-name="P242">гв</text:p>
          </table:table-cell>
        </table:table-row>
        <table:table-row>
          <table:table-cell table:style-name="Table18.A59" office:value-type="string">
            <text:p text:style-name="P242">u+F0348</text:p>
          </table:table-cell>
          <table:table-cell table:style-name="Table18.B59" office:value-type="string">
            <text:p text:style-name="P242">ⰳⰲⰾ</text:p>
          </table:table-cell>
          <table:table-cell table:style-name="Table18.C59" office:value-type="string">
            <text:p text:style-name="P242">󰍈</text:p>
          </table:table-cell>
          <table:table-cell table:style-name="Table18.D59" office:value-type="string">
            <text:p text:style-name="P279">ⰳⰲⰾ</text:p>
          </table:table-cell>
          <table:table-cell table:style-name="Table18.E59" office:value-type="string">
            <text:p text:style-name="P242">гвл</text:p>
          </table:table-cell>
        </table:table-row>
        <table:table-row>
          <table:table-cell table:style-name="Table18.A60" office:value-type="string">
            <text:p text:style-name="P242">u+F0349</text:p>
          </table:table-cell>
          <table:table-cell table:style-name="Table18.B60" office:value-type="string">
            <text:p text:style-name="P242">ⰳⰲⱁ</text:p>
          </table:table-cell>
          <table:table-cell table:style-name="Table18.C60" office:value-type="string">
            <text:p text:style-name="P242">󰍉</text:p>
          </table:table-cell>
          <table:table-cell table:style-name="Table18.D60" office:value-type="string">
            <text:p text:style-name="P279">ⰳⰲⱁ</text:p>
          </table:table-cell>
          <table:table-cell table:style-name="Table18.E60" office:value-type="string">
            <text:p text:style-name="P242">гво</text:p>
          </table:table-cell>
        </table:table-row>
        <table:table-row>
          <table:table-cell table:style-name="Table18.A61" office:value-type="string">
            <text:p text:style-name="P242">u+F034A</text:p>
          </table:table-cell>
          <table:table-cell table:style-name="Table18.B61" office:value-type="string">
            <text:p text:style-name="P242">ⰳⰴ</text:p>
          </table:table-cell>
          <table:table-cell table:style-name="Table18.C61" office:value-type="string">
            <text:p text:style-name="P242">󰍊</text:p>
          </table:table-cell>
          <table:table-cell table:style-name="Table18.D61" office:value-type="string">
            <text:p text:style-name="P279">ⰳⰴ</text:p>
          </table:table-cell>
          <table:table-cell table:style-name="Table18.E61" office:value-type="string">
            <text:p text:style-name="P242">гд</text:p>
          </table:table-cell>
        </table:table-row>
        <table:table-row>
          <table:table-cell table:style-name="Table18.A62" office:value-type="string">
            <text:p text:style-name="P242">u+F034B</text:p>
          </table:table-cell>
          <table:table-cell table:style-name="Table18.B62" office:value-type="string">
            <text:p text:style-name="P242">ⰳⰴⰰ</text:p>
          </table:table-cell>
          <table:table-cell table:style-name="Table18.C62" office:value-type="string">
            <text:p text:style-name="P242">󰍋</text:p>
          </table:table-cell>
          <table:table-cell table:style-name="Table18.D62" office:value-type="string">
            <text:p text:style-name="P279">ⰳⰴⰰ</text:p>
          </table:table-cell>
          <table:table-cell table:style-name="Table18.E62" office:value-type="string">
            <text:p text:style-name="P242">гда</text:p>
          </table:table-cell>
        </table:table-row>
        <table:table-row>
          <table:table-cell table:style-name="Table18.A63" office:value-type="string">
            <text:p text:style-name="P242">u+F034C</text:p>
          </table:table-cell>
          <table:table-cell table:style-name="Table18.B63" office:value-type="string">
            <text:p text:style-name="P242">ⰳⰶ</text:p>
          </table:table-cell>
          <table:table-cell table:style-name="Table18.C63" office:value-type="string">
            <text:p text:style-name="P242">󰍌</text:p>
          </table:table-cell>
          <table:table-cell table:style-name="Table18.D63" office:value-type="string">
            <text:p text:style-name="P279">ⰳⰶ</text:p>
          </table:table-cell>
          <table:table-cell table:style-name="Table18.E63" office:value-type="string">
            <text:p text:style-name="P242">гж</text:p>
          </table:table-cell>
        </table:table-row>
        <table:table-row>
          <table:table-cell table:style-name="Table18.A64" office:value-type="string">
            <text:p text:style-name="P242">u+F034D</text:p>
          </table:table-cell>
          <table:table-cell table:style-name="Table18.B64" office:value-type="string">
            <text:p text:style-name="P242">ⰳⰻ</text:p>
          </table:table-cell>
          <table:table-cell table:style-name="Table18.C64" office:value-type="string">
            <text:p text:style-name="P242">󰍍</text:p>
          </table:table-cell>
          <table:table-cell table:style-name="Table18.D64" office:value-type="string">
            <text:p text:style-name="P279">ⰳⰻ</text:p>
          </table:table-cell>
          <table:table-cell table:style-name="Table18.E64" office:value-type="string">
            <text:p text:style-name="P242">ги</text:p>
          </table:table-cell>
        </table:table-row>
        <table:table-row>
          <table:table-cell table:style-name="Table18.A65" office:value-type="string">
            <text:p text:style-name="P242">u+F034E</text:p>
          </table:table-cell>
          <table:table-cell table:style-name="Table18.B65" office:value-type="string">
            <text:p text:style-name="P242">ⰳⰾ</text:p>
          </table:table-cell>
          <table:table-cell table:style-name="Table18.C65" office:value-type="string">
            <text:p text:style-name="P242">󰍎</text:p>
          </table:table-cell>
          <table:table-cell table:style-name="Table18.D65" office:value-type="string">
            <text:p text:style-name="P279">ⰳⰾ</text:p>
          </table:table-cell>
          <table:table-cell table:style-name="Table18.E65" office:value-type="string">
            <text:p text:style-name="P242">гл</text:p>
          </table:table-cell>
        </table:table-row>
        <table:table-row>
          <table:table-cell table:style-name="Table18.A66" office:value-type="string">
            <text:p text:style-name="P242">u+F034F</text:p>
          </table:table-cell>
          <table:table-cell table:style-name="Table18.B66" office:value-type="string">
            <text:p text:style-name="P242">ⰳⰾⰰ</text:p>
          </table:table-cell>
          <table:table-cell table:style-name="Table18.C66" office:value-type="string">
            <text:p text:style-name="P242">󰍏</text:p>
          </table:table-cell>
          <table:table-cell table:style-name="Table18.D66" office:value-type="string">
            <text:p text:style-name="P279">ⰳⰾⰰ</text:p>
          </table:table-cell>
          <table:table-cell table:style-name="Table18.E66" office:value-type="string">
            <text:p text:style-name="P242">гла</text:p>
          </table:table-cell>
        </table:table-row>
        <table:table-row>
          <table:table-cell table:style-name="Table18.A67" office:value-type="string">
            <text:p text:style-name="P242">u+F0350</text:p>
          </table:table-cell>
          <table:table-cell table:style-name="Table18.B67" office:value-type="string">
            <text:p text:style-name="P242">ⰳⰾⰲ</text:p>
          </table:table-cell>
          <table:table-cell table:style-name="Table18.C67" office:value-type="string">
            <text:p text:style-name="P242">󰍐</text:p>
          </table:table-cell>
          <table:table-cell table:style-name="Table18.D67" office:value-type="string">
            <text:p text:style-name="P279">ⰳⰾⰲ</text:p>
          </table:table-cell>
          <table:table-cell table:style-name="Table18.E67" office:value-type="string">
            <text:p text:style-name="P242">глв</text:p>
          </table:table-cell>
        </table:table-row>
        <table:table-row>
          <table:table-cell table:style-name="Table18.A68" office:value-type="string">
            <text:p text:style-name="P242">u+F0351</text:p>
          </table:table-cell>
          <table:table-cell table:style-name="Table18.B68" office:value-type="string">
            <text:p text:style-name="P242">ⰳⰾⰾⰶ</text:p>
          </table:table-cell>
          <table:table-cell table:style-name="Table18.C68" office:value-type="string">
            <text:p text:style-name="P242">󰍑</text:p>
          </table:table-cell>
          <table:table-cell table:style-name="Table18.D68" office:value-type="string">
            <text:p text:style-name="P279">ⰳⰾⰾⰶ</text:p>
          </table:table-cell>
          <table:table-cell table:style-name="Table18.E68" office:value-type="string">
            <text:p text:style-name="P242">гллж (глаголю же)</text:p>
          </table:table-cell>
        </table:table-row>
        <table:table-row>
          <table:table-cell table:style-name="Table18.A69" office:value-type="string">
            <text:p text:style-name="P242">u+F0352</text:p>
          </table:table-cell>
          <table:table-cell table:style-name="Table18.B69" office:value-type="string">
            <text:p text:style-name="P242">ⰳⰾⱅ</text:p>
          </table:table-cell>
          <table:table-cell table:style-name="Table18.C69" office:value-type="string">
            <text:p text:style-name="P242">󰍒</text:p>
          </table:table-cell>
          <table:table-cell table:style-name="Table18.D69" office:value-type="string">
            <text:p text:style-name="P279">ⰳⰾⱅ</text:p>
          </table:table-cell>
          <table:table-cell table:style-name="Table18.E69" office:value-type="string">
            <text:p text:style-name="P242">глт</text:p>
          </table:table-cell>
        </table:table-row>
        <table:table-row>
          <table:table-cell table:style-name="Table18.A70" office:value-type="string">
            <text:p text:style-name="P242">u+F0353</text:p>
          </table:table-cell>
          <table:table-cell table:style-name="Table18.B70" office:value-type="string">
            <text:p text:style-name="P242">ⰳⰾⱓ</text:p>
          </table:table-cell>
          <table:table-cell table:style-name="Table18.C70" office:value-type="string">
            <text:p text:style-name="P242">󰍓</text:p>
          </table:table-cell>
          <table:table-cell table:style-name="Table18.D70" office:value-type="string">
            <text:p text:style-name="P279">ⰳⰾⱓ</text:p>
          </table:table-cell>
          <table:table-cell table:style-name="Table18.E70" office:value-type="string">
            <text:p text:style-name="P242">глю</text:p>
          </table:table-cell>
        </table:table-row>
        <table:table-row>
          <table:table-cell table:style-name="Table18.A71" office:value-type="string">
            <text:p text:style-name="P242">u+F0354</text:p>
          </table:table-cell>
          <table:table-cell table:style-name="Table18.B71" office:value-type="string">
            <text:p text:style-name="P242">ⰳⱁ</text:p>
          </table:table-cell>
          <table:table-cell table:style-name="Table18.C71" office:value-type="string">
            <text:p text:style-name="P242">󰍔</text:p>
          </table:table-cell>
          <table:table-cell table:style-name="Table18.D71" office:value-type="string">
            <text:p text:style-name="P279">ⰳⱁ</text:p>
          </table:table-cell>
          <table:table-cell table:style-name="Table18.E71" office:value-type="string">
            <text:p text:style-name="P242">го</text:p>
          </table:table-cell>
        </table:table-row>
        <table:table-row>
          <table:table-cell table:style-name="Table18.A72" office:value-type="string">
            <text:p text:style-name="P242">u+F0355</text:p>
          </table:table-cell>
          <table:table-cell table:style-name="Table18.B72" office:value-type="string">
            <text:p text:style-name="P242">ⰳⱁⰲ</text:p>
          </table:table-cell>
          <table:table-cell table:style-name="Table18.C72" office:value-type="string">
            <text:p text:style-name="P242">󰍕</text:p>
          </table:table-cell>
          <table:table-cell table:style-name="Table18.D72" office:value-type="string">
            <text:p text:style-name="P279">ⰳⱁⰲ</text:p>
          </table:table-cell>
          <table:table-cell table:style-name="Table18.E72" office:value-type="string">
            <text:p text:style-name="P242">гов</text:p>
          </table:table-cell>
        </table:table-row>
        <table:table-row>
          <table:table-cell table:style-name="Table18.A73" office:value-type="string">
            <text:p text:style-name="P242">u+F0356</text:p>
          </table:table-cell>
          <table:table-cell table:style-name="Table18.B73" office:value-type="string">
            <text:p text:style-name="P242">ⰳⱁⰲⰾ</text:p>
          </table:table-cell>
          <table:table-cell table:style-name="Table18.C73" office:value-type="string">
            <text:p text:style-name="P242">󰍖</text:p>
          </table:table-cell>
          <table:table-cell table:style-name="Table18.D73" office:value-type="string">
            <text:p text:style-name="P279">ⰳⱁⰲⰾ</text:p>
          </table:table-cell>
          <table:table-cell table:style-name="Table18.E73" office:value-type="string">
            <text:p text:style-name="P242">говл</text:p>
          </table:table-cell>
        </table:table-row>
        <table:table-row>
          <table:table-cell table:style-name="Table18.A74" office:value-type="string">
            <text:p text:style-name="P242">u+F0357</text:p>
          </table:table-cell>
          <table:table-cell table:style-name="Table18.B74" office:value-type="string">
            <text:p text:style-name="P242">ⰳⱁⰶ</text:p>
          </table:table-cell>
          <table:table-cell table:style-name="Table18.C74" office:value-type="string">
            <text:p text:style-name="P242">󰍗</text:p>
          </table:table-cell>
          <table:table-cell table:style-name="Table18.D74" office:value-type="string">
            <text:p text:style-name="P279">ⰳⱁⰶ</text:p>
          </table:table-cell>
          <table:table-cell table:style-name="Table18.E74" office:value-type="string">
            <text:p text:style-name="P242">гож</text:p>
          </table:table-cell>
        </table:table-row>
        <table:table-row>
          <table:table-cell table:style-name="Table18.A75" office:value-type="string">
            <text:p text:style-name="P242">u+F0358</text:p>
          </table:table-cell>
          <table:table-cell table:style-name="Table18.B75" office:value-type="string">
            <text:p text:style-name="P242">ⰳⱁⰾ</text:p>
          </table:table-cell>
          <table:table-cell table:style-name="Table18.C75" office:value-type="string">
            <text:p text:style-name="P242">󰍘</text:p>
          </table:table-cell>
          <table:table-cell table:style-name="Table18.D75" office:value-type="string">
            <text:p text:style-name="P279">ⰳⱁⰾ</text:p>
          </table:table-cell>
          <table:table-cell table:style-name="Table18.E75" office:value-type="string">
            <text:p text:style-name="P242">гол</text:p>
          </table:table-cell>
        </table:table-row>
        <table:table-row>
          <table:table-cell table:style-name="Table18.A76" office:value-type="string">
            <text:p text:style-name="P242">u+F0359</text:p>
          </table:table-cell>
          <table:table-cell table:style-name="Table18.B76" office:value-type="string">
            <text:p text:style-name="P242">ⰳⱃ</text:p>
          </table:table-cell>
          <table:table-cell table:style-name="Table18.C76" office:value-type="string">
            <text:p text:style-name="P242">󰍙</text:p>
          </table:table-cell>
          <table:table-cell table:style-name="Table18.D76" office:value-type="string">
            <text:p text:style-name="P279">ⰳⱃ</text:p>
          </table:table-cell>
          <table:table-cell table:style-name="Table18.E76" office:value-type="string">
            <text:p text:style-name="P242">гр</text:p>
          </table:table-cell>
        </table:table-row>
        <table:table-row>
          <table:table-cell table:style-name="Table18.A77" office:value-type="string">
            <text:p text:style-name="P242">u+F035A</text:p>
          </table:table-cell>
          <table:table-cell table:style-name="Table18.B77" office:value-type="string">
            <text:p text:style-name="P242">ⰳⱆ</text:p>
          </table:table-cell>
          <table:table-cell table:style-name="Table18.C77" office:value-type="string">
            <text:p text:style-name="P242">󰍚</text:p>
          </table:table-cell>
          <table:table-cell table:style-name="Table18.D77" office:value-type="string">
            <text:p text:style-name="P279">ⰳⱆ</text:p>
          </table:table-cell>
          <table:table-cell table:style-name="Table18.E77" office:value-type="string">
            <text:p text:style-name="P242">гу (гѹ, гꙋ)</text:p>
          </table:table-cell>
        </table:table-row>
        <table:table-row>
          <table:table-cell table:style-name="Table18.A78" office:value-type="string">
            <text:p text:style-name="P242"/>
          </table:table-cell>
          <table:table-cell table:style-name="Table18.B78" office:value-type="string">
            <text:p text:style-name="P242"/>
          </table:table-cell>
          <table:table-cell table:style-name="Table18.C78" office:value-type="string">
            <text:p text:style-name="P242"/>
          </table:table-cell>
          <table:table-cell table:style-name="Table18.D78" office:value-type="string">
            <text:p text:style-name="P279"/>
          </table:table-cell>
          <table:table-cell table:style-name="Table18.E78" office:value-type="string">
            <text:p text:style-name="P242"/>
          </table:table-cell>
        </table:table-row>
        <table:table-row>
          <table:table-cell table:style-name="Table18.A79" office:value-type="string">
            <text:p text:style-name="P242">u+F0361</text:p>
          </table:table-cell>
          <table:table-cell table:style-name="Table18.B79" office:value-type="string">
            <text:p text:style-name="P242">ⰴⰰ</text:p>
          </table:table-cell>
          <table:table-cell table:style-name="Table18.C79" office:value-type="string">
            <text:p text:style-name="P242">󰍡</text:p>
          </table:table-cell>
          <table:table-cell table:style-name="Table18.D79" office:value-type="string">
            <text:p text:style-name="P279">ⰴⰰ</text:p>
          </table:table-cell>
          <table:table-cell table:style-name="Table18.E79" office:value-type="string">
            <text:p text:style-name="P242">да</text:p>
          </table:table-cell>
        </table:table-row>
        <table:table-row>
          <table:table-cell table:style-name="Table18.A80" office:value-type="string">
            <text:p text:style-name="P242">u+F0362</text:p>
          </table:table-cell>
          <table:table-cell table:style-name="Table18.B80" office:value-type="string">
            <text:p text:style-name="P242">ⰴⰲ</text:p>
          </table:table-cell>
          <table:table-cell table:style-name="Table18.C80" office:value-type="string">
            <text:p text:style-name="P242">󰍢</text:p>
          </table:table-cell>
          <table:table-cell table:style-name="Table18.D80" office:value-type="string">
            <text:p text:style-name="P279">ⰴⰲ</text:p>
          </table:table-cell>
          <table:table-cell table:style-name="Table18.E80" office:value-type="string">
            <text:p text:style-name="P242">дв</text:p>
          </table:table-cell>
        </table:table-row>
        <table:table-row>
          <table:table-cell table:style-name="Table18.A81" office:value-type="string">
            <text:p text:style-name="P242">u+F0363</text:p>
          </table:table-cell>
          <table:table-cell table:style-name="Table18.B81" office:value-type="string">
            <text:p text:style-name="P242">ⰴⰲⱁ</text:p>
          </table:table-cell>
          <table:table-cell table:style-name="Table18.C81" office:value-type="string">
            <text:p text:style-name="P242">󰍣</text:p>
          </table:table-cell>
          <table:table-cell table:style-name="Table18.D81" office:value-type="string">
            <text:p text:style-name="P279">ⰴⰲⱁ</text:p>
          </table:table-cell>
          <table:table-cell table:style-name="Table18.E81" office:value-type="string">
            <text:p text:style-name="P242">дво</text:p>
          </table:table-cell>
        </table:table-row>
        <table:table-row>
          <table:table-cell table:style-name="Table18.A82" office:value-type="string">
            <text:p text:style-name="P242">u+F0364</text:p>
          </table:table-cell>
          <table:table-cell table:style-name="Table18.B82" office:value-type="string">
            <text:p text:style-name="P242">ⰴⰾ</text:p>
          </table:table-cell>
          <table:table-cell table:style-name="Table18.C82" office:value-type="string">
            <text:p text:style-name="P242">󰍤</text:p>
          </table:table-cell>
          <table:table-cell table:style-name="Table18.D82" office:value-type="string">
            <text:p text:style-name="P279">ⰴⰾ</text:p>
          </table:table-cell>
          <table:table-cell table:style-name="Table18.E82" office:value-type="string">
            <text:p text:style-name="P242">дл</text:p>
          </table:table-cell>
        </table:table-row>
        <table:table-row>
          <table:table-cell table:style-name="Table18.A83" office:value-type="string">
            <text:p text:style-name="P242">u+F0365</text:p>
          </table:table-cell>
          <table:table-cell table:style-name="Table18.B83" office:value-type="string">
            <text:p text:style-name="P242">ⰴⰾⱓ</text:p>
          </table:table-cell>
          <table:table-cell table:style-name="Table18.C83" office:value-type="string">
            <text:p text:style-name="P242">󰍥</text:p>
          </table:table-cell>
          <table:table-cell table:style-name="Table18.D83" office:value-type="string">
            <text:p text:style-name="P279">ⰴⰾⱓ</text:p>
          </table:table-cell>
          <table:table-cell table:style-name="Table18.E83" office:value-type="string">
            <text:p text:style-name="P242">длю</text:p>
          </table:table-cell>
        </table:table-row>
        <table:table-row>
          <table:table-cell table:style-name="Table18.A84" office:value-type="string">
            <text:p text:style-name="P242"/>
          </table:table-cell>
          <table:table-cell table:style-name="Table18.B84" office:value-type="string">
            <text:p text:style-name="P242"/>
          </table:table-cell>
          <table:table-cell table:style-name="Table18.C84" office:value-type="string">
            <text:p text:style-name="P242"/>
          </table:table-cell>
          <table:table-cell table:style-name="Table18.D84" office:value-type="string">
            <text:p text:style-name="P279"/>
          </table:table-cell>
          <table:table-cell table:style-name="Table18.E84" office:value-type="string">
            <text:p text:style-name="P242"/>
          </table:table-cell>
        </table:table-row>
        <table:table-row>
          <table:table-cell table:style-name="Table18.A85" office:value-type="string">
            <text:p text:style-name="P242">u+F036C</text:p>
          </table:table-cell>
          <table:table-cell table:style-name="Table18.B85" office:value-type="string">
            <text:p text:style-name="P242">ⰅⰅ</text:p>
          </table:table-cell>
          <table:table-cell table:style-name="Table18.C85" office:value-type="string">
            <text:p text:style-name="P242">󰍬</text:p>
          </table:table-cell>
          <table:table-cell table:style-name="Table18.D85" office:value-type="string">
            <text:p text:style-name="P279">ⰅⰅ</text:p>
          </table:table-cell>
          <table:table-cell table:style-name="Table18.E85" office:value-type="string">
            <text:p text:style-name="P242">ЕЕ</text:p>
          </table:table-cell>
        </table:table-row>
        <table:table-row>
          <table:table-cell table:style-name="Table18.A86" office:value-type="string">
            <text:p text:style-name="P242">u+F036D</text:p>
          </table:table-cell>
          <table:table-cell table:style-name="Table18.B86" office:value-type="string">
            <text:p text:style-name="P242">ⰵⰵ</text:p>
          </table:table-cell>
          <table:table-cell table:style-name="Table18.C86" office:value-type="string">
            <text:p text:style-name="P242">󰍭</text:p>
          </table:table-cell>
          <table:table-cell table:style-name="Table18.D86" office:value-type="string">
            <text:p text:style-name="P279">ⰵⰵ</text:p>
          </table:table-cell>
          <table:table-cell table:style-name="Table18.E86" office:value-type="string">
            <text:p text:style-name="P242">ее</text:p>
          </table:table-cell>
        </table:table-row>
        <table:table-row>
          <table:table-cell table:style-name="Table18.A87" office:value-type="string">
            <text:p text:style-name="P242">u+F036E</text:p>
          </table:table-cell>
          <table:table-cell table:style-name="Table18.B87" office:value-type="string">
            <text:p text:style-name="P242">ⰵⰶⰵ</text:p>
          </table:table-cell>
          <table:table-cell table:style-name="Table18.C87" office:value-type="string">
            <text:p text:style-name="P242">󰍮</text:p>
          </table:table-cell>
          <table:table-cell table:style-name="Table18.D87" office:value-type="string">
            <text:p text:style-name="P279">ⰵⰶⰵ</text:p>
          </table:table-cell>
          <table:table-cell table:style-name="Table18.E87" office:value-type="string">
            <text:p text:style-name="P242">еже</text:p>
          </table:table-cell>
        </table:table-row>
        <table:table-row>
          <table:table-cell table:style-name="Table18.A88" office:value-type="string">
            <text:p text:style-name="P242"/>
          </table:table-cell>
          <table:table-cell table:style-name="Table18.B88" office:value-type="string">
            <text:p text:style-name="P242"/>
          </table:table-cell>
          <table:table-cell table:style-name="Table18.C88" office:value-type="string">
            <text:p text:style-name="P242"/>
          </table:table-cell>
          <table:table-cell table:style-name="Table18.D88" office:value-type="string">
            <text:p text:style-name="P279"/>
          </table:table-cell>
          <table:table-cell table:style-name="Table18.E88" office:value-type="string">
            <text:p text:style-name="P242"/>
          </table:table-cell>
        </table:table-row>
        <table:table-row>
          <table:table-cell table:style-name="Table18.A89" office:value-type="string">
            <text:p text:style-name="P242">u+F0375</text:p>
          </table:table-cell>
          <table:table-cell table:style-name="Table18.B89" office:value-type="string">
            <text:p text:style-name="P242">ⰶⰰ</text:p>
          </table:table-cell>
          <table:table-cell table:style-name="Table18.C89" office:value-type="string">
            <text:p text:style-name="P242">󰍵</text:p>
          </table:table-cell>
          <table:table-cell table:style-name="Table18.D89" office:value-type="string">
            <text:p text:style-name="P279">ⰶⰰ</text:p>
          </table:table-cell>
          <table:table-cell table:style-name="Table18.E89" office:value-type="string">
            <text:p text:style-name="P242">жа</text:p>
          </table:table-cell>
        </table:table-row>
        <table:table-row>
          <table:table-cell table:style-name="Table18.A90" office:value-type="string">
            <text:p text:style-name="P242">u+F0376</text:p>
          </table:table-cell>
          <table:table-cell table:style-name="Table18.B90" office:value-type="string">
            <text:p text:style-name="P242">ⰶⰲ</text:p>
          </table:table-cell>
          <table:table-cell table:style-name="Table18.C90" office:value-type="string">
            <text:p text:style-name="P242">󰍶</text:p>
          </table:table-cell>
          <table:table-cell table:style-name="Table18.D90" office:value-type="string">
            <text:p text:style-name="P279">ⰶⰲ</text:p>
          </table:table-cell>
          <table:table-cell table:style-name="Table18.E90" office:value-type="string">
            <text:p text:style-name="P242">жв</text:p>
          </table:table-cell>
        </table:table-row>
        <text:soft-page-break/>
        <table:table-row>
          <table:table-cell table:style-name="Table18.A91" office:value-type="string">
            <text:p text:style-name="P242">u+F03<text:span text:style-name="T487">77</text:span></text:p>
          </table:table-cell>
          <table:table-cell table:style-name="Table18.B91" office:value-type="string">
            <text:p text:style-name="P242">ⰆⰄ</text:p>
          </table:table-cell>
          <table:table-cell table:style-name="Table18.C91" office:value-type="string">
            <text:p text:style-name="P242">󰍷</text:p>
          </table:table-cell>
          <table:table-cell table:style-name="Table18.D91" office:value-type="string">
            <text:p text:style-name="P279">ⰆⰄ</text:p>
          </table:table-cell>
          <table:table-cell table:style-name="Table18.E91" office:value-type="string">
            <text:p text:style-name="P242">ЖД</text:p>
          </table:table-cell>
        </table:table-row>
        <table:table-row>
          <table:table-cell table:style-name="Table18.A92" office:value-type="string">
            <text:p text:style-name="P242">u+F03<text:span text:style-name="T487">78</text:span></text:p>
          </table:table-cell>
          <table:table-cell table:style-name="Table18.B92" office:value-type="string">
            <text:p text:style-name="P242">ⰶⰴ</text:p>
          </table:table-cell>
          <table:table-cell table:style-name="Table18.C92" office:value-type="string">
            <text:p text:style-name="P245">󰍸</text:p>
          </table:table-cell>
          <table:table-cell table:style-name="Table18.D92" office:value-type="string">
            <text:p text:style-name="P280">ⰶⰴ</text:p>
          </table:table-cell>
          <table:table-cell table:style-name="Table18.E92" office:value-type="string">
            <text:p text:style-name="P245">жд <text:span text:style-name="T487">(default form: ss05)</text:span></text:p>
          </table:table-cell>
        </table:table-row>
        <table:table-row>
          <table:table-cell table:style-name="Table18.A93" office:value-type="string">
            <text:p text:style-name="P242">u+F037<text:span text:style-name="T487">9</text:span></text:p>
          </table:table-cell>
          <table:table-cell table:style-name="Table18.B93" office:value-type="string">
            <text:p text:style-name="P242">ⰶⰴ</text:p>
          </table:table-cell>
          <table:table-cell table:style-name="Table18.C93" office:value-type="string">
            <text:p text:style-name="P245">󰍹</text:p>
          </table:table-cell>
          <table:table-cell table:style-name="Table18.D93" office:value-type="string">
            <text:p text:style-name="P281">ⰶⰴ</text:p>
          </table:table-cell>
          <table:table-cell table:style-name="Table18.E93" office:value-type="string">
            <text:p text:style-name="P246">жд <text:span text:style-name="T487">(variant: ss05&amp;ss04)</text:span></text:p>
          </table:table-cell>
        </table:table-row>
        <table:table-row>
          <table:table-cell table:style-name="Table18.A94" office:value-type="string">
            <text:p text:style-name="P242">u+F037<text:span text:style-name="T487">A</text:span></text:p>
          </table:table-cell>
          <table:table-cell table:style-name="Table18.B94" office:value-type="string">
            <text:p text:style-name="P242">ⰶⰴⰰ</text:p>
          </table:table-cell>
          <table:table-cell table:style-name="Table18.C94" office:value-type="string">
            <text:p text:style-name="P242">󰍺</text:p>
          </table:table-cell>
          <table:table-cell table:style-name="Table18.D94" office:value-type="string">
            <text:p text:style-name="P279">ⰶⰴⰰ</text:p>
          </table:table-cell>
          <table:table-cell table:style-name="Table18.E94" office:value-type="string">
            <text:p text:style-name="P242">жда</text:p>
          </table:table-cell>
        </table:table-row>
        <table:table-row>
          <table:table-cell table:style-name="Table18.A95" office:value-type="string">
            <text:p text:style-name="P242">u+F037<text:span text:style-name="T487">B</text:span></text:p>
          </table:table-cell>
          <table:table-cell table:style-name="Table18.B95" office:value-type="string">
            <text:p text:style-name="P242">ⰶⰵ</text:p>
          </table:table-cell>
          <table:table-cell table:style-name="Table18.C95" office:value-type="string">
            <text:p text:style-name="P242">󰍻</text:p>
          </table:table-cell>
          <table:table-cell table:style-name="Table18.D95" office:value-type="string">
            <text:p text:style-name="P279">ⰶⰵ</text:p>
          </table:table-cell>
          <table:table-cell table:style-name="Table18.E95" office:value-type="string">
            <text:p text:style-name="P242">же</text:p>
          </table:table-cell>
        </table:table-row>
        <table:table-row>
          <table:table-cell table:style-name="Table18.A96" office:value-type="string">
            <text:p text:style-name="P242">u+F037<text:span text:style-name="T487">C</text:span></text:p>
          </table:table-cell>
          <table:table-cell table:style-name="Table18.B96" office:value-type="string">
            <text:p text:style-name="P242">ⰶⰻ</text:p>
          </table:table-cell>
          <table:table-cell table:style-name="Table18.C96" office:value-type="string">
            <text:p text:style-name="P242">󰍼</text:p>
          </table:table-cell>
          <table:table-cell table:style-name="Table18.D96" office:value-type="string">
            <text:p text:style-name="P279">ⰶⰻ</text:p>
          </table:table-cell>
          <table:table-cell table:style-name="Table18.E96" office:value-type="string">
            <text:p text:style-name="P242">жи</text:p>
          </table:table-cell>
        </table:table-row>
        <table:table-row>
          <table:table-cell table:style-name="Table18.A97" office:value-type="string">
            <text:p text:style-name="P242">u+F037<text:span text:style-name="T487">D</text:span></text:p>
          </table:table-cell>
          <table:table-cell table:style-name="Table18.B97" office:value-type="string">
            <text:p text:style-name="P242">ⰶⰾ</text:p>
          </table:table-cell>
          <table:table-cell table:style-name="Table18.C97" office:value-type="string">
            <text:p text:style-name="P242">󰍽</text:p>
          </table:table-cell>
          <table:table-cell table:style-name="Table18.D97" office:value-type="string">
            <text:p text:style-name="P279">ⰶⰾ</text:p>
          </table:table-cell>
          <table:table-cell table:style-name="Table18.E97" office:value-type="string">
            <text:p text:style-name="P242">жл</text:p>
          </table:table-cell>
        </table:table-row>
        <table:table-row>
          <table:table-cell table:style-name="Table18.A98" office:value-type="string">
            <text:p text:style-name="P242">u+F037<text:span text:style-name="T487">E</text:span></text:p>
          </table:table-cell>
          <table:table-cell table:style-name="Table18.B98" office:value-type="string">
            <text:p text:style-name="P242">ⰶⰾⱓ</text:p>
          </table:table-cell>
          <table:table-cell table:style-name="Table18.C98" office:value-type="string">
            <text:p text:style-name="P242">󰍾</text:p>
          </table:table-cell>
          <table:table-cell table:style-name="Table18.D98" office:value-type="string">
            <text:p text:style-name="P279">ⰶⰾⱓ</text:p>
          </table:table-cell>
          <table:table-cell table:style-name="Table18.E98" office:value-type="string">
            <text:p text:style-name="P242">жлю</text:p>
          </table:table-cell>
        </table:table-row>
        <table:table-row>
          <table:table-cell table:style-name="Table18.A99" office:value-type="string">
            <text:p text:style-name="P242">u+F037<text:span text:style-name="T487">F</text:span></text:p>
          </table:table-cell>
          <table:table-cell table:style-name="Table18.B99" office:value-type="string">
            <text:p text:style-name="P242">ⰶⱁ</text:p>
          </table:table-cell>
          <table:table-cell table:style-name="Table18.C99" office:value-type="string">
            <text:p text:style-name="P273">󰍿</text:p>
          </table:table-cell>
          <table:table-cell table:style-name="Table18.D99" office:value-type="string">
            <text:p text:style-name="P279">ⰶⱁ</text:p>
          </table:table-cell>
          <table:table-cell table:style-name="Table18.E99" office:value-type="string">
            <text:p text:style-name="P242">жо</text:p>
          </table:table-cell>
        </table:table-row>
        <table:table-row>
          <table:table-cell table:style-name="Table18.A100" office:value-type="string">
            <text:p text:style-name="P242">u+F03<text:span text:style-name="T487">80</text:span></text:p>
          </table:table-cell>
          <table:table-cell table:style-name="Table18.B100" office:value-type="string">
            <text:p text:style-name="P242">ⰶⱅ</text:p>
          </table:table-cell>
          <table:table-cell table:style-name="Table18.C100" office:value-type="string">
            <text:p text:style-name="P273">󰎀</text:p>
          </table:table-cell>
          <table:table-cell table:style-name="Table18.D100" office:value-type="string">
            <text:p text:style-name="P279">ⰶⱅ</text:p>
          </table:table-cell>
          <table:table-cell table:style-name="Table18.E100" office:value-type="string">
            <text:p text:style-name="P242">жт</text:p>
          </table:table-cell>
        </table:table-row>
        <table:table-row>
          <table:table-cell table:style-name="Table18.A101" office:value-type="string">
            <text:p text:style-name="P242"/>
          </table:table-cell>
          <table:table-cell table:style-name="Table18.B101" office:value-type="string">
            <text:p text:style-name="P242"/>
          </table:table-cell>
          <table:table-cell table:style-name="Table18.C101" office:value-type="string">
            <text:p text:style-name="P242"/>
          </table:table-cell>
          <table:table-cell table:style-name="Table18.D101" office:value-type="string">
            <text:p text:style-name="P279"/>
          </table:table-cell>
          <table:table-cell table:style-name="Table18.E101" office:value-type="string">
            <text:p text:style-name="P242"/>
          </table:table-cell>
        </table:table-row>
        <table:table-row>
          <table:table-cell table:style-name="Table18.A102" office:value-type="string">
            <text:p text:style-name="P242">u+F038D</text:p>
          </table:table-cell>
          <table:table-cell table:style-name="Table18.B102" office:value-type="string">
            <text:p text:style-name="P242">ⰸⰰ</text:p>
          </table:table-cell>
          <table:table-cell table:style-name="Table18.C102" office:value-type="string">
            <text:p text:style-name="P242">󰎍</text:p>
          </table:table-cell>
          <table:table-cell table:style-name="Table18.D102" office:value-type="string">
            <text:p text:style-name="P279">ⰸⰰ</text:p>
          </table:table-cell>
          <table:table-cell table:style-name="Table18.E102" office:value-type="string">
            <text:p text:style-name="P242">ꙁа</text:p>
          </table:table-cell>
        </table:table-row>
        <table:table-row>
          <table:table-cell table:style-name="Table18.A103" office:value-type="string">
            <text:p text:style-name="P242">u+F038E</text:p>
          </table:table-cell>
          <table:table-cell table:style-name="Table18.B103" office:value-type="string">
            <text:p text:style-name="P242">ⰸⰲ</text:p>
          </table:table-cell>
          <table:table-cell table:style-name="Table18.C103" office:value-type="string">
            <text:p text:style-name="P242">󰎎</text:p>
          </table:table-cell>
          <table:table-cell table:style-name="Table18.D103" office:value-type="string">
            <text:p text:style-name="P279">ⰸⰲ</text:p>
          </table:table-cell>
          <table:table-cell table:style-name="Table18.E103" office:value-type="string">
            <text:p text:style-name="P242">ꙁв</text:p>
          </table:table-cell>
        </table:table-row>
        <table:table-row>
          <table:table-cell table:style-name="Table18.A104" office:value-type="string">
            <text:p text:style-name="P242">u+F038F</text:p>
          </table:table-cell>
          <table:table-cell table:style-name="Table18.B104" office:value-type="string">
            <text:p text:style-name="P242">ⰸⰲⱁ</text:p>
          </table:table-cell>
          <table:table-cell table:style-name="Table18.C104" office:value-type="string">
            <text:p text:style-name="P242">󰎏</text:p>
          </table:table-cell>
          <table:table-cell table:style-name="Table18.D104" office:value-type="string">
            <text:p text:style-name="P279">ⰸⰲⱁ</text:p>
          </table:table-cell>
          <table:table-cell table:style-name="Table18.E104" office:value-type="string">
            <text:p text:style-name="P242">ꙁво</text:p>
          </table:table-cell>
        </table:table-row>
        <table:table-row>
          <table:table-cell table:style-name="Table18.A105" office:value-type="string">
            <text:p text:style-name="P242">u+F0390</text:p>
          </table:table-cell>
          <table:table-cell table:style-name="Table18.B105" office:value-type="string">
            <text:p text:style-name="P242">ⰸⰲⱃ</text:p>
          </table:table-cell>
          <table:table-cell table:style-name="Table18.C105" office:value-type="string">
            <text:p text:style-name="P242">󰎐</text:p>
          </table:table-cell>
          <table:table-cell table:style-name="Table18.D105" office:value-type="string">
            <text:p text:style-name="P279">ⰸⰲⱃ</text:p>
          </table:table-cell>
          <table:table-cell table:style-name="Table18.E105" office:value-type="string">
            <text:p text:style-name="P242">ꙁвр</text:p>
          </table:table-cell>
        </table:table-row>
        <table:table-row>
          <table:table-cell table:style-name="Table18.A106" office:value-type="string">
            <text:p text:style-name="P242">u+F0391</text:p>
          </table:table-cell>
          <table:table-cell table:style-name="Table18.B106" office:value-type="string">
            <text:p text:style-name="P242">ⰸⰲⱃⰶ</text:p>
          </table:table-cell>
          <table:table-cell table:style-name="Table18.C106" office:value-type="string">
            <text:p text:style-name="P242">󰎑</text:p>
          </table:table-cell>
          <table:table-cell table:style-name="Table18.D106" office:value-type="string">
            <text:p text:style-name="P279">ⰸⰲⱃⰶ</text:p>
          </table:table-cell>
          <table:table-cell table:style-name="Table18.E106" office:value-type="string">
            <text:p text:style-name="P242">ꙁврж</text:p>
          </table:table-cell>
        </table:table-row>
        <table:table-row>
          <table:table-cell table:style-name="Table18.A107" office:value-type="string">
            <text:p text:style-name="P242">u+F0392</text:p>
          </table:table-cell>
          <table:table-cell table:style-name="Table18.B107" office:value-type="string">
            <text:p text:style-name="P242">ⰸⰴ</text:p>
          </table:table-cell>
          <table:table-cell table:style-name="Table18.C107" office:value-type="string">
            <text:p text:style-name="P245">󰎒</text:p>
          </table:table-cell>
          <table:table-cell table:style-name="Table18.D107" office:value-type="string">
            <text:p text:style-name="P280">ⰸⰴ</text:p>
          </table:table-cell>
          <table:table-cell table:style-name="Table18.E107" office:value-type="string">
            <text:p text:style-name="P245">ꙁд (<text:span text:style-name="T488">default form: </text:span>ss0<text:span text:style-name="T504">5</text:span>)</text:p>
          </table:table-cell>
        </table:table-row>
        <table:table-row>
          <table:table-cell table:style-name="Table18.A108" office:value-type="string">
            <text:p text:style-name="P242">u+F0393</text:p>
          </table:table-cell>
          <table:table-cell table:style-name="Table18.B108" office:value-type="string">
            <text:p text:style-name="P242">ⰸⰴ</text:p>
          </table:table-cell>
          <table:table-cell table:style-name="Table18.C108" office:value-type="string">
            <text:p text:style-name="P245">󰎓</text:p>
          </table:table-cell>
          <table:table-cell table:style-name="Table18.D108" office:value-type="string">
            <text:p text:style-name="P281">ⰸⰴ</text:p>
          </table:table-cell>
          <table:table-cell table:style-name="Table18.E108" office:value-type="string">
            <text:p text:style-name="P245">ꙁд <text:span text:style-name="T487">(variant: ss05&amp;ss04)</text:span></text:p>
          </table:table-cell>
        </table:table-row>
        <table:table-row>
          <table:table-cell table:style-name="Table18.A109" office:value-type="string">
            <text:p text:style-name="P242">u+F0394</text:p>
          </table:table-cell>
          <table:table-cell table:style-name="Table18.B109" office:value-type="string">
            <text:p text:style-name="P242">ⰸⰴⰰ</text:p>
          </table:table-cell>
          <table:table-cell table:style-name="Table18.C109" office:value-type="string">
            <text:p text:style-name="P242">󰎔</text:p>
          </table:table-cell>
          <table:table-cell table:style-name="Table18.D109" office:value-type="string">
            <text:p text:style-name="P279">ⰸⰴⰰ</text:p>
          </table:table-cell>
          <table:table-cell table:style-name="Table18.E109" office:value-type="string">
            <text:p text:style-name="P242">ꙁда</text:p>
          </table:table-cell>
        </table:table-row>
        <table:table-row>
          <table:table-cell table:style-name="Table18.A110" office:value-type="string">
            <text:p text:style-name="P242">u+F0395</text:p>
          </table:table-cell>
          <table:table-cell table:style-name="Table18.B110" office:value-type="string">
            <text:p text:style-name="P242">ⰸⰶ</text:p>
          </table:table-cell>
          <table:table-cell table:style-name="Table18.C110" office:value-type="string">
            <text:p text:style-name="P242">󰎕</text:p>
          </table:table-cell>
          <table:table-cell table:style-name="Table18.D110" office:value-type="string">
            <text:p text:style-name="P279">ⰸⰶ</text:p>
          </table:table-cell>
          <table:table-cell table:style-name="Table18.E110" office:value-type="string">
            <text:p text:style-name="P242">ꙁж</text:p>
          </table:table-cell>
        </table:table-row>
        <table:table-row>
          <table:table-cell table:style-name="Table18.A111" office:value-type="string">
            <text:p text:style-name="P242">u+F0396</text:p>
          </table:table-cell>
          <table:table-cell table:style-name="Table18.B111" office:value-type="string">
            <text:p text:style-name="P242">ⰸⰻ</text:p>
          </table:table-cell>
          <table:table-cell table:style-name="Table18.C111" office:value-type="string">
            <text:p text:style-name="P242">󰎖</text:p>
          </table:table-cell>
          <table:table-cell table:style-name="Table18.D111" office:value-type="string">
            <text:p text:style-name="P279">ⰸⰻ</text:p>
          </table:table-cell>
          <table:table-cell table:style-name="Table18.E111" office:value-type="string">
            <text:p text:style-name="P242">ꙁи</text:p>
          </table:table-cell>
        </table:table-row>
        <table:table-row>
          <table:table-cell table:style-name="Table18.A112" office:value-type="string">
            <text:p text:style-name="P242">u+F0307</text:p>
          </table:table-cell>
          <table:table-cell table:style-name="Table18.B112" office:value-type="string">
            <text:p text:style-name="P242">ⰸⰾ</text:p>
          </table:table-cell>
          <table:table-cell table:style-name="Table18.C112" office:value-type="string">
            <text:p text:style-name="P242">󰎗</text:p>
          </table:table-cell>
          <table:table-cell table:style-name="Table18.D112" office:value-type="string">
            <text:p text:style-name="P279">ⰸⰾ</text:p>
          </table:table-cell>
          <table:table-cell table:style-name="Table18.E112" office:value-type="string">
            <text:p text:style-name="P242">ꙁл</text:p>
          </table:table-cell>
        </table:table-row>
        <table:table-row>
          <table:table-cell table:style-name="Table18.A113" office:value-type="string">
            <text:p text:style-name="P242">u+F0398</text:p>
          </table:table-cell>
          <table:table-cell table:style-name="Table18.B113" office:value-type="string">
            <text:p text:style-name="P242">ⰸⰾⰰ</text:p>
          </table:table-cell>
          <table:table-cell table:style-name="Table18.C113" office:value-type="string">
            <text:p text:style-name="P242">󰎘</text:p>
          </table:table-cell>
          <table:table-cell table:style-name="Table18.D113" office:value-type="string">
            <text:p text:style-name="P279">ⰸⰾⰰ</text:p>
          </table:table-cell>
          <table:table-cell table:style-name="Table18.E113" office:value-type="string">
            <text:p text:style-name="P242">ꙁла</text:p>
          </table:table-cell>
        </table:table-row>
        <table:table-row>
          <table:table-cell table:style-name="Table18.A114" office:value-type="string">
            <text:p text:style-name="P242">u+F0399</text:p>
          </table:table-cell>
          <table:table-cell table:style-name="Table18.B114" office:value-type="string">
            <text:p text:style-name="P242">ⰸⰾⰲ</text:p>
          </table:table-cell>
          <table:table-cell table:style-name="Table18.C114" office:value-type="string">
            <text:p text:style-name="P242">󰎙</text:p>
          </table:table-cell>
          <table:table-cell table:style-name="Table18.D114" office:value-type="string">
            <text:p text:style-name="P279">ⰸⰾⰲ</text:p>
          </table:table-cell>
          <table:table-cell table:style-name="Table18.E114" office:value-type="string">
            <text:p text:style-name="P242">ꙁлв</text:p>
          </table:table-cell>
        </table:table-row>
        <table:table-row>
          <table:table-cell table:style-name="Table18.A115" office:value-type="string">
            <text:p text:style-name="P242">u+F039A</text:p>
          </table:table-cell>
          <table:table-cell table:style-name="Table18.B115" office:value-type="string">
            <text:p text:style-name="P242">ⰸⰾⱓ</text:p>
          </table:table-cell>
          <table:table-cell table:style-name="Table18.C115" office:value-type="string">
            <text:p text:style-name="P242">󰎚</text:p>
          </table:table-cell>
          <table:table-cell table:style-name="Table18.D115" office:value-type="string">
            <text:p text:style-name="P279">ⰸⰾⱓ</text:p>
          </table:table-cell>
          <table:table-cell table:style-name="Table18.E115" office:value-type="string">
            <text:p text:style-name="P242">ꙁлю</text:p>
          </table:table-cell>
        </table:table-row>
        <table:table-row>
          <table:table-cell table:style-name="Table18.A116" office:value-type="string">
            <text:p text:style-name="P242">u+F039B</text:p>
          </table:table-cell>
          <table:table-cell table:style-name="Table18.B116" office:value-type="string">
            <text:p text:style-name="P242">ⰸⰿ</text:p>
          </table:table-cell>
          <table:table-cell table:style-name="Table18.C116" office:value-type="string">
            <text:p text:style-name="P242">󰎛</text:p>
          </table:table-cell>
          <table:table-cell table:style-name="Table18.D116" office:value-type="string">
            <text:p text:style-name="P279">ⰸⰿ</text:p>
          </table:table-cell>
          <table:table-cell table:style-name="Table18.E116" office:value-type="string">
            <text:p text:style-name="P242">ꙁм</text:p>
          </table:table-cell>
        </table:table-row>
        <table:table-row>
          <table:table-cell table:style-name="Table18.A117" office:value-type="string">
            <text:p text:style-name="P242">u+F039C</text:p>
          </table:table-cell>
          <table:table-cell table:style-name="Table18.B117" office:value-type="string">
            <text:p text:style-name="P242">ⰸⰿⰾ</text:p>
          </table:table-cell>
          <table:table-cell table:style-name="Table18.C117" office:value-type="string">
            <text:p text:style-name="P242">󰎜</text:p>
          </table:table-cell>
          <table:table-cell table:style-name="Table18.D117" office:value-type="string">
            <text:p text:style-name="P279">ⰸⰿⰾ</text:p>
          </table:table-cell>
          <table:table-cell table:style-name="Table18.E117" office:value-type="string">
            <text:p text:style-name="P242">ꙁмл</text:p>
          </table:table-cell>
        </table:table-row>
        <table:table-row>
          <table:table-cell table:style-name="Table18.A118" office:value-type="string">
            <text:p text:style-name="P242">u+F039D</text:p>
          </table:table-cell>
          <table:table-cell table:style-name="Table18.B118" office:value-type="string">
            <text:p text:style-name="P242">ⰸⱀ</text:p>
          </table:table-cell>
          <table:table-cell table:style-name="Table18.C118" office:value-type="string">
            <text:p text:style-name="P242">󰎝</text:p>
          </table:table-cell>
          <table:table-cell table:style-name="Table18.D118" office:value-type="string">
            <text:p text:style-name="P279">ⰸⱀ</text:p>
          </table:table-cell>
          <table:table-cell table:style-name="Table18.E118" office:value-type="string">
            <text:p text:style-name="P242">ꙁн</text:p>
          </table:table-cell>
        </table:table-row>
        <table:table-row>
          <table:table-cell table:style-name="Table18.A119" office:value-type="string">
            <text:p text:style-name="P242">u+F039E</text:p>
          </table:table-cell>
          <table:table-cell table:style-name="Table18.B119" office:value-type="string">
            <text:p text:style-name="P242">ⰸⱁ</text:p>
          </table:table-cell>
          <table:table-cell table:style-name="Table18.C119" office:value-type="string">
            <text:p text:style-name="P242">󰎞</text:p>
          </table:table-cell>
          <table:table-cell table:style-name="Table18.D119" office:value-type="string">
            <text:p text:style-name="P279">ⰸⱁ</text:p>
          </table:table-cell>
          <table:table-cell table:style-name="Table18.E119" office:value-type="string">
            <text:p text:style-name="P242">ꙁо</text:p>
          </table:table-cell>
        </table:table-row>
        <table:table-row>
          <table:table-cell table:style-name="Table18.A120" office:value-type="string">
            <text:p text:style-name="P242">u+F039F</text:p>
          </table:table-cell>
          <table:table-cell table:style-name="Table18.B120" office:value-type="string">
            <text:p text:style-name="P242">ⰸⱃ</text:p>
          </table:table-cell>
          <table:table-cell table:style-name="Table18.C120" office:value-type="string">
            <text:p text:style-name="P242">󰎟</text:p>
          </table:table-cell>
          <table:table-cell table:style-name="Table18.D120" office:value-type="string">
            <text:p text:style-name="P279">ⰸⱃ</text:p>
          </table:table-cell>
          <table:table-cell table:style-name="Table18.E120" office:value-type="string">
            <text:p text:style-name="P242">ꙁр</text:p>
          </table:table-cell>
        </table:table-row>
        <table:table-row>
          <table:table-cell table:style-name="Table18.A121" office:value-type="string">
            <text:p text:style-name="P242">u+F03A0</text:p>
          </table:table-cell>
          <table:table-cell table:style-name="Table18.B121" office:value-type="string">
            <text:p text:style-name="P242">ⰸⱃⰰ</text:p>
          </table:table-cell>
          <table:table-cell table:style-name="Table18.C121" office:value-type="string">
            <text:p text:style-name="P242">󰎠</text:p>
          </table:table-cell>
          <table:table-cell table:style-name="Table18.D121" office:value-type="string">
            <text:p text:style-name="P279">ⰸⱃⰰ</text:p>
          </table:table-cell>
          <table:table-cell table:style-name="Table18.E121" office:value-type="string">
            <text:p text:style-name="P242">ꙁра</text:p>
          </table:table-cell>
        </table:table-row>
        <table:table-row>
          <table:table-cell table:style-name="Table18.A122" office:value-type="string">
            <text:p text:style-name="P242">u+F03A1</text:p>
          </table:table-cell>
          <table:table-cell table:style-name="Table18.B122" office:value-type="string">
            <text:p text:style-name="P242">ⰸⱆ</text:p>
          </table:table-cell>
          <table:table-cell table:style-name="Table18.C122" office:value-type="string">
            <text:p text:style-name="P242">󰎡</text:p>
          </table:table-cell>
          <table:table-cell table:style-name="Table18.D122" office:value-type="string">
            <text:p text:style-name="P279">ⰸⱆ</text:p>
          </table:table-cell>
          <table:table-cell table:style-name="Table18.E122" office:value-type="string">
            <text:p text:style-name="P242">ꙁу (ꙁѹ, ꙁꙋ)</text:p>
          </table:table-cell>
        </table:table-row>
        <table:table-row>
          <table:table-cell table:style-name="Table18.A123" office:value-type="string">
            <text:p text:style-name="P242"/>
          </table:table-cell>
          <table:table-cell table:style-name="Table18.B123" office:value-type="string">
            <text:p text:style-name="P242"/>
          </table:table-cell>
          <table:table-cell table:style-name="Table18.C123" office:value-type="string">
            <text:p text:style-name="P242"/>
          </table:table-cell>
          <table:table-cell table:style-name="Table18.D123" office:value-type="string">
            <text:p text:style-name="P279"/>
          </table:table-cell>
          <table:table-cell table:style-name="Table18.E123" office:value-type="string">
            <text:p text:style-name="P242"/>
          </table:table-cell>
        </table:table-row>
        <table:table-row>
          <table:table-cell table:style-name="Table18.A124" office:value-type="string">
            <text:p text:style-name="P242">u+F03A8</text:p>
          </table:table-cell>
          <table:table-cell table:style-name="Table18.B124" office:value-type="string">
            <text:p text:style-name="P242">ⰹⰶ</text:p>
          </table:table-cell>
          <table:table-cell table:style-name="Table18.C124" office:value-type="string">
            <text:p text:style-name="P242">󰎨</text:p>
          </table:table-cell>
          <table:table-cell table:style-name="Table18.D124" office:value-type="string">
            <text:p text:style-name="P279">ⰹⰶ</text:p>
          </table:table-cell>
          <table:table-cell table:style-name="Table18.E124" office:value-type="string">
            <text:p text:style-name="P242">іж</text:p>
          </table:table-cell>
        </table:table-row>
        <table:table-row>
          <table:table-cell table:style-name="Table18.A125" office:value-type="string">
            <text:p text:style-name="P242">u+F03A9</text:p>
          </table:table-cell>
          <table:table-cell table:style-name="Table18.B125" office:value-type="string">
            <text:p text:style-name="P242">ⰹⰾ</text:p>
          </table:table-cell>
          <table:table-cell table:style-name="Table18.C125" office:value-type="string">
            <text:p text:style-name="P242">󰎩</text:p>
          </table:table-cell>
          <table:table-cell table:style-name="Table18.D125" office:value-type="string">
            <text:p text:style-name="P279">ⰹⰾ</text:p>
          </table:table-cell>
          <table:table-cell table:style-name="Table18.E125" office:value-type="string">
            <text:p text:style-name="P242">іл</text:p>
          </table:table-cell>
        </table:table-row>
        <table:table-row>
          <table:table-cell table:style-name="Table18.A126" office:value-type="string">
            <text:p text:style-name="P242">u+F03AA</text:p>
          </table:table-cell>
          <table:table-cell table:style-name="Table18.B126" office:value-type="string">
            <text:p text:style-name="P242">ⰺⰶ</text:p>
          </table:table-cell>
          <table:table-cell table:style-name="Table18.C126" office:value-type="string">
            <text:p text:style-name="P242">󰎪</text:p>
          </table:table-cell>
          <table:table-cell table:style-name="Table18.D126" office:value-type="string">
            <text:p text:style-name="P279">ⰺⰶ</text:p>
          </table:table-cell>
          <table:table-cell table:style-name="Table18.E126" office:value-type="string">
            <text:p text:style-name="P242">иж</text:p>
          </table:table-cell>
        </table:table-row>
        <text:soft-page-break/>
        <table:table-row>
          <table:table-cell table:style-name="Table18.A127" office:value-type="string">
            <text:p text:style-name="P242">u+F03AB</text:p>
          </table:table-cell>
          <table:table-cell table:style-name="Table18.B127" office:value-type="string">
            <text:p text:style-name="P242">ⰺⱀ</text:p>
          </table:table-cell>
          <table:table-cell table:style-name="Table18.C127" office:value-type="string">
            <text:p text:style-name="P245">󰎫</text:p>
          </table:table-cell>
          <table:table-cell table:style-name="Table18.D127" office:value-type="string">
            <text:p text:style-name="P280">ⰺⱀ</text:p>
          </table:table-cell>
          <table:table-cell table:style-name="Table18.E127" office:value-type="string">
            <text:p text:style-name="P245">ин (<text:span text:style-name="T488">default form: </text:span>ss0<text:span text:style-name="T504">5</text:span>)</text:p>
          </table:table-cell>
        </table:table-row>
        <table:table-row>
          <table:table-cell table:style-name="Table18.A128" office:value-type="string">
            <text:p text:style-name="P241">u+F03AC</text:p>
          </table:table-cell>
          <table:table-cell table:style-name="Table18.B128" office:value-type="string">
            <text:p text:style-name="P242">ⰺⱀ</text:p>
          </table:table-cell>
          <table:table-cell table:style-name="Table18.C128" office:value-type="string">
            <text:p text:style-name="P276">󰎬</text:p>
          </table:table-cell>
          <table:table-cell table:style-name="Table18.D128" office:value-type="string">
            <text:p text:style-name="P282">ⰺⱀ</text:p>
          </table:table-cell>
          <table:table-cell table:style-name="Table18.E128" office:value-type="string">
            <text:p text:style-name="P246">ин <text:span text:style-name="T487">(variant: ss05&amp;ss04)</text:span></text:p>
          </table:table-cell>
        </table:table-row>
        <table:table-row>
          <table:table-cell table:style-name="Table18.A129" office:value-type="string">
            <text:p text:style-name="P242"/>
          </table:table-cell>
          <table:table-cell table:style-name="Table18.B129" office:value-type="string">
            <text:p text:style-name="P242"/>
          </table:table-cell>
          <table:table-cell table:style-name="Table18.C129" office:value-type="string">
            <text:p text:style-name="P242"/>
          </table:table-cell>
          <table:table-cell table:style-name="Table18.D129" office:value-type="string">
            <text:p text:style-name="P279"/>
          </table:table-cell>
          <table:table-cell table:style-name="Table18.E129" office:value-type="string">
            <text:p text:style-name="P242"/>
          </table:table-cell>
        </table:table-row>
        <table:table-row>
          <table:table-cell table:style-name="Table18.A130" office:value-type="string">
            <text:p text:style-name="P242">u+F03B2</text:p>
          </table:table-cell>
          <table:table-cell table:style-name="Table18.B130" office:value-type="string">
            <text:p text:style-name="P242">ⰻⰲ</text:p>
          </table:table-cell>
          <table:table-cell table:style-name="Table18.C130" office:value-type="string">
            <text:p text:style-name="P242">󰎲</text:p>
          </table:table-cell>
          <table:table-cell table:style-name="Table18.D130" office:value-type="string">
            <text:p text:style-name="P279">ⰻⰲ</text:p>
          </table:table-cell>
          <table:table-cell table:style-name="Table18.E130" office:value-type="string">
            <text:p text:style-name="P242">ив</text:p>
          </table:table-cell>
        </table:table-row>
        <table:table-row>
          <table:table-cell table:style-name="Table18.A131" office:value-type="string">
            <text:p text:style-name="P242">u+F03B3</text:p>
          </table:table-cell>
          <table:table-cell table:style-name="Table18.B131" office:value-type="string">
            <text:p text:style-name="P242">ⰻⰴ</text:p>
          </table:table-cell>
          <table:table-cell table:style-name="Table18.C131" office:value-type="string">
            <text:p text:style-name="P242">󰎳</text:p>
          </table:table-cell>
          <table:table-cell table:style-name="Table18.D131" office:value-type="string">
            <text:p text:style-name="P279">ⰻⰴ</text:p>
          </table:table-cell>
          <table:table-cell table:style-name="Table18.E131" office:value-type="string">
            <text:p text:style-name="P242">ид</text:p>
          </table:table-cell>
        </table:table-row>
        <table:table-row>
          <table:table-cell table:style-name="Table18.A132" office:value-type="string">
            <text:p text:style-name="P242">u+F03B4</text:p>
          </table:table-cell>
          <table:table-cell table:style-name="Table18.B132" office:value-type="string">
            <text:p text:style-name="P242">ⰻⰶ</text:p>
          </table:table-cell>
          <table:table-cell table:style-name="Table18.C132" office:value-type="string">
            <text:p text:style-name="P242">󰎴</text:p>
          </table:table-cell>
          <table:table-cell table:style-name="Table18.D132" office:value-type="string">
            <text:p text:style-name="P279">ⰻⰶ</text:p>
          </table:table-cell>
          <table:table-cell table:style-name="Table18.E132" office:value-type="string">
            <text:p text:style-name="P242">иж</text:p>
          </table:table-cell>
        </table:table-row>
        <table:table-row>
          <table:table-cell table:style-name="Table18.A133" office:value-type="string">
            <text:p text:style-name="P242">u+F03B5</text:p>
          </table:table-cell>
          <table:table-cell table:style-name="Table18.B133" office:value-type="string">
            <text:p text:style-name="P242">ⰻⰶⰵ</text:p>
          </table:table-cell>
          <table:table-cell table:style-name="Table18.C133" office:value-type="string">
            <text:p text:style-name="P242">󰎵</text:p>
          </table:table-cell>
          <table:table-cell table:style-name="Table18.D133" office:value-type="string">
            <text:p text:style-name="P279">ⰻⰶⰵ</text:p>
          </table:table-cell>
          <table:table-cell table:style-name="Table18.E133" office:value-type="string">
            <text:p text:style-name="P242">иже</text:p>
          </table:table-cell>
        </table:table-row>
        <table:table-row>
          <table:table-cell table:style-name="Table18.A134" office:value-type="string">
            <text:p text:style-name="P242">u+F03B6</text:p>
          </table:table-cell>
          <table:table-cell table:style-name="Table18.B134" office:value-type="string">
            <text:p text:style-name="P242">ⰻⰾ</text:p>
          </table:table-cell>
          <table:table-cell table:style-name="Table18.C134" office:value-type="string">
            <text:p text:style-name="P242">󰎶</text:p>
          </table:table-cell>
          <table:table-cell table:style-name="Table18.D134" office:value-type="string">
            <text:p text:style-name="P279">ⰻⰾ</text:p>
          </table:table-cell>
          <table:table-cell table:style-name="Table18.E134" office:value-type="string">
            <text:p text:style-name="P242">ил</text:p>
          </table:table-cell>
        </table:table-row>
        <table:table-row>
          <table:table-cell table:style-name="Table18.A135" office:value-type="string">
            <text:p text:style-name="P242">u+F03B7</text:p>
          </table:table-cell>
          <table:table-cell table:style-name="Table18.B135" office:value-type="string">
            <text:p text:style-name="P242">ⰻⰾⰻ</text:p>
          </table:table-cell>
          <table:table-cell table:style-name="Table18.C135" office:value-type="string">
            <text:p text:style-name="P242">󰎷</text:p>
          </table:table-cell>
          <table:table-cell table:style-name="Table18.D135" office:value-type="string">
            <text:p text:style-name="P279">ⰻⰾⰻ</text:p>
          </table:table-cell>
          <table:table-cell table:style-name="Table18.E135" office:value-type="string">
            <text:p text:style-name="P242">или</text:p>
          </table:table-cell>
        </table:table-row>
        <table:table-row>
          <table:table-cell table:style-name="Table18.A136" office:value-type="string">
            <text:p text:style-name="P242">u+F03B8</text:p>
          </table:table-cell>
          <table:table-cell table:style-name="Table18.B136" office:value-type="string">
            <text:p text:style-name="P242">ⰻⰾⱁ</text:p>
          </table:table-cell>
          <table:table-cell table:style-name="Table18.C136" office:value-type="string">
            <text:p text:style-name="P242">󰎸</text:p>
          </table:table-cell>
          <table:table-cell table:style-name="Table18.D136" office:value-type="string">
            <text:p text:style-name="P279">ⰻⰾⱁ</text:p>
          </table:table-cell>
          <table:table-cell table:style-name="Table18.E136" office:value-type="string">
            <text:p text:style-name="P242">ило</text:p>
          </table:table-cell>
        </table:table-row>
        <table:table-row>
          <table:table-cell table:style-name="Table18.A137" office:value-type="string">
            <text:p text:style-name="P242">u+F03B9</text:p>
          </table:table-cell>
          <table:table-cell table:style-name="Table18.B137" office:value-type="string">
            <text:p text:style-name="P242">ⰻⱅ</text:p>
          </table:table-cell>
          <table:table-cell table:style-name="Table18.C137" office:value-type="string">
            <text:p text:style-name="P242">󰎹</text:p>
          </table:table-cell>
          <table:table-cell table:style-name="Table18.D137" office:value-type="string">
            <text:p text:style-name="P279">ⰻⱅ</text:p>
          </table:table-cell>
          <table:table-cell table:style-name="Table18.E137" office:value-type="string">
            <text:p text:style-name="P242">ит</text:p>
          </table:table-cell>
        </table:table-row>
        <table:table-row>
          <table:table-cell table:style-name="Table18.A138" office:value-type="string">
            <text:p text:style-name="P242">u+F03BA</text:p>
          </table:table-cell>
          <table:table-cell table:style-name="Table18.B138" office:value-type="string">
            <text:p text:style-name="P242">ⰻⱅⰴ</text:p>
          </table:table-cell>
          <table:table-cell table:style-name="Table18.C138" office:value-type="string">
            <text:p text:style-name="P242">󰎺</text:p>
          </table:table-cell>
          <table:table-cell table:style-name="Table18.D138" office:value-type="string">
            <text:p text:style-name="P279">ⰻⱅⰴ</text:p>
          </table:table-cell>
          <table:table-cell table:style-name="Table18.E138" office:value-type="string">
            <text:p text:style-name="P242">итд</text:p>
          </table:table-cell>
        </table:table-row>
        <table:table-row>
          <table:table-cell table:style-name="Table18.A139" office:value-type="string">
            <text:p text:style-name="P242"/>
          </table:table-cell>
          <table:table-cell table:style-name="Table18.B139" office:value-type="string">
            <text:p text:style-name="P242"/>
          </table:table-cell>
          <table:table-cell table:style-name="Table18.C139" office:value-type="string">
            <text:p text:style-name="P242"/>
          </table:table-cell>
          <table:table-cell table:style-name="Table18.D139" office:value-type="string">
            <text:p text:style-name="P279"/>
          </table:table-cell>
          <table:table-cell table:style-name="Table18.E139" office:value-type="string">
            <text:p text:style-name="P242"/>
          </table:table-cell>
        </table:table-row>
        <table:table-row>
          <table:table-cell table:style-name="Table18.A140" office:value-type="string">
            <text:p text:style-name="P242">u+F03C1</text:p>
          </table:table-cell>
          <table:table-cell table:style-name="Table18.B140" office:value-type="string">
            <text:p text:style-name="P242">ⰼⰾ</text:p>
          </table:table-cell>
          <table:table-cell table:style-name="Table18.C140" office:value-type="string">
            <text:p text:style-name="P242">󰏁</text:p>
          </table:table-cell>
          <table:table-cell table:style-name="Table18.D140" office:value-type="string">
            <text:p text:style-name="P279">ⰼⰾ</text:p>
          </table:table-cell>
          <table:table-cell table:style-name="Table18.E140" office:value-type="string">
            <text:p text:style-name="P242">ђл (ггл, нгл &gt; анђел)</text:p>
          </table:table-cell>
        </table:table-row>
        <table:table-row>
          <table:table-cell table:style-name="Table18.A141" office:value-type="string">
            <text:p text:style-name="P242"/>
          </table:table-cell>
          <table:table-cell table:style-name="Table18.B141" office:value-type="string">
            <text:p text:style-name="P242"/>
          </table:table-cell>
          <table:table-cell table:style-name="Table18.C141" office:value-type="string">
            <text:p text:style-name="P242"/>
          </table:table-cell>
          <table:table-cell table:style-name="Table18.D141" office:value-type="string">
            <text:p text:style-name="P279"/>
          </table:table-cell>
          <table:table-cell table:style-name="Table18.E141" office:value-type="string">
            <text:p text:style-name="P242"/>
          </table:table-cell>
        </table:table-row>
        <table:table-row>
          <table:table-cell table:style-name="Table18.A142" office:value-type="string">
            <text:p text:style-name="P242">u+F03C8</text:p>
          </table:table-cell>
          <table:table-cell table:style-name="Table18.B142" office:value-type="string">
            <text:p text:style-name="P242">ⰾⰰ</text:p>
          </table:table-cell>
          <table:table-cell table:style-name="Table18.C142" office:value-type="string">
            <text:p text:style-name="P242">󰏈</text:p>
          </table:table-cell>
          <table:table-cell table:style-name="Table18.D142" office:value-type="string">
            <text:p text:style-name="P279">ⰾⰰ</text:p>
          </table:table-cell>
          <table:table-cell table:style-name="Table18.E142" office:value-type="string">
            <text:p text:style-name="P242">ла</text:p>
          </table:table-cell>
        </table:table-row>
        <table:table-row>
          <table:table-cell table:style-name="Table18.A143" office:value-type="string">
            <text:p text:style-name="P242">u+F03C9</text:p>
          </table:table-cell>
          <table:table-cell table:style-name="Table18.B143" office:value-type="string">
            <text:p text:style-name="P242">ⰾⰲ</text:p>
          </table:table-cell>
          <table:table-cell table:style-name="Table18.C143" office:value-type="string">
            <text:p text:style-name="P242">󰏉</text:p>
          </table:table-cell>
          <table:table-cell table:style-name="Table18.D143" office:value-type="string">
            <text:p text:style-name="P279">ⰾⰲ</text:p>
          </table:table-cell>
          <table:table-cell table:style-name="Table18.E143" office:value-type="string">
            <text:p text:style-name="P242">лв</text:p>
          </table:table-cell>
        </table:table-row>
        <table:table-row>
          <table:table-cell table:style-name="Table18.A144" office:value-type="string">
            <text:p text:style-name="P242">u+F03CA</text:p>
          </table:table-cell>
          <table:table-cell table:style-name="Table18.B144" office:value-type="string">
            <text:p text:style-name="P242">ⰾⰲⰾ</text:p>
          </table:table-cell>
          <table:table-cell table:style-name="Table18.C144" office:value-type="string">
            <text:p text:style-name="P242">󰏊</text:p>
          </table:table-cell>
          <table:table-cell table:style-name="Table18.D144" office:value-type="string">
            <text:p text:style-name="P279">ⰾⰲⰾ</text:p>
          </table:table-cell>
          <table:table-cell table:style-name="Table18.E144" office:value-type="string">
            <text:p text:style-name="P242">лвл</text:p>
          </table:table-cell>
        </table:table-row>
        <table:table-row>
          <table:table-cell table:style-name="Table18.A145" office:value-type="string">
            <text:p text:style-name="P242">u+F03CB</text:p>
          </table:table-cell>
          <table:table-cell table:style-name="Table18.B145" office:value-type="string">
            <text:p text:style-name="P242">ⰾⰲⱅ</text:p>
          </table:table-cell>
          <table:table-cell table:style-name="Table18.C145" office:value-type="string">
            <text:p text:style-name="P242">󰏋</text:p>
          </table:table-cell>
          <table:table-cell table:style-name="Table18.D145" office:value-type="string">
            <text:p text:style-name="P279">ⰾⰲⱅ</text:p>
          </table:table-cell>
          <table:table-cell table:style-name="Table18.E145" office:value-type="string">
            <text:p text:style-name="P242">лвт</text:p>
          </table:table-cell>
        </table:table-row>
        <table:table-row>
          <table:table-cell table:style-name="Table18.A146" office:value-type="string">
            <text:p text:style-name="P242">u+F03CC</text:p>
          </table:table-cell>
          <table:table-cell table:style-name="Table18.B146" office:value-type="string">
            <text:p text:style-name="P242">ⰾⰴ</text:p>
          </table:table-cell>
          <table:table-cell table:style-name="Table18.C146" office:value-type="string">
            <text:p text:style-name="P242">󰏌</text:p>
          </table:table-cell>
          <table:table-cell table:style-name="Table18.D146" office:value-type="string">
            <text:p text:style-name="P279">ⰾⰴ</text:p>
          </table:table-cell>
          <table:table-cell table:style-name="Table18.E146" office:value-type="string">
            <text:p text:style-name="P242">лд</text:p>
          </table:table-cell>
        </table:table-row>
        <table:table-row>
          <table:table-cell table:style-name="Table18.A147" office:value-type="string">
            <text:p text:style-name="P242">u+F03CD</text:p>
          </table:table-cell>
          <table:table-cell table:style-name="Table18.B147" office:value-type="string">
            <text:p text:style-name="P242">ⰾⰶ</text:p>
          </table:table-cell>
          <table:table-cell table:style-name="Table18.C147" office:value-type="string">
            <text:p text:style-name="P242">󰏍</text:p>
          </table:table-cell>
          <table:table-cell table:style-name="Table18.D147" office:value-type="string">
            <text:p text:style-name="P279">ⰾⰶ</text:p>
          </table:table-cell>
          <table:table-cell table:style-name="Table18.E147" office:value-type="string">
            <text:p text:style-name="P242">лж</text:p>
          </table:table-cell>
        </table:table-row>
        <table:table-row>
          <table:table-cell table:style-name="Table18.A148" office:value-type="string">
            <text:p text:style-name="P242">u+F03CE</text:p>
          </table:table-cell>
          <table:table-cell table:style-name="Table18.B148" office:value-type="string">
            <text:p text:style-name="P242">ⰾⰻ</text:p>
          </table:table-cell>
          <table:table-cell table:style-name="Table18.C148" office:value-type="string">
            <text:p text:style-name="P274">󰏎</text:p>
          </table:table-cell>
          <table:table-cell table:style-name="Table18.D148" office:value-type="string">
            <text:p text:style-name="P279">ⰾⰻ</text:p>
          </table:table-cell>
          <table:table-cell table:style-name="Table18.E148" office:value-type="string">
            <text:p text:style-name="P242">ли</text:p>
          </table:table-cell>
        </table:table-row>
        <table:table-row>
          <table:table-cell table:style-name="Table18.A149" office:value-type="string">
            <text:p text:style-name="P242">u+F03CF</text:p>
          </table:table-cell>
          <table:table-cell table:style-name="Table18.B149" office:value-type="string">
            <text:p text:style-name="P242">ⰾⱁ</text:p>
          </table:table-cell>
          <table:table-cell table:style-name="Table18.C149" office:value-type="string">
            <text:p text:style-name="P242">󰏏</text:p>
          </table:table-cell>
          <table:table-cell table:style-name="Table18.D149" office:value-type="string">
            <text:p text:style-name="P279">ⰾⱁ</text:p>
          </table:table-cell>
          <table:table-cell table:style-name="Table18.E149" office:value-type="string">
            <text:p text:style-name="P242">ло</text:p>
          </table:table-cell>
        </table:table-row>
        <table:table-row>
          <table:table-cell table:style-name="Table18.A150" office:value-type="string">
            <text:p text:style-name="P242">u+F03D0</text:p>
          </table:table-cell>
          <table:table-cell table:style-name="Table18.B150" office:value-type="string">
            <text:p text:style-name="P242">ⰾⱅ</text:p>
          </table:table-cell>
          <table:table-cell table:style-name="Table18.C150" office:value-type="string">
            <text:p text:style-name="P242">󰏐</text:p>
          </table:table-cell>
          <table:table-cell table:style-name="Table18.D150" office:value-type="string">
            <text:p text:style-name="P279">ⰾⱅ</text:p>
          </table:table-cell>
          <table:table-cell table:style-name="Table18.E150" office:value-type="string">
            <text:p text:style-name="P242">лт</text:p>
          </table:table-cell>
        </table:table-row>
        <table:table-row>
          <table:table-cell table:style-name="Table18.A151" office:value-type="string">
            <text:p text:style-name="P242">u+F03D1</text:p>
          </table:table-cell>
          <table:table-cell table:style-name="Table18.B151" office:value-type="string">
            <text:p text:style-name="P242">ⰾⱅⰲ</text:p>
          </table:table-cell>
          <table:table-cell table:style-name="Table18.C151" office:value-type="string">
            <text:p text:style-name="P242">󰏑</text:p>
          </table:table-cell>
          <table:table-cell table:style-name="Table18.D151" office:value-type="string">
            <text:p text:style-name="P279">ⰾⱅⰲ</text:p>
          </table:table-cell>
          <table:table-cell table:style-name="Table18.E151" office:value-type="string">
            <text:p text:style-name="P242">лтв</text:p>
          </table:table-cell>
        </table:table-row>
        <table:table-row>
          <table:table-cell table:style-name="Table18.A152" office:value-type="string">
            <text:p text:style-name="P242">u+F03D2</text:p>
          </table:table-cell>
          <table:table-cell table:style-name="Table18.B152" office:value-type="string">
            <text:p text:style-name="P242">ⰾⱅⱃ</text:p>
          </table:table-cell>
          <table:table-cell table:style-name="Table18.C152" office:value-type="string">
            <text:p text:style-name="P242">󰏒</text:p>
          </table:table-cell>
          <table:table-cell table:style-name="Table18.D152" office:value-type="string">
            <text:p text:style-name="P279">ⰾⱅⱃ</text:p>
          </table:table-cell>
          <table:table-cell table:style-name="Table18.E152" office:value-type="string">
            <text:p text:style-name="P242">лтр</text:p>
          </table:table-cell>
        </table:table-row>
        <table:table-row>
          <table:table-cell table:style-name="Table18.A153" office:value-type="string">
            <text:p text:style-name="P242">u+F03D3</text:p>
          </table:table-cell>
          <table:table-cell table:style-name="Table18.B153" office:value-type="string">
            <text:p text:style-name="P242">ⰾⱓ</text:p>
          </table:table-cell>
          <table:table-cell table:style-name="Table18.C153" office:value-type="string">
            <text:p text:style-name="P242">󰏓</text:p>
          </table:table-cell>
          <table:table-cell table:style-name="Table18.D153" office:value-type="string">
            <text:p text:style-name="P279">ⰾⱓ</text:p>
          </table:table-cell>
          <table:table-cell table:style-name="Table18.E153" office:value-type="string">
            <text:p text:style-name="P242">лю</text:p>
          </table:table-cell>
        </table:table-row>
        <table:table-row>
          <table:table-cell table:style-name="Table18.A154" office:value-type="string">
            <text:p text:style-name="P242">u+F03D4</text:p>
          </table:table-cell>
          <table:table-cell table:style-name="Table18.B154" office:value-type="string">
            <text:p text:style-name="P242">ⰾⱓⰴ</text:p>
          </table:table-cell>
          <table:table-cell table:style-name="Table18.C154" office:value-type="string">
            <text:p text:style-name="P242">󰏔</text:p>
          </table:table-cell>
          <table:table-cell table:style-name="Table18.D154" office:value-type="string">
            <text:p text:style-name="P279">ⰾⱓⰴ</text:p>
          </table:table-cell>
          <table:table-cell table:style-name="Table18.E154" office:value-type="string">
            <text:p text:style-name="P242">люд</text:p>
          </table:table-cell>
        </table:table-row>
        <table:table-row>
          <table:table-cell table:style-name="Table18.A155" office:value-type="string">
            <text:p text:style-name="P242">u+F03D5</text:p>
          </table:table-cell>
          <table:table-cell table:style-name="Table18.B155" office:value-type="string">
            <text:p text:style-name="P242">ⰾⱓⱅ</text:p>
          </table:table-cell>
          <table:table-cell table:style-name="Table18.C155" office:value-type="string">
            <text:p text:style-name="P242">󰏕</text:p>
          </table:table-cell>
          <table:table-cell table:style-name="Table18.D155" office:value-type="string">
            <text:p text:style-name="P279">ⰾⱓⱅ</text:p>
          </table:table-cell>
          <table:table-cell table:style-name="Table18.E155" office:value-type="string">
            <text:p text:style-name="P242">лют</text:p>
          </table:table-cell>
        </table:table-row>
        <table:table-row>
          <table:table-cell table:style-name="Table18.A156" office:value-type="string">
            <text:p text:style-name="P242">u+F03D6</text:p>
          </table:table-cell>
          <table:table-cell table:style-name="Table18.B156" office:value-type="string">
            <text:p text:style-name="P242">ⰾⱓⱅⱁ</text:p>
          </table:table-cell>
          <table:table-cell table:style-name="Table18.C156" office:value-type="string">
            <text:p text:style-name="P242">󰏖</text:p>
          </table:table-cell>
          <table:table-cell table:style-name="Table18.D156" office:value-type="string">
            <text:p text:style-name="P279">ⰾⱓⱅⱁ</text:p>
          </table:table-cell>
          <table:table-cell table:style-name="Table18.E156" office:value-type="string">
            <text:p text:style-name="P242">люто</text:p>
          </table:table-cell>
        </table:table-row>
        <table:table-row>
          <table:table-cell table:style-name="Table18.A157" office:value-type="string">
            <text:p text:style-name="P242"/>
          </table:table-cell>
          <table:table-cell table:style-name="Table18.B157" office:value-type="string">
            <text:p text:style-name="P242"/>
          </table:table-cell>
          <table:table-cell table:style-name="Table18.C157" office:value-type="string">
            <text:p text:style-name="P242"/>
          </table:table-cell>
          <table:table-cell table:style-name="Table18.D157" office:value-type="string">
            <text:p text:style-name="P279"/>
          </table:table-cell>
          <table:table-cell table:style-name="Table18.E157" office:value-type="string">
            <text:p text:style-name="P242"/>
          </table:table-cell>
        </table:table-row>
        <table:table-row>
          <table:table-cell table:style-name="Table18.A158" office:value-type="string">
            <text:p text:style-name="P242">u+F03DE</text:p>
          </table:table-cell>
          <table:table-cell table:style-name="Table18.B158" office:value-type="string">
            <text:p text:style-name="P242">ⰿⰶ</text:p>
          </table:table-cell>
          <table:table-cell table:style-name="Table18.C158" office:value-type="string">
            <text:p text:style-name="P242">󰏞</text:p>
          </table:table-cell>
          <table:table-cell table:style-name="Table18.D158" office:value-type="string">
            <text:p text:style-name="P279">ⰿⰶ</text:p>
          </table:table-cell>
          <table:table-cell table:style-name="Table18.E158" office:value-type="string">
            <text:p text:style-name="P242">мж</text:p>
          </table:table-cell>
        </table:table-row>
        <table:table-row>
          <table:table-cell table:style-name="Table18.A159" office:value-type="string">
            <text:p text:style-name="P242">u+F03DF</text:p>
          </table:table-cell>
          <table:table-cell table:style-name="Table18.B159" office:value-type="string">
            <text:p text:style-name="P242">ⰿⰶ<text:span text:style-name="T162">ⰴ</text:span></text:p>
          </table:table-cell>
          <table:table-cell table:style-name="Table18.C159" office:value-type="string">
            <text:p text:style-name="P275">󰏟</text:p>
          </table:table-cell>
          <table:table-cell table:style-name="Table18.D159" office:value-type="string">
            <text:p text:style-name="P279">ⰿⰶ<text:span text:style-name="T489">ⰴ</text:span></text:p>
          </table:table-cell>
          <table:table-cell table:style-name="Table18.E159" office:value-type="string">
            <text:p text:style-name="P242">мж<text:span text:style-name="T162">д</text:span></text:p>
          </table:table-cell>
        </table:table-row>
        <table:table-row>
          <table:table-cell table:style-name="Table18.A160" office:value-type="string">
            <text:p text:style-name="P242">u+F03E0</text:p>
          </table:table-cell>
          <table:table-cell table:style-name="Table18.B160" office:value-type="string">
            <text:p text:style-name="P242">ⰿⰾ</text:p>
          </table:table-cell>
          <table:table-cell table:style-name="Table18.C160" office:value-type="string">
            <text:p text:style-name="P242">󰏠</text:p>
          </table:table-cell>
          <table:table-cell table:style-name="Table18.D160" office:value-type="string">
            <text:p text:style-name="P279">ⰿⰾ</text:p>
          </table:table-cell>
          <table:table-cell table:style-name="Table18.E160" office:value-type="string">
            <text:p text:style-name="P242">мл</text:p>
          </table:table-cell>
        </table:table-row>
        <table:table-row>
          <table:table-cell table:style-name="Table18.A161" office:value-type="string">
            <text:p text:style-name="P242">u+F03E1</text:p>
          </table:table-cell>
          <table:table-cell table:style-name="Table18.B161" office:value-type="string">
            <text:p text:style-name="P242">ⰿⰾⱅⰲ</text:p>
          </table:table-cell>
          <table:table-cell table:style-name="Table18.C161" office:value-type="string">
            <text:p text:style-name="P242">󰏡</text:p>
          </table:table-cell>
          <table:table-cell table:style-name="Table18.D161" office:value-type="string">
            <text:p text:style-name="P279">ⰿⰾⱅⰲ</text:p>
          </table:table-cell>
          <table:table-cell table:style-name="Table18.E161" office:value-type="string">
            <text:p text:style-name="P242">млтв</text:p>
          </table:table-cell>
        </table:table-row>
        <table:table-row>
          <table:table-cell table:style-name="Table18.A162" office:value-type="string">
            <text:p text:style-name="P242">u+F03E2</text:p>
          </table:table-cell>
          <table:table-cell table:style-name="Table18.B162" office:value-type="string">
            <text:p text:style-name="P242">ⰿⰹⰾ</text:p>
          </table:table-cell>
          <table:table-cell table:style-name="Table18.C162" office:value-type="string">
            <text:p text:style-name="P242">󰏢</text:p>
          </table:table-cell>
          <table:table-cell table:style-name="Table18.D162" office:value-type="string">
            <text:p text:style-name="P279">ⰿⰹⰾ</text:p>
          </table:table-cell>
          <table:table-cell table:style-name="Table18.E162" office:value-type="string">
            <text:p text:style-name="P242">міл (мил)</text:p>
          </table:table-cell>
        </table:table-row>
        <text:soft-page-break/>
        <table:table-row>
          <table:table-cell table:style-name="Table18.A163" office:value-type="string">
            <text:p text:style-name="P242">u+F03E3</text:p>
          </table:table-cell>
          <table:table-cell table:style-name="Table18.B163" office:value-type="string">
            <text:p text:style-name="P242">ⰿⱄ, ⰿⰾⱄ</text:p>
          </table:table-cell>
          <table:table-cell table:style-name="Table18.C163" office:value-type="string">
            <text:p text:style-name="P242">󰏣</text:p>
          </table:table-cell>
          <table:table-cell table:style-name="Table18.D163" office:value-type="string">
            <text:p text:style-name="P279">ⰿⱄ, ⰿⰾⱄ</text:p>
          </table:table-cell>
          <table:table-cell table:style-name="Table18.E163" office:value-type="string">
            <text:p text:style-name="P242">мс (млс)</text:p>
          </table:table-cell>
        </table:table-row>
        <table:table-row>
          <table:table-cell table:style-name="Table18.A164" office:value-type="string">
            <text:p text:style-name="P242">u+F03E<text:span text:style-name="T489">4</text:span></text:p>
          </table:table-cell>
          <table:table-cell table:style-name="Table18.B164" office:value-type="string">
            <text:p text:style-name="P242">ⰿⱍ</text:p>
          </table:table-cell>
          <table:table-cell table:style-name="Table18.C164" office:value-type="string">
            <text:p text:style-name="P242">󰏤</text:p>
          </table:table-cell>
          <table:table-cell table:style-name="Table18.D164" office:value-type="string">
            <text:p text:style-name="P278">ⰿⱖ</text:p>
          </table:table-cell>
          <table:table-cell table:style-name="Table18.E164" office:value-type="string">
            <text:p text:style-name="P242">мч</text:p>
          </table:table-cell>
        </table:table-row>
        <table:table-row>
          <table:table-cell table:style-name="Table18.A165" office:value-type="string">
            <text:p text:style-name="P242"/>
          </table:table-cell>
          <table:table-cell table:style-name="Table18.B165" office:value-type="string">
            <text:p text:style-name="P242"/>
          </table:table-cell>
          <table:table-cell table:style-name="Table18.C165" office:value-type="string">
            <text:p text:style-name="P242"/>
          </table:table-cell>
          <table:table-cell table:style-name="Table18.D165" office:value-type="string">
            <text:p text:style-name="P279"/>
          </table:table-cell>
          <table:table-cell table:style-name="Table18.E165" office:value-type="string">
            <text:p text:style-name="P242"/>
          </table:table-cell>
        </table:table-row>
        <table:table-row>
          <table:table-cell table:style-name="Table18.A166" office:value-type="string">
            <text:p text:style-name="P242">u+F03EB</text:p>
          </table:table-cell>
          <table:table-cell table:style-name="Table18.B166" office:value-type="string">
            <text:p text:style-name="P242"><text:span text:style-name="T163">ⱞ</text:span>ⰰ</text:p>
          </table:table-cell>
          <table:table-cell table:style-name="Table18.C166" office:value-type="string">
            <text:p text:style-name="P242">󰏫</text:p>
          </table:table-cell>
          <table:table-cell table:style-name="Table18.D166" office:value-type="string">
            <text:p text:style-name="P279"><text:span text:style-name="T497">ⱞ</text:span>ⰰ</text:p>
          </table:table-cell>
          <table:table-cell table:style-name="Table18.E166" office:value-type="string">
            <text:p text:style-name="P242">ма</text:p>
          </table:table-cell>
        </table:table-row>
        <table:table-row>
          <table:table-cell table:style-name="Table18.A167" office:value-type="string">
            <text:p text:style-name="P242">u+F03EC</text:p>
          </table:table-cell>
          <table:table-cell table:style-name="Table18.B167" office:value-type="string">
            <text:p text:style-name="P242"><text:span text:style-name="T163">ⱞ</text:span>ⰻ</text:p>
          </table:table-cell>
          <table:table-cell table:style-name="Table18.C167" office:value-type="string">
            <text:p text:style-name="P242">󰏬</text:p>
          </table:table-cell>
          <table:table-cell table:style-name="Table18.D167" office:value-type="string">
            <text:p text:style-name="P279"><text:span text:style-name="T497">ⱞ</text:span>ⰻ</text:p>
          </table:table-cell>
          <table:table-cell table:style-name="Table18.E167" office:value-type="string">
            <text:p text:style-name="P242">ми</text:p>
          </table:table-cell>
        </table:table-row>
        <table:table-row>
          <table:table-cell table:style-name="Table18.A168" office:value-type="string">
            <text:p text:style-name="P242">u+F03ED</text:p>
          </table:table-cell>
          <table:table-cell table:style-name="Table18.B168" office:value-type="string">
            <text:p text:style-name="P242"><text:span text:style-name="T163">ⱞ</text:span>ⱁ</text:p>
          </table:table-cell>
          <table:table-cell table:style-name="Table18.C168" office:value-type="string">
            <text:p text:style-name="P242">󰏭</text:p>
          </table:table-cell>
          <table:table-cell table:style-name="Table18.D168" office:value-type="string">
            <text:p text:style-name="P279"><text:span text:style-name="T497">ⱞ</text:span>ⱁ</text:p>
          </table:table-cell>
          <table:table-cell table:style-name="Table18.E168" office:value-type="string">
            <text:p text:style-name="P242">мо</text:p>
          </table:table-cell>
        </table:table-row>
        <table:table-row>
          <table:table-cell table:style-name="Table18.A169" office:value-type="string">
            <text:p text:style-name="P242"/>
          </table:table-cell>
          <table:table-cell table:style-name="Table18.B169" office:value-type="string">
            <text:p text:style-name="P242"/>
          </table:table-cell>
          <table:table-cell table:style-name="Table18.C169" office:value-type="string">
            <text:p text:style-name="P242"/>
          </table:table-cell>
          <table:table-cell table:style-name="Table18.D169" office:value-type="string">
            <text:p text:style-name="P279"/>
          </table:table-cell>
          <table:table-cell table:style-name="Table18.E169" office:value-type="string">
            <text:p text:style-name="P242"/>
          </table:table-cell>
        </table:table-row>
        <table:table-row>
          <table:table-cell table:style-name="Table18.A170" office:value-type="string">
            <text:p text:style-name="P242">u+F03F4</text:p>
          </table:table-cell>
          <table:table-cell table:style-name="Table18.B170" office:value-type="string">
            <text:p text:style-name="P242">ⱀⰴ</text:p>
          </table:table-cell>
          <table:table-cell table:style-name="Table18.C170" office:value-type="string">
            <text:p text:style-name="P242">󰏴</text:p>
          </table:table-cell>
          <table:table-cell table:style-name="Table18.D170" office:value-type="string">
            <text:p text:style-name="P279">ⱀⰴ</text:p>
          </table:table-cell>
          <table:table-cell table:style-name="Table18.E170" office:value-type="string">
            <text:p text:style-name="P242">нд</text:p>
          </table:table-cell>
        </table:table-row>
        <table:table-row>
          <table:table-cell table:style-name="Table18.A171" office:value-type="string">
            <text:p text:style-name="P242">u+F03F5</text:p>
          </table:table-cell>
          <table:table-cell table:style-name="Table18.B171" office:value-type="string">
            <text:p text:style-name="P242">ⱀⰴⰾ</text:p>
          </table:table-cell>
          <table:table-cell table:style-name="Table18.C171" office:value-type="string">
            <text:p text:style-name="P242">󰏵</text:p>
          </table:table-cell>
          <table:table-cell table:style-name="Table18.D171" office:value-type="string">
            <text:p text:style-name="P279">ⱀⰴⰾ</text:p>
          </table:table-cell>
          <table:table-cell table:style-name="Table18.E171" office:value-type="string">
            <text:p text:style-name="P242">ндл</text:p>
          </table:table-cell>
        </table:table-row>
        <table:table-row>
          <table:table-cell table:style-name="Table18.A172" office:value-type="string">
            <text:p text:style-name="P242">u+F03F6</text:p>
          </table:table-cell>
          <table:table-cell table:style-name="Table18.B172" office:value-type="string">
            <text:p text:style-name="P242">ⱀⰶ</text:p>
          </table:table-cell>
          <table:table-cell table:style-name="Table18.C172" office:value-type="string">
            <text:p text:style-name="P242">󰏶</text:p>
          </table:table-cell>
          <table:table-cell table:style-name="Table18.D172" office:value-type="string">
            <text:p text:style-name="P279">ⱀⰶ</text:p>
          </table:table-cell>
          <table:table-cell table:style-name="Table18.E172" office:value-type="string">
            <text:p text:style-name="P242">нж</text:p>
          </table:table-cell>
        </table:table-row>
        <table:table-row>
          <table:table-cell table:style-name="Table18.A173" office:value-type="string">
            <text:p text:style-name="P242">u+F03F7</text:p>
          </table:table-cell>
          <table:table-cell table:style-name="Table18.B173" office:value-type="string">
            <text:p text:style-name="P242">ⱀⱁ</text:p>
          </table:table-cell>
          <table:table-cell table:style-name="Table18.C173" office:value-type="string">
            <text:p text:style-name="P242">󰏷</text:p>
          </table:table-cell>
          <table:table-cell table:style-name="Table18.D173" office:value-type="string">
            <text:p text:style-name="P279">ⱀⱁ</text:p>
          </table:table-cell>
          <table:table-cell table:style-name="Table18.E173" office:value-type="string">
            <text:p text:style-name="P242">но</text:p>
          </table:table-cell>
        </table:table-row>
        <table:table-row>
          <table:table-cell table:style-name="Table18.A174" office:value-type="string">
            <text:p text:style-name="P242"/>
          </table:table-cell>
          <table:table-cell table:style-name="Table18.B174" office:value-type="string">
            <text:p text:style-name="P242"/>
          </table:table-cell>
          <table:table-cell table:style-name="Table18.C174" office:value-type="string">
            <text:p text:style-name="P242"/>
          </table:table-cell>
          <table:table-cell table:style-name="Table18.D174" office:value-type="string">
            <text:p text:style-name="P279"/>
          </table:table-cell>
          <table:table-cell table:style-name="Table18.E174" office:value-type="string">
            <text:p text:style-name="P242"/>
          </table:table-cell>
        </table:table-row>
        <table:table-row>
          <table:table-cell table:style-name="Table18.A175" office:value-type="string">
            <text:p text:style-name="P242">u+F0400</text:p>
          </table:table-cell>
          <table:table-cell table:style-name="Table18.B175" office:value-type="string">
            <text:p text:style-name="P242">ⱁⰴ</text:p>
          </table:table-cell>
          <table:table-cell table:style-name="Table18.C175" office:value-type="string">
            <text:p text:style-name="P242">󰐀</text:p>
          </table:table-cell>
          <table:table-cell table:style-name="Table18.D175" office:value-type="string">
            <text:p text:style-name="P279">ⱁⰴ</text:p>
          </table:table-cell>
          <table:table-cell table:style-name="Table18.E175" office:value-type="string">
            <text:p text:style-name="P242">од</text:p>
          </table:table-cell>
        </table:table-row>
        <table:table-row>
          <table:table-cell table:style-name="Table18.A176" office:value-type="string">
            <text:p text:style-name="P242">u+F0401</text:p>
          </table:table-cell>
          <table:table-cell table:style-name="Table18.B176" office:value-type="string">
            <text:p text:style-name="P242">ⱁⰶ</text:p>
          </table:table-cell>
          <table:table-cell table:style-name="Table18.C176" office:value-type="string">
            <text:p text:style-name="P242">󰐁</text:p>
          </table:table-cell>
          <table:table-cell table:style-name="Table18.D176" office:value-type="string">
            <text:p text:style-name="P279">ⱁⰶ</text:p>
          </table:table-cell>
          <table:table-cell table:style-name="Table18.E176" office:value-type="string">
            <text:p text:style-name="P242">ож</text:p>
          </table:table-cell>
        </table:table-row>
        <table:table-row>
          <table:table-cell table:style-name="Table18.A177" office:value-type="string">
            <text:p text:style-name="P242">u+F0402</text:p>
          </table:table-cell>
          <table:table-cell table:style-name="Table18.B177" office:value-type="string">
            <text:p text:style-name="P242">ⱁⰾ</text:p>
          </table:table-cell>
          <table:table-cell table:style-name="Table18.C177" office:value-type="string">
            <text:p text:style-name="P242">󰐂</text:p>
          </table:table-cell>
          <table:table-cell table:style-name="Table18.D177" office:value-type="string">
            <text:p text:style-name="P279">ⱁⰾ</text:p>
          </table:table-cell>
          <table:table-cell table:style-name="Table18.E177" office:value-type="string">
            <text:p text:style-name="P242">ол</text:p>
          </table:table-cell>
        </table:table-row>
        <table:table-row>
          <table:table-cell table:style-name="Table18.A178" office:value-type="string">
            <text:p text:style-name="P242">u+F0403</text:p>
          </table:table-cell>
          <table:table-cell table:style-name="Table18.B178" office:value-type="string">
            <text:p text:style-name="P242">ⱁⰾⰻ</text:p>
          </table:table-cell>
          <table:table-cell table:style-name="Table18.C178" office:value-type="string">
            <text:p text:style-name="P242">󰐃</text:p>
          </table:table-cell>
          <table:table-cell table:style-name="Table18.D178" office:value-type="string">
            <text:p text:style-name="P279">ⱁⰾⰻ</text:p>
          </table:table-cell>
          <table:table-cell table:style-name="Table18.E178" office:value-type="string">
            <text:p text:style-name="P242">оли</text:p>
          </table:table-cell>
        </table:table-row>
        <table:table-row>
          <table:table-cell table:style-name="Table18.A179" office:value-type="string">
            <text:p text:style-name="P242">u+F0404</text:p>
          </table:table-cell>
          <table:table-cell table:style-name="Table18.B179" office:value-type="string">
            <text:p text:style-name="P242">ⱁⰾⱓ</text:p>
          </table:table-cell>
          <table:table-cell table:style-name="Table18.C179" office:value-type="string">
            <text:p text:style-name="P242">󰐄</text:p>
          </table:table-cell>
          <table:table-cell table:style-name="Table18.D179" office:value-type="string">
            <text:p text:style-name="P279">ⱁⰾⱓ</text:p>
          </table:table-cell>
          <table:table-cell table:style-name="Table18.E179" office:value-type="string">
            <text:p text:style-name="P242">олю</text:p>
          </table:table-cell>
        </table:table-row>
        <table:table-row>
          <table:table-cell table:style-name="Table18.A180" office:value-type="string">
            <text:p text:style-name="P242">u+F0405</text:p>
          </table:table-cell>
          <table:table-cell table:style-name="Table18.B180" office:value-type="string">
            <text:p text:style-name="P242">ⱁⱅ</text:p>
          </table:table-cell>
          <table:table-cell table:style-name="Table18.C180" office:value-type="string">
            <text:p text:style-name="P242">󰐅</text:p>
          </table:table-cell>
          <table:table-cell table:style-name="Table18.D180" office:value-type="string">
            <text:p text:style-name="P279">ⱁⱅ</text:p>
          </table:table-cell>
          <table:table-cell table:style-name="Table18.E180" office:value-type="string">
            <text:p text:style-name="P242">от (unconfirmed)</text:p>
          </table:table-cell>
        </table:table-row>
        <table:table-row>
          <table:table-cell table:style-name="Table18.A181" office:value-type="string">
            <text:p text:style-name="P242">u+F0406</text:p>
          </table:table-cell>
          <table:table-cell table:style-name="Table18.B181" office:value-type="string">
            <text:p text:style-name="P242">ⱁⱅⱁ</text:p>
          </table:table-cell>
          <table:table-cell table:style-name="Table18.C181" office:value-type="string">
            <text:p text:style-name="P242">󰐆</text:p>
          </table:table-cell>
          <table:table-cell table:style-name="Table18.D181" office:value-type="string">
            <text:p text:style-name="P279">ⱁⱅⱁ</text:p>
          </table:table-cell>
          <table:table-cell table:style-name="Table18.E181" office:value-type="string">
            <text:p text:style-name="P242">ото (unconfirmed)</text:p>
          </table:table-cell>
        </table:table-row>
        <table:table-row>
          <table:table-cell table:style-name="Table18.A182" office:value-type="string">
            <text:p text:style-name="P242"/>
          </table:table-cell>
          <table:table-cell table:style-name="Table18.B182" office:value-type="string">
            <text:p text:style-name="P242"/>
          </table:table-cell>
          <table:table-cell table:style-name="Table18.C182" office:value-type="string">
            <text:p text:style-name="P242"/>
          </table:table-cell>
          <table:table-cell table:style-name="Table18.D182" office:value-type="string">
            <text:p text:style-name="P279"/>
          </table:table-cell>
          <table:table-cell table:style-name="Table18.E182" office:value-type="string">
            <text:p text:style-name="P242"/>
          </table:table-cell>
        </table:table-row>
        <table:table-row>
          <table:table-cell table:style-name="Table18.A183" office:value-type="string">
            <text:p text:style-name="P242">u+F040D</text:p>
          </table:table-cell>
          <table:table-cell table:style-name="Table18.B183" office:value-type="string">
            <text:p text:style-name="P242">ⱂⰰ</text:p>
          </table:table-cell>
          <table:table-cell table:style-name="Table18.C183" office:value-type="string">
            <text:p text:style-name="P242">󰐍</text:p>
          </table:table-cell>
          <table:table-cell table:style-name="Table18.D183" office:value-type="string">
            <text:p text:style-name="P279">ⱂⰰ</text:p>
          </table:table-cell>
          <table:table-cell table:style-name="Table18.E183" office:value-type="string">
            <text:p text:style-name="P242">па</text:p>
          </table:table-cell>
        </table:table-row>
        <table:table-row>
          <table:table-cell table:style-name="Table18.A184" office:value-type="string">
            <text:p text:style-name="P242">u+F040E</text:p>
          </table:table-cell>
          <table:table-cell table:style-name="Table18.B184" office:value-type="string">
            <text:p text:style-name="P242">ⱂⰲ</text:p>
          </table:table-cell>
          <table:table-cell table:style-name="Table18.C184" office:value-type="string">
            <text:p text:style-name="P242">󰐎</text:p>
          </table:table-cell>
          <table:table-cell table:style-name="Table18.D184" office:value-type="string">
            <text:p text:style-name="P279">ⱂⰲ</text:p>
          </table:table-cell>
          <table:table-cell table:style-name="Table18.E184" office:value-type="string">
            <text:p text:style-name="P242">пв</text:p>
          </table:table-cell>
        </table:table-row>
        <table:table-row>
          <table:table-cell table:style-name="Table18.A185" office:value-type="string">
            <text:p text:style-name="P242">u+F040F</text:p>
          </table:table-cell>
          <table:table-cell table:style-name="Table18.B185" office:value-type="string">
            <text:p text:style-name="P242">ⱂⰲⰴ</text:p>
          </table:table-cell>
          <table:table-cell table:style-name="Table18.C185" office:value-type="string">
            <text:p text:style-name="P242">󰐏</text:p>
          </table:table-cell>
          <table:table-cell table:style-name="Table18.D185" office:value-type="string">
            <text:p text:style-name="P279">ⱂⰲⰴ</text:p>
          </table:table-cell>
          <table:table-cell table:style-name="Table18.E185" office:value-type="string">
            <text:p text:style-name="P242">пвд</text:p>
          </table:table-cell>
        </table:table-row>
        <table:table-row>
          <table:table-cell table:style-name="Table18.A186" office:value-type="string">
            <text:p text:style-name="P242">u+F0410</text:p>
          </table:table-cell>
          <table:table-cell table:style-name="Table18.B186" office:value-type="string">
            <text:p text:style-name="P242">ⱂⰲⰴⰰ</text:p>
          </table:table-cell>
          <table:table-cell table:style-name="Table18.C186" office:value-type="string">
            <text:p text:style-name="P242">󰐐</text:p>
          </table:table-cell>
          <table:table-cell table:style-name="Table18.D186" office:value-type="string">
            <text:p text:style-name="P279">ⱂⰲⰴⰰ</text:p>
          </table:table-cell>
          <table:table-cell table:style-name="Table18.E186" office:value-type="string">
            <text:p text:style-name="P242">пвда</text:p>
          </table:table-cell>
        </table:table-row>
        <table:table-row>
          <table:table-cell table:style-name="Table18.A187" office:value-type="string">
            <text:p text:style-name="P242">u+F0411</text:p>
          </table:table-cell>
          <table:table-cell table:style-name="Table18.B187" office:value-type="string">
            <text:p text:style-name="P242">ⱂⰲ</text:p>
          </table:table-cell>
          <table:table-cell table:style-name="Table18.C187" office:value-type="string">
            <text:p text:style-name="P242">󰐑</text:p>
          </table:table-cell>
          <table:table-cell table:style-name="Table18.D187" office:value-type="string">
            <text:p text:style-name="P279">ⱂⰲ</text:p>
          </table:table-cell>
          <table:table-cell table:style-name="Table18.E187" office:value-type="string">
            <text:p text:style-name="P242">пв</text:p>
          </table:table-cell>
        </table:table-row>
        <table:table-row>
          <table:table-cell table:style-name="Table18.A188" office:value-type="string">
            <text:p text:style-name="P242">u+F0412</text:p>
          </table:table-cell>
          <table:table-cell table:style-name="Table18.B188" office:value-type="string">
            <text:p text:style-name="P242">ⱂⰻ</text:p>
          </table:table-cell>
          <table:table-cell table:style-name="Table18.C188" office:value-type="string">
            <text:p text:style-name="P242">󰐒</text:p>
          </table:table-cell>
          <table:table-cell table:style-name="Table18.D188" office:value-type="string">
            <text:p text:style-name="P279">ⱂⰻ</text:p>
          </table:table-cell>
          <table:table-cell table:style-name="Table18.E188" office:value-type="string">
            <text:p text:style-name="P242">пи</text:p>
          </table:table-cell>
        </table:table-row>
        <table:table-row>
          <table:table-cell table:style-name="Table18.A189" office:value-type="string">
            <text:p text:style-name="P242">u+F0413</text:p>
          </table:table-cell>
          <table:table-cell table:style-name="Table18.B189" office:value-type="string">
            <text:p text:style-name="P242">ⱂⰻⱅ</text:p>
          </table:table-cell>
          <table:table-cell table:style-name="Table18.C189" office:value-type="string">
            <text:p text:style-name="P242">󰐓</text:p>
          </table:table-cell>
          <table:table-cell table:style-name="Table18.D189" office:value-type="string">
            <text:p text:style-name="P279">ⱂⰻⱅ</text:p>
          </table:table-cell>
          <table:table-cell table:style-name="Table18.E189" office:value-type="string">
            <text:p text:style-name="P242">пит</text:p>
          </table:table-cell>
        </table:table-row>
        <table:table-row>
          <table:table-cell table:style-name="Table18.A190" office:value-type="string">
            <text:p text:style-name="P242">u+F0414</text:p>
          </table:table-cell>
          <table:table-cell table:style-name="Table18.B190" office:value-type="string">
            <text:p text:style-name="P242">ⱂⰾ</text:p>
          </table:table-cell>
          <table:table-cell table:style-name="Table18.C190" office:value-type="string">
            <text:p text:style-name="P242">󰐔</text:p>
          </table:table-cell>
          <table:table-cell table:style-name="Table18.D190" office:value-type="string">
            <text:p text:style-name="P279">ⱂⰾ</text:p>
          </table:table-cell>
          <table:table-cell table:style-name="Table18.E190" office:value-type="string">
            <text:p text:style-name="P242">пл</text:p>
          </table:table-cell>
        </table:table-row>
        <table:table-row>
          <table:table-cell table:style-name="Table18.A191" office:value-type="string">
            <text:p text:style-name="P242">u+F0415</text:p>
          </table:table-cell>
          <table:table-cell table:style-name="Table18.B191" office:value-type="string">
            <text:p text:style-name="P242">ⱂⰾⱁ</text:p>
          </table:table-cell>
          <table:table-cell table:style-name="Table18.C191" office:value-type="string">
            <text:p text:style-name="P242">󰐕</text:p>
          </table:table-cell>
          <table:table-cell table:style-name="Table18.D191" office:value-type="string">
            <text:p text:style-name="P279">ⱂⰾⱁ</text:p>
          </table:table-cell>
          <table:table-cell table:style-name="Table18.E191" office:value-type="string">
            <text:p text:style-name="P242">пло</text:p>
          </table:table-cell>
        </table:table-row>
        <table:table-row>
          <table:table-cell table:style-name="Table18.A192" office:value-type="string">
            <text:p text:style-name="P242">u+F0416</text:p>
          </table:table-cell>
          <table:table-cell table:style-name="Table18.B192" office:value-type="string">
            <text:p text:style-name="P242">ⱂⰾⱁⰲ</text:p>
          </table:table-cell>
          <table:table-cell table:style-name="Table18.C192" office:value-type="string">
            <text:p text:style-name="P242">󰐖</text:p>
          </table:table-cell>
          <table:table-cell table:style-name="Table18.D192" office:value-type="string">
            <text:p text:style-name="P279">ⱂⰾⱁⰲ</text:p>
          </table:table-cell>
          <table:table-cell table:style-name="Table18.E192" office:value-type="string">
            <text:p text:style-name="P242">плов</text:p>
          </table:table-cell>
        </table:table-row>
        <table:table-row>
          <table:table-cell table:style-name="Table18.A193" office:value-type="string">
            <text:p text:style-name="P242">u+F0417</text:p>
          </table:table-cell>
          <table:table-cell table:style-name="Table18.B193" office:value-type="string">
            <text:p text:style-name="P242">ⱂⰾⱁⰴ</text:p>
          </table:table-cell>
          <table:table-cell table:style-name="Table18.C193" office:value-type="string">
            <text:p text:style-name="P242">󰐗</text:p>
          </table:table-cell>
          <table:table-cell table:style-name="Table18.D193" office:value-type="string">
            <text:p text:style-name="P279">ⱂⰾⱁⰴ</text:p>
          </table:table-cell>
          <table:table-cell table:style-name="Table18.E193" office:value-type="string">
            <text:p text:style-name="P242">плод</text:p>
          </table:table-cell>
        </table:table-row>
        <table:table-row>
          <table:table-cell table:style-name="Table18.A194" office:value-type="string">
            <text:p text:style-name="P242">u+F0418</text:p>
          </table:table-cell>
          <table:table-cell table:style-name="Table18.B194" office:value-type="string">
            <text:p text:style-name="P242">ⱂⰾⱅ</text:p>
          </table:table-cell>
          <table:table-cell table:style-name="Table18.C194" office:value-type="string">
            <text:p text:style-name="P242">󰐘</text:p>
          </table:table-cell>
          <table:table-cell table:style-name="Table18.D194" office:value-type="string">
            <text:p text:style-name="P279">ⱂⰾⱅ</text:p>
          </table:table-cell>
          <table:table-cell table:style-name="Table18.E194" office:value-type="string">
            <text:p text:style-name="P242">плт</text:p>
          </table:table-cell>
        </table:table-row>
        <table:table-row>
          <table:table-cell table:style-name="Table18.A195" office:value-type="string">
            <text:p text:style-name="P242">u+F0419</text:p>
          </table:table-cell>
          <table:table-cell table:style-name="Table18.B195" office:value-type="string">
            <text:p text:style-name="P242">ⱂⰾⱓ</text:p>
          </table:table-cell>
          <table:table-cell table:style-name="Table18.C195" office:value-type="string">
            <text:p text:style-name="P242">󰐙</text:p>
          </table:table-cell>
          <table:table-cell table:style-name="Table18.D195" office:value-type="string">
            <text:p text:style-name="P279">ⱂⰾⱓ</text:p>
          </table:table-cell>
          <table:table-cell table:style-name="Table18.E195" office:value-type="string">
            <text:p text:style-name="P242">плю</text:p>
          </table:table-cell>
        </table:table-row>
        <table:table-row>
          <table:table-cell table:style-name="Table18.A196" office:value-type="string">
            <text:p text:style-name="P242">u+F041A</text:p>
          </table:table-cell>
          <table:table-cell table:style-name="Table18.B196" office:value-type="string">
            <text:p text:style-name="P242">ⱂⰿⰾ</text:p>
          </table:table-cell>
          <table:table-cell table:style-name="Table18.C196" office:value-type="string">
            <text:p text:style-name="P242">󰐚</text:p>
          </table:table-cell>
          <table:table-cell table:style-name="Table18.D196" office:value-type="string">
            <text:p text:style-name="P279">ⱂⰿⰾ</text:p>
          </table:table-cell>
          <table:table-cell table:style-name="Table18.E196" office:value-type="string">
            <text:p text:style-name="P242">пмл</text:p>
          </table:table-cell>
        </table:table-row>
        <table:table-row>
          <table:table-cell table:style-name="Table18.A197" office:value-type="string">
            <text:p text:style-name="P242">u+F041B</text:p>
          </table:table-cell>
          <table:table-cell table:style-name="Table18.B197" office:value-type="string">
            <text:p text:style-name="P242">ⱂⱁ</text:p>
          </table:table-cell>
          <table:table-cell table:style-name="Table18.C197" office:value-type="string">
            <text:p text:style-name="P242">󰐛</text:p>
          </table:table-cell>
          <table:table-cell table:style-name="Table18.D197" office:value-type="string">
            <text:p text:style-name="P279">ⱂⱁ</text:p>
          </table:table-cell>
          <table:table-cell table:style-name="Table18.E197" office:value-type="string">
            <text:p text:style-name="P242">по</text:p>
          </table:table-cell>
        </table:table-row>
        <table:table-row>
          <table:table-cell table:style-name="Table18.A198" office:value-type="string">
            <text:p text:style-name="P242">u+F041C</text:p>
          </table:table-cell>
          <table:table-cell table:style-name="Table18.B198" office:value-type="string">
            <text:p text:style-name="P242">ⱂⱁⰲ</text:p>
          </table:table-cell>
          <table:table-cell table:style-name="Table18.C198" office:value-type="string">
            <text:p text:style-name="P242">󰐜</text:p>
          </table:table-cell>
          <table:table-cell table:style-name="Table18.D198" office:value-type="string">
            <text:p text:style-name="P279">ⱂⱁⰲ</text:p>
          </table:table-cell>
          <table:table-cell table:style-name="Table18.E198" office:value-type="string">
            <text:p text:style-name="P242">пов</text:p>
          </table:table-cell>
        </table:table-row>
        <text:soft-page-break/>
        <table:table-row>
          <table:table-cell table:style-name="Table18.A199" office:value-type="string">
            <text:p text:style-name="P242">u+F041D</text:p>
          </table:table-cell>
          <table:table-cell table:style-name="Table18.B199" office:value-type="string">
            <text:p text:style-name="P242">ⱂⱁⰲⱃ</text:p>
          </table:table-cell>
          <table:table-cell table:style-name="Table18.C199" office:value-type="string">
            <text:p text:style-name="P242">󰐝</text:p>
          </table:table-cell>
          <table:table-cell table:style-name="Table18.D199" office:value-type="string">
            <text:p text:style-name="P279">ⱂⱁⰲⱃ</text:p>
          </table:table-cell>
          <table:table-cell table:style-name="Table18.E199" office:value-type="string">
            <text:p text:style-name="P242">повр</text:p>
          </table:table-cell>
        </table:table-row>
        <table:table-row>
          <table:table-cell table:style-name="Table18.A200" office:value-type="string">
            <text:p text:style-name="P242">u+F041E</text:p>
          </table:table-cell>
          <table:table-cell table:style-name="Table18.B200" office:value-type="string">
            <text:p text:style-name="P242">ⱂⱁⰴ</text:p>
          </table:table-cell>
          <table:table-cell table:style-name="Table18.C200" office:value-type="string">
            <text:p text:style-name="P242">󰐞</text:p>
          </table:table-cell>
          <table:table-cell table:style-name="Table18.D200" office:value-type="string">
            <text:p text:style-name="P279">ⱂⱁⰴ</text:p>
          </table:table-cell>
          <table:table-cell table:style-name="Table18.E200" office:value-type="string">
            <text:p text:style-name="P242">под</text:p>
          </table:table-cell>
        </table:table-row>
        <table:table-row>
          <table:table-cell table:style-name="Table18.A201" office:value-type="string">
            <text:p text:style-name="P242">u+F041F</text:p>
          </table:table-cell>
          <table:table-cell table:style-name="Table18.B201" office:value-type="string">
            <text:p text:style-name="P242">ⱂⱁⰴⰰ</text:p>
          </table:table-cell>
          <table:table-cell table:style-name="Table18.C201" office:value-type="string">
            <text:p text:style-name="P242">󰐟</text:p>
          </table:table-cell>
          <table:table-cell table:style-name="Table18.D201" office:value-type="string">
            <text:p text:style-name="P279">ⱂⱁⰴⰰ</text:p>
          </table:table-cell>
          <table:table-cell table:style-name="Table18.E201" office:value-type="string">
            <text:p text:style-name="P242">пода</text:p>
          </table:table-cell>
        </table:table-row>
        <table:table-row>
          <table:table-cell table:style-name="Table18.A202" office:value-type="string">
            <text:p text:style-name="P242">u+F0420</text:p>
          </table:table-cell>
          <table:table-cell table:style-name="Table18.B202" office:value-type="string">
            <text:p text:style-name="P242">ⱂⱁⱅ</text:p>
          </table:table-cell>
          <table:table-cell table:style-name="Table18.C202" office:value-type="string">
            <text:p text:style-name="P242">󰐠</text:p>
          </table:table-cell>
          <table:table-cell table:style-name="Table18.D202" office:value-type="string">
            <text:p text:style-name="P279">ⱂⱁⱅ</text:p>
          </table:table-cell>
          <table:table-cell table:style-name="Table18.E202" office:value-type="string">
            <text:p text:style-name="P242">пот</text:p>
          </table:table-cell>
        </table:table-row>
        <table:table-row>
          <table:table-cell table:style-name="Table18.A203" office:value-type="string">
            <text:p text:style-name="P242">u+F0421</text:p>
          </table:table-cell>
          <table:table-cell table:style-name="Table18.B203" office:value-type="string">
            <text:p text:style-name="P242">ⱂⱁⱅⱁ</text:p>
          </table:table-cell>
          <table:table-cell table:style-name="Table18.C203" office:value-type="string">
            <text:p text:style-name="P242">󰐡</text:p>
          </table:table-cell>
          <table:table-cell table:style-name="Table18.D203" office:value-type="string">
            <text:p text:style-name="P279">ⱂⱁⱅⱁ</text:p>
          </table:table-cell>
          <table:table-cell table:style-name="Table18.E203" office:value-type="string">
            <text:p text:style-name="P242">пото</text:p>
          </table:table-cell>
        </table:table-row>
        <table:table-row>
          <table:table-cell table:style-name="Table18.A204" office:value-type="string">
            <text:p text:style-name="P242">u+F0422</text:p>
          </table:table-cell>
          <table:table-cell table:style-name="Table18.B204" office:value-type="string">
            <text:p text:style-name="P242">ⱂⱁⱅⱃ</text:p>
          </table:table-cell>
          <table:table-cell table:style-name="Table18.C204" office:value-type="string">
            <text:p text:style-name="P242">󰐢</text:p>
          </table:table-cell>
          <table:table-cell table:style-name="Table18.D204" office:value-type="string">
            <text:p text:style-name="P279">ⱂⱁⱅⱃ</text:p>
          </table:table-cell>
          <table:table-cell table:style-name="Table18.E204" office:value-type="string">
            <text:p text:style-name="P242">потр</text:p>
          </table:table-cell>
        </table:table-row>
        <table:table-row>
          <table:table-cell table:style-name="Table18.A205" office:value-type="string">
            <text:p text:style-name="P242">u+F0423</text:p>
          </table:table-cell>
          <table:table-cell table:style-name="Table18.B205" office:value-type="string">
            <text:p text:style-name="P242">ⱂⱃ</text:p>
          </table:table-cell>
          <table:table-cell table:style-name="Table18.C205" office:value-type="string">
            <text:p text:style-name="P242">󰐣</text:p>
          </table:table-cell>
          <table:table-cell table:style-name="Table18.D205" office:value-type="string">
            <text:p text:style-name="P279">ⱂⱃ</text:p>
          </table:table-cell>
          <table:table-cell table:style-name="Table18.E205" office:value-type="string">
            <text:p text:style-name="P242">пр</text:p>
          </table:table-cell>
        </table:table-row>
        <table:table-row>
          <table:table-cell table:style-name="Table18.A206" office:value-type="string">
            <text:p text:style-name="P242">u+F0424</text:p>
          </table:table-cell>
          <table:table-cell table:style-name="Table18.B206" office:value-type="string">
            <text:p text:style-name="P242">ⱂⱃⰲ</text:p>
          </table:table-cell>
          <table:table-cell table:style-name="Table18.C206" office:value-type="string">
            <text:p text:style-name="P242">󰐤</text:p>
          </table:table-cell>
          <table:table-cell table:style-name="Table18.D206" office:value-type="string">
            <text:p text:style-name="P279">ⱂⱃⰲ</text:p>
          </table:table-cell>
          <table:table-cell table:style-name="Table18.E206" office:value-type="string">
            <text:p text:style-name="P242">прв</text:p>
          </table:table-cell>
        </table:table-row>
        <table:table-row>
          <table:table-cell table:style-name="Table18.A207" office:value-type="string">
            <text:p text:style-name="P242">u+F0425</text:p>
          </table:table-cell>
          <table:table-cell table:style-name="Table18.B207" office:value-type="string">
            <text:p text:style-name="P242">ⱂⱃⰲⰴ</text:p>
          </table:table-cell>
          <table:table-cell table:style-name="Table18.C207" office:value-type="string">
            <text:p text:style-name="P242">󰐥</text:p>
          </table:table-cell>
          <table:table-cell table:style-name="Table18.D207" office:value-type="string">
            <text:p text:style-name="P279">ⱂⱃⰲⰴ</text:p>
          </table:table-cell>
          <table:table-cell table:style-name="Table18.E207" office:value-type="string">
            <text:p text:style-name="P242">првд</text:p>
          </table:table-cell>
        </table:table-row>
        <table:table-row>
          <table:table-cell table:style-name="Table18.A208" office:value-type="string">
            <text:p text:style-name="P242">u+F0426</text:p>
          </table:table-cell>
          <table:table-cell table:style-name="Table18.B208" office:value-type="string">
            <text:p text:style-name="P242">ⱂⱃⰲⱁ</text:p>
          </table:table-cell>
          <table:table-cell table:style-name="Table18.C208" office:value-type="string">
            <text:p text:style-name="P242">󰐦</text:p>
          </table:table-cell>
          <table:table-cell table:style-name="Table18.D208" office:value-type="string">
            <text:p text:style-name="P279">ⱂⱃⰲⱁ</text:p>
          </table:table-cell>
          <table:table-cell table:style-name="Table18.E208" office:value-type="string">
            <text:p text:style-name="P242">прво</text:p>
          </table:table-cell>
        </table:table-row>
        <table:table-row>
          <table:table-cell table:style-name="Table18.A209" office:value-type="string">
            <text:p text:style-name="P242">u+F0427</text:p>
          </table:table-cell>
          <table:table-cell table:style-name="Table18.B209" office:value-type="string">
            <text:p text:style-name="P242">ⱂⱃⱅ</text:p>
          </table:table-cell>
          <table:table-cell table:style-name="Table18.C209" office:value-type="string">
            <text:p text:style-name="P242">󰐧</text:p>
          </table:table-cell>
          <table:table-cell table:style-name="Table18.D209" office:value-type="string">
            <text:p text:style-name="P279">ⱂⱃⱅ</text:p>
          </table:table-cell>
          <table:table-cell table:style-name="Table18.E209" office:value-type="string">
            <text:p text:style-name="P242">прт</text:p>
          </table:table-cell>
        </table:table-row>
        <table:table-row>
          <table:table-cell table:style-name="Table18.A210" office:value-type="string">
            <text:p text:style-name="P242">u+F0428</text:p>
          </table:table-cell>
          <table:table-cell table:style-name="Table18.B210" office:value-type="string">
            <text:p text:style-name="P242">ⱂⱄ</text:p>
          </table:table-cell>
          <table:table-cell table:style-name="Table18.C210" office:value-type="string">
            <text:p text:style-name="P242">󰐨</text:p>
          </table:table-cell>
          <table:table-cell table:style-name="Table18.D210" office:value-type="string">
            <text:p text:style-name="P279">ⱂⱄ</text:p>
          </table:table-cell>
          <table:table-cell table:style-name="Table18.E210" office:value-type="string">
            <text:p text:style-name="P242">пс</text:p>
          </table:table-cell>
        </table:table-row>
        <table:table-row>
          <table:table-cell table:style-name="Table18.A211" office:value-type="string">
            <text:p text:style-name="P242">u+F0429</text:p>
          </table:table-cell>
          <table:table-cell table:style-name="Table18.B211" office:value-type="string">
            <text:p text:style-name="P242">ⱂⱅ</text:p>
          </table:table-cell>
          <table:table-cell table:style-name="Table18.C211" office:value-type="string">
            <text:p text:style-name="P242">󰐩</text:p>
          </table:table-cell>
          <table:table-cell table:style-name="Table18.D211" office:value-type="string">
            <text:p text:style-name="P279">ⱂⱅ</text:p>
          </table:table-cell>
          <table:table-cell table:style-name="Table18.E211" office:value-type="string">
            <text:p text:style-name="P242">пт</text:p>
          </table:table-cell>
        </table:table-row>
        <table:table-row>
          <table:table-cell table:style-name="Table18.A212" office:value-type="string">
            <text:p text:style-name="P242">u+F042A</text:p>
          </table:table-cell>
          <table:table-cell table:style-name="Table18.B212" office:value-type="string">
            <text:p text:style-name="P242">ⱂⱅⱁ</text:p>
          </table:table-cell>
          <table:table-cell table:style-name="Table18.C212" office:value-type="string">
            <text:p text:style-name="P242">󰐪</text:p>
          </table:table-cell>
          <table:table-cell table:style-name="Table18.D212" office:value-type="string">
            <text:p text:style-name="P279">ⱂⱅⱁ</text:p>
          </table:table-cell>
          <table:table-cell table:style-name="Table18.E212" office:value-type="string">
            <text:p text:style-name="P242">пто</text:p>
          </table:table-cell>
        </table:table-row>
        <table:table-row>
          <table:table-cell table:style-name="Table18.A213" office:value-type="string">
            <text:p text:style-name="P242"/>
          </table:table-cell>
          <table:table-cell table:style-name="Table18.B213" office:value-type="string">
            <text:p text:style-name="P242"/>
          </table:table-cell>
          <table:table-cell table:style-name="Table18.C213" office:value-type="string">
            <text:p text:style-name="P242"/>
          </table:table-cell>
          <table:table-cell table:style-name="Table18.D213" office:value-type="string">
            <text:p text:style-name="P279"/>
          </table:table-cell>
          <table:table-cell table:style-name="Table18.E213" office:value-type="string">
            <text:p text:style-name="P242"/>
          </table:table-cell>
        </table:table-row>
        <table:table-row>
          <table:table-cell table:style-name="Table18.A214" office:value-type="string">
            <text:p text:style-name="P242">u+F0431</text:p>
          </table:table-cell>
          <table:table-cell table:style-name="Table18.B214" office:value-type="string">
            <text:p text:style-name="P242">ⱃⰰ</text:p>
          </table:table-cell>
          <table:table-cell table:style-name="Table18.C214" office:value-type="string">
            <text:p text:style-name="P242">󰐱</text:p>
          </table:table-cell>
          <table:table-cell table:style-name="Table18.D214" office:value-type="string">
            <text:p text:style-name="P279">ⱃⰰ</text:p>
          </table:table-cell>
          <table:table-cell table:style-name="Table18.E214" office:value-type="string">
            <text:p text:style-name="P242">ра</text:p>
          </table:table-cell>
        </table:table-row>
        <table:table-row>
          <table:table-cell table:style-name="Table18.A215" office:value-type="string">
            <text:p text:style-name="P242">u+F0432</text:p>
          </table:table-cell>
          <table:table-cell table:style-name="Table18.B215" office:value-type="string">
            <text:p text:style-name="P242">ⱃⰲ</text:p>
          </table:table-cell>
          <table:table-cell table:style-name="Table18.C215" office:value-type="string">
            <text:p text:style-name="P242">󰐲</text:p>
          </table:table-cell>
          <table:table-cell table:style-name="Table18.D215" office:value-type="string">
            <text:p text:style-name="P279">ⱃⰲ</text:p>
          </table:table-cell>
          <table:table-cell table:style-name="Table18.E215" office:value-type="string">
            <text:p text:style-name="P242">рв</text:p>
          </table:table-cell>
        </table:table-row>
        <table:table-row>
          <table:table-cell table:style-name="Table18.A216" office:value-type="string">
            <text:p text:style-name="P242">u+F0433</text:p>
          </table:table-cell>
          <table:table-cell table:style-name="Table18.B216" office:value-type="string">
            <text:p text:style-name="P242">ⱃⰲⱁ</text:p>
          </table:table-cell>
          <table:table-cell table:style-name="Table18.C216" office:value-type="string">
            <text:p text:style-name="P242">󰐳</text:p>
          </table:table-cell>
          <table:table-cell table:style-name="Table18.D216" office:value-type="string">
            <text:p text:style-name="P279">ⱃⰲⱁ</text:p>
          </table:table-cell>
          <table:table-cell table:style-name="Table18.E216" office:value-type="string">
            <text:p text:style-name="P242">рво</text:p>
          </table:table-cell>
        </table:table-row>
        <table:table-row>
          <table:table-cell table:style-name="Table18.A217" office:value-type="string">
            <text:p text:style-name="P242">u+F0434</text:p>
          </table:table-cell>
          <table:table-cell table:style-name="Table18.B217" office:value-type="string">
            <text:p text:style-name="P242">ⱃⱅ</text:p>
          </table:table-cell>
          <table:table-cell table:style-name="Table18.C217" office:value-type="string">
            <text:p text:style-name="P242">󰐴</text:p>
          </table:table-cell>
          <table:table-cell table:style-name="Table18.D217" office:value-type="string">
            <text:p text:style-name="P279">ⱃⱅ</text:p>
          </table:table-cell>
          <table:table-cell table:style-name="Table18.E217" office:value-type="string">
            <text:p text:style-name="P242">рт</text:p>
          </table:table-cell>
        </table:table-row>
        <table:table-row>
          <table:table-cell table:style-name="Table18.A218" office:value-type="string">
            <text:p text:style-name="P242"/>
          </table:table-cell>
          <table:table-cell table:style-name="Table18.B218" office:value-type="string">
            <text:p text:style-name="P242"/>
          </table:table-cell>
          <table:table-cell table:style-name="Table18.C218" office:value-type="string">
            <text:p text:style-name="P242"/>
          </table:table-cell>
          <table:table-cell table:style-name="Table18.D218" office:value-type="string">
            <text:p text:style-name="P279"/>
          </table:table-cell>
          <table:table-cell table:style-name="Table18.E218" office:value-type="string">
            <text:p text:style-name="P242"/>
          </table:table-cell>
        </table:table-row>
        <table:table-row>
          <table:table-cell table:style-name="Table18.A219" office:value-type="string">
            <text:p text:style-name="P242">u+F043B</text:p>
          </table:table-cell>
          <table:table-cell table:style-name="Table18.B219" office:value-type="string">
            <text:p text:style-name="P242">ⱄⰰ</text:p>
          </table:table-cell>
          <table:table-cell table:style-name="Table18.C219" office:value-type="string">
            <text:p text:style-name="P242">󰐻</text:p>
          </table:table-cell>
          <table:table-cell table:style-name="Table18.D219" office:value-type="string">
            <text:p text:style-name="P279">ⱄⰰ</text:p>
          </table:table-cell>
          <table:table-cell table:style-name="Table18.E219" office:value-type="string">
            <text:p text:style-name="P242">са</text:p>
          </table:table-cell>
        </table:table-row>
        <table:table-row>
          <table:table-cell table:style-name="Table18.A220" office:value-type="string">
            <text:p text:style-name="P242">u+F043C</text:p>
          </table:table-cell>
          <table:table-cell table:style-name="Table18.B220" office:value-type="string">
            <text:p text:style-name="P242">ⱄⰲ</text:p>
          </table:table-cell>
          <table:table-cell table:style-name="Table18.C220" office:value-type="string">
            <text:p text:style-name="P242">󰐼</text:p>
          </table:table-cell>
          <table:table-cell table:style-name="Table18.D220" office:value-type="string">
            <text:p text:style-name="P279">ⱄⰲ</text:p>
          </table:table-cell>
          <table:table-cell table:style-name="Table18.E220" office:value-type="string">
            <text:p text:style-name="P242">св</text:p>
          </table:table-cell>
        </table:table-row>
        <table:table-row>
          <table:table-cell table:style-name="Table18.A221" office:value-type="string">
            <text:p text:style-name="P242">u+F043D</text:p>
          </table:table-cell>
          <table:table-cell table:style-name="Table18.B221" office:value-type="string">
            <text:p text:style-name="P242">ⱄⰲⱁ</text:p>
          </table:table-cell>
          <table:table-cell table:style-name="Table18.C221" office:value-type="string">
            <text:p text:style-name="P242">󰐽</text:p>
          </table:table-cell>
          <table:table-cell table:style-name="Table18.D221" office:value-type="string">
            <text:p text:style-name="P279">ⱄⰲⱁ</text:p>
          </table:table-cell>
          <table:table-cell table:style-name="Table18.E221" office:value-type="string">
            <text:p text:style-name="P242">сво</text:p>
          </table:table-cell>
        </table:table-row>
        <table:table-row>
          <table:table-cell table:style-name="Table18.A222" office:value-type="string">
            <text:p text:style-name="P242">u+F043E</text:p>
          </table:table-cell>
          <table:table-cell table:style-name="Table18.B222" office:value-type="string">
            <text:p text:style-name="P242">ⱄⰾ</text:p>
          </table:table-cell>
          <table:table-cell table:style-name="Table18.C222" office:value-type="string">
            <text:p text:style-name="P242">󰐾</text:p>
          </table:table-cell>
          <table:table-cell table:style-name="Table18.D222" office:value-type="string">
            <text:p text:style-name="P279">ⱄⰾ</text:p>
          </table:table-cell>
          <table:table-cell table:style-name="Table18.E222" office:value-type="string">
            <text:p text:style-name="P242">сл</text:p>
          </table:table-cell>
        </table:table-row>
        <table:table-row>
          <table:table-cell table:style-name="Table18.A223" office:value-type="string">
            <text:p text:style-name="P242">u+F043F</text:p>
          </table:table-cell>
          <table:table-cell table:style-name="Table18.B223" office:value-type="string">
            <text:p text:style-name="P242">ⱄⱁ</text:p>
          </table:table-cell>
          <table:table-cell table:style-name="Table18.C223" office:value-type="string">
            <text:p text:style-name="P242">󰐿</text:p>
          </table:table-cell>
          <table:table-cell table:style-name="Table18.D223" office:value-type="string">
            <text:p text:style-name="P279">ⱄⱁ</text:p>
          </table:table-cell>
          <table:table-cell table:style-name="Table18.E223" office:value-type="string">
            <text:p text:style-name="P242">со</text:p>
          </table:table-cell>
        </table:table-row>
        <table:table-row>
          <table:table-cell table:style-name="Table18.A224" office:value-type="string">
            <text:p text:style-name="P242">u+F0440</text:p>
          </table:table-cell>
          <table:table-cell table:style-name="Table18.B224" office:value-type="string">
            <text:p text:style-name="P242">ⱄⱅ</text:p>
          </table:table-cell>
          <table:table-cell table:style-name="Table18.C224" office:value-type="string">
            <text:p text:style-name="P242">󰑀</text:p>
          </table:table-cell>
          <table:table-cell table:style-name="Table18.D224" office:value-type="string">
            <text:p text:style-name="P279">ⱄⱅ</text:p>
          </table:table-cell>
          <table:table-cell table:style-name="Table18.E224" office:value-type="string">
            <text:p text:style-name="P242">ст</text:p>
          </table:table-cell>
        </table:table-row>
        <table:table-row>
          <table:table-cell table:style-name="Table18.A225" office:value-type="string">
            <text:p text:style-name="P242">u+F0441</text:p>
          </table:table-cell>
          <table:table-cell table:style-name="Table18.B225" office:value-type="string">
            <text:p text:style-name="P242">ⱄⱅⰲ</text:p>
          </table:table-cell>
          <table:table-cell table:style-name="Table18.C225" office:value-type="string">
            <text:p text:style-name="P242">󰑁</text:p>
          </table:table-cell>
          <table:table-cell table:style-name="Table18.D225" office:value-type="string">
            <text:p text:style-name="P279">ⱄⱅⰲ</text:p>
          </table:table-cell>
          <table:table-cell table:style-name="Table18.E225" office:value-type="string">
            <text:p text:style-name="P242">ств</text:p>
          </table:table-cell>
        </table:table-row>
        <table:table-row>
          <table:table-cell table:style-name="Table18.A226" office:value-type="string">
            <text:p text:style-name="P242">u+F0442</text:p>
          </table:table-cell>
          <table:table-cell table:style-name="Table18.B226" office:value-type="string">
            <text:p text:style-name="P242">ⱄⱅⰲⱁ</text:p>
          </table:table-cell>
          <table:table-cell table:style-name="Table18.C226" office:value-type="string">
            <text:p text:style-name="P242">󰑂</text:p>
          </table:table-cell>
          <table:table-cell table:style-name="Table18.D226" office:value-type="string">
            <text:p text:style-name="P279">ⱄⱅⰲⱁ</text:p>
          </table:table-cell>
          <table:table-cell table:style-name="Table18.E226" office:value-type="string">
            <text:p text:style-name="P242">ство</text:p>
          </table:table-cell>
        </table:table-row>
        <table:table-row>
          <table:table-cell table:style-name="Table18.A227" office:value-type="string">
            <text:p text:style-name="P242">u+F0443</text:p>
          </table:table-cell>
          <table:table-cell table:style-name="Table18.B227" office:value-type="string">
            <text:p text:style-name="P242">ⱄⱅⰲⱃ</text:p>
          </table:table-cell>
          <table:table-cell table:style-name="Table18.C227" office:value-type="string">
            <text:p text:style-name="P242">󰑃</text:p>
          </table:table-cell>
          <table:table-cell table:style-name="Table18.D227" office:value-type="string">
            <text:p text:style-name="P279">ⱄⱅⰲⱃ</text:p>
          </table:table-cell>
          <table:table-cell table:style-name="Table18.E227" office:value-type="string">
            <text:p text:style-name="P242">ствр</text:p>
          </table:table-cell>
        </table:table-row>
        <table:table-row>
          <table:table-cell table:style-name="Table18.A228" office:value-type="string">
            <text:p text:style-name="P242">u+F0444</text:p>
          </table:table-cell>
          <table:table-cell table:style-name="Table18.B228" office:value-type="string">
            <text:p text:style-name="P242">ⱄⱅⱁ</text:p>
          </table:table-cell>
          <table:table-cell table:style-name="Table18.C228" office:value-type="string">
            <text:p text:style-name="P242">󰑄</text:p>
          </table:table-cell>
          <table:table-cell table:style-name="Table18.D228" office:value-type="string">
            <text:p text:style-name="P279">ⱄⱅⱁ</text:p>
          </table:table-cell>
          <table:table-cell table:style-name="Table18.E228" office:value-type="string">
            <text:p text:style-name="P242">сто</text:p>
          </table:table-cell>
        </table:table-row>
        <table:table-row>
          <table:table-cell table:style-name="Table18.A229" office:value-type="string">
            <text:p text:style-name="P242">u+F0445</text:p>
          </table:table-cell>
          <table:table-cell table:style-name="Table18.B229" office:value-type="string">
            <text:p text:style-name="P242">ⱄⱅⱃ</text:p>
          </table:table-cell>
          <table:table-cell table:style-name="Table18.C229" office:value-type="string">
            <text:p text:style-name="P242">󰑅</text:p>
          </table:table-cell>
          <table:table-cell table:style-name="Table18.D229" office:value-type="string">
            <text:p text:style-name="P279">ⱄⱅⱃ</text:p>
          </table:table-cell>
          <table:table-cell table:style-name="Table18.E229" office:value-type="string">
            <text:p text:style-name="P242">стр</text:p>
          </table:table-cell>
        </table:table-row>
        <table:table-row>
          <table:table-cell table:style-name="Table18.A230" office:value-type="string">
            <text:p text:style-name="P242"/>
          </table:table-cell>
          <table:table-cell table:style-name="Table18.B230" office:value-type="string">
            <text:p text:style-name="P242"/>
          </table:table-cell>
          <table:table-cell table:style-name="Table18.C230" office:value-type="string">
            <text:p text:style-name="P242"/>
          </table:table-cell>
          <table:table-cell table:style-name="Table18.D230" office:value-type="string">
            <text:p text:style-name="P279"/>
          </table:table-cell>
          <table:table-cell table:style-name="Table18.E230" office:value-type="string">
            <text:p text:style-name="P242"/>
          </table:table-cell>
        </table:table-row>
        <table:table-row>
          <table:table-cell table:style-name="Table18.A231" office:value-type="string">
            <text:p text:style-name="P242">u+F044C</text:p>
          </table:table-cell>
          <table:table-cell table:style-name="Table18.B231" office:value-type="string">
            <text:p text:style-name="P242">ⱅⰰ</text:p>
          </table:table-cell>
          <table:table-cell table:style-name="Table18.C231" office:value-type="string">
            <text:p text:style-name="P242">󰑌</text:p>
          </table:table-cell>
          <table:table-cell table:style-name="Table18.D231" office:value-type="string">
            <text:p text:style-name="P279">ⱅⰰ</text:p>
          </table:table-cell>
          <table:table-cell table:style-name="Table18.E231" office:value-type="string">
            <text:p text:style-name="P242">та</text:p>
          </table:table-cell>
        </table:table-row>
        <table:table-row>
          <table:table-cell table:style-name="Table18.A232" office:value-type="string">
            <text:p text:style-name="P242">u+F044D</text:p>
          </table:table-cell>
          <table:table-cell table:style-name="Table18.B232" office:value-type="string">
            <text:p text:style-name="P242">ⱅⰲ</text:p>
          </table:table-cell>
          <table:table-cell table:style-name="Table18.C232" office:value-type="string">
            <text:p text:style-name="P242">󰑍</text:p>
          </table:table-cell>
          <table:table-cell table:style-name="Table18.D232" office:value-type="string">
            <text:p text:style-name="P279">ⱅⰲ</text:p>
          </table:table-cell>
          <table:table-cell table:style-name="Table18.E232" office:value-type="string">
            <text:p text:style-name="P242">тв</text:p>
          </table:table-cell>
        </table:table-row>
        <table:table-row>
          <table:table-cell table:style-name="Table18.A233" office:value-type="string">
            <text:p text:style-name="P242">u+F044E</text:p>
          </table:table-cell>
          <table:table-cell table:style-name="Table18.B233" office:value-type="string">
            <text:p text:style-name="P242">ⱅⰲⱁ</text:p>
          </table:table-cell>
          <table:table-cell table:style-name="Table18.C233" office:value-type="string">
            <text:p text:style-name="P242">󰑎</text:p>
          </table:table-cell>
          <table:table-cell table:style-name="Table18.D233" office:value-type="string">
            <text:p text:style-name="P279">ⱅⰲⱁ</text:p>
          </table:table-cell>
          <table:table-cell table:style-name="Table18.E233" office:value-type="string">
            <text:p text:style-name="P242">тво</text:p>
          </table:table-cell>
        </table:table-row>
        <table:table-row>
          <table:table-cell table:style-name="Table18.A234" office:value-type="string">
            <text:p text:style-name="P242">u+F044F</text:p>
          </table:table-cell>
          <table:table-cell table:style-name="Table18.B234" office:value-type="string">
            <text:p text:style-name="P242">ⱅⰲⱃ</text:p>
          </table:table-cell>
          <table:table-cell table:style-name="Table18.C234" office:value-type="string">
            <text:p text:style-name="P242">󰑏</text:p>
          </table:table-cell>
          <table:table-cell table:style-name="Table18.D234" office:value-type="string">
            <text:p text:style-name="P279">ⱅⰲⱃ</text:p>
          </table:table-cell>
          <table:table-cell table:style-name="Table18.E234" office:value-type="string">
            <text:p text:style-name="P242">твр</text:p>
          </table:table-cell>
        </table:table-row>
        <text:soft-page-break/>
        <table:table-row>
          <table:table-cell table:style-name="Table18.A235" office:value-type="string">
            <text:p text:style-name="P242">u+F0450</text:p>
          </table:table-cell>
          <table:table-cell table:style-name="Table18.B235" office:value-type="string">
            <text:p text:style-name="P242">ⱅⰲⱃⰴ</text:p>
          </table:table-cell>
          <table:table-cell table:style-name="Table18.C235" office:value-type="string">
            <text:p text:style-name="P242">󰑐</text:p>
          </table:table-cell>
          <table:table-cell table:style-name="Table18.D235" office:value-type="string">
            <text:p text:style-name="P279">ⱅⰲⱃⰴ</text:p>
          </table:table-cell>
          <table:table-cell table:style-name="Table18.E235" office:value-type="string">
            <text:p text:style-name="P242">тврд</text:p>
          </table:table-cell>
        </table:table-row>
        <table:table-row>
          <table:table-cell table:style-name="Table18.A236" office:value-type="string">
            <text:p text:style-name="P242">u+F0451</text:p>
          </table:table-cell>
          <table:table-cell table:style-name="Table18.B236" office:value-type="string">
            <text:p text:style-name="P242">ⱅⰴ</text:p>
          </table:table-cell>
          <table:table-cell table:style-name="Table18.C236" office:value-type="string">
            <text:p text:style-name="P242">󰑑</text:p>
          </table:table-cell>
          <table:table-cell table:style-name="Table18.D236" office:value-type="string">
            <text:p text:style-name="P279">ⱅⰴ</text:p>
          </table:table-cell>
          <table:table-cell table:style-name="Table18.E236" office:value-type="string">
            <text:p text:style-name="P242">тд</text:p>
          </table:table-cell>
        </table:table-row>
        <table:table-row>
          <table:table-cell table:style-name="Table18.A237" office:value-type="string">
            <text:p text:style-name="P242">u+F0452</text:p>
          </table:table-cell>
          <table:table-cell table:style-name="Table18.B237" office:value-type="string">
            <text:p text:style-name="P242">ⱅⰶ</text:p>
          </table:table-cell>
          <table:table-cell table:style-name="Table18.C237" office:value-type="string">
            <text:p text:style-name="P242">󰑒</text:p>
          </table:table-cell>
          <table:table-cell table:style-name="Table18.D237" office:value-type="string">
            <text:p text:style-name="P279">ⱅⰶ</text:p>
          </table:table-cell>
          <table:table-cell table:style-name="Table18.E237" office:value-type="string">
            <text:p text:style-name="P242">тж</text:p>
          </table:table-cell>
        </table:table-row>
        <table:table-row>
          <table:table-cell table:style-name="Table18.A238" office:value-type="string">
            <text:p text:style-name="P242">u+F0453</text:p>
          </table:table-cell>
          <table:table-cell table:style-name="Table18.B238" office:value-type="string">
            <text:p text:style-name="P242">ⱅⰻ</text:p>
          </table:table-cell>
          <table:table-cell table:style-name="Table18.C238" office:value-type="string">
            <text:p text:style-name="P242">󰑓</text:p>
          </table:table-cell>
          <table:table-cell table:style-name="Table18.D238" office:value-type="string">
            <text:p text:style-name="P279">ⱅⰻ</text:p>
          </table:table-cell>
          <table:table-cell table:style-name="Table18.E238" office:value-type="string">
            <text:p text:style-name="P242">ти</text:p>
          </table:table-cell>
        </table:table-row>
        <table:table-row>
          <table:table-cell table:style-name="Table18.A239" office:value-type="string">
            <text:p text:style-name="P242">u+F0454</text:p>
          </table:table-cell>
          <table:table-cell table:style-name="Table18.B239" office:value-type="string">
            <text:p text:style-name="P242">ⱅⰾ</text:p>
          </table:table-cell>
          <table:table-cell table:style-name="Table18.C239" office:value-type="string">
            <text:p text:style-name="P242">󰑔</text:p>
          </table:table-cell>
          <table:table-cell table:style-name="Table18.D239" office:value-type="string">
            <text:p text:style-name="P279">ⱅⰾ</text:p>
          </table:table-cell>
          <table:table-cell table:style-name="Table18.E239" office:value-type="string">
            <text:p text:style-name="P242">тл</text:p>
          </table:table-cell>
        </table:table-row>
        <table:table-row>
          <table:table-cell table:style-name="Table18.A240" office:value-type="string">
            <text:p text:style-name="P242">u+F0455</text:p>
          </table:table-cell>
          <table:table-cell table:style-name="Table18.B240" office:value-type="string">
            <text:p text:style-name="P242">ⱅⰾⱓ</text:p>
          </table:table-cell>
          <table:table-cell table:style-name="Table18.C240" office:value-type="string">
            <text:p text:style-name="P242">󰑕</text:p>
          </table:table-cell>
          <table:table-cell table:style-name="Table18.D240" office:value-type="string">
            <text:p text:style-name="P279">ⱅⰾⱓ</text:p>
          </table:table-cell>
          <table:table-cell table:style-name="Table18.E240" office:value-type="string">
            <text:p text:style-name="P242">тлю</text:p>
          </table:table-cell>
        </table:table-row>
        <table:table-row>
          <table:table-cell table:style-name="Table18.A241" office:value-type="string">
            <text:p text:style-name="P242">u+F0456</text:p>
          </table:table-cell>
          <table:table-cell table:style-name="Table18.B241" office:value-type="string">
            <text:p text:style-name="P242">ⱅⱁ</text:p>
          </table:table-cell>
          <table:table-cell table:style-name="Table18.C241" office:value-type="string">
            <text:p text:style-name="P242">󰑖</text:p>
          </table:table-cell>
          <table:table-cell table:style-name="Table18.D241" office:value-type="string">
            <text:p text:style-name="P279">ⱅⱁ</text:p>
          </table:table-cell>
          <table:table-cell table:style-name="Table18.E241" office:value-type="string">
            <text:p text:style-name="P242">то</text:p>
          </table:table-cell>
        </table:table-row>
        <table:table-row>
          <table:table-cell table:style-name="Table18.A242" office:value-type="string">
            <text:p text:style-name="P242">u+F0457</text:p>
          </table:table-cell>
          <table:table-cell table:style-name="Table18.B242" office:value-type="string">
            <text:p text:style-name="P242">ⱅⱃ</text:p>
          </table:table-cell>
          <table:table-cell table:style-name="Table18.C242" office:value-type="string">
            <text:p text:style-name="P242">󰑗</text:p>
          </table:table-cell>
          <table:table-cell table:style-name="Table18.D242" office:value-type="string">
            <text:p text:style-name="P279">ⱅⱃ</text:p>
          </table:table-cell>
          <table:table-cell table:style-name="Table18.E242" office:value-type="string">
            <text:p text:style-name="P242">тр</text:p>
          </table:table-cell>
        </table:table-row>
        <table:table-row>
          <table:table-cell table:style-name="Table18.A243" office:value-type="string">
            <text:p text:style-name="P242">u+F0458</text:p>
          </table:table-cell>
          <table:table-cell table:style-name="Table18.B243" office:value-type="string">
            <text:p text:style-name="P242">ⱅⱃⱅ</text:p>
          </table:table-cell>
          <table:table-cell table:style-name="Table18.C243" office:value-type="string">
            <text:p text:style-name="P242">󰑘</text:p>
          </table:table-cell>
          <table:table-cell table:style-name="Table18.D243" office:value-type="string">
            <text:p text:style-name="P279">ⱅⱃⱅ</text:p>
          </table:table-cell>
          <table:table-cell table:style-name="Table18.E243" office:value-type="string">
            <text:p text:style-name="P242">трт</text:p>
          </table:table-cell>
        </table:table-row>
        <table:table-row>
          <table:table-cell table:style-name="Table18.A244" office:value-type="string">
            <text:p text:style-name="P242">u+F0459</text:p>
          </table:table-cell>
          <table:table-cell table:style-name="Table18.B244" office:value-type="string">
            <text:p text:style-name="P242">ⱅⱅ</text:p>
          </table:table-cell>
          <table:table-cell table:style-name="Table18.C244" office:value-type="string">
            <text:p text:style-name="P242">󰑙</text:p>
          </table:table-cell>
          <table:table-cell table:style-name="Table18.D244" office:value-type="string">
            <text:p text:style-name="P279">ⱅⱅ</text:p>
          </table:table-cell>
          <table:table-cell table:style-name="Table18.E244" office:value-type="string">
            <text:p text:style-name="P242">тт</text:p>
          </table:table-cell>
        </table:table-row>
        <table:table-row>
          <table:table-cell table:style-name="Table18.A245" office:value-type="string">
            <text:p text:style-name="P242"/>
          </table:table-cell>
          <table:table-cell table:style-name="Table18.B245" office:value-type="string">
            <text:p text:style-name="P242"/>
          </table:table-cell>
          <table:table-cell table:style-name="Table18.C245" office:value-type="string">
            <text:p text:style-name="P242"/>
          </table:table-cell>
          <table:table-cell table:style-name="Table18.D245" office:value-type="string">
            <text:p text:style-name="P279"/>
          </table:table-cell>
          <table:table-cell table:style-name="Table18.E245" office:value-type="string">
            <text:p text:style-name="P242"/>
          </table:table-cell>
        </table:table-row>
        <table:table-row>
          <table:table-cell table:style-name="Table18.A246" office:value-type="string">
            <text:p text:style-name="P242">u+F0460</text:p>
          </table:table-cell>
          <table:table-cell table:style-name="Table18.B246" office:value-type="string">
            <text:p text:style-name="P242">ⱎⰰ</text:p>
          </table:table-cell>
          <table:table-cell table:style-name="Table18.C246" office:value-type="string">
            <text:p text:style-name="P242">󰑠</text:p>
          </table:table-cell>
          <table:table-cell table:style-name="Table18.D246" office:value-type="string">
            <text:p text:style-name="P279">ⱎⰰ</text:p>
          </table:table-cell>
          <table:table-cell table:style-name="Table18.E246" office:value-type="string">
            <text:p text:style-name="P242">ша</text:p>
          </table:table-cell>
        </table:table-row>
        <table:table-row>
          <table:table-cell table:style-name="Table18.A247" office:value-type="string">
            <text:p text:style-name="P242">u+F0461</text:p>
          </table:table-cell>
          <table:table-cell table:style-name="Table18.B247" office:value-type="string">
            <text:p text:style-name="P242">ⱎⰲ</text:p>
          </table:table-cell>
          <table:table-cell table:style-name="Table18.C247" office:value-type="string">
            <text:p text:style-name="P242">󰑡</text:p>
          </table:table-cell>
          <table:table-cell table:style-name="Table18.D247" office:value-type="string">
            <text:p text:style-name="P279">ⱎⰲ</text:p>
          </table:table-cell>
          <table:table-cell table:style-name="Table18.E247" office:value-type="string">
            <text:p text:style-name="P242">шв</text:p>
          </table:table-cell>
        </table:table-row>
        <table:table-row>
          <table:table-cell table:style-name="Table18.A248" office:value-type="string">
            <text:p text:style-name="P242">u+F0462</text:p>
          </table:table-cell>
          <table:table-cell table:style-name="Table18.B248" office:value-type="string">
            <text:p text:style-name="P242">ⱎⰾⰻ</text:p>
          </table:table-cell>
          <table:table-cell table:style-name="Table18.C248" office:value-type="string">
            <text:p text:style-name="P242">󰑢</text:p>
          </table:table-cell>
          <table:table-cell table:style-name="Table18.D248" office:value-type="string">
            <text:p text:style-name="P279">ⱎⰾⰻ</text:p>
          </table:table-cell>
          <table:table-cell table:style-name="Table18.E248" office:value-type="string">
            <text:p text:style-name="P242">шли</text:p>
          </table:table-cell>
        </table:table-row>
        <table:table-row>
          <table:table-cell table:style-name="Table18.A249" office:value-type="string">
            <text:p text:style-name="P242">u+F0463</text:p>
          </table:table-cell>
          <table:table-cell table:style-name="Table18.B249" office:value-type="string">
            <text:p text:style-name="P242">ⱎⱃ</text:p>
          </table:table-cell>
          <table:table-cell table:style-name="Table18.C249" office:value-type="string">
            <text:p text:style-name="P242">󰑣</text:p>
          </table:table-cell>
          <table:table-cell table:style-name="Table18.D249" office:value-type="string">
            <text:p text:style-name="P279">ⱎⱃ</text:p>
          </table:table-cell>
          <table:table-cell table:style-name="Table18.E249" office:value-type="string">
            <text:p text:style-name="P242">шр</text:p>
          </table:table-cell>
        </table:table-row>
        <table:table-row>
          <table:table-cell table:style-name="Table18.A250" office:value-type="string">
            <text:p text:style-name="P242">u+F0464</text:p>
          </table:table-cell>
          <table:table-cell table:style-name="Table18.B250" office:value-type="string">
            <text:p text:style-name="P242">ⱎⱅ</text:p>
          </table:table-cell>
          <table:table-cell table:style-name="Table18.C250" office:value-type="string">
            <text:p text:style-name="P242">󰑤</text:p>
          </table:table-cell>
          <table:table-cell table:style-name="Table18.D250" office:value-type="string">
            <text:p text:style-name="P279">ⱎⱅ</text:p>
          </table:table-cell>
          <table:table-cell table:style-name="Table18.E250" office:value-type="string">
            <text:p text:style-name="P242">шт</text:p>
          </table:table-cell>
        </table:table-row>
        <table:table-row>
          <table:table-cell table:style-name="Table18.A251" office:value-type="string">
            <text:p text:style-name="P242">u+F0465</text:p>
          </table:table-cell>
          <table:table-cell table:style-name="Table18.B251" office:value-type="string">
            <text:p text:style-name="P242">ⱎⱅⱁ</text:p>
          </table:table-cell>
          <table:table-cell table:style-name="Table18.C251" office:value-type="string">
            <text:p text:style-name="P242">󰑥</text:p>
          </table:table-cell>
          <table:table-cell table:style-name="Table18.D251" office:value-type="string">
            <text:p text:style-name="P279">ⱎⱅⱁ</text:p>
          </table:table-cell>
          <table:table-cell table:style-name="Table18.E251" office:value-type="string">
            <text:p text:style-name="P242">што</text:p>
          </table:table-cell>
        </table:table-row>
        <table:table-row>
          <table:table-cell table:style-name="Table18.A252" office:value-type="string">
            <text:p text:style-name="P242"/>
          </table:table-cell>
          <table:table-cell table:style-name="Table18.B252" office:value-type="string">
            <text:p text:style-name="P242"/>
          </table:table-cell>
          <table:table-cell table:style-name="Table18.C252" office:value-type="string">
            <text:p text:style-name="P242"/>
          </table:table-cell>
          <table:table-cell table:style-name="Table18.D252" office:value-type="string">
            <text:p text:style-name="P279"/>
          </table:table-cell>
          <table:table-cell table:style-name="Table18.E252" office:value-type="string">
            <text:p text:style-name="P242"/>
          </table:table-cell>
        </table:table-row>
        <table:table-row>
          <table:table-cell table:style-name="Table18.A253" office:value-type="string">
            <text:p text:style-name="P242">u+F0476</text:p>
          </table:table-cell>
          <table:table-cell table:style-name="Table18.B253" office:value-type="string">
            <text:p text:style-name="P242">ⱐⰺ</text:p>
          </table:table-cell>
          <table:table-cell table:style-name="Table18.C253" office:value-type="string">
            <text:p text:style-name="P242">󰑶</text:p>
          </table:table-cell>
          <table:table-cell table:style-name="Table18.D253" office:value-type="string">
            <text:p text:style-name="P279">ⱐⰺ</text:p>
          </table:table-cell>
          <table:table-cell table:style-name="Table18.E253" office:value-type="string">
            <text:p text:style-name="P242">ы</text:p>
          </table:table-cell>
        </table:table-row>
        <table:table-row>
          <table:table-cell table:style-name="Table18.A254" office:value-type="string">
            <text:p text:style-name="P242"/>
          </table:table-cell>
          <table:table-cell table:style-name="Table18.B254" office:value-type="string">
            <text:p text:style-name="P242"/>
          </table:table-cell>
          <table:table-cell table:style-name="Table18.C254" office:value-type="string">
            <text:p text:style-name="P242"/>
          </table:table-cell>
          <table:table-cell table:style-name="Table18.D254" office:value-type="string">
            <text:p text:style-name="P279"/>
          </table:table-cell>
          <table:table-cell table:style-name="Table18.E254" office:value-type="string">
            <text:p text:style-name="P242"/>
          </table:table-cell>
        </table:table-row>
        <table:table-row>
          <table:table-cell table:style-name="Table18.A255" office:value-type="string">
            <text:p text:style-name="P242">u+F047D</text:p>
          </table:table-cell>
          <table:table-cell table:style-name="Table18.B255" office:value-type="string">
            <text:p text:style-name="P242">ⱑⰲ</text:p>
          </table:table-cell>
          <table:table-cell table:style-name="Table18.C255" office:value-type="string">
            <text:p text:style-name="P242">󰑽</text:p>
          </table:table-cell>
          <table:table-cell table:style-name="Table18.D255" office:value-type="string">
            <text:p text:style-name="P279">ⱑⰲ</text:p>
          </table:table-cell>
          <table:table-cell table:style-name="Table18.E255" office:value-type="string">
            <text:p text:style-name="P242">ѣв (ѧв)</text:p>
          </table:table-cell>
        </table:table-row>
        <table:table-row>
          <table:table-cell table:style-name="Table18.A256" office:value-type="string">
            <text:p text:style-name="P242">u+F047E</text:p>
          </table:table-cell>
          <table:table-cell table:style-name="Table18.B256" office:value-type="string">
            <text:p text:style-name="P242">ⱑⰶⰵ</text:p>
          </table:table-cell>
          <table:table-cell table:style-name="Table18.C256" office:value-type="string">
            <text:p text:style-name="P242">󰑾</text:p>
          </table:table-cell>
          <table:table-cell table:style-name="Table18.D256" office:value-type="string">
            <text:p text:style-name="P279">ⱑⰶⰵ</text:p>
          </table:table-cell>
          <table:table-cell table:style-name="Table18.E256" office:value-type="string">
            <text:p text:style-name="P242">ѣже (ѧже)</text:p>
          </table:table-cell>
        </table:table-row>
        <table:table-row>
          <table:table-cell table:style-name="Table18.A257" office:value-type="string">
            <text:p text:style-name="P242">u+F047F</text:p>
          </table:table-cell>
          <table:table-cell table:style-name="Table18.B257" office:value-type="string">
            <text:p text:style-name="P242">ⱑⰽ</text:p>
          </table:table-cell>
          <table:table-cell table:style-name="Table18.C257" office:value-type="string">
            <text:p text:style-name="P242">󰑿</text:p>
          </table:table-cell>
          <table:table-cell table:style-name="Table18.D257" office:value-type="string">
            <text:p text:style-name="P279">ⱑⰽ</text:p>
          </table:table-cell>
          <table:table-cell table:style-name="Table18.E257" office:value-type="string">
            <text:p text:style-name="P242">ѣк (ѧк)</text:p>
          </table:table-cell>
        </table:table-row>
        <table:table-row>
          <table:table-cell table:style-name="Table18.A258" office:value-type="string">
            <text:p text:style-name="P242">u+F0480</text:p>
          </table:table-cell>
          <table:table-cell table:style-name="Table18.B258" office:value-type="string">
            <text:p text:style-name="P242">ⱑⰾ</text:p>
          </table:table-cell>
          <table:table-cell table:style-name="Table18.C258" office:value-type="string">
            <text:p text:style-name="P242">󰒀</text:p>
          </table:table-cell>
          <table:table-cell table:style-name="Table18.D258" office:value-type="string">
            <text:p text:style-name="P279">ⱑⰾ</text:p>
          </table:table-cell>
          <table:table-cell table:style-name="Table18.E258" office:value-type="string">
            <text:p text:style-name="P242">ѣл (ѧл)</text:p>
          </table:table-cell>
        </table:table-row>
        <table:table-row>
          <table:table-cell table:style-name="Table18.A259" office:value-type="string">
            <text:p text:style-name="P242">u+F0481</text:p>
          </table:table-cell>
          <table:table-cell table:style-name="Table18.B259" office:value-type="string">
            <text:p text:style-name="P242">ⱑⱅ</text:p>
          </table:table-cell>
          <table:table-cell table:style-name="Table18.C259" office:value-type="string">
            <text:p text:style-name="P242">󰒁</text:p>
          </table:table-cell>
          <table:table-cell table:style-name="Table18.D259" office:value-type="string">
            <text:p text:style-name="P279">ⱑⱅ</text:p>
          </table:table-cell>
          <table:table-cell table:style-name="Table18.E259" office:value-type="string">
            <text:p text:style-name="P242">ѣт (ѧт)</text:p>
          </table:table-cell>
        </table:table-row>
        <table:table-row>
          <table:table-cell table:style-name="Table18.A260" office:value-type="string">
            <text:p text:style-name="P242">u+F0482</text:p>
          </table:table-cell>
          <table:table-cell table:style-name="Table18.B260" office:value-type="string">
            <text:p text:style-name="P242">ⱑⱅⱁ</text:p>
          </table:table-cell>
          <table:table-cell table:style-name="Table18.C260" office:value-type="string">
            <text:p text:style-name="P242">󰒂</text:p>
          </table:table-cell>
          <table:table-cell table:style-name="Table18.D260" office:value-type="string">
            <text:p text:style-name="P279">ⱑⱅⱁ</text:p>
          </table:table-cell>
          <table:table-cell table:style-name="Table18.E260" office:value-type="string">
            <text:p text:style-name="P242">ѣто (ѧто)</text:p>
          </table:table-cell>
        </table:table-row>
        <table:table-row>
          <table:table-cell table:style-name="Table18.A261" office:value-type="string">
            <text:p text:style-name="P242"/>
          </table:table-cell>
          <table:table-cell table:style-name="Table18.B261" office:value-type="string">
            <text:p text:style-name="P242"/>
          </table:table-cell>
          <table:table-cell table:style-name="Table18.C261" office:value-type="string">
            <text:p text:style-name="P242"/>
          </table:table-cell>
          <table:table-cell table:style-name="Table18.D261" office:value-type="string">
            <text:p text:style-name="P279"/>
          </table:table-cell>
          <table:table-cell table:style-name="Table18.E261" office:value-type="string">
            <text:p text:style-name="P242"/>
          </table:table-cell>
        </table:table-row>
        <table:table-row>
          <table:table-cell table:style-name="Table18.A262" office:value-type="string">
            <text:p text:style-name="P242">u+F0489</text:p>
          </table:table-cell>
          <table:table-cell table:style-name="Table18.B262" office:value-type="string">
            <text:p text:style-name="P242">ⱓⰴ</text:p>
          </table:table-cell>
          <table:table-cell table:style-name="Table18.C262" office:value-type="string">
            <text:p text:style-name="P242">󰒉</text:p>
          </table:table-cell>
          <table:table-cell table:style-name="Table18.D262" office:value-type="string">
            <text:p text:style-name="P279">ⱓⰴ</text:p>
          </table:table-cell>
          <table:table-cell table:style-name="Table18.E262" office:value-type="string">
            <text:p text:style-name="P242">юд</text:p>
          </table:table-cell>
        </table:table-row>
        <table:table-row>
          <table:table-cell table:style-name="Table18.A263" office:value-type="string">
            <text:p text:style-name="P242">u+F048A</text:p>
          </table:table-cell>
          <table:table-cell table:style-name="Table18.B263" office:value-type="string">
            <text:p text:style-name="P242">ⱓⰶ</text:p>
          </table:table-cell>
          <table:table-cell table:style-name="Table18.C263" office:value-type="string">
            <text:p text:style-name="P242">󰒊</text:p>
          </table:table-cell>
          <table:table-cell table:style-name="Table18.D263" office:value-type="string">
            <text:p text:style-name="P279">ⱓⰶ</text:p>
          </table:table-cell>
          <table:table-cell table:style-name="Table18.E263" office:value-type="string">
            <text:p text:style-name="P242">юж</text:p>
          </table:table-cell>
        </table:table-row>
        <table:table-row>
          <table:table-cell table:style-name="Table18.A264" office:value-type="string">
            <text:p text:style-name="P242">u+F048B</text:p>
          </table:table-cell>
          <table:table-cell table:style-name="Table18.B264" office:value-type="string">
            <text:p text:style-name="P242">ⱓⰶⰵ</text:p>
          </table:table-cell>
          <table:table-cell table:style-name="Table18.C264" office:value-type="string">
            <text:p text:style-name="P242">󰒋</text:p>
          </table:table-cell>
          <table:table-cell table:style-name="Table18.D264" office:value-type="string">
            <text:p text:style-name="P279">ⱓⰶⰵ</text:p>
          </table:table-cell>
          <table:table-cell table:style-name="Table18.E264" office:value-type="string">
            <text:p text:style-name="P242">юже</text:p>
          </table:table-cell>
        </table:table-row>
        <table:table-row>
          <table:table-cell table:style-name="Table18.A265" office:value-type="string">
            <text:p text:style-name="P242">u+F048C</text:p>
          </table:table-cell>
          <table:table-cell table:style-name="Table18.B265" office:value-type="string">
            <text:p text:style-name="P242">ⱓⰾ</text:p>
          </table:table-cell>
          <table:table-cell table:style-name="Table18.C265" office:value-type="string">
            <text:p text:style-name="P242">󰒌</text:p>
          </table:table-cell>
          <table:table-cell table:style-name="Table18.D265" office:value-type="string">
            <text:p text:style-name="P279">ⱓⰾ</text:p>
          </table:table-cell>
          <table:table-cell table:style-name="Table18.E265" office:value-type="string">
            <text:p text:style-name="P242">юл</text:p>
          </table:table-cell>
        </table:table-row>
        <table:table-row>
          <table:table-cell table:style-name="Table18.A266" office:value-type="string">
            <text:p text:style-name="P242">u+F048D</text:p>
          </table:table-cell>
          <table:table-cell table:style-name="Table18.B266" office:value-type="string">
            <text:p text:style-name="P242">ⱓⱃ</text:p>
          </table:table-cell>
          <table:table-cell table:style-name="Table18.C266" office:value-type="string">
            <text:p text:style-name="P242">󰒍</text:p>
          </table:table-cell>
          <table:table-cell table:style-name="Table18.D266" office:value-type="string">
            <text:p text:style-name="P279">ⱓⱃ</text:p>
          </table:table-cell>
          <table:table-cell table:style-name="Table18.E266" office:value-type="string">
            <text:p text:style-name="P242">юр</text:p>
          </table:table-cell>
        </table:table-row>
        <table:table-row>
          <table:table-cell table:style-name="Table18.A267" office:value-type="string">
            <text:p text:style-name="P242">u+F048E</text:p>
          </table:table-cell>
          <table:table-cell table:style-name="Table18.B267" office:value-type="string">
            <text:p text:style-name="P242">ⱓⱅ</text:p>
          </table:table-cell>
          <table:table-cell table:style-name="Table18.C267" office:value-type="string">
            <text:p text:style-name="P242">󰒎</text:p>
          </table:table-cell>
          <table:table-cell table:style-name="Table18.D267" office:value-type="string">
            <text:p text:style-name="P279">ⱓⱅ</text:p>
          </table:table-cell>
          <table:table-cell table:style-name="Table18.E267" office:value-type="string">
            <text:p text:style-name="P242">ют</text:p>
          </table:table-cell>
        </table:table-row>
        <table:table-row>
          <table:table-cell table:style-name="Table18.A268" office:value-type="string">
            <text:p text:style-name="P242">u+F048F</text:p>
          </table:table-cell>
          <table:table-cell table:style-name="Table18.B268" office:value-type="string">
            <text:p text:style-name="P242">ⱓⱅⱃ</text:p>
          </table:table-cell>
          <table:table-cell table:style-name="Table18.C268" office:value-type="string">
            <text:p text:style-name="P242">󰒏</text:p>
          </table:table-cell>
          <table:table-cell table:style-name="Table18.D268" office:value-type="string">
            <text:p text:style-name="P279">ⱓⱅⱃ</text:p>
          </table:table-cell>
          <table:table-cell table:style-name="Table18.E268" office:value-type="string">
            <text:p text:style-name="P242">ютр</text:p>
          </table:table-cell>
        </table:table-row>
        <table:table-row>
          <table:table-cell table:style-name="Table18.A269" office:value-type="string">
            <text:p text:style-name="P242">u+F0490</text:p>
          </table:table-cell>
          <table:table-cell table:style-name="Table18.B269" office:value-type="string">
            <text:p text:style-name="P242">ⱓⱓ</text:p>
          </table:table-cell>
          <table:table-cell table:style-name="Table18.C269" office:value-type="string">
            <text:p text:style-name="P242">󰒐</text:p>
          </table:table-cell>
          <table:table-cell table:style-name="Table18.D269" office:value-type="string">
            <text:p text:style-name="P279">ⱓⱓ</text:p>
          </table:table-cell>
          <table:table-cell table:style-name="Table18.E269" office:value-type="string">
            <text:p text:style-name="P242">юю</text:p>
          </table:table-cell>
        </table:table-row>
      </table:table>
      <text:p text:style-name="P283"/>
      <text:p text:style-name="P20">Appendix 1: Videos for Basic Instruction</text:p>
      <text:p text:style-name="P17"/>
      <text:p text:style-name="P18"><text:a xlink:type="simple" xlink:href="https://www.youtube.com/watch?v=VDcqlgxgkBk" office:target-frame-name="_blank" xlink:show="new" text:style-name="Internet_20_link" text:visited-style-name="Visited_20_Internet_20_Link"><text:span text:style-name="T30">https://www.youtube.com/watch?v=VDcqlgxgkBk</text:span></text:a></text:p>
      <text:p text:style-name="P300"/>
      <text:p text:style-name="P299"><text:a xlink:type="simple" xlink:href="https://www.youtube.com/watch?v=E7YHUeLxRv4" office:target-frame-name="_blank" xlink:show="new" text:style-name="Internet_20_link" text:visited-style-name="Visited_20_Internet_20_Link"><text:span text:style-name="T30">https://www.youtube.com/watch?v=E7YHUeLxRv4</text:span></text:a></text:p>
      <text:p text:style-name="P300"/>
      <text:p text:style-name="P299"><text:a xlink:type="simple" xlink:href="https://www.youtube.com/watch?v=PFAeVf8qCHQ" office:target-frame-name="_blank" xlink:show="new" text:style-name="Internet_20_link" text:visited-style-name="Visited_20_Internet_20_Link"><text:span text:style-name="T30">https://www.youtube.com/watch?v=PFAeVf8qCHQ</text:span></text:a></text:p>
      <text:p text:style-name="P300"/>
      <text:p text:style-name="P299"><text:a xlink:type="simple" xlink:href="https://www.youtube.com/watch?v=YCSFuAvlFOo" office:target-frame-name="_blank" xlink:show="new" text:style-name="Internet_20_link" text:visited-style-name="Visited_20_Internet_20_Link"><text:span text:style-name="T30">https://www.youtube.com/watch?v=YCSFuAvlFOo</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19-12-23T12:26:36.744333043</dc:date>
    <meta:editing-duration>P1DT6H34M11S</meta:editing-duration>
    <meta:editing-cycles>170</meta:editing-cycles>
    <meta:generator>LibreOffice/6.2.8.2$Linux_x86 LibreOffice_project/20$Build-2</meta:generator>
    <dc:creator>Nikita </dc:creator>
    <meta:document-statistic meta:table-count="19" meta:image-count="0" meta:object-count="0" meta:page-count="29" meta:paragraph-count="2246" meta:word-count="8180" meta:character-count="42126" meta:non-whitespace-character-count="36145"/>
  </office:meta>
</office:document-meta>
</file>